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ab8692"/>
    </style:style>
    <style:style style:name="P3" style:family="paragraph" style:parent-style-name="Standard">
      <style:paragraph-properties fo:text-align="justify" style:justify-single-word="false"/>
      <style:text-properties officeooo:paragraph-rsid="006c5ef7"/>
    </style:style>
    <style:style style:name="P4" style:family="paragraph" style:parent-style-name="Standard">
      <style:paragraph-properties fo:text-align="justify" style:justify-single-word="false"/>
      <style:text-properties officeooo:paragraph-rsid="0258460d"/>
    </style:style>
    <style:style style:name="P5" style:family="paragraph" style:parent-style-name="Standard">
      <style:paragraph-properties fo:text-align="justify" style:justify-single-word="false"/>
      <style:text-properties officeooo:paragraph-rsid="0354854b"/>
    </style:style>
    <style:style style:name="P6" style:family="paragraph" style:parent-style-name="Standard">
      <style:paragraph-properties fo:text-align="justify" style:justify-single-word="false"/>
      <style:text-properties officeooo:paragraph-rsid="0354cc96"/>
    </style:style>
    <style:style style:name="P7" style:family="paragraph" style:parent-style-name="Standard">
      <style:paragraph-properties fo:text-align="justify" style:justify-single-word="false"/>
      <style:text-properties fo:color="#000000" officeooo:paragraph-rsid="017bc543"/>
    </style:style>
    <style:style style:name="P8" style:family="paragraph" style:parent-style-name="Standard">
      <style:paragraph-properties fo:text-align="justify" style:justify-single-word="false"/>
      <style:text-properties fo:color="#000000" officeooo:paragraph-rsid="02f21140"/>
    </style:style>
    <style:style style:name="P9" style:family="paragraph" style:parent-style-name="Standard">
      <style:paragraph-properties fo:text-align="justify" style:justify-single-word="false"/>
      <style:text-properties fo:color="#000000" officeooo:paragraph-rsid="02a3e337"/>
    </style:style>
    <style:style style:name="P10" style:family="paragraph" style:parent-style-name="Standard">
      <style:paragraph-properties fo:text-align="justify" style:justify-single-word="false"/>
      <style:text-properties fo:color="#000000" officeooo:rsid="00ab8692" officeooo:paragraph-rsid="02a3e337"/>
    </style:style>
    <style:style style:name="P11" style:family="paragraph" style:parent-style-name="Standard">
      <style:paragraph-properties fo:text-align="justify" style:justify-single-word="false"/>
      <style:text-properties fo:color="#000000" officeooo:rsid="00ab8692" officeooo:paragraph-rsid="02f511f1"/>
    </style:style>
    <style:style style:name="P12" style:family="paragraph" style:parent-style-name="Standard">
      <style:paragraph-properties fo:text-align="justify" style:justify-single-word="false"/>
      <style:text-properties fo:color="#000000" officeooo:rsid="017bc543" officeooo:paragraph-rsid="017bc543"/>
    </style:style>
    <style:style style:name="P13" style:family="paragraph" style:parent-style-name="Standard">
      <style:paragraph-properties fo:text-align="justify" style:justify-single-word="false"/>
      <style:text-properties fo:color="#000000" officeooo:rsid="02f620f1" officeooo:paragraph-rsid="02f620f1"/>
    </style:style>
    <style:style style:name="P14" style:family="paragraph" style:parent-style-name="Standard">
      <style:paragraph-properties fo:text-align="justify" style:justify-single-word="false"/>
      <style:text-properties fo:color="#000000" fo:font-weight="normal" officeooo:rsid="02f620f1" officeooo:paragraph-rsid="02f620f1" style:font-weight-asian="normal" style:font-weight-complex="normal"/>
    </style:style>
    <style:style style:name="P15" style:family="paragraph" style:parent-style-name="Standard">
      <style:paragraph-properties fo:text-align="justify" style:justify-single-word="false"/>
      <style:text-properties style:use-window-font-color="true" style:text-position="0% 100%" fo:font-style="italic" fo:font-weight="normal" officeooo:rsid="01d9b00d" officeooo:paragraph-rsid="028a47f0"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style:use-window-font-color="true" fo:font-style="normal" officeooo:rsid="02cdd110" officeooo:paragraph-rsid="02cde2ca" style:font-style-asian="normal" style:font-style-complex="normal"/>
    </style:style>
    <style:style style:name="P17" style:family="paragraph" style:parent-style-name="Standard">
      <style:paragraph-properties fo:text-align="justify" style:justify-single-word="false"/>
      <style:text-properties style:use-window-font-color="true" fo:font-style="normal" officeooo:rsid="00530266" officeooo:paragraph-rsid="03034b67" style:font-style-asian="normal" style:font-style-complex="normal"/>
    </style:style>
    <style:style style:name="P18" style:family="paragraph" style:parent-style-name="Standard">
      <style:paragraph-properties fo:text-align="justify" style:justify-single-word="false"/>
      <style:text-properties style:use-window-font-color="true" fo:font-style="normal" officeooo:rsid="00fdadb7" officeooo:paragraph-rsid="031dfcce" style:font-style-asian="normal" style:font-style-complex="normal"/>
    </style:style>
    <style:style style:name="P19" style:family="paragraph" style:parent-style-name="Standard">
      <style:paragraph-properties fo:text-align="justify" style:justify-single-word="false"/>
      <style:text-properties style:use-window-font-color="true" fo:font-style="normal" officeooo:rsid="00fdadb7" officeooo:paragraph-rsid="0335ba56" style:font-style-asian="normal" style:font-style-complex="normal"/>
    </style:style>
    <style:style style:name="P20" style:family="paragraph" style:parent-style-name="Standard">
      <style:paragraph-properties fo:text-align="justify" style:justify-single-word="false"/>
      <style:text-properties style:use-window-font-color="true" fo:font-style="normal" officeooo:rsid="00fdadb7" officeooo:paragraph-rsid="038820ee" style:font-style-asian="normal" style:font-style-complex="normal"/>
    </style:style>
    <style:style style:name="P21" style:family="paragraph" style:parent-style-name="Standard">
      <style:paragraph-properties fo:text-align="justify" style:justify-single-word="false"/>
      <style:text-properties style:use-window-font-color="true" fo:font-style="normal" officeooo:rsid="03221f27" officeooo:paragraph-rsid="03221f27" style:font-style-asian="normal" style:font-style-complex="normal"/>
    </style:style>
    <style:style style:name="P22" style:family="paragraph" style:parent-style-name="Standard">
      <style:paragraph-properties fo:text-align="justify" style:justify-single-word="false"/>
      <style:text-properties style:use-window-font-color="true" fo:font-style="normal" officeooo:rsid="006a3268" officeooo:paragraph-rsid="00689a3d" style:font-style-asian="normal" style:font-style-complex="normal"/>
    </style:style>
    <style:style style:name="P23" style:family="paragraph" style:parent-style-name="Standard">
      <style:paragraph-properties fo:text-align="justify" style:justify-single-word="false"/>
      <style:text-properties style:use-window-font-color="true" fo:font-style="normal" officeooo:rsid="033757e3" officeooo:paragraph-rsid="033757e3" style:font-style-asian="normal" style:font-style-complex="normal"/>
    </style:style>
    <style:style style:name="P24" style:family="paragraph" style:parent-style-name="Standard">
      <style:paragraph-properties fo:text-align="justify" style:justify-single-word="false"/>
      <style:text-properties style:use-window-font-color="true" fo:font-style="normal" officeooo:rsid="006b64c7" officeooo:paragraph-rsid="006b64c7" style:font-style-asian="normal" style:font-style-complex="normal"/>
    </style:style>
    <style:style style:name="P25" style:family="paragraph" style:parent-style-name="Standard">
      <style:paragraph-properties fo:text-align="justify" style:justify-single-word="false"/>
      <style:text-properties style:use-window-font-color="true" fo:font-style="normal" officeooo:rsid="01402d13" officeooo:paragraph-rsid="01402d13" style:font-style-asian="normal" style:font-style-complex="normal"/>
    </style:style>
    <style:style style:name="P26" style:family="paragraph" style:parent-style-name="Standard">
      <style:paragraph-properties fo:text-align="justify" style:justify-single-word="false"/>
      <style:text-properties style:use-window-font-color="true" fo:font-style="normal" officeooo:rsid="00782692" officeooo:paragraph-rsid="00782692" style:font-style-asian="normal" style:font-style-complex="normal"/>
    </style:style>
    <style:style style:name="P27" style:family="paragraph" style:parent-style-name="Standard">
      <style:paragraph-properties fo:text-align="justify" style:justify-single-word="false"/>
      <style:text-properties style:use-window-font-color="true" fo:font-style="normal" officeooo:rsid="01d1eaee" officeooo:paragraph-rsid="0335ba56" style:font-style-asian="normal" style:font-style-complex="normal"/>
    </style:style>
    <style:style style:name="P28" style:family="paragraph" style:parent-style-name="Standard">
      <style:paragraph-properties fo:text-align="justify" style:justify-single-word="false"/>
      <style:text-properties style:use-window-font-color="true" fo:font-style="normal" officeooo:rsid="0291d2d9" officeooo:paragraph-rsid="0335ba56" style:font-style-asian="normal" style:font-style-complex="normal"/>
    </style:style>
    <style:style style:name="P29" style:family="paragraph" style:parent-style-name="Standard">
      <style:paragraph-properties fo:text-align="justify" style:justify-single-word="false"/>
      <style:text-properties style:use-window-font-color="true" fo:font-style="normal" officeooo:rsid="015c3f70" officeooo:paragraph-rsid="0217a5af" style:font-style-asian="normal" style:font-style-complex="normal"/>
    </style:style>
    <style:style style:name="P30" style:family="paragraph" style:parent-style-name="Standard">
      <style:paragraph-properties fo:text-align="justify" style:justify-single-word="false"/>
      <style:text-properties style:use-window-font-color="true" fo:font-style="normal" officeooo:rsid="02cde2ca" officeooo:paragraph-rsid="02cde2ca" style:font-style-asian="normal" style:font-style-complex="normal"/>
    </style:style>
    <style:style style:name="P31" style:family="paragraph" style:parent-style-name="Standard">
      <style:paragraph-properties fo:text-align="justify" style:justify-single-word="false"/>
      <style:text-properties style:use-window-font-color="true" fo:font-style="normal" officeooo:rsid="02cde2ca" officeooo:paragraph-rsid="035cff59" style:font-style-asian="normal" style:font-style-complex="normal"/>
    </style:style>
    <style:style style:name="P32" style:family="paragraph" style:parent-style-name="Standard">
      <style:paragraph-properties fo:text-align="justify" style:justify-single-word="false"/>
      <style:text-properties style:use-window-font-color="true" fo:font-style="normal" fo:font-weight="normal" officeooo:rsid="01eedbcf" officeooo:paragraph-rsid="0067e994"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style:use-window-font-color="true"/>
    </style:style>
    <style:style style:name="P34" style:family="paragraph" style:parent-style-name="Standard">
      <style:paragraph-properties fo:text-align="justify" style:justify-single-word="false"/>
      <style:text-properties style:use-window-font-color="true" officeooo:paragraph-rsid="00530266"/>
    </style:style>
    <style:style style:name="P35" style:family="paragraph" style:parent-style-name="Standard">
      <style:paragraph-properties fo:text-align="justify" style:justify-single-word="false"/>
      <style:text-properties style:use-window-font-color="true" officeooo:paragraph-rsid="0313516b"/>
    </style:style>
    <style:style style:name="P36" style:family="paragraph" style:parent-style-name="Standard">
      <style:paragraph-properties fo:text-align="justify" style:justify-single-word="false"/>
      <style:text-properties style:use-window-font-color="true" officeooo:paragraph-rsid="032c99c7"/>
    </style:style>
    <style:style style:name="P37" style:family="paragraph" style:parent-style-name="Standard">
      <style:paragraph-properties fo:text-align="justify" style:justify-single-word="false"/>
      <style:text-properties style:use-window-font-color="true" fo:font-style="italic" officeooo:rsid="01a84fc0" officeooo:paragraph-rsid="0116e692" style:font-style-asian="italic" style:font-style-complex="italic"/>
    </style:style>
    <style:style style:name="P38" style:family="paragraph" style:parent-style-name="Standard">
      <style:paragraph-properties fo:text-align="justify" style:justify-single-word="false"/>
      <style:text-properties style:use-window-font-color="true" fo:font-style="italic" officeooo:rsid="01aec5eb" officeooo:paragraph-rsid="01aec5eb" style:font-style-asian="italic" style:font-style-complex="italic"/>
    </style:style>
    <style:style style:name="P39" style:family="paragraph" style:parent-style-name="Standard">
      <style:paragraph-properties fo:text-align="justify" style:justify-single-word="false"/>
      <style:text-properties style:use-window-font-color="true" fo:font-style="italic" officeooo:rsid="0335ba56" officeooo:paragraph-rsid="0335ba56" style:font-style-asian="italic" style:font-style-complex="italic"/>
    </style:style>
    <style:style style:name="P40" style:family="paragraph" style:parent-style-name="Standard">
      <style:paragraph-properties fo:text-align="justify" style:justify-single-word="false"/>
      <style:text-properties style:use-window-font-color="true" fo:font-style="italic" officeooo:rsid="0064eba0" officeooo:paragraph-rsid="0064eba0" style:font-style-asian="italic" style:font-style-complex="italic"/>
    </style:style>
    <style:style style:name="P41" style:family="paragraph" style:parent-style-name="Standard">
      <style:paragraph-properties fo:text-align="justify" style:justify-single-word="false"/>
      <style:text-properties style:use-window-font-color="true" fo:font-style="italic" officeooo:rsid="0202a579" officeooo:paragraph-rsid="0202a579" style:font-style-asian="italic" style:font-style-complex="italic"/>
    </style:style>
    <style:style style:name="P42" style:family="paragraph" style:parent-style-name="Standard">
      <style:paragraph-properties fo:text-align="justify" style:justify-single-word="false"/>
      <style:text-properties style:use-window-font-color="true" fo:font-style="italic" officeooo:rsid="0067e994" officeooo:paragraph-rsid="02d82917" style:font-style-asian="italic" style:font-style-complex="italic"/>
    </style:style>
    <style:style style:name="P43" style:family="paragraph" style:parent-style-name="Standard">
      <style:paragraph-properties fo:text-align="justify" style:justify-single-word="false"/>
      <style:text-properties style:use-window-font-color="true" fo:font-style="italic" fo:font-weight="normal" officeooo:rsid="01a84fc0" officeooo:paragraph-rsid="01b97f58" style:font-style-asian="italic" style:font-weight-asian="normal" style:font-style-complex="italic" style:font-weight-complex="normal"/>
    </style:style>
    <style:style style:name="P44" style:family="paragraph" style:parent-style-name="Standard">
      <style:paragraph-properties fo:text-align="justify" style:justify-single-word="false"/>
      <style:text-properties style:use-window-font-color="true" officeooo:rsid="00600036" officeooo:paragraph-rsid="030a374d"/>
    </style:style>
    <style:style style:name="P45" style:family="paragraph" style:parent-style-name="Standard">
      <style:paragraph-properties fo:text-align="justify" style:justify-single-word="false"/>
      <style:text-properties style:use-window-font-color="true" fo:font-weight="normal" officeooo:rsid="010fe9e2" officeooo:paragraph-rsid="00600036" style:font-weight-asian="normal" style:font-weight-complex="normal"/>
    </style:style>
    <style:style style:name="P46" style:family="paragraph" style:parent-style-name="Standard">
      <style:paragraph-properties fo:text-align="justify" style:justify-single-word="false"/>
      <style:text-properties style:use-window-font-color="true" fo:font-weight="normal" officeooo:rsid="011b57c1" officeooo:paragraph-rsid="0313516b" style:font-weight-asian="normal" style:font-weight-complex="normal"/>
    </style:style>
    <style:style style:name="P47" style:family="paragraph" style:parent-style-name="Standard">
      <style:paragraph-properties fo:text-align="justify" style:justify-single-word="false"/>
      <style:text-properties style:use-window-font-color="true" officeooo:rsid="0317b8b2" officeooo:paragraph-rsid="0317b8b2"/>
    </style:style>
    <style:style style:name="P48" style:family="paragraph" style:parent-style-name="Standard">
      <style:paragraph-properties fo:text-align="justify" style:justify-single-word="false"/>
      <style:text-properties fo:font-weight="bold" style:font-weight-asian="bold"/>
    </style:style>
    <style:style style:name="P49" style:family="paragraph" style:parent-style-name="Standard">
      <style:paragraph-properties fo:text-align="justify" style:justify-single-word="false"/>
      <style:text-properties fo:font-weight="bold" officeooo:paragraph-rsid="012c708d" style:font-weight-asian="bold"/>
    </style:style>
    <style:style style:name="P50" style:family="paragraph" style:parent-style-name="Standard">
      <style:paragraph-properties fo:text-align="justify" style:justify-single-word="false"/>
      <style:text-properties fo:font-weight="bold" officeooo:paragraph-rsid="006c5ef7" style:font-weight-asian="bold"/>
    </style:style>
    <style:style style:name="P51" style:family="paragraph" style:parent-style-name="Standard">
      <style:paragraph-properties fo:text-align="justify" style:justify-single-word="false"/>
      <style:text-properties fo:font-weight="bold" officeooo:rsid="02c337cf" officeooo:paragraph-rsid="02c337cf" style:font-weight-asian="bold" style:font-weight-complex="bold"/>
    </style:style>
    <style:style style:name="P52" style:family="paragraph" style:parent-style-name="Standard">
      <style:paragraph-properties fo:text-align="justify" style:justify-single-word="false"/>
      <style:text-properties fo:font-weight="bold" officeooo:rsid="015f1dbe" officeooo:paragraph-rsid="03a2789b" style:font-weight-asian="bold"/>
    </style:style>
    <style:style style:name="P53" style:family="paragraph" style:parent-style-name="Standard">
      <style:paragraph-properties fo:text-align="justify" style:justify-single-word="false"/>
      <style:text-properties fo:font-weight="bold" officeooo:rsid="039f1e54" officeooo:paragraph-rsid="039f1e54" style:font-weight-asian="bold"/>
    </style:style>
    <style:style style:name="P54" style:family="paragraph" style:parent-style-name="Standard">
      <style:paragraph-properties fo:text-align="justify" style:justify-single-word="false"/>
      <style:text-properties fo:font-style="italic" officeooo:rsid="004a00e7" style:font-style-asian="italic" style:font-style-complex="italic"/>
    </style:style>
    <style:style style:name="P55" style:family="paragraph" style:parent-style-name="Standard">
      <style:paragraph-properties fo:text-align="justify" style:justify-single-word="false"/>
      <style:text-properties fo:font-style="italic" officeooo:paragraph-rsid="006c5ef7" style:font-style-asian="italic" style:font-style-complex="italic"/>
    </style:style>
    <style:style style:name="P56" style:family="paragraph" style:parent-style-name="Standard">
      <style:paragraph-properties fo:text-align="justify" style:justify-single-word="false"/>
      <style:text-properties fo:font-style="italic" officeooo:rsid="03677ffc" officeooo:paragraph-rsid="03677ffc" style:font-style-asian="italic" style:font-style-complex="italic"/>
    </style:style>
    <style:style style:name="P57" style:family="paragraph" style:parent-style-name="Standard">
      <style:paragraph-properties fo:text-align="justify" style:justify-single-word="false"/>
      <style:text-properties fo:font-style="italic" officeooo:paragraph-rsid="006c5ef7" style:font-style-asian="italic"/>
    </style:style>
    <style:style style:name="P58" style:family="paragraph" style:parent-style-name="Standard">
      <style:paragraph-properties fo:text-align="justify" style:justify-single-word="false"/>
      <style:text-properties fo:font-style="normal" officeooo:rsid="014ecfda" officeooo:paragraph-rsid="014ecfda" style:font-style-asian="normal" style:font-style-complex="normal"/>
    </style:style>
    <style:style style:name="P59" style:family="paragraph" style:parent-style-name="Standard">
      <style:paragraph-properties fo:text-align="justify" style:justify-single-word="false"/>
      <style:text-properties fo:font-style="normal" fo:font-weight="bold" officeooo:rsid="00d8aa2b" officeooo:paragraph-rsid="00d8aa2b"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fo:font-style="normal" fo:font-weight="bold" officeooo:rsid="00d8aa2b" officeooo:paragraph-rsid="010e4f51"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fo:font-style="normal" fo:font-weight="bold" officeooo:rsid="00fea552" officeooo:paragraph-rsid="01543abd" style:font-style-asian="normal" style:font-weight-asian="bold" style:font-style-complex="normal" style:font-weight-complex="bold"/>
    </style:style>
    <style:style style:name="P62" style:family="paragraph" style:parent-style-name="Standard">
      <style:paragraph-properties fo:text-align="justify" style:justify-single-word="false"/>
      <style:text-properties fo:font-style="normal" fo:font-weight="bold" officeooo:rsid="022cf98b" officeooo:paragraph-rsid="03945ddd" style:font-style-asian="normal" style:font-weight-asian="bold" style:font-style-complex="normal" style:font-weight-complex="bold"/>
    </style:style>
    <style:style style:name="P63" style:family="paragraph" style:parent-style-name="Standard">
      <style:paragraph-properties fo:text-align="justify" style:justify-single-word="false"/>
      <style:text-properties fo:font-style="normal" fo:font-weight="bold" officeooo:rsid="015ff516" officeooo:paragraph-rsid="03945ddd" style:font-style-asian="normal" style:font-weight-asian="bold" style:font-style-complex="normal" style:font-weight-complex="bold"/>
    </style:style>
    <style:style style:name="P64" style:family="paragraph" style:parent-style-name="Standard">
      <style:paragraph-properties fo:text-align="justify" style:justify-single-word="false"/>
      <style:text-properties fo:font-style="normal" fo:font-weight="bold" officeooo:rsid="022a585d" officeooo:paragraph-rsid="03a1f621" style:font-style-asian="normal" style:font-weight-asian="bold" style:font-style-complex="normal" style:font-weight-complex="bold"/>
    </style:style>
    <style:style style:name="P65" style:family="paragraph" style:parent-style-name="Standard">
      <style:paragraph-properties fo:text-align="justify" style:justify-single-word="false"/>
      <style:text-properties fo:font-style="normal" fo:font-weight="bold" officeooo:rsid="022ad5c4" officeooo:paragraph-rsid="03945ddd" style:font-style-asian="normal" style:font-weight-asian="bold" style:font-style-complex="normal" style:font-weight-complex="bold"/>
    </style:style>
    <style:style style:name="P66" style:family="paragraph" style:parent-style-name="Standard">
      <style:paragraph-properties fo:text-align="justify" style:justify-single-word="false"/>
      <style:text-properties officeooo:paragraph-rsid="006c5ef7" style:font-style-complex="italic"/>
    </style:style>
    <style:style style:name="P67" style:family="paragraph" style:parent-style-name="Standard">
      <style:paragraph-properties fo:text-align="justify" style:justify-single-word="false"/>
      <style:text-properties officeooo:rsid="010c224d" officeooo:paragraph-rsid="010c224d" style:font-style-complex="italic"/>
    </style:style>
    <style:style style:name="P68" style:family="paragraph" style:parent-style-name="Standard">
      <style:paragraph-properties fo:text-align="justify" style:justify-single-word="false"/>
      <style:text-properties fo:color="#ff0000" officeooo:rsid="02f620f1" officeooo:paragraph-rsid="02f620f1"/>
    </style:style>
    <style:style style:name="P69" style:family="paragraph" style:parent-style-name="Standard">
      <style:text-properties officeooo:rsid="001876dc" officeooo:paragraph-rsid="001876dc"/>
    </style:style>
    <style:style style:name="P70" style:family="paragraph" style:parent-style-name="Standard">
      <style:paragraph-properties fo:text-align="justify" style:justify-single-word="false"/>
      <style:text-properties officeooo:rsid="02b57ef3" officeooo:paragraph-rsid="02b57ef3"/>
    </style:style>
    <style:style style:name="P71" style:family="paragraph" style:parent-style-name="Standard">
      <style:paragraph-properties fo:text-align="justify" style:justify-single-word="false"/>
      <style:text-properties officeooo:rsid="02c337cf" officeooo:paragraph-rsid="02c337cf"/>
    </style:style>
    <style:style style:name="P72" style:family="paragraph" style:parent-style-name="Standard">
      <style:text-properties style:font-name="Cambria" fo:font-size="12pt"/>
    </style:style>
    <style:style style:name="P73" style:family="paragraph" style:parent-style-name="Standard">
      <style:paragraph-properties fo:text-align="justify" style:justify-single-word="false"/>
      <style:text-properties officeooo:rsid="0354854b" officeooo:paragraph-rsid="0354854b"/>
    </style:style>
    <style:style style:name="P74" style:family="paragraph" style:parent-style-name="Standard">
      <style:paragraph-properties fo:margin-left="0in" fo:margin-right="0in" fo:text-align="justify" style:justify-single-word="false" fo:text-indent="0in" style:auto-text-indent="false"/>
      <style:text-properties officeooo:rsid="0258460d" officeooo:paragraph-rsid="0258460d"/>
    </style:style>
    <style:style style:name="P75" style:family="paragraph" style:parent-style-name="Standard">
      <style:paragraph-properties fo:margin-left="0in" fo:margin-right="0in" fo:text-align="justify" style:justify-single-word="false" fo:text-indent="0in" style:auto-text-indent="false"/>
      <style:text-properties officeooo:rsid="025b4bd3" officeooo:paragraph-rsid="025b4bd3"/>
    </style:style>
    <style:style style:name="P76" style:family="paragraph" style:parent-style-name="Standard">
      <style:paragraph-properties fo:margin-left="0in" fo:margin-right="0in" fo:text-align="justify" style:justify-single-word="false" fo:text-indent="0in" style:auto-text-indent="false"/>
      <style:text-properties fo:font-style="normal" fo:font-weight="normal" officeooo:rsid="0159a696" officeooo:paragraph-rsid="01ffe913" style:font-style-asian="normal" style:font-weight-asian="normal" style:font-style-complex="normal" style:font-weight-complex="normal"/>
    </style:style>
    <style:style style:name="P77" style:family="paragraph" style:parent-style-name="Standard">
      <style:paragraph-properties fo:margin-left="0in" fo:margin-right="0in" fo:text-align="justify" style:justify-single-word="false" fo:text-indent="0in" style:auto-text-indent="false"/>
      <style:text-properties officeooo:rsid="00d4c12c" officeooo:paragraph-rsid="01ffe913"/>
    </style:style>
    <style:style style:name="P78" style:family="paragraph" style:parent-style-name="List_20_Paragraph">
      <style:paragraph-properties fo:margin-left="0in" fo:margin-right="0in" fo:text-align="justify" style:justify-single-word="false" fo:text-indent="0in" style:auto-text-indent="false"/>
      <style:text-properties officeooo:paragraph-rsid="006c5ef7"/>
    </style:style>
    <style:style style:name="P79" style:family="paragraph" style:parent-style-name="List_20_Paragraph">
      <style:paragraph-properties fo:margin-left="0in" fo:margin-right="0in" fo:text-align="justify" style:justify-single-word="false" fo:text-indent="0in" style:auto-text-indent="false"/>
      <style:text-properties officeooo:paragraph-rsid="024d0326"/>
    </style:style>
    <style:style style:name="P80" style:family="paragraph" style:parent-style-name="List_20_Paragraph">
      <style:paragraph-properties fo:margin-left="0in" fo:margin-right="0in" fo:text-align="justify" style:justify-single-word="false" fo:text-indent="0in" style:auto-text-indent="false"/>
      <style:text-properties fo:font-style="italic" officeooo:rsid="0258460d" officeooo:paragraph-rsid="0258460d" style:font-style-asian="italic" style:font-style-complex="italic"/>
    </style:style>
    <style:style style:name="P81" style:family="paragraph" style:parent-style-name="List_20_Paragraph">
      <style:paragraph-properties fo:margin-left="0in" fo:margin-right="0in" fo:text-align="justify" style:justify-single-word="false" fo:text-indent="0in" style:auto-text-indent="false"/>
      <style:text-properties fo:font-style="normal" officeooo:paragraph-rsid="006c5ef7" style:font-style-asian="normal" style:font-style-complex="normal"/>
    </style:style>
    <style:style style:name="P82" style:family="paragraph" style:parent-style-name="List_20_Paragraph">
      <style:paragraph-properties fo:margin-left="0in" fo:margin-right="0in" fo:text-align="justify" style:justify-single-word="false" fo:text-indent="0in" style:auto-text-indent="false"/>
      <style:text-properties officeooo:rsid="0244f9ea" officeooo:paragraph-rsid="0244f9ea"/>
    </style:style>
    <style:style style:name="P83" style:family="paragraph" style:parent-style-name="List_20_Paragraph">
      <style:paragraph-properties fo:margin-left="0in" fo:margin-right="0in" fo:text-align="justify" style:justify-single-word="false" fo:text-indent="0in" style:auto-text-indent="false"/>
      <style:text-properties officeooo:rsid="02486296" officeooo:paragraph-rsid="02486296"/>
    </style:style>
    <style:style style:name="P84" style:family="paragraph" style:parent-style-name="List_20_Paragraph">
      <style:paragraph-properties fo:margin-left="0in" fo:margin-right="0in" fo:text-align="justify" style:justify-single-word="false" fo:text-indent="0in" style:auto-text-indent="false"/>
      <style:text-properties officeooo:rsid="024aab75" officeooo:paragraph-rsid="024aab75"/>
    </style:style>
    <style:style style:name="P85" style:family="paragraph" style:parent-style-name="List_20_Paragraph">
      <style:paragraph-properties fo:text-align="justify" style:justify-single-word="false"/>
      <style:text-properties style:font-name="Wingdings" officeooo:paragraph-rsid="006c5ef7" style:font-name-asian="Wingdings1" style:font-name-complex="Wingdings1"/>
    </style:style>
    <style:style style:name="P86" style:family="paragraph" style:parent-style-name="Figure">
      <style:paragraph-properties fo:text-align="justify" style:justify-single-word="false"/>
      <style:text-properties fo:font-style="normal" fo:font-weight="bold" officeooo:rsid="00d8aa2b" officeooo:paragraph-rsid="0150db63" style:font-style-asian="normal" style:font-weight-asian="bold" style:font-style-complex="normal" style:font-weight-complex="bold"/>
    </style:style>
    <style:style style:name="P87" style:family="paragraph" style:parent-style-name="Figure">
      <style:paragraph-properties fo:text-align="justify" style:justify-single-word="false"/>
      <style:text-properties fo:font-style="normal" fo:font-weight="bold" officeooo:rsid="00d8aa2b" officeooo:paragraph-rsid="023d1fbd" style:font-style-asian="normal" style:font-weight-asian="bold" style:font-style-complex="normal" style:font-weight-complex="bold"/>
    </style:style>
    <style:style style:name="P88" style:family="paragraph" style:parent-style-name="Figure">
      <style:paragraph-properties fo:text-align="justify" style:justify-single-word="false"/>
      <style:text-properties fo:font-style="normal" fo:font-weight="bold" officeooo:rsid="00d8aa2b" officeooo:paragraph-rsid="03718f19" style:font-style-asian="normal" style:font-weight-asian="bold" style:font-style-complex="normal" style:font-weight-complex="bold"/>
    </style:style>
    <style:style style:name="P89" style:family="paragraph" style:parent-style-name="Figure">
      <style:paragraph-properties fo:text-align="justify" style:justify-single-word="false"/>
      <style:text-properties fo:font-style="normal" fo:font-weight="bold" officeooo:rsid="022ad5c4" officeooo:paragraph-rsid="03945ddd" style:font-style-asian="normal" style:font-weight-asian="bold" style:font-style-complex="normal" style:font-weight-complex="bold"/>
    </style:style>
    <style:style style:name="P90" style:family="paragraph" style:parent-style-name="Figure">
      <style:paragraph-properties fo:text-align="justify" style:justify-single-word="false"/>
      <style:text-properties fo:font-weight="bold" officeooo:paragraph-rsid="03917baf" style:font-weight-asian="bold"/>
    </style:style>
    <style:style style:name="P91" style:family="paragraph" style:parent-style-name="Figure">
      <style:paragraph-properties fo:text-align="justify" style:justify-single-word="false"/>
      <style:text-properties fo:font-weight="bold" officeooo:rsid="00fea552" officeooo:paragraph-rsid="03945ddd" style:font-weight-asian="bold"/>
    </style:style>
    <style:style style:name="P92"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93" style:family="paragraph" style:parent-style-name="Standard" style:master-page-name="Standard">
      <style:paragraph-properties fo:text-align="justify" style:justify-single-word="false" style:page-number="auto"/>
      <style:text-properties fo:font-weight="bold" officeooo:rsid="023f9cba" officeooo:paragraph-rsid="023f9cba" style:font-weight-asian="bold"/>
    </style:style>
    <style:style style:name="P94" style:family="paragraph" style:parent-style-name="Standard">
      <style:paragraph-properties fo:text-align="justify" style:justify-single-word="false"/>
      <style:text-properties officeooo:rsid="02c337cf" officeooo:paragraph-rsid="02c337cf"/>
    </style:style>
    <style:style style:name="T1" style:family="text">
      <style:text-properties fo:color="#ff0000" fo:font-weight="bold" officeooo:rsid="00e13248" style:font-weight-asian="bold" style:font-weight-complex="bold"/>
    </style:style>
    <style:style style:name="T2" style:family="text">
      <style:text-properties fo:color="#ff0000" fo:font-weight="bold" officeooo:rsid="03a68802" style:font-weight-asian="bold" style:font-weight-complex="bold"/>
    </style:style>
    <style:style style:name="T3" style:family="text">
      <style:text-properties fo:color="#ff0000" fo:font-weight="bold" officeooo:rsid="03af3eb2" style:font-weight-asian="bold" style:font-weight-complex="bold"/>
    </style:style>
    <style:style style:name="T4" style:family="text">
      <style:text-properties fo:color="#ff0000" style:text-underline-style="none" fo:font-weight="bold" officeooo:rsid="03a390e8" style:font-weight-asian="bold" style:font-weight-complex="bold"/>
    </style:style>
    <style:style style:name="T5" style:family="text">
      <style:text-properties fo:color="#ff0000" style:text-underline-style="none" fo:font-weight="bold" officeooo:rsid="03a675f0" style:font-weight-asian="bold" style:font-weight-complex="bold"/>
    </style:style>
    <style:style style:name="T6" style:family="text">
      <style:text-properties fo:font-style="italic" style:font-style-asian="italic"/>
    </style:style>
    <style:style style:name="T7" style:family="text">
      <style:text-properties fo:font-style="italic" officeooo:rsid="00b50ca2" style:font-style-asian="italic" style:font-style-complex="italic"/>
    </style:style>
    <style:style style:name="T8" style:family="text">
      <style:text-properties style:text-position="0% 100%"/>
    </style:style>
    <style:style style:name="T9" style:family="text">
      <style:text-properties style:text-position="0% 100%" officeooo:rsid="008b5600"/>
    </style:style>
    <style:style style:name="T10" style:family="text">
      <style:text-properties style:text-position="0% 100%" officeooo:rsid="003cda63"/>
    </style:style>
    <style:style style:name="T11" style:family="text">
      <style:text-properties style:text-position="0% 100%" fo:font-weight="normal" style:font-weight-asian="normal" style:font-weight-complex="normal"/>
    </style:style>
    <style:style style:name="T12" style:family="text">
      <style:text-properties style:text-position="0% 100%" fo:font-weight="normal" officeooo:rsid="030799a3" style:font-weight-asian="normal" style:font-weight-complex="normal"/>
    </style:style>
    <style:style style:name="T13" style:family="text">
      <style:text-properties style:text-position="0% 100%" fo:font-weight="normal" officeooo:rsid="0309643d" style:font-weight-asian="normal" style:font-weight-complex="normal"/>
    </style:style>
    <style:style style:name="T14" style:family="text">
      <style:text-properties style:text-position="0% 100%" fo:font-weight="normal" officeooo:rsid="030dde68" style:font-weight-asian="normal" style:font-weight-complex="normal"/>
    </style:style>
    <style:style style:name="T15" style:family="text">
      <style:text-properties style:text-position="0% 100%" officeooo:rsid="00afaa55"/>
    </style:style>
    <style:style style:name="T16" style:family="text">
      <style:text-properties style:text-position="0% 100%" officeooo:rsid="00b50ca2"/>
    </style:style>
    <style:style style:name="T17" style:family="text">
      <style:text-properties style:text-position="0% 100%" fo:font-style="normal" officeooo:rsid="026970e5" style:font-style-asian="normal" style:font-style-complex="normal"/>
    </style:style>
    <style:style style:name="T18" style:family="text">
      <style:text-properties style:text-position="0% 100%" officeooo:rsid="010c224d"/>
    </style:style>
    <style:style style:name="T19" style:family="text">
      <style:text-properties style:text-position="0% 100%" officeooo:rsid="0298b49a"/>
    </style:style>
    <style:style style:name="T20" style:family="text">
      <style:text-properties style:text-position="0% 100%" officeooo:rsid="03012647"/>
    </style:style>
    <style:style style:name="T21" style:family="text">
      <style:text-properties style:text-position="0% 100%" officeooo:rsid="0302e7e5"/>
    </style:style>
    <style:style style:name="T22" style:family="text">
      <style:text-properties style:text-position="0% 100%" officeooo:rsid="03205e9f"/>
    </style:style>
    <style:style style:name="T23" style:family="text">
      <style:text-properties style:text-position="0% 100%" officeooo:rsid="034d7d37"/>
    </style:style>
    <style:style style:name="T24" style:family="text">
      <style:text-properties style:text-position="0% 100%" officeooo:rsid="0354cc96"/>
    </style:style>
    <style:style style:name="T25" style:family="text">
      <style:text-properties style:text-position="0% 100%" officeooo:rsid="035a1408"/>
    </style:style>
    <style:style style:name="T26" style:family="text">
      <style:text-properties style:text-position="0% 100%" officeooo:rsid="022ce597"/>
    </style:style>
    <style:style style:name="T27" style:family="text">
      <style:text-properties officeooo:rsid="00205a00"/>
    </style:style>
    <style:style style:name="T28" style:family="text">
      <style:text-properties officeooo:rsid="0026797d"/>
    </style:style>
    <style:style style:name="T29" style:family="text">
      <style:text-properties officeooo:rsid="0031ab9b"/>
    </style:style>
    <style:style style:name="T30" style:family="text">
      <style:text-properties officeooo:rsid="0039c16e"/>
    </style:style>
    <style:style style:name="T31" style:family="text">
      <style:text-properties officeooo:rsid="003cda63"/>
    </style:style>
    <style:style style:name="T32" style:family="text">
      <style:text-properties officeooo:rsid="006c5ef7"/>
    </style:style>
    <style:style style:name="T33" style:family="text">
      <style:text-properties officeooo:rsid="00733db0"/>
    </style:style>
    <style:style style:name="T34" style:family="text">
      <style:text-properties officeooo:rsid="008b5600"/>
    </style:style>
    <style:style style:name="T35" style:family="text">
      <style:text-properties officeooo:rsid="00afaa55"/>
    </style:style>
    <style:style style:name="T36" style:family="text">
      <style:text-properties officeooo:rsid="00b50ca2"/>
    </style:style>
    <style:style style:name="T37" style:family="text">
      <style:text-properties officeooo:rsid="00d8aa2b"/>
    </style:style>
    <style:style style:name="T38" style:family="text">
      <style:text-properties officeooo:rsid="00e1250a"/>
    </style:style>
    <style:style style:name="T39" style:family="text">
      <style:text-properties officeooo:rsid="00e13248"/>
    </style:style>
    <style:style style:name="T40" style:family="text">
      <style:text-properties officeooo:rsid="00fdf0e9"/>
    </style:style>
    <style:style style:name="T41" style:family="text">
      <style:text-properties officeooo:rsid="00fe94fe"/>
    </style:style>
    <style:style style:name="T42" style:family="text">
      <style:text-properties officeooo:rsid="010c224d"/>
    </style:style>
    <style:style style:name="T43" style:family="text">
      <style:text-properties officeooo:rsid="0115411c"/>
    </style:style>
    <style:style style:name="T44" style:family="text">
      <style:text-properties officeooo:rsid="01202a08"/>
    </style:style>
    <style:style style:name="T45" style:family="text">
      <style:text-properties officeooo:rsid="012d4204"/>
    </style:style>
    <style:style style:name="T46" style:family="text">
      <style:text-properties officeooo:rsid="0141da08"/>
    </style:style>
    <style:style style:name="T47" style:family="text">
      <style:text-properties fo:font-style="normal" style:font-style-asian="normal" style:font-style-complex="normal" style:font-weight-complex="bold"/>
    </style:style>
    <style:style style:name="T48" style:family="text">
      <style:text-properties fo:font-style="normal" officeooo:rsid="00fea552" style:font-style-asian="normal" style:font-style-complex="normal" style:font-weight-complex="bold"/>
    </style:style>
    <style:style style:name="T49" style:family="text">
      <style:text-properties fo:font-style="normal" officeooo:rsid="015d2973" style:font-style-asian="normal" style:font-style-complex="normal" style:font-weight-complex="bold"/>
    </style:style>
    <style:style style:name="T50" style:family="text">
      <style:text-properties fo:font-style="normal" officeooo:rsid="022ad5c4" style:font-style-asian="normal" style:font-style-complex="normal" style:font-weight-complex="bold"/>
    </style:style>
    <style:style style:name="T51" style:family="text">
      <style:text-properties fo:font-style="normal" officeooo:rsid="02301ae3" style:font-style-asian="normal" style:font-style-complex="normal" style:font-weight-complex="bold"/>
    </style:style>
    <style:style style:name="T52" style:family="text">
      <style:text-properties fo:font-style="normal" officeooo:rsid="02321301" style:font-style-asian="normal" style:font-style-complex="normal" style:font-weight-complex="bold"/>
    </style:style>
    <style:style style:name="T53" style:family="text">
      <style:text-properties fo:font-style="normal" officeooo:rsid="02326bd6" style:font-style-asian="normal" style:font-style-complex="normal" style:font-weight-complex="bold"/>
    </style:style>
    <style:style style:name="T54" style:family="text">
      <style:text-properties fo:font-style="normal" officeooo:rsid="023354bd" style:font-style-asian="normal" style:font-style-complex="normal" style:font-weight-complex="bold"/>
    </style:style>
    <style:style style:name="T55" style:family="text">
      <style:text-properties fo:font-style="normal" officeooo:rsid="02351de5" style:font-style-asian="normal" style:font-style-complex="normal" style:font-weight-complex="bold"/>
    </style:style>
    <style:style style:name="T56" style:family="text">
      <style:text-properties fo:font-style="normal" officeooo:rsid="0235d20e" style:font-style-asian="normal" style:font-style-complex="normal" style:font-weight-complex="bold"/>
    </style:style>
    <style:style style:name="T57" style:family="text">
      <style:text-properties fo:font-style="normal" officeooo:rsid="0237bf34" style:font-style-asian="normal" style:font-style-complex="normal" style:font-weight-complex="bold"/>
    </style:style>
    <style:style style:name="T58" style:family="text">
      <style:text-properties fo:font-style="normal" officeooo:rsid="037ef36a" style:font-style-asian="normal" style:font-style-complex="normal" style:font-weight-complex="bold"/>
    </style:style>
    <style:style style:name="T59" style:family="text">
      <style:text-properties fo:font-style="normal" officeooo:rsid="03945ddd" style:font-style-asian="normal" style:font-style-complex="normal" style:font-weight-complex="bold"/>
    </style:style>
    <style:style style:name="T60" style:family="text">
      <style:text-properties fo:font-style="normal" officeooo:rsid="00d8aa2b" style:font-style-asian="normal" style:font-style-complex="normal" style:font-weight-complex="bold"/>
    </style:style>
    <style:style style:name="T61" style:family="text">
      <style:text-properties fo:font-style="normal" officeooo:rsid="0372e271" style:font-style-asian="normal" style:font-style-complex="normal" style:font-weight-complex="bold"/>
    </style:style>
    <style:style style:name="T62" style:family="text">
      <style:text-properties fo:font-style="normal" officeooo:rsid="0149ae24" style:font-style-asian="normal" style:font-style-complex="normal" style:font-weight-complex="bold"/>
    </style:style>
    <style:style style:name="T63" style:family="text">
      <style:text-properties fo:font-style="normal" officeooo:rsid="03917baf" style:font-style-asian="normal" style:font-style-complex="normal" style:font-weight-complex="bold"/>
    </style:style>
    <style:style style:name="T64" style:family="text">
      <style:text-properties fo:font-style="normal" officeooo:rsid="037d38c9" style:font-style-asian="normal" style:font-style-complex="normal" style:font-weight-complex="bold"/>
    </style:style>
    <style:style style:name="T65" style:family="text">
      <style:text-properties fo:font-style="normal" officeooo:rsid="037b6f90" style:font-style-asian="normal" style:font-style-complex="normal" style:font-weight-complex="bold"/>
    </style:style>
    <style:style style:name="T66" style:family="text">
      <style:text-properties fo:font-style="normal" officeooo:rsid="0224e4b9" style:font-style-asian="normal" style:font-style-complex="normal" style:font-weight-complex="bold"/>
    </style:style>
    <style:style style:name="T67" style:family="text">
      <style:text-properties fo:font-style="normal" officeooo:rsid="03a1f621" style:font-style-asian="normal" style:font-style-complex="normal" style:font-weight-complex="bold"/>
    </style:style>
    <style:style style:name="T68" style:family="text">
      <style:text-properties fo:font-style="normal" officeooo:rsid="03a2789b" style:font-style-asian="normal" style:font-style-complex="normal" style:font-weight-complex="bold"/>
    </style:style>
    <style:style style:name="T69" style:family="text">
      <style:text-properties fo:font-style="normal" officeooo:rsid="02659fb7" style:font-style-asian="normal" style:font-style-complex="normal"/>
    </style:style>
    <style:style style:name="T70" style:family="text">
      <style:text-properties fo:font-style="normal" officeooo:rsid="026970e5" style:font-style-asian="normal" style:font-style-complex="normal"/>
    </style:style>
    <style:style style:name="T71" style:family="text">
      <style:text-properties fo:font-style="normal" officeooo:rsid="026d425f" style:font-style-asian="normal" style:font-style-complex="normal"/>
    </style:style>
    <style:style style:name="T72" style:family="text">
      <style:text-properties officeooo:rsid="016172ee"/>
    </style:style>
    <style:style style:name="T73" style:family="text">
      <style:text-properties officeooo:rsid="0161d969"/>
    </style:style>
    <style:style style:name="T74" style:family="text">
      <style:text-properties fo:font-weight="normal" style:font-weight-asian="normal" style:font-weight-complex="normal"/>
    </style:style>
    <style:style style:name="T75" style:family="text">
      <style:text-properties fo:font-weight="normal" officeooo:rsid="017190a8" style:font-weight-asian="normal" style:font-weight-complex="normal"/>
    </style:style>
    <style:style style:name="T76" style:family="text">
      <style:text-properties fo:font-weight="normal" officeooo:rsid="02fa2397" style:font-weight-asian="normal" style:font-weight-complex="normal"/>
    </style:style>
    <style:style style:name="T77" style:family="text">
      <style:text-properties fo:font-weight="normal" officeooo:rsid="02fc0c5a" style:font-weight-asian="normal" style:font-weight-complex="normal"/>
    </style:style>
    <style:style style:name="T78" style:family="text">
      <style:text-properties fo:font-weight="normal" officeooo:rsid="02fd2ea0" style:font-weight-asian="normal" style:font-weight-complex="normal"/>
    </style:style>
    <style:style style:name="T79" style:family="text">
      <style:text-properties fo:font-weight="normal" officeooo:rsid="032f013d" style:font-weight-asian="normal" style:font-weight-complex="normal"/>
    </style:style>
    <style:style style:name="T80" style:family="text">
      <style:text-properties fo:font-weight="normal" officeooo:rsid="030799a3" style:font-weight-asian="normal" style:font-weight-complex="normal"/>
    </style:style>
    <style:style style:name="T81" style:family="text">
      <style:text-properties fo:font-weight="normal" officeooo:rsid="0309643d" style:font-weight-asian="normal" style:font-weight-complex="normal"/>
    </style:style>
    <style:style style:name="T82" style:family="text">
      <style:text-properties fo:font-weight="normal" officeooo:rsid="030a374d" style:font-weight-asian="normal" style:font-weight-complex="normal"/>
    </style:style>
    <style:style style:name="T83" style:family="text">
      <style:text-properties fo:font-weight="normal" officeooo:rsid="0287bc23" style:font-weight-asian="normal" style:font-weight-complex="normal"/>
    </style:style>
    <style:style style:name="T84" style:family="text">
      <style:text-properties fo:font-weight="normal" officeooo:rsid="0287f98b" style:font-weight-asian="normal" style:font-weight-complex="normal"/>
    </style:style>
    <style:style style:name="T85" style:family="text">
      <style:text-properties fo:font-weight="normal" officeooo:rsid="01182d23" style:font-weight-asian="normal" style:font-weight-complex="normal"/>
    </style:style>
    <style:style style:name="T86" style:family="text">
      <style:text-properties fo:font-weight="normal" officeooo:rsid="0061d3c0" style:font-weight-asian="normal" style:font-weight-complex="normal"/>
    </style:style>
    <style:style style:name="T87" style:family="text">
      <style:text-properties fo:font-weight="normal" officeooo:rsid="01c214e6" style:font-weight-asian="normal" style:font-weight-complex="normal"/>
    </style:style>
    <style:style style:name="T88" style:family="text">
      <style:text-properties fo:font-weight="normal" officeooo:rsid="0125099a" style:font-weight-asian="normal" style:font-weight-complex="normal"/>
    </style:style>
    <style:style style:name="T89" style:family="text">
      <style:text-properties fo:font-weight="normal" officeooo:rsid="01c3f788" style:font-weight-asian="normal" style:font-weight-complex="normal"/>
    </style:style>
    <style:style style:name="T90" style:family="text">
      <style:text-properties fo:font-weight="normal" officeooo:rsid="011b57c1" style:font-weight-asian="normal" style:font-weight-complex="normal"/>
    </style:style>
    <style:style style:name="T91" style:family="text">
      <style:text-properties fo:font-weight="normal" officeooo:rsid="028a47f0" style:font-weight-asian="normal" style:font-weight-complex="normal"/>
    </style:style>
    <style:style style:name="T92" style:family="text">
      <style:text-properties fo:font-weight="normal" officeooo:rsid="02be1c9b" style:font-weight-asian="normal" style:font-weight-complex="normal"/>
    </style:style>
    <style:style style:name="T93" style:family="text">
      <style:text-properties fo:font-weight="normal" officeooo:rsid="02ab961e" style:font-weight-asian="normal" style:font-weight-complex="normal"/>
    </style:style>
    <style:style style:name="T94" style:family="text">
      <style:text-properties fo:font-weight="normal" officeooo:rsid="030dde68" style:font-weight-asian="normal" style:font-weight-complex="normal"/>
    </style:style>
    <style:style style:name="T95" style:family="text">
      <style:text-properties fo:font-weight="normal" officeooo:rsid="030ee6ac" style:font-weight-asian="normal" style:font-weight-complex="normal"/>
    </style:style>
    <style:style style:name="T96" style:family="text">
      <style:text-properties fo:font-weight="normal" officeooo:rsid="01a9e081" style:font-weight-asian="normal" style:font-weight-complex="normal"/>
    </style:style>
    <style:style style:name="T97" style:family="text">
      <style:text-properties fo:font-weight="normal" officeooo:rsid="030f87ae" style:font-weight-asian="normal" style:font-weight-complex="normal"/>
    </style:style>
    <style:style style:name="T98" style:family="text">
      <style:text-properties fo:font-weight="normal" officeooo:rsid="03125aeb" style:font-weight-asian="normal" style:font-weight-complex="normal"/>
    </style:style>
    <style:style style:name="T99" style:family="text">
      <style:text-properties fo:font-weight="normal" officeooo:rsid="0313516b" style:font-weight-asian="normal" style:font-weight-complex="normal"/>
    </style:style>
    <style:style style:name="T100" style:family="text">
      <style:text-properties fo:font-weight="normal" officeooo:rsid="031a1678" style:font-weight-asian="normal" style:font-weight-complex="normal"/>
    </style:style>
    <style:style style:name="T101" style:family="text">
      <style:text-properties fo:font-weight="normal" officeooo:rsid="03198065" style:font-weight-asian="normal" style:font-weight-complex="normal"/>
    </style:style>
    <style:style style:name="T102" style:family="text">
      <style:text-properties fo:font-weight="normal" officeooo:rsid="03864f73" style:font-weight-asian="normal" style:font-weight-complex="normal"/>
    </style:style>
    <style:style style:name="T103" style:family="text">
      <style:text-properties fo:font-weight="normal" officeooo:rsid="038b3f57" style:font-weight-asian="normal" style:font-weight-complex="normal"/>
    </style:style>
    <style:style style:name="T104" style:family="text">
      <style:text-properties fo:font-weight="normal" officeooo:rsid="038c9fe5" style:font-weight-asian="normal" style:font-weight-complex="normal"/>
    </style:style>
    <style:style style:name="T105" style:family="text">
      <style:text-properties fo:font-weight="normal" officeooo:rsid="038d0550" style:font-weight-asian="normal" style:font-weight-complex="normal"/>
    </style:style>
    <style:style style:name="T106" style:family="text">
      <style:text-properties fo:font-weight="normal" officeooo:rsid="03a9103d" style:font-weight-asian="normal" style:font-weight-complex="normal"/>
    </style:style>
    <style:style style:name="T107" style:family="text">
      <style:text-properties officeooo:rsid="01978e2f"/>
    </style:style>
    <style:style style:name="T108" style:family="text">
      <style:text-properties officeooo:rsid="01cc04d5"/>
    </style:style>
    <style:style style:name="T109" style:family="text">
      <style:text-properties officeooo:rsid="020a45e7"/>
    </style:style>
    <style:style style:name="T110" style:family="text">
      <style:text-properties officeooo:rsid="02211899"/>
    </style:style>
    <style:style style:name="T111" style:family="text">
      <style:text-properties officeooo:rsid="023d1fbd"/>
    </style:style>
    <style:style style:name="T112" style:family="text">
      <style:text-properties officeooo:rsid="02417464"/>
    </style:style>
    <style:style style:name="T113" style:family="text">
      <style:text-properties officeooo:rsid="0242e125"/>
    </style:style>
    <style:style style:name="T114" style:family="text">
      <style:text-properties officeooo:rsid="024473c5"/>
    </style:style>
    <style:style style:name="T115" style:family="text">
      <style:text-properties officeooo:rsid="024696bb"/>
    </style:style>
    <style:style style:name="T116" style:family="text">
      <style:text-properties officeooo:rsid="02475f89"/>
    </style:style>
    <style:style style:name="T117" style:family="text">
      <style:text-properties officeooo:rsid="02486296"/>
    </style:style>
    <style:style style:name="T118" style:family="text">
      <style:text-properties officeooo:rsid="0249144a"/>
    </style:style>
    <style:style style:name="T119" style:family="text">
      <style:text-properties officeooo:rsid="0259ad42"/>
    </style:style>
    <style:style style:name="T120" style:family="text">
      <style:text-properties officeooo:rsid="0259f436"/>
    </style:style>
    <style:style style:name="T121" style:family="text">
      <style:text-properties officeooo:rsid="025a4e76"/>
    </style:style>
    <style:style style:name="T122" style:family="text">
      <style:text-properties fo:color="#000000" style:text-position="0% 100%" fo:font-weight="normal" style:font-weight-asian="normal" style:font-weight-complex="normal"/>
    </style:style>
    <style:style style:name="T123" style:family="text">
      <style:text-properties fo:color="#000000" fo:font-weight="normal" style:font-weight-asian="normal" style:font-weight-complex="normal"/>
    </style:style>
    <style:style style:name="T124" style:family="text">
      <style:text-properties fo:color="#000000" fo:font-weight="normal" officeooo:rsid="0026797d" style:font-weight-asian="normal" style:font-weight-complex="normal"/>
    </style:style>
    <style:style style:name="T125" style:family="text">
      <style:text-properties fo:color="#000000" officeooo:rsid="0026797d"/>
    </style:style>
    <style:style style:name="T126" style:family="text">
      <style:text-properties officeooo:rsid="026525eb"/>
    </style:style>
    <style:style style:name="T127" style:family="text">
      <style:text-properties officeooo:rsid="02659fb7"/>
    </style:style>
    <style:style style:name="T128" style:family="text">
      <style:text-properties officeooo:rsid="026eb0eb"/>
    </style:style>
    <style:style style:name="T129" style:family="text">
      <style:text-properties officeooo:rsid="0270f3ef"/>
    </style:style>
    <style:style style:name="T130" style:family="text">
      <style:text-properties officeooo:rsid="0271bf06"/>
    </style:style>
    <style:style style:name="T131" style:family="text">
      <style:text-properties officeooo:rsid="0276d930"/>
    </style:style>
    <style:style style:name="T132" style:family="text">
      <style:text-properties officeooo:rsid="02776dac"/>
    </style:style>
    <style:style style:name="T133" style:family="text">
      <style:text-properties officeooo:rsid="0298b49a"/>
    </style:style>
    <style:style style:name="T134" style:family="text">
      <style:text-properties officeooo:rsid="02b77e44"/>
    </style:style>
    <style:style style:name="T135" style:family="text">
      <style:text-properties officeooo:rsid="02bc8c28"/>
    </style:style>
    <style:style style:name="T136" style:family="text">
      <style:text-properties fo:font-weight="bold" style:font-weight-asian="bold" style:font-weight-complex="bold"/>
    </style:style>
    <style:style style:name="T137" style:family="text">
      <style:text-properties fo:font-weight="bold" officeooo:rsid="0061d3c0" style:font-weight-asian="bold" style:font-weight-complex="bold"/>
    </style:style>
    <style:style style:name="T138" style:family="text">
      <style:text-properties fo:font-weight="bold" officeooo:rsid="00e9e198" style:font-weight-asian="bold" style:font-weight-complex="bold"/>
    </style:style>
    <style:style style:name="T139" style:family="text">
      <style:text-properties fo:font-weight="bold" officeooo:rsid="011b57c1" style:font-weight-asian="bold" style:font-weight-complex="bold"/>
    </style:style>
    <style:style style:name="T140" style:family="text">
      <style:text-properties fo:font-weight="bold" officeooo:rsid="012d4204" style:font-weight-asian="bold" style:font-weight-complex="bold"/>
    </style:style>
    <style:style style:name="T141" style:family="text">
      <style:text-properties fo:font-weight="bold" officeooo:rsid="038b3f57" style:font-weight-asian="bold" style:font-weight-complex="bold"/>
    </style:style>
    <style:style style:name="T142" style:family="text">
      <style:text-properties fo:font-weight="bold" officeooo:rsid="0399fccf" style:font-weight-asian="bold" style:font-weight-complex="bold"/>
    </style:style>
    <style:style style:name="T143" style:family="text">
      <style:text-properties officeooo:rsid="02c9c1c9"/>
    </style:style>
    <style:style style:name="T144" style:family="text">
      <style:text-properties officeooo:rsid="02cb6fb9"/>
    </style:style>
    <style:style style:name="T145" style:family="text">
      <style:text-properties officeooo:rsid="02cdae43"/>
    </style:style>
    <style:style style:name="T146" style:family="text">
      <style:text-properties officeooo:rsid="02d0991c"/>
    </style:style>
    <style:style style:name="T147" style:family="text">
      <style:text-properties officeooo:rsid="02e8b94c"/>
    </style:style>
    <style:style style:name="T148" style:family="text">
      <style:text-properties officeooo:rsid="02ed5fe8"/>
    </style:style>
    <style:style style:name="T149" style:family="text">
      <style:text-properties officeooo:rsid="02f21140"/>
    </style:style>
    <style:style style:name="T150" style:family="text">
      <style:text-properties officeooo:rsid="02f2ebee"/>
    </style:style>
    <style:style style:name="T151" style:family="text">
      <style:text-properties officeooo:rsid="02fd2ea0"/>
    </style:style>
    <style:style style:name="T152" style:family="text">
      <style:text-properties officeooo:rsid="03012647"/>
    </style:style>
    <style:style style:name="T153" style:family="text">
      <style:text-properties officeooo:rsid="03024430"/>
    </style:style>
    <style:style style:name="T154" style:family="text">
      <style:text-properties officeooo:rsid="0302e7e5"/>
    </style:style>
    <style:style style:name="T155" style:family="text">
      <style:text-properties officeooo:rsid="0306785f"/>
    </style:style>
    <style:style style:name="T156" style:family="text">
      <style:text-properties officeooo:rsid="030d0937"/>
    </style:style>
    <style:style style:name="T157" style:family="text">
      <style:text-properties officeooo:rsid="031d32b6"/>
    </style:style>
    <style:style style:name="T158" style:family="text">
      <style:text-properties officeooo:rsid="031dfcce"/>
    </style:style>
    <style:style style:name="T159" style:family="text">
      <style:text-properties officeooo:rsid="032bb19c"/>
    </style:style>
    <style:style style:name="T160" style:family="text">
      <style:text-properties officeooo:rsid="032c99c7"/>
    </style:style>
    <style:style style:name="T161" style:family="text">
      <style:text-properties officeooo:rsid="0335e122"/>
    </style:style>
    <style:style style:name="T162" style:family="text">
      <style:text-properties officeooo:rsid="0338c65b"/>
    </style:style>
    <style:style style:name="T163" style:family="text">
      <style:text-properties officeooo:rsid="033c2fbc"/>
    </style:style>
    <style:style style:name="T164" style:family="text">
      <style:text-properties officeooo:rsid="033f28aa"/>
    </style:style>
    <style:style style:name="T165" style:family="text">
      <style:text-properties officeooo:rsid="034d7d37"/>
    </style:style>
    <style:style style:name="T166" style:family="text">
      <style:text-properties officeooo:rsid="034eeffb"/>
    </style:style>
    <style:style style:name="T167" style:family="text">
      <style:text-properties officeooo:rsid="034fb49f"/>
    </style:style>
    <style:style style:name="T168" style:family="text">
      <style:text-properties officeooo:rsid="0354cc96"/>
    </style:style>
    <style:style style:name="T169" style:family="text">
      <style:text-properties officeooo:rsid="03594c43"/>
    </style:style>
    <style:style style:name="T170" style:family="text">
      <style:text-properties officeooo:rsid="035a1408"/>
    </style:style>
    <style:style style:name="T171" style:family="text">
      <style:text-properties officeooo:rsid="035aea63"/>
    </style:style>
    <style:style style:name="T172" style:family="text">
      <style:text-properties officeooo:rsid="0369bd00"/>
    </style:style>
    <style:style style:name="T173" style:family="text">
      <style:text-properties officeooo:rsid="036ad9aa"/>
    </style:style>
    <style:style style:name="T174" style:family="text">
      <style:text-properties officeooo:rsid="036c9e68"/>
    </style:style>
    <style:style style:name="T175" style:family="text">
      <style:text-properties officeooo:rsid="024d0326"/>
    </style:style>
    <style:style style:name="T176" style:family="text">
      <style:text-properties officeooo:rsid="03718f19"/>
    </style:style>
    <style:style style:name="T177" style:family="text">
      <style:text-properties officeooo:rsid="0373697e"/>
    </style:style>
    <style:style style:name="T178" style:family="text">
      <style:text-properties officeooo:rsid="037766ae"/>
    </style:style>
    <style:style style:name="T179" style:family="text">
      <style:text-properties officeooo:rsid="03864f73"/>
    </style:style>
    <style:style style:name="T180" style:family="text">
      <style:text-properties officeooo:rsid="038c9fe5"/>
    </style:style>
    <style:style style:name="T181" style:family="text">
      <style:text-properties officeooo:rsid="038cb0b1"/>
    </style:style>
    <style:style style:name="T182" style:family="text">
      <style:text-properties officeooo:rsid="015ff516"/>
    </style:style>
    <style:style style:name="T183" style:family="text">
      <style:text-properties officeooo:rsid="023007dd"/>
    </style:style>
    <style:style style:name="T184" style:family="text">
      <style:text-properties officeooo:rsid="039d0404"/>
    </style:style>
    <style:style style:name="T185" style:family="text">
      <style:text-properties officeooo:rsid="03a1f621"/>
    </style:style>
    <style:style style:name="T186" style:family="text">
      <style:text-properties officeooo:rsid="02293342"/>
    </style:style>
    <style:style style:name="T187" style:family="text">
      <style:text-properties officeooo:rsid="022ce597"/>
    </style:style>
    <style:style style:name="T188" style:family="text">
      <style:text-properties officeooo:rsid="03a35cf7"/>
    </style:style>
    <style:style style:name="T189" style:family="text">
      <style:text-properties officeooo:rsid="03a4f2d3"/>
    </style:style>
    <style:style style:name="T190" style:family="text">
      <style:text-properties officeooo:rsid="03a9103d"/>
    </style:style>
    <style:style style:name="T191" style:family="text">
      <style:text-properties officeooo:rsid="03b0a341"/>
    </style:style>
    <style:style style:name="T192" style:family="text">
      <style:text-properties officeooo:rsid="03b21c4e"/>
    </style:style>
    <style:style style:name="T193" style:family="text">
      <style:text-properties officeooo:rsid="03b44278"/>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Do enhancer-associated long intergenic noncoding RNAs contribute to nuclear <text:span text:style-name="T112">architecture</text:span> ?</text:p>
      <text:p text:style-name="P48"/>
      <text:p text:style-name="P48">1. Introduction :</text:p>
      <text:p text:style-name="P1"/>
      <text:p text:style-name="P8"><text:span text:style-name="T72">It was only discovered in the past decade that a surprisingly </text:span>large proportion of the mammalian transcriptome does not code for proteins. <text:span text:style-name="T73">T</text:span>o date, the number of <text:span text:style-name="T73">annotated </text:span>noncoding genes <text:span text:style-name="T131">longer than 200 nucleotides (long noncoding RNA, lncRNA) exceeds that of protein-coding genes by at least</text:span> 3 times <text:reference-mark-start text:name="ADDIN CSL_CITATION {&quot;mendeley&quot;: {&quot;plainTextFormattedCitation&quot;: &quot;(Iyer et al., 2015)&quot;, &quot;formattedCitation&quot;: &quot;(Iyer et al., 2015)&quot;, &quot;previouslyFormattedCitation&quot;: &quot;(Iyer et al., 2015)&quot;}, &quot;citationItems&quot;: [{&quot;uris&quot;: [&quot;http://www.mendeley.com/documents/?uuid=de9c638c-ea34-4284-8149-148a813c8a2d&quot;], &quot;itemData&quot;: {&quot;container-title&quot;: &quot;Nat Genet.&quot;, &quot;issued&quot;: {&quot;date-parts&quot;: [[&quot;2015&quot;]]}, &quot;page&quot;: &quot;199-208&quot;, &quot;type&quot;: &quot;article-journal&quot;, &quot;ISSN&quot;: &quot;1061-4036&quot;, &quot;title&quot;: &quot;The Landscape of Long Noncoding RNAs in the Human Transcriptome&quot;, &quot;PMID&quot;: &quot;25599403&quot;, &quot;DOI&quot;: &quot;10.1038/ng.3192.The&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author&quot;: [{&quot;parse-names&quot;: false, &quot;family&quot;: &quot;Iyer&quot;, &quot;dropping-particle&quot;: &quot;&quot;, &quot;suffix&quot;: &quot;&quot;, &quot;non-dropping-particle&quot;: &quot;&quot;, &quot;given&quot;: &quot;Matthew K&quot;}, {&quot;parse-names&quot;: false, &quot;family&quot;: &quot;Niknafs&quot;, &quot;dropping-particle&quot;: &quot;&quot;, &quot;suffix&quot;: &quot;&quot;, &quot;non-dropping-particle&quot;: &quot;&quot;, &quot;given&quot;: &quot;Yashar S&quot;}, {&quot;parse-names&quot;: false, &quot;family&quot;: &quot;Malik&quot;, &quot;dropping-particle&quot;: &quot;&quot;, &quot;suffix&quot;: &quot;&quot;, &quot;non-dropping-particle&quot;: &quot;&quot;, &quot;given&quot;: &quot;Rohit&quot;}, {&quot;parse-names&quot;: false, &quot;family&quot;: &quot;Singhal&quot;, &quot;dropping-particle&quot;: &quot;&quot;, &quot;suffix&quot;: &quot;&quot;, &quot;non-dropping-particle&quot;: &quot;&quot;, &quot;given&quot;: &quot;Udit&quot;}, {&quot;parse-names&quot;: false, &quot;family&quot;: &quot;Sahu&quot;, &quot;dropping-particle&quot;: &quot;&quot;, &quot;suffix&quot;: &quot;&quot;, &quot;non-dropping-particle&quot;: &quot;&quot;, &quot;given&quot;: &quot;Anirban&quot;}, {&quot;parse-names&quot;: false, &quot;family&quot;: &quot;Hosono&quot;, &quot;dropping-particle&quot;: &quot;&quot;, &quot;suffix&quot;: &quot;&quot;, &quot;non-dropping-particle&quot;: &quot;&quot;, &quot;given&quot;: &quot;Yasuyuki&quot;}, {&quot;parse-names&quot;: false, &quot;family&quot;: &quot;Barrette&quot;, &quot;dropping-particle&quot;: &quot;&quot;, &quot;suffix&quot;: &quot;&quot;, &quot;non-dropping-particle&quot;: &quot;&quot;, &quot;given&quot;: &quot;Terrence R&quot;}, {&quot;parse-names&quot;: false, &quot;family&quot;: &quot;Presner&quot;, &quot;dropping-particle&quot;: &quot;&quot;, &quot;suffix&quot;: &quot;&quot;, &quot;non-dropping-particle&quot;: &quot;&quot;, &quot;given&quot;: &quot;John R.&quot;}, {&quot;parse-names&quot;: false, &quot;family&quot;: &quot;Evans&quot;, &quot;dropping-particle&quot;: &quot;&quot;, &quot;suffix&quot;: &quot;&quot;, &quot;non-dropping-particle&quot;: &quot;&quot;, &quot;given&quot;: &quot;Joseph R&quot;}, {&quot;parse-names&quot;: false, &quot;family&quot;: &quot;Zhao&quot;, &quot;dropping-particle&quot;: &quot;&quot;, &quot;suffix&quot;: &quot;&quot;, &quot;non-dropping-particle&quot;: &quot;&quot;, &quot;given&quot;: &quot;Shuang&quot;}, {&quot;parse-names&quot;: false, &quot;family&quot;: &quot;Poliakov&quot;, &quot;dropping-particle&quot;: &quot;&quot;, &quot;suffix&quot;: &quot;&quot;, &quot;non-dropping-particle&quot;: &quot;&quot;, &quot;given&quot;: &quot;Anton&quot;}, {&quot;parse-names&quot;: false, &quot;family&quot;: &quot;Cao&quot;, &quot;dropping-particle&quot;: &quot;&quot;, &quot;suffix&quot;: &quot;&quot;, &quot;non-dropping-particle&quot;: &quot;&quot;, &quot;given&quot;: &quot;Xuhong&quot;}, {&quot;parse-names&quot;: false, &quot;family&quot;: &quot;Dhanasekaran&quot;, &quot;dropping-particle&quot;: &quot;&quot;, &quot;suffix&quot;: &quot;&quot;, &quot;non-dropping-particle&quot;: &quot;&quot;, &quot;given&quot;: &quot;Saravana M&quot;}, {&quot;parse-names&quot;: false, &quot;family&quot;: &quot;Wu&quot;, &quot;dropping-particle&quot;: &quot;&quot;, &quot;suffix&quot;: &quot;&quot;, &quot;non-dropping-particle&quot;: &quot;&quot;, &quot;given&quot;: &quot;Yi-Mi&quot;}, {&quot;parse-names&quot;: false, &quot;family&quot;: &quot;Robinson&quot;, &quot;dropping-particle&quot;: &quot;&quot;, &quot;suffix&quot;: &quot;&quot;, &quot;non-dropping-particle&quot;: &quot;&quot;, &quot;given&quot;: &quot;Dan R&quot;}, {&quot;parse-names&quot;: false, &quot;family&quot;: &quot;Beer&quot;, &quot;dropping-particle&quot;: &quot;&quot;, &quot;suffix&quot;: &quot;&quot;, &quot;non-dropping-particle&quot;: &quot;&quot;, &quot;given&quot;: &quot;David G&quot;}, {&quot;parse-names&quot;: false, &quot;family&quot;: &quot;Feng&quot;, &quot;dropping-particle&quot;: &quot;&quot;, &quot;suffix&quot;: &quot;&quot;, &quot;non-dropping-particle&quot;: &quot;&quot;, &quot;given&quot;: &quot;Felix&quot;}, {&quot;parse-names&quot;: false, &quot;family&quot;: &quot;Iyer&quot;, &quot;dropping-particle&quot;: &quot;&quot;, &quot;suffix&quot;: &quot;&quot;, &quot;non-dropping-particle&quot;: &quot;&quot;, &quot;given&quot;: &quot;Hariharan K&quot;}, {&quot;parse-names&quot;: false, &quot;family&quot;: &quot;Chinnnaiyan&quot;, &quot;dropping-particle&quot;: &quot;&quot;, &quot;suffix&quot;: &quot;&quot;, &quot;non-dropping-particle&quot;: &quot;&quot;, &quot;given&quot;: &quot;Arul M.&quot;}], &quot;id&quot;: &quot;ITEM-1&quot;, &quot;issue&quot;: &quot;3&quot;, &quot;ISBN&quot;: &quot;1061-4036&quot;, &quot;volume&quot;: &quot;47&quot;}, &quot;id&quot;: &quot;ITEM-1&quot;}], &quot;schema&quot;: &quot;https://github.com/citation-style-language/schema/raw/master/csl-citation.json&quot;, &quot;properties&quot;: {&quot;noteIndex&quot;: 0}} RND02zcfESgV1"/><text:span text:style-name="T8">(Iyer et al., 2015)</text:span><text:reference-mark-end text:name="ADDIN CSL_CITATION {&quot;mendeley&quot;: {&quot;plainTextFormattedCitation&quot;: &quot;(Iyer et al., 2015)&quot;, &quot;formattedCitation&quot;: &quot;(Iyer et al., 2015)&quot;, &quot;previouslyFormattedCitation&quot;: &quot;(Iyer et al., 2015)&quot;}, &quot;citationItems&quot;: [{&quot;uris&quot;: [&quot;http://www.mendeley.com/documents/?uuid=de9c638c-ea34-4284-8149-148a813c8a2d&quot;], &quot;itemData&quot;: {&quot;container-title&quot;: &quot;Nat Genet.&quot;, &quot;issued&quot;: {&quot;date-parts&quot;: [[&quot;2015&quot;]]}, &quot;page&quot;: &quot;199-208&quot;, &quot;type&quot;: &quot;article-journal&quot;, &quot;ISSN&quot;: &quot;1061-4036&quot;, &quot;title&quot;: &quot;The Landscape of Long Noncoding RNAs in the Human Transcriptome&quot;, &quot;PMID&quot;: &quot;25599403&quot;, &quot;DOI&quot;: &quot;10.1038/ng.3192.The&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author&quot;: [{&quot;parse-names&quot;: false, &quot;family&quot;: &quot;Iyer&quot;, &quot;dropping-particle&quot;: &quot;&quot;, &quot;suffix&quot;: &quot;&quot;, &quot;non-dropping-particle&quot;: &quot;&quot;, &quot;given&quot;: &quot;Matthew K&quot;}, {&quot;parse-names&quot;: false, &quot;family&quot;: &quot;Niknafs&quot;, &quot;dropping-particle&quot;: &quot;&quot;, &quot;suffix&quot;: &quot;&quot;, &quot;non-dropping-particle&quot;: &quot;&quot;, &quot;given&quot;: &quot;Yashar S&quot;}, {&quot;parse-names&quot;: false, &quot;family&quot;: &quot;Malik&quot;, &quot;dropping-particle&quot;: &quot;&quot;, &quot;suffix&quot;: &quot;&quot;, &quot;non-dropping-particle&quot;: &quot;&quot;, &quot;given&quot;: &quot;Rohit&quot;}, {&quot;parse-names&quot;: false, &quot;family&quot;: &quot;Singhal&quot;, &quot;dropping-particle&quot;: &quot;&quot;, &quot;suffix&quot;: &quot;&quot;, &quot;non-dropping-particle&quot;: &quot;&quot;, &quot;given&quot;: &quot;Udit&quot;}, {&quot;parse-names&quot;: false, &quot;family&quot;: &quot;Sahu&quot;, &quot;dropping-particle&quot;: &quot;&quot;, &quot;suffix&quot;: &quot;&quot;, &quot;non-dropping-particle&quot;: &quot;&quot;, &quot;given&quot;: &quot;Anirban&quot;}, {&quot;parse-names&quot;: false, &quot;family&quot;: &quot;Hosono&quot;, &quot;dropping-particle&quot;: &quot;&quot;, &quot;suffix&quot;: &quot;&quot;, &quot;non-dropping-particle&quot;: &quot;&quot;, &quot;given&quot;: &quot;Yasuyuki&quot;}, {&quot;parse-names&quot;: false, &quot;family&quot;: &quot;Barrette&quot;, &quot;dropping-particle&quot;: &quot;&quot;, &quot;suffix&quot;: &quot;&quot;, &quot;non-dropping-particle&quot;: &quot;&quot;, &quot;given&quot;: &quot;Terrence R&quot;}, {&quot;parse-names&quot;: false, &quot;family&quot;: &quot;Presner&quot;, &quot;dropping-particle&quot;: &quot;&quot;, &quot;suffix&quot;: &quot;&quot;, &quot;non-dropping-particle&quot;: &quot;&quot;, &quot;given&quot;: &quot;John R.&quot;}, {&quot;parse-names&quot;: false, &quot;family&quot;: &quot;Evans&quot;, &quot;dropping-particle&quot;: &quot;&quot;, &quot;suffix&quot;: &quot;&quot;, &quot;non-dropping-particle&quot;: &quot;&quot;, &quot;given&quot;: &quot;Joseph R&quot;}, {&quot;parse-names&quot;: false, &quot;family&quot;: &quot;Zhao&quot;, &quot;dropping-particle&quot;: &quot;&quot;, &quot;suffix&quot;: &quot;&quot;, &quot;non-dropping-particle&quot;: &quot;&quot;, &quot;given&quot;: &quot;Shuang&quot;}, {&quot;parse-names&quot;: false, &quot;family&quot;: &quot;Poliakov&quot;, &quot;dropping-particle&quot;: &quot;&quot;, &quot;suffix&quot;: &quot;&quot;, &quot;non-dropping-particle&quot;: &quot;&quot;, &quot;given&quot;: &quot;Anton&quot;}, {&quot;parse-names&quot;: false, &quot;family&quot;: &quot;Cao&quot;, &quot;dropping-particle&quot;: &quot;&quot;, &quot;suffix&quot;: &quot;&quot;, &quot;non-dropping-particle&quot;: &quot;&quot;, &quot;given&quot;: &quot;Xuhong&quot;}, {&quot;parse-names&quot;: false, &quot;family&quot;: &quot;Dhanasekaran&quot;, &quot;dropping-particle&quot;: &quot;&quot;, &quot;suffix&quot;: &quot;&quot;, &quot;non-dropping-particle&quot;: &quot;&quot;, &quot;given&quot;: &quot;Saravana M&quot;}, {&quot;parse-names&quot;: false, &quot;family&quot;: &quot;Wu&quot;, &quot;dropping-particle&quot;: &quot;&quot;, &quot;suffix&quot;: &quot;&quot;, &quot;non-dropping-particle&quot;: &quot;&quot;, &quot;given&quot;: &quot;Yi-Mi&quot;}, {&quot;parse-names&quot;: false, &quot;family&quot;: &quot;Robinson&quot;, &quot;dropping-particle&quot;: &quot;&quot;, &quot;suffix&quot;: &quot;&quot;, &quot;non-dropping-particle&quot;: &quot;&quot;, &quot;given&quot;: &quot;Dan R&quot;}, {&quot;parse-names&quot;: false, &quot;family&quot;: &quot;Beer&quot;, &quot;dropping-particle&quot;: &quot;&quot;, &quot;suffix&quot;: &quot;&quot;, &quot;non-dropping-particle&quot;: &quot;&quot;, &quot;given&quot;: &quot;David G&quot;}, {&quot;parse-names&quot;: false, &quot;family&quot;: &quot;Feng&quot;, &quot;dropping-particle&quot;: &quot;&quot;, &quot;suffix&quot;: &quot;&quot;, &quot;non-dropping-particle&quot;: &quot;&quot;, &quot;given&quot;: &quot;Felix&quot;}, {&quot;parse-names&quot;: false, &quot;family&quot;: &quot;Iyer&quot;, &quot;dropping-particle&quot;: &quot;&quot;, &quot;suffix&quot;: &quot;&quot;, &quot;non-dropping-particle&quot;: &quot;&quot;, &quot;given&quot;: &quot;Hariharan K&quot;}, {&quot;parse-names&quot;: false, &quot;family&quot;: &quot;Chinnnaiyan&quot;, &quot;dropping-particle&quot;: &quot;&quot;, &quot;suffix&quot;: &quot;&quot;, &quot;non-dropping-particle&quot;: &quot;&quot;, &quot;given&quot;: &quot;Arul M.&quot;}], &quot;id&quot;: &quot;ITEM-1&quot;, &quot;issue&quot;: &quot;3&quot;, &quot;ISBN&quot;: &quot;1061-4036&quot;, &quot;volume&quot;: &quot;47&quot;}, &quot;id&quot;: &quot;ITEM-1&quot;}], &quot;schema&quot;: &quot;https://github.com/citation-style-language/schema/raw/master/csl-citation.json&quot;, &quot;properties&quot;: {&quot;noteIndex&quot;: 0}} RND02zcfESgV1"/>⁠. <text:span text:style-name="T131">Among lnc</text:span>RNAs, <text:span text:style-name="T131">those</text:span> that do not overlap<text:span text:style-name="T131"> </text:span>protein-coding genes are the most abundant, <text:span text:style-name="T149">referred to as </text:span>long intergenic noncoding RNAs, lincRNAs. <text:span text:style-name="T34">Functional and evolutionary analyses, together with extensive characterization of a handful of lincRNAs, demonstrate that some of these transcripts are involved in the regulation of gene expression programs, both transcriptionally and post-transcriptionally, and that they can contribute to organismal traits and diseases </text:span><text:reference-mark-start text:name="ADDIN CSL_CITATION {&quot;mendeley&quot;: {&quot;plainTextFormattedCitation&quot;: &quot;(Kornienko, Guenzl, Barlow, &amp; Pauler, 2013)&quot;, &quot;formattedCitation&quot;: &quot;(Kornienko, Guenzl, Barlow, &amp; Pauler, 2013)&quot;, &quot;previouslyFormattedCitation&quot;: &quot;(Kornienko, Guenzl, Barlow, &amp; Pauler, 2013)&quot;}, &quot;citationItems&quot;: [{&quot;uris&quot;: [&quot;http://www.mendeley.com/documents/?uuid=87994fa5-021d-484c-95ca-47e4a22d1305&quot;], &quot;itemData&quot;: {&quot;container-title&quot;: &quot;BMC biology&quot;, &quot;issued&quot;: {&quot;date-parts&quot;: [[&quot;2013&quot;]]}, &quot;page&quot;: &quot;59&quot;, &quot;type&quot;: &quot;article-journal&quot;, &quot;ISSN&quot;: &quot;1741-7007&quot;, &quot;title&quot;: &quot;Gene regulation by the act of long non-coding RNA transcription.&quot;, &quot;PMID&quot;: &quot;23721193&quot;, &quot;DOI&quot;: &quot;10.1186/1741-7007-11-59&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author&quot;: [{&quot;parse-names&quot;: false, &quot;family&quot;: &quot;Kornienko&quot;, &quot;dropping-particle&quot;: &quot;&quot;, &quot;suffix&quot;: &quot;&quot;, &quot;non-dropping-particle&quot;: &quot;&quot;, &quot;given&quot;: &quot;Aleksandra E&quot;}, {&quot;parse-names&quot;: false, &quot;family&quot;: &quot;Guenzl&quot;, &quot;dropping-particle&quot;: &quot;&quot;, &quot;suffix&quot;: &quot;&quot;, &quot;non-dropping-particle&quot;: &quot;&quot;, &quot;given&quot;: &quot;Philipp M&quot;}, {&quot;parse-names&quot;: false, &quot;family&quot;: &quot;Barlow&quot;, &quot;dropping-particle&quot;: &quot;&quot;, &quot;suffix&quot;: &quot;&quot;, &quot;non-dropping-particle&quot;: &quot;&quot;, &quot;given&quot;: &quot;Denise P&quot;}, {&quot;parse-names&quot;: false, &quot;family&quot;: &quot;Pauler&quot;, &quot;dropping-particle&quot;: &quot;&quot;, &quot;suffix&quot;: &quot;&quot;, &quot;non-dropping-particle&quot;: &quot;&quot;, &quot;given&quot;: &quot;Florian M&quot;}], &quot;id&quot;: &quot;ITEM-1&quot;, &quot;issue&quot;: &quot;1&quot;, &quot;ISBN&quot;: &quot;1741-7007 (Electronic)\\r1741-7007 (Linking)&quot;, &quot;volume&quot;: &quot;11&quot;}, &quot;id&quot;: &quot;ITEM-1&quot;}], &quot;schema&quot;: &quot;https://github.com/citation-style-language/schema/raw/master/csl-citation.json&quot;, &quot;properties&quot;: {&quot;noteIndex&quot;: 0}} RND2yMlK1FiH3"/><text:span text:style-name="T9">(Kornienko, Guenzl, Barlow, &amp; Pauler, 2013)</text:span><text:reference-mark-end text:name="ADDIN CSL_CITATION {&quot;mendeley&quot;: {&quot;plainTextFormattedCitation&quot;: &quot;(Kornienko, Guenzl, Barlow, &amp; Pauler, 2013)&quot;, &quot;formattedCitation&quot;: &quot;(Kornienko, Guenzl, Barlow, &amp; Pauler, 2013)&quot;, &quot;previouslyFormattedCitation&quot;: &quot;(Kornienko, Guenzl, Barlow, &amp; Pauler, 2013)&quot;}, &quot;citationItems&quot;: [{&quot;uris&quot;: [&quot;http://www.mendeley.com/documents/?uuid=87994fa5-021d-484c-95ca-47e4a22d1305&quot;], &quot;itemData&quot;: {&quot;container-title&quot;: &quot;BMC biology&quot;, &quot;issued&quot;: {&quot;date-parts&quot;: [[&quot;2013&quot;]]}, &quot;page&quot;: &quot;59&quot;, &quot;type&quot;: &quot;article-journal&quot;, &quot;ISSN&quot;: &quot;1741-7007&quot;, &quot;title&quot;: &quot;Gene regulation by the act of long non-coding RNA transcription.&quot;, &quot;PMID&quot;: &quot;23721193&quot;, &quot;DOI&quot;: &quot;10.1186/1741-7007-11-59&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author&quot;: [{&quot;parse-names&quot;: false, &quot;family&quot;: &quot;Kornienko&quot;, &quot;dropping-particle&quot;: &quot;&quot;, &quot;suffix&quot;: &quot;&quot;, &quot;non-dropping-particle&quot;: &quot;&quot;, &quot;given&quot;: &quot;Aleksandra E&quot;}, {&quot;parse-names&quot;: false, &quot;family&quot;: &quot;Guenzl&quot;, &quot;dropping-particle&quot;: &quot;&quot;, &quot;suffix&quot;: &quot;&quot;, &quot;non-dropping-particle&quot;: &quot;&quot;, &quot;given&quot;: &quot;Philipp M&quot;}, {&quot;parse-names&quot;: false, &quot;family&quot;: &quot;Barlow&quot;, &quot;dropping-particle&quot;: &quot;&quot;, &quot;suffix&quot;: &quot;&quot;, &quot;non-dropping-particle&quot;: &quot;&quot;, &quot;given&quot;: &quot;Denise P&quot;}, {&quot;parse-names&quot;: false, &quot;family&quot;: &quot;Pauler&quot;, &quot;dropping-particle&quot;: &quot;&quot;, &quot;suffix&quot;: &quot;&quot;, &quot;non-dropping-particle&quot;: &quot;&quot;, &quot;given&quot;: &quot;Florian M&quot;}], &quot;id&quot;: &quot;ITEM-1&quot;, &quot;issue&quot;: &quot;1&quot;, &quot;ISBN&quot;: &quot;1741-7007 (Electronic)\\r1741-7007 (Linking)&quot;, &quot;volume&quot;: &quot;11&quot;}, &quot;id&quot;: &quot;ITEM-1&quot;}], &quot;schema&quot;: &quot;https://github.com/citation-style-language/schema/raw/master/csl-citation.json&quot;, &quot;properties&quot;: {&quot;noteIndex&quot;: 0}} RND2yMlK1FiH3"/><text:span text:style-name="T34">⁠. However, the mechanisms and functions, if any, for the majority of lincRNAs remain unknown</text:span> <text:reference-mark-start text:name="ADDIN CSL_CITATION {&quot;mendeley&quot;: {&quot;plainTextFormattedCitation&quot;: &quot;(Rinn &amp; Chang, 2012)&quot;, &quot;formattedCitation&quot;: &quot;(Rinn &amp; Chang, 2012)&quot;, &quot;previouslyFormattedCitation&quot;: &quot;(Rinn &amp; Chang, 2012)&quot;}, &quot;citationItems&quot;: [{&quot;uris&quot;: [&quot;http://www.mendeley.com/documents/?uuid=2029c568-33da-463e-bcc3-3d5ba980d7f7&quot;, &quot;http://www.mendeley.com/documents/?uuid=7c99ad0f-b68f-4a76-86d6-a75dc5e152ef&quot;], &quot;itemData&quot;: {&quot;container-title&quot;: &quot;Annual review of biochemistry&quot;, &quot;issued&quot;: {&quot;date-parts&quot;: [[&quot;2012&quot;]]}, &quot;page&quot;: &quot;145-166&quot;, &quot;type&quot;: &quot;article-journal&quot;, &quot;ISSN&quot;: &quot;1545-4509&quot;, &quot;title&quot;: &quot;Genome regulation by long noncoding RNAs.&quot;, &quot;PMID&quot;: &quot;22663078&quot;, &quot;DOI&quot;: &quot;10.1146/annurev-biochem-051410-092902&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author&quot;: [{&quot;parse-names&quot;: false, &quot;family&quot;: &quot;Rinn&quot;, &quot;dropping-particle&quot;: &quot;&quot;, &quot;suffix&quot;: &quot;&quot;, &quot;non-dropping-particle&quot;: &quot;&quot;, &quot;given&quot;: &quot;John L&quot;}, {&quot;parse-names&quot;: false, &quot;family&quot;: &quot;Chang&quot;, &quot;dropping-particle&quot;: &quot;&quot;, &quot;suffix&quot;: &quot;&quot;, &quot;non-dropping-particle&quot;: &quot;&quot;, &quot;given&quot;: &quot;Howard Y&quot;}], &quot;id&quot;: &quot;ITEM-1&quot;, &quot;ISBN&quot;: &quot;1545-4509 (Electronic)\\r0066-4154 (Linking)&quot;, &quot;volume&quot;: &quot;81&quot;}, &quot;id&quot;: &quot;ITEM-1&quot;}], &quot;schema&quot;: &quot;https://github.com/citation-style-language/schema/raw/master/csl-citation.json&quot;, &quot;properties&quot;: {&quot;noteIndex&quot;: 0}} RNDNnOcvh71Ex"/><text:span text:style-name="T8">(Rinn &amp; Chang, 2012)</text:span><text:reference-mark-end text:name="ADDIN CSL_CITATION {&quot;mendeley&quot;: {&quot;plainTextFormattedCitation&quot;: &quot;(Rinn &amp; Chang, 2012)&quot;, &quot;formattedCitation&quot;: &quot;(Rinn &amp; Chang, 2012)&quot;, &quot;previouslyFormattedCitation&quot;: &quot;(Rinn &amp; Chang, 2012)&quot;}, &quot;citationItems&quot;: [{&quot;uris&quot;: [&quot;http://www.mendeley.com/documents/?uuid=2029c568-33da-463e-bcc3-3d5ba980d7f7&quot;, &quot;http://www.mendeley.com/documents/?uuid=7c99ad0f-b68f-4a76-86d6-a75dc5e152ef&quot;], &quot;itemData&quot;: {&quot;container-title&quot;: &quot;Annual review of biochemistry&quot;, &quot;issued&quot;: {&quot;date-parts&quot;: [[&quot;2012&quot;]]}, &quot;page&quot;: &quot;145-166&quot;, &quot;type&quot;: &quot;article-journal&quot;, &quot;ISSN&quot;: &quot;1545-4509&quot;, &quot;title&quot;: &quot;Genome regulation by long noncoding RNAs.&quot;, &quot;PMID&quot;: &quot;22663078&quot;, &quot;DOI&quot;: &quot;10.1146/annurev-biochem-051410-092902&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author&quot;: [{&quot;parse-names&quot;: false, &quot;family&quot;: &quot;Rinn&quot;, &quot;dropping-particle&quot;: &quot;&quot;, &quot;suffix&quot;: &quot;&quot;, &quot;non-dropping-particle&quot;: &quot;&quot;, &quot;given&quot;: &quot;John L&quot;}, {&quot;parse-names&quot;: false, &quot;family&quot;: &quot;Chang&quot;, &quot;dropping-particle&quot;: &quot;&quot;, &quot;suffix&quot;: &quot;&quot;, &quot;non-dropping-particle&quot;: &quot;&quot;, &quot;given&quot;: &quot;Howard Y&quot;}], &quot;id&quot;: &quot;ITEM-1&quot;, &quot;ISBN&quot;: &quot;1545-4509 (Electronic)\\r0066-4154 (Linking)&quot;, &quot;volume&quot;: &quot;81&quot;}, &quot;id&quot;: &quot;ITEM-1&quot;}], &quot;schema&quot;: &quot;https://github.com/citation-style-language/schema/raw/master/csl-citation.json&quot;, &quot;properties&quot;: {&quot;noteIndex&quot;: 0}} RNDNnOcvh71Ex"/>⁠. <text:s/></text:p>
      <text:p text:style-name="P10"/>
      <text:p text:style-name="P11"><text:span text:style-name="T150">A high proportion of lincRNA arise from enhancers, as most active enhancers are transcribed, generating noncoding products, including lincRNAs </text:span><text:reference-mark-start text:name="ADDIN CSL_CITATION {&quot;mendeley&quot;: {&quot;plainTextFormattedCitation&quot;: &quot;(Guil &amp; Esteller, 2012)&quot;, &quot;formattedCitation&quot;: &quot;(Guil &amp; Esteller, 2012)&quot;, &quot;previouslyFormattedCitation&quot;: &quot;(Guil &amp; Esteller, 2012)&quot;}, &quot;citationItems&quot;: [{&quot;uris&quot;: [&quot;http://www.mendeley.com/documents/?uuid=58ffe2d4-274d-4bc4-a9e5-8a66fd3a8378&quot;], &quot;itemData&quot;: {&quot;container-title&quot;: &quot;Nature Structural &amp; Molecular Biology&quot;, &quot;issued&quot;: {&quot;date-parts&quot;: [[&quot;2012&quot;]]}, &quot;page&quot;: &quot;1068-1075&quot;, &quot;type&quot;: &quot;article-journal&quot;, &quot;ISSN&quot;: &quot;1545-9993&quot;, &quot;title&quot;: &quot;Cis-acting noncoding RNAs: friends and foes&quot;, &quot;PMID&quot;: &quot;23132386&quot;, &quot;DOI&quot;: &quot;10.1038/nsmb.2428&quot;, &quot;author&quot;: [{&quot;parse-names&quot;: false, &quot;family&quot;: &quot;Guil&quot;, &quot;dropping-particle&quot;: &quot;&quot;, &quot;suffix&quot;: &quot;&quot;, &quot;non-dropping-particle&quot;: &quot;&quot;, &quot;given&quot;: &quot;S\u00f2nia&quot;}, {&quot;parse-names&quot;: false, &quot;family&quot;: &quot;Esteller&quot;, &quot;dropping-particle&quot;: &quot;&quot;, &quot;suffix&quot;: &quot;&quot;, &quot;non-dropping-particle&quot;: &quot;&quot;, &quot;given&quot;: &quot;Manel&quot;}], &quot;id&quot;: &quot;ITEM-1&quot;, &quot;issue&quot;: &quot;11&quot;, &quot;publisher&quot;: &quot;Nature Publishing Group&quot;, &quot;ISBN&quot;: &quot;1545-9985 (Electronic)\\r1545-9985 (Linking)&quot;, &quot;volume&quot;: &quot;19&quot;}, &quot;id&quot;: &quot;ITEM-1&quot;}], &quot;schema&quot;: &quot;https://github.com/citation-style-language/schema/raw/master/csl-citation.json&quot;, &quot;properties&quot;: {&quot;noteIndex&quot;: 0}} RNDRZLEMK866x"/><text:span text:style-name="T16">(Guil &amp; Esteller, 2012)</text:span><text:reference-mark-end text:name="ADDIN CSL_CITATION {&quot;mendeley&quot;: {&quot;plainTextFormattedCitation&quot;: &quot;(Guil &amp; Esteller, 2012)&quot;, &quot;formattedCitation&quot;: &quot;(Guil &amp; Esteller, 2012)&quot;, &quot;previouslyFormattedCitation&quot;: &quot;(Guil &amp; Esteller, 2012)&quot;}, &quot;citationItems&quot;: [{&quot;uris&quot;: [&quot;http://www.mendeley.com/documents/?uuid=58ffe2d4-274d-4bc4-a9e5-8a66fd3a8378&quot;], &quot;itemData&quot;: {&quot;container-title&quot;: &quot;Nature Structural &amp; Molecular Biology&quot;, &quot;issued&quot;: {&quot;date-parts&quot;: [[&quot;2012&quot;]]}, &quot;page&quot;: &quot;1068-1075&quot;, &quot;type&quot;: &quot;article-journal&quot;, &quot;ISSN&quot;: &quot;1545-9993&quot;, &quot;title&quot;: &quot;Cis-acting noncoding RNAs: friends and foes&quot;, &quot;PMID&quot;: &quot;23132386&quot;, &quot;DOI&quot;: &quot;10.1038/nsmb.2428&quot;, &quot;author&quot;: [{&quot;parse-names&quot;: false, &quot;family&quot;: &quot;Guil&quot;, &quot;dropping-particle&quot;: &quot;&quot;, &quot;suffix&quot;: &quot;&quot;, &quot;non-dropping-particle&quot;: &quot;&quot;, &quot;given&quot;: &quot;S\u00f2nia&quot;}, {&quot;parse-names&quot;: false, &quot;family&quot;: &quot;Esteller&quot;, &quot;dropping-particle&quot;: &quot;&quot;, &quot;suffix&quot;: &quot;&quot;, &quot;non-dropping-particle&quot;: &quot;&quot;, &quot;given&quot;: &quot;Manel&quot;}], &quot;id&quot;: &quot;ITEM-1&quot;, &quot;issue&quot;: &quot;11&quot;, &quot;publisher&quot;: &quot;Nature Publishing Group&quot;, &quot;ISBN&quot;: &quot;1545-9985 (Electronic)\\r1545-9985 (Linking)&quot;, &quot;volume&quot;: &quot;19&quot;}, &quot;id&quot;: &quot;ITEM-1&quot;}], &quot;schema&quot;: &quot;https://github.com/citation-style-language/schema/raw/master/csl-citation.json&quot;, &quot;properties&quot;: {&quot;noteIndex&quot;: 0}} RNDRZLEMK866x"/><text:span text:style-name="T150">. Recently, lincRNAs associated with human trait variants have been shown to have enhancer-associated </text:span><text:span text:style-name="T7">cis</text:span><text:span text:style-name="T36">-regulatory roles on local gene expression. Importantly, these loci are correlated with higher frequencies of chromosomal interactions relative to other lincRNAs in a human lymphoblastoid cell line (LCL), suggesting that enhancer-associated lincRNAs (elincRNAs) may be involved in gene regulation through modulating chromatin architecture (Tan et al, 2016, under revision). </text:span></text:p>
      <text:p text:style-name="P68"/>
      <text:p text:style-name="P13">Indeed, spatial organization of the genome impacts gene regulation <text:reference-mark-start text:name="ADDIN CSL_CITATION {&quot;mendeley&quot;: {&quot;plainTextFormattedCitation&quot;: &quot;(Engreitz, Ollikainen, &amp; Guttman, 2016)&quot;, &quot;formattedCitation&quot;: &quot;(Engreitz, Ollikainen, &amp; Guttman, 2016)&quot;, &quot;previouslyFormattedCitation&quot;: &quot;(Engreitz, Ollikainen, &amp; Guttman, 2016)&quot;}, &quot;citationItems&quot;: [{&quot;uris&quot;: [&quot;http://www.mendeley.com/documents/?uuid=dea99785-3ff5-4d82-8299-e7604d71d714&quot;], &quot;itemData&quot;: {&quot;container-title&quot;: &quot;Nature Reviews Molecular Cell Biology&quot;, &quot;issued&quot;: {&quot;date-parts&quot;: [[&quot;2016&quot;]]}, &quot;page&quot;: &quot;756-770&quot;, &quot;type&quot;: &quot;article-journal&quot;, &quot;ISSN&quot;: &quot;1471-0072&quot;, &quot;title&quot;: &quot;Long non-coding RNAs: spatial amplifiers that control nuclear structure and gene expression&quot;, &quot;PMID&quot;: &quot;27780979&quot;, &quot;DOI&quot;: &quot;10.1038/nrm.2016.126&quot;, &quot;author&quot;: [{&quot;parse-names&quot;: false, &quot;family&quot;: &quot;Engreitz&quot;, &quot;dropping-particle&quot;: &quot;&quot;, &quot;suffix&quot;: &quot;&quot;, &quot;non-dropping-particle&quot;: &quot;&quot;, &quot;given&quot;: &quot;Jesse M.&quot;}, {&quot;parse-names&quot;: false, &quot;family&quot;: &quot;Ollikainen&quot;, &quot;dropping-particle&quot;: &quot;&quot;, &quot;suffix&quot;: &quot;&quot;, &quot;non-dropping-particle&quot;: &quot;&quot;, &quot;given&quot;: &quot;Noah&quot;}, {&quot;parse-names&quot;: false, &quot;family&quot;: &quot;Guttman&quot;, &quot;dropping-particle&quot;: &quot;&quot;, &quot;suffix&quot;: &quot;&quot;, &quot;non-dropping-particle&quot;: &quot;&quot;, &quot;given&quot;: &quot;Mitchell&quot;}], &quot;id&quot;: &quot;ITEM-1&quot;, &quot;issue&quot;: &quot;12&quot;, &quot;publisher&quot;: &quot;Nature Publishing Group&quot;, &quot;volume&quot;: &quot;17&quot;}, &quot;id&quot;: &quot;ITEM-1&quot;}], &quot;schema&quot;: &quot;https://github.com/citation-style-language/schema/raw/master/csl-citation.json&quot;, &quot;properties&quot;: {&quot;noteIndex&quot;: 0}} RNDtI0z6IGdYX"/>(Engreitz, Ollikainen, &amp; Guttman, 2016)<text:reference-mark-end text:name="ADDIN CSL_CITATION {&quot;mendeley&quot;: {&quot;plainTextFormattedCitation&quot;: &quot;(Engreitz, Ollikainen, &amp; Guttman, 2016)&quot;, &quot;formattedCitation&quot;: &quot;(Engreitz, Ollikainen, &amp; Guttman, 2016)&quot;, &quot;previouslyFormattedCitation&quot;: &quot;(Engreitz, Ollikainen, &amp; Guttman, 2016)&quot;}, &quot;citationItems&quot;: [{&quot;uris&quot;: [&quot;http://www.mendeley.com/documents/?uuid=dea99785-3ff5-4d82-8299-e7604d71d714&quot;], &quot;itemData&quot;: {&quot;container-title&quot;: &quot;Nature Reviews Molecular Cell Biology&quot;, &quot;issued&quot;: {&quot;date-parts&quot;: [[&quot;2016&quot;]]}, &quot;page&quot;: &quot;756-770&quot;, &quot;type&quot;: &quot;article-journal&quot;, &quot;ISSN&quot;: &quot;1471-0072&quot;, &quot;title&quot;: &quot;Long non-coding RNAs: spatial amplifiers that control nuclear structure and gene expression&quot;, &quot;PMID&quot;: &quot;27780979&quot;, &quot;DOI&quot;: &quot;10.1038/nrm.2016.126&quot;, &quot;author&quot;: [{&quot;parse-names&quot;: false, &quot;family&quot;: &quot;Engreitz&quot;, &quot;dropping-particle&quot;: &quot;&quot;, &quot;suffix&quot;: &quot;&quot;, &quot;non-dropping-particle&quot;: &quot;&quot;, &quot;given&quot;: &quot;Jesse M.&quot;}, {&quot;parse-names&quot;: false, &quot;family&quot;: &quot;Ollikainen&quot;, &quot;dropping-particle&quot;: &quot;&quot;, &quot;suffix&quot;: &quot;&quot;, &quot;non-dropping-particle&quot;: &quot;&quot;, &quot;given&quot;: &quot;Noah&quot;}, {&quot;parse-names&quot;: false, &quot;family&quot;: &quot;Guttman&quot;, &quot;dropping-particle&quot;: &quot;&quot;, &quot;suffix&quot;: &quot;&quot;, &quot;non-dropping-particle&quot;: &quot;&quot;, &quot;given&quot;: &quot;Mitchell&quot;}], &quot;id&quot;: &quot;ITEM-1&quot;, &quot;issue&quot;: &quot;12&quot;, &quot;publisher&quot;: &quot;Nature Publishing Group&quot;, &quot;volume&quot;: &quot;17&quot;}, &quot;id&quot;: &quot;ITEM-1&quot;}], &quot;schema&quot;: &quot;https://github.com/citation-style-language/schema/raw/master/csl-citation.json&quot;, &quot;properties&quot;: {&quot;noteIndex&quot;: 0}} RNDtI0z6IGdYX"/><text:span text:style-name="T8">⁠</text:span>⁠. Specifically, the folding of genomic DNA into variably compact chromosomal structures can strongly influence expression of the embedded genes <text:reference-mark-start text:name="ADDIN CSL_CITATION {&quot;mendeley&quot;: {&quot;plainTextFormattedCitation&quot;: &quot;(Gorkin, Leung, &amp; Ren, 2014)&quot;, &quot;formattedCitation&quot;: &quot;(Gorkin, Leung, &amp; Ren, 2014)&quot;, &quot;previouslyFormattedCitation&quot;: &quot;(Gorkin, Leung, &amp; Ren, 2014)&quot;}, &quot;citationItems&quot;: [{&quot;uris&quot;: [&quot;http://www.mendeley.com/documents/?uuid=94bc05df-726d-4b83-b7d2-220af640c35a&quot;], &quot;itemData&quot;: {&quot;container-title&quot;: &quot;Cell Stem Cell&quot;, &quot;issued&quot;: {&quot;date-parts&quot;: [[&quot;2014&quot;]]}, &quot;page&quot;: &quot;771-775&quot;, &quot;type&quot;: &quot;article-journal&quot;, &quot;ISSN&quot;: &quot;18759777&quot;, &quot;title&quot;: &quot;The 3D genome in transcriptional regulation and pluripotency&quot;, &quot;PMID&quot;: &quot;24905166&quot;, &quot;DOI&quot;: &quot;10.1016/j.stem.2014.05.017&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author&quot;: [{&quot;parse-names&quot;: false, &quot;family&quot;: &quot;Gorkin&quot;, &quot;dropping-particle&quot;: &quot;&quot;, &quot;suffix&quot;: &quot;&quot;, &quot;non-dropping-particle&quot;: &quot;&quot;, &quot;given&quot;: &quot;David U.&quot;}, {&quot;parse-names&quot;: false, &quot;family&quot;: &quot;Leung&quot;, &quot;dropping-particle&quot;: &quot;&quot;, &quot;suffix&quot;: &quot;&quot;, &quot;non-dropping-particle&quot;: &quot;&quot;, &quot;given&quot;: &quot;Danny&quot;}, {&quot;parse-names&quot;: false, &quot;family&quot;: &quot;Ren&quot;, &quot;dropping-particle&quot;: &quot;&quot;, &quot;suffix&quot;: &quot;&quot;, &quot;non-dropping-particle&quot;: &quot;&quot;, &quot;given&quot;: &quot;Bing&quot;}], &quot;id&quot;: &quot;ITEM-1&quot;, &quot;publisher&quot;: &quot;Elsevier Inc.&quot;, &quot;issue&quot;: &quot;6&quot;, &quot;ISBN&quot;: &quot;1875-9777 (Electronic)&quot;, &quot;volume&quot;: &quot;14&quot;}, &quot;id&quot;: &quot;ITEM-1&quot;}], &quot;schema&quot;: &quot;https://github.com/citation-style-language/schema/raw/master/csl-citation.json&quot;, &quot;properties&quot;: {&quot;noteIndex&quot;: 0}} RNDHCNiliLvEB"/>(Gorkin, Leung, &amp; Ren, 2014)<text:reference-mark-end text:name="ADDIN CSL_CITATION {&quot;mendeley&quot;: {&quot;plainTextFormattedCitation&quot;: &quot;(Gorkin, Leung, &amp; Ren, 2014)&quot;, &quot;formattedCitation&quot;: &quot;(Gorkin, Leung, &amp; Ren, 2014)&quot;, &quot;previouslyFormattedCitation&quot;: &quot;(Gorkin, Leung, &amp; Ren, 2014)&quot;}, &quot;citationItems&quot;: [{&quot;uris&quot;: [&quot;http://www.mendeley.com/documents/?uuid=94bc05df-726d-4b83-b7d2-220af640c35a&quot;], &quot;itemData&quot;: {&quot;container-title&quot;: &quot;Cell Stem Cell&quot;, &quot;issued&quot;: {&quot;date-parts&quot;: [[&quot;2014&quot;]]}, &quot;page&quot;: &quot;771-775&quot;, &quot;type&quot;: &quot;article-journal&quot;, &quot;ISSN&quot;: &quot;18759777&quot;, &quot;title&quot;: &quot;The 3D genome in transcriptional regulation and pluripotency&quot;, &quot;PMID&quot;: &quot;24905166&quot;, &quot;DOI&quot;: &quot;10.1016/j.stem.2014.05.017&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author&quot;: [{&quot;parse-names&quot;: false, &quot;family&quot;: &quot;Gorkin&quot;, &quot;dropping-particle&quot;: &quot;&quot;, &quot;suffix&quot;: &quot;&quot;, &quot;non-dropping-particle&quot;: &quot;&quot;, &quot;given&quot;: &quot;David U.&quot;}, {&quot;parse-names&quot;: false, &quot;family&quot;: &quot;Leung&quot;, &quot;dropping-particle&quot;: &quot;&quot;, &quot;suffix&quot;: &quot;&quot;, &quot;non-dropping-particle&quot;: &quot;&quot;, &quot;given&quot;: &quot;Danny&quot;}, {&quot;parse-names&quot;: false, &quot;family&quot;: &quot;Ren&quot;, &quot;dropping-particle&quot;: &quot;&quot;, &quot;suffix&quot;: &quot;&quot;, &quot;non-dropping-particle&quot;: &quot;&quot;, &quot;given&quot;: &quot;Bing&quot;}], &quot;id&quot;: &quot;ITEM-1&quot;, &quot;publisher&quot;: &quot;Elsevier Inc.&quot;, &quot;issue&quot;: &quot;6&quot;, &quot;ISBN&quot;: &quot;1875-9777 (Electronic)&quot;, &quot;volume&quot;: &quot;14&quot;}, &quot;id&quot;: &quot;ITEM-1&quot;}], &quot;schema&quot;: &quot;https://github.com/citation-style-language/schema/raw/master/csl-citation.json&quot;, &quot;properties&quot;: {&quot;noteIndex&quot;: 0}} RNDHCNiliLvEB"/><text:span text:style-name="T8">⁠</text:span>⁠<text:span text:style-name="T74">. Globally, regions with low degree of compaction are associated with high levels of active transcription, referred to as </text:span><text:span text:style-name="T76">euchromatin</text:span><text:span text:style-name="T74">. On the other hand, relatively uncondensed and less transcriptionally active regions are called </text:span><text:span text:style-name="T76">heterochromatin</text:span><text:span text:style-name="T74"> </text:span><text:reference-mark-start text:name="ADDIN CSL_CITATION {&quot;mendeley&quot;: {&quot;plainTextFormattedCitation&quot;: &quot;(Passarge, 1979)&quot;, &quot;formattedCitation&quot;: &quot;(Passarge, 1979)&quot;, &quot;previouslyFormattedCitation&quot;: &quot;(Passarge, 1979)&quot;}, &quot;citationItems&quot;: [{&quot;uris&quot;: [&quot;http://www.mendeley.com/documents/?uuid=1eeb506c-66b7-476d-ac34-c9935cab6b3a&quot;], &quot;itemData&quot;: {&quot;container-title&quot;: &quot;American journal of human genetics&quot;, &quot;issued&quot;: {&quot;date-parts&quot;: [[&quot;1979&quot;]]}, &quot;page&quot;: &quot;106-15&quot;, &quot;type&quot;: &quot;article-journal&quot;, &quot;ISSN&quot;: &quot;0002-9297&quot;, &quot;title&quot;: &quot;Emil Heitz and the concept of heterochromatin: longitudinal chromosome differentiation was recognized fifty years ago.&quot;, &quot;PMID&quot;: &quot;377956&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author&quot;: [{&quot;parse-names&quot;: false, &quot;family&quot;: &quot;Passarge&quot;, &quot;dropping-particle&quot;: &quot;&quot;, &quot;suffix&quot;: &quot;&quot;, &quot;non-dropping-particle&quot;: &quot;&quot;, &quot;given&quot;: &quot;E&quot;}], &quot;id&quot;: &quot;ITEM-1&quot;, &quot;issue&quot;: &quot;2&quot;, &quot;ISBN&quot;: &quot;0002-9297 (Print)\r0002-9297 (Linking)&quot;, &quot;volume&quot;: &quot;31&quot;}, &quot;id&quot;: &quot;ITEM-1&quot;}], &quot;schema&quot;: &quot;https://github.com/citation-style-language/schema/raw/master/csl-citation.json&quot;, &quot;properties&quot;: {&quot;noteIndex&quot;: 0}} RNDZrc136BiFC"/><text:span text:style-name="T11">(Passarge, 1979)</text:span><text:reference-mark-end text:name="ADDIN CSL_CITATION {&quot;mendeley&quot;: {&quot;plainTextFormattedCitation&quot;: &quot;(Passarge, 1979)&quot;, &quot;formattedCitation&quot;: &quot;(Passarge, 1979)&quot;, &quot;previouslyFormattedCitation&quot;: &quot;(Passarge, 1979)&quot;}, &quot;citationItems&quot;: [{&quot;uris&quot;: [&quot;http://www.mendeley.com/documents/?uuid=1eeb506c-66b7-476d-ac34-c9935cab6b3a&quot;], &quot;itemData&quot;: {&quot;container-title&quot;: &quot;American journal of human genetics&quot;, &quot;issued&quot;: {&quot;date-parts&quot;: [[&quot;1979&quot;]]}, &quot;page&quot;: &quot;106-15&quot;, &quot;type&quot;: &quot;article-journal&quot;, &quot;ISSN&quot;: &quot;0002-9297&quot;, &quot;title&quot;: &quot;Emil Heitz and the concept of heterochromatin: longitudinal chromosome differentiation was recognized fifty years ago.&quot;, &quot;PMID&quot;: &quot;377956&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author&quot;: [{&quot;parse-names&quot;: false, &quot;family&quot;: &quot;Passarge&quot;, &quot;dropping-particle&quot;: &quot;&quot;, &quot;suffix&quot;: &quot;&quot;, &quot;non-dropping-particle&quot;: &quot;&quot;, &quot;given&quot;: &quot;E&quot;}], &quot;id&quot;: &quot;ITEM-1&quot;, &quot;issue&quot;: &quot;2&quot;, &quot;ISBN&quot;: &quot;0002-9297 (Print)\r0002-9297 (Linking)&quot;, &quot;volume&quot;: &quot;31&quot;}, &quot;id&quot;: &quot;ITEM-1&quot;}], &quot;schema&quot;: &quot;https://github.com/citation-style-language/schema/raw/master/csl-citation.json&quot;, &quot;properties&quot;: {&quot;noteIndex&quot;: 0}} RNDZrc136BiFC"/><text:span text:style-name="T74">⁠</text:span><text:reference-mark-start text:name="ADDIN CSL_CITATION {&quot;mendeley&quot;: {&quot;plainTextFormattedCitation&quot;: &quot;(Tamaru, 2010)&quot;, &quot;formattedCitation&quot;: &quot;(Tamaru, 2010)&quot;, &quot;previouslyFormattedCitation&quot;: &quot;(Tamaru, 2010)&quot;}, &quot;citationItems&quot;: [{&quot;uris&quot;: [&quot;http://www.mendeley.com/documents/?uuid=2d7516a1-d363-47fd-8b71-04f71683c6dd&quot;], &quot;itemData&quot;: {&quot;container-title&quot;: &quot;Genes and Development&quot;, &quot;genre&quot;: &quot;article&quot;, &quot;page&quot;: &quot;1465-1478&quot;, &quot;volume&quot;: &quot;24&quot;, &quot;type&quot;: &quot;article-journal&quot;, &quot;ISSN&quot;: &quot;08909369&quot;, &quot;title&quot;: &quot;Confining euchromatin/heterochromatin territory: Jumonji crosses the line&quot;, &quot;PMID&quot;: &quot;20634313&quot;, &quot;DOI&quot;: &quot;10.1101/gad.1941010&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author&quot;: [{&quot;parse-names&quot;: false, &quot;family&quot;: &quot;Tamaru&quot;, &quot;dropping-particle&quot;: &quot;&quot;, &quot;suffix&quot;: &quot;&quot;, &quot;non-dropping-particle&quot;: &quot;&quot;, &quot;given&quot;: &quot;Hisashi&quot;}], &quot;id&quot;: &quot;ITEM-1&quot;, &quot;issue&quot;: &quot;14&quot;, &quot;ISBN&quot;: &quot;1549-5477 (Electronic)$\\$n0890-9369 (Linking)&quot;, &quot;issued&quot;: {&quot;date-parts&quot;: [[&quot;2010&quot;]]}}, &quot;id&quot;: &quot;ITEM-1&quot;}], &quot;schema&quot;: &quot;https://github.com/citation-style-language/schema/raw/master/csl-citation.json&quot;, &quot;properties&quot;: {&quot;noteIndex&quot;: 0}} RNDVxRSk3IECi"/><text:span text:style-name="T11">(Tamaru, 2010)</text:span><text:reference-mark-end text:name="ADDIN CSL_CITATION {&quot;mendeley&quot;: {&quot;plainTextFormattedCitation&quot;: &quot;(Tamaru, 2010)&quot;, &quot;formattedCitation&quot;: &quot;(Tamaru, 2010)&quot;, &quot;previouslyFormattedCitation&quot;: &quot;(Tamaru, 2010)&quot;}, &quot;citationItems&quot;: [{&quot;uris&quot;: [&quot;http://www.mendeley.com/documents/?uuid=2d7516a1-d363-47fd-8b71-04f71683c6dd&quot;], &quot;itemData&quot;: {&quot;container-title&quot;: &quot;Genes and Development&quot;, &quot;genre&quot;: &quot;article&quot;, &quot;page&quot;: &quot;1465-1478&quot;, &quot;volume&quot;: &quot;24&quot;, &quot;type&quot;: &quot;article-journal&quot;, &quot;ISSN&quot;: &quot;08909369&quot;, &quot;title&quot;: &quot;Confining euchromatin/heterochromatin territory: Jumonji crosses the line&quot;, &quot;PMID&quot;: &quot;20634313&quot;, &quot;DOI&quot;: &quot;10.1101/gad.1941010&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author&quot;: [{&quot;parse-names&quot;: false, &quot;family&quot;: &quot;Tamaru&quot;, &quot;dropping-particle&quot;: &quot;&quot;, &quot;suffix&quot;: &quot;&quot;, &quot;non-dropping-particle&quot;: &quot;&quot;, &quot;given&quot;: &quot;Hisashi&quot;}], &quot;id&quot;: &quot;ITEM-1&quot;, &quot;issue&quot;: &quot;14&quot;, &quot;ISBN&quot;: &quot;1549-5477 (Electronic)$\\$n0890-9369 (Linking)&quot;, &quot;issued&quot;: {&quot;date-parts&quot;: [[&quot;2010&quot;]]}}, &quot;id&quot;: &quot;ITEM-1&quot;}], &quot;schema&quot;: &quot;https://github.com/citation-style-language/schema/raw/master/csl-citation.json&quot;, &quot;properties&quot;: {&quot;noteIndex&quot;: 0}} RNDVxRSk3IECi"/><text:span text:style-name="T74">⁠. </text:span><text:span text:style-name="T76">Chromosomes are</text:span><text:span text:style-name="T74"> further compartmentalized into smaller domains where frequent DNA:DNA interactions occur as a result of their close spatial proximity, called topologically associating domains (TADs), which are key in modulating gene transcription programs. Recent findings show that </text:span><text:span text:style-name="T77">regions at the borders of TADs, </text:span><text:span text:style-name="T78">called </text:span><text:span text:style-name="T77">TAD boundaries,</text:span><text:span text:style-name="T74"> are essential for modulating and preventing gene regulatory interactions within and across TADs, respectively. Deletion of TAD boundaries often disrupts those interactions, resulting in gene misexpression and disease phenotypes </text:span><text:reference-mark-start text:name="ADDIN CSL_CITATION {&quot;mendeley&quot;: {&quot;plainTextFormattedCitation&quot;: &quot;(Lupi\u00e1\u00f1ez et al., 2015)&quot;, &quot;formattedCitation&quot;: &quot;(Lupi\u00e1\u00f1ez et al., 2015)&quot;, &quot;previouslyFormattedCitation&quot;: &quot;(Lupi\u00e1\u00f1ez et al., 2015)&quot;}, &quot;citationItems&quot;: [{&quot;uris&quot;: [&quot;http://www.mendeley.com/documents/?uuid=71111415-2ad2-4a1f-b7ec-1a2d9831d008&quot;], &quot;itemData&quot;: {&quot;container-title&quot;: &quot;Cell&quot;, &quot;genre&quot;: &quot;article&quot;, &quot;page&quot;: &quot;1012-1025&quot;, &quot;volume&quot;: &quot;161&quot;, &quot;type&quot;: &quot;article-journal&quot;, &quot;ISSN&quot;: &quot;10974172&quot;, &quot;title&quot;: &quot;Disruptions of topological chromatin domains cause pathogenic rewiring of gene-enhancer interactions&quot;, &quot;PMID&quot;: &quot;25959774&quot;, &quot;DOI&quot;: &quot;10.1016/j.cell.2015.04.004&quot;, &quot;abstract&quot;: &quot;Mammalian genomes are organized into megabase-scale topologically associated domains (TADs). We demonstrate that disruption of TADs can rewire long-range regulatory architecture and result in pathogenic phenotypes. We show that distinct human limb malformations are caused by deletions, inversions, or duplications altering the structure of the TAD-spanning WNT6/IHH/EPHA4/PAX3 locus. Using CRISPR/Cas genome editing, we generated mice with corresponding rearrangements. Both in mouse limb tissue and patient-derived fibroblasts, disease-relevant structural changes cause ectopic interactions between promoters and non-coding DNA, and a cluster of limb enhancers normally associated with Epha4 is misplaced relative to TAD boundaries and drives ectopic limb expression of another gene in the locus. This rewiring occurred only if the variant disrupted a CTCF-associated boundary domain. Our results demonstrate the functional importance of TADs for orchestrating gene expression via genome architecture and indicate criteria for predicting the pathogenicity of human structural variants, particularly in non-coding regions of the human genome.&quot;, &quot;author&quot;: [{&quot;parse-names&quot;: false, &quot;family&quot;: &quot;Lupi\u00e1\u00f1ez&quot;, &quot;dropping-particle&quot;: &quot;&quot;, &quot;suffix&quot;: &quot;&quot;, &quot;non-dropping-particle&quot;: &quot;&quot;, &quot;given&quot;: &quot;Dar\u00edo G&quot;}, {&quot;parse-names&quot;: false, &quot;family&quot;: &quot;Kraft&quot;, &quot;dropping-particle&quot;: &quot;&quot;, &quot;suffix&quot;: &quot;&quot;, &quot;non-dropping-particle&quot;: &quot;&quot;, &quot;given&quot;: &quot;Katerina&quot;}, {&quot;parse-names&quot;: false, &quot;family&quot;: &quot;Heinrich&quot;, &quot;dropping-particle&quot;: &quot;&quot;, &quot;suffix&quot;: &quot;&quot;, &quot;non-dropping-particle&quot;: &quot;&quot;, &quot;given&quot;: &quot;Verena&quot;}, {&quot;parse-names&quot;: false, &quot;family&quot;: &quot;Krawitz&quot;, &quot;dropping-particle&quot;: &quot;&quot;, &quot;suffix&quot;: &quot;&quot;, &quot;non-dropping-particle&quot;: &quot;&quot;, &quot;given&quot;: &quot;Peter&quot;}, {&quot;parse-names&quot;: false, &quot;family&quot;: &quot;Brancati&quot;, &quot;dropping-particle&quot;: &quot;&quot;, &quot;suffix&quot;: &quot;&quot;, &quot;non-dropping-particle&quot;: &quot;&quot;, &quot;given&quot;: &quot;Francesco&quot;}, {&quot;parse-names&quot;: false, &quot;family&quot;: &quot;Klopocki&quot;, &quot;dropping-particle&quot;: &quot;&quot;, &quot;suffix&quot;: &quot;&quot;, &quot;non-dropping-particle&quot;: &quot;&quot;, &quot;given&quot;: &quot;Eva&quot;}, {&quot;parse-names&quot;: false, &quot;family&quot;: &quot;Horn&quot;, &quot;dropping-particle&quot;: &quot;&quot;, &quot;suffix&quot;: &quot;&quot;, &quot;non-dropping-particle&quot;: &quot;&quot;, &quot;given&quot;: &quot;Denise&quot;}, {&quot;parse-names&quot;: false, &quot;family&quot;: &quot;Kayserili&quot;, &quot;dropping-particle&quot;: &quot;&quot;, &quot;suffix&quot;: &quot;&quot;, &quot;non-dropping-particle&quot;: &quot;&quot;, &quot;given&quot;: &quot;H\u00fclya&quot;}, {&quot;parse-names&quot;: false, &quot;family&quot;: &quot;Opitz&quot;, &quot;dropping-particle&quot;: &quot;&quot;, &quot;suffix&quot;: &quot;&quot;, &quot;non-dropping-particle&quot;: &quot;&quot;, &quot;given&quot;: &quot;John M&quot;}, {&quot;parse-names&quot;: false, &quot;family&quot;: &quot;Laxova&quot;, &quot;dropping-particle&quot;: &quot;&quot;, &quot;suffix&quot;: &quot;&quot;, &quot;non-dropping-particle&quot;: &quot;&quot;, &quot;given&quot;: &quot;Renata&quot;}, {&quot;parse-names&quot;: false, &quot;family&quot;: &quot;Santos-Simarro&quot;, &quot;dropping-particle&quot;: &quot;&quot;, &quot;suffix&quot;: &quot;&quot;, &quot;non-dropping-particle&quot;: &quot;&quot;, &quot;given&quot;: &quot;Fernando&quot;}, {&quot;parse-names&quot;: false, &quot;family&quot;: &quot;Gilbert-Dussardier&quot;, &quot;dropping-particle&quot;: &quot;&quot;, &quot;suffix&quot;: &quot;&quot;, &quot;non-dropping-particle&quot;: &quot;&quot;, &quot;given&quot;: &quot;Brigitte&quot;}, {&quot;parse-names&quot;: false, &quot;family&quot;: &quot;Wittler&quot;, &quot;dropping-particle&quot;: &quot;&quot;, &quot;suffix&quot;: &quot;&quot;, &quot;non-dropping-particle&quot;: &quot;&quot;, &quot;given&quot;: &quot;Lars&quot;}, {&quot;parse-names&quot;: false, &quot;family&quot;: &quot;Borschiwer&quot;, &quot;dropping-particle&quot;: &quot;&quot;, &quot;suffix&quot;: &quot;&quot;, &quot;non-dropping-particle&quot;: &quot;&quot;, &quot;given&quot;: &quot;Marina&quot;}, {&quot;parse-names&quot;: false, &quot;family&quot;: &quot;Haas&quot;, &quot;dropping-particle&quot;: &quot;&quot;, &quot;suffix&quot;: &quot;&quot;, &quot;non-dropping-particle&quot;: &quot;&quot;, &quot;given&quot;: &quot;Stefan A&quot;}, {&quot;parse-names&quot;: false, &quot;family&quot;: &quot;Osterwalder&quot;, &quot;dropping-particle&quot;: &quot;&quot;, &quot;suffix&quot;: &quot;&quot;, &quot;non-dropping-particle&quot;: &quot;&quot;, &quot;given&quot;: &quot;Marco&quot;}, {&quot;parse-names&quot;: false, &quot;family&quot;: &quot;Franke&quot;, &quot;dropping-particle&quot;: &quot;&quot;, &quot;suffix&quot;: &quot;&quot;, &quot;non-dropping-particle&quot;: &quot;&quot;, &quot;given&quot;: &quot;Martin&quot;}, {&quot;parse-names&quot;: false, &quot;family&quot;: &quot;Timmermann&quot;, &quot;dropping-particle&quot;: &quot;&quot;, &quot;suffix&quot;: &quot;&quot;, &quot;non-dropping-particle&quot;: &quot;&quot;, &quot;given&quot;: &quot;Bernd&quot;}, {&quot;parse-names&quot;: false, &quot;family&quot;: &quot;Hecht&quot;, &quot;dropping-particle&quot;: &quot;&quot;, &quot;suffix&quot;: &quot;&quot;, &quot;non-dropping-particle&quot;: &quot;&quot;, &quot;given&quot;: &quot;Jochen&quot;}, {&quot;parse-names&quot;: false, &quot;family&quot;: &quot;Spielmann&quot;, &quot;dropping-particle&quot;: &quot;&quot;, &quot;suffix&quot;: &quot;&quot;, &quot;non-dropping-particle&quot;: &quot;&quot;, &quot;given&quot;: &quot;Malte&quot;}, {&quot;parse-names&quot;: false, &quot;family&quot;: &quot;Visel&quot;, &quot;dropping-particle&quot;: &quot;&quot;, &quot;suffix&quot;: &quot;&quot;, &quot;non-dropping-particle&quot;: &quot;&quot;, &quot;given&quot;: &quot;Axel&quot;}, {&quot;parse-names&quot;: false, &quot;family&quot;: &quot;Mundlos&quot;, &quot;dropping-particle&quot;: &quot;&quot;, &quot;suffix&quot;: &quot;&quot;, &quot;non-dropping-particle&quot;: &quot;&quot;, &quot;given&quot;: &quot;Stefan&quot;}], &quot;id&quot;: &quot;ITEM-1&quot;, &quot;issue&quot;: &quot;5&quot;, &quot;ISBN&quot;: &quot;1097-4172 (Electronic)$\\$r0092-8674 (Linking)&quot;, &quot;issued&quot;: {&quot;date-parts&quot;: [[&quot;2015&quot;]]}}, &quot;id&quot;: &quot;ITEM-1&quot;}], &quot;schema&quot;: &quot;https://github.com/citation-style-language/schema/raw/master/csl-citation.json&quot;, &quot;properties&quot;: {&quot;noteIndex&quot;: 0}} RNDfCBeGk8j0Y"/><text:span text:style-name="T11">(Lupiáñez et al., 2015)</text:span><text:reference-mark-end text:name="ADDIN CSL_CITATION {&quot;mendeley&quot;: {&quot;plainTextFormattedCitation&quot;: &quot;(Lupi\u00e1\u00f1ez et al., 2015)&quot;, &quot;formattedCitation&quot;: &quot;(Lupi\u00e1\u00f1ez et al., 2015)&quot;, &quot;previouslyFormattedCitation&quot;: &quot;(Lupi\u00e1\u00f1ez et al., 2015)&quot;}, &quot;citationItems&quot;: [{&quot;uris&quot;: [&quot;http://www.mendeley.com/documents/?uuid=71111415-2ad2-4a1f-b7ec-1a2d9831d008&quot;], &quot;itemData&quot;: {&quot;container-title&quot;: &quot;Cell&quot;, &quot;genre&quot;: &quot;article&quot;, &quot;page&quot;: &quot;1012-1025&quot;, &quot;volume&quot;: &quot;161&quot;, &quot;type&quot;: &quot;article-journal&quot;, &quot;ISSN&quot;: &quot;10974172&quot;, &quot;title&quot;: &quot;Disruptions of topological chromatin domains cause pathogenic rewiring of gene-enhancer interactions&quot;, &quot;PMID&quot;: &quot;25959774&quot;, &quot;DOI&quot;: &quot;10.1016/j.cell.2015.04.004&quot;, &quot;abstract&quot;: &quot;Mammalian genomes are organized into megabase-scale topologically associated domains (TADs). We demonstrate that disruption of TADs can rewire long-range regulatory architecture and result in pathogenic phenotypes. We show that distinct human limb malformations are caused by deletions, inversions, or duplications altering the structure of the TAD-spanning WNT6/IHH/EPHA4/PAX3 locus. Using CRISPR/Cas genome editing, we generated mice with corresponding rearrangements. Both in mouse limb tissue and patient-derived fibroblasts, disease-relevant structural changes cause ectopic interactions between promoters and non-coding DNA, and a cluster of limb enhancers normally associated with Epha4 is misplaced relative to TAD boundaries and drives ectopic limb expression of another gene in the locus. This rewiring occurred only if the variant disrupted a CTCF-associated boundary domain. Our results demonstrate the functional importance of TADs for orchestrating gene expression via genome architecture and indicate criteria for predicting the pathogenicity of human structural variants, particularly in non-coding regions of the human genome.&quot;, &quot;author&quot;: [{&quot;parse-names&quot;: false, &quot;family&quot;: &quot;Lupi\u00e1\u00f1ez&quot;, &quot;dropping-particle&quot;: &quot;&quot;, &quot;suffix&quot;: &quot;&quot;, &quot;non-dropping-particle&quot;: &quot;&quot;, &quot;given&quot;: &quot;Dar\u00edo G&quot;}, {&quot;parse-names&quot;: false, &quot;family&quot;: &quot;Kraft&quot;, &quot;dropping-particle&quot;: &quot;&quot;, &quot;suffix&quot;: &quot;&quot;, &quot;non-dropping-particle&quot;: &quot;&quot;, &quot;given&quot;: &quot;Katerina&quot;}, {&quot;parse-names&quot;: false, &quot;family&quot;: &quot;Heinrich&quot;, &quot;dropping-particle&quot;: &quot;&quot;, &quot;suffix&quot;: &quot;&quot;, &quot;non-dropping-particle&quot;: &quot;&quot;, &quot;given&quot;: &quot;Verena&quot;}, {&quot;parse-names&quot;: false, &quot;family&quot;: &quot;Krawitz&quot;, &quot;dropping-particle&quot;: &quot;&quot;, &quot;suffix&quot;: &quot;&quot;, &quot;non-dropping-particle&quot;: &quot;&quot;, &quot;given&quot;: &quot;Peter&quot;}, {&quot;parse-names&quot;: false, &quot;family&quot;: &quot;Brancati&quot;, &quot;dropping-particle&quot;: &quot;&quot;, &quot;suffix&quot;: &quot;&quot;, &quot;non-dropping-particle&quot;: &quot;&quot;, &quot;given&quot;: &quot;Francesco&quot;}, {&quot;parse-names&quot;: false, &quot;family&quot;: &quot;Klopocki&quot;, &quot;dropping-particle&quot;: &quot;&quot;, &quot;suffix&quot;: &quot;&quot;, &quot;non-dropping-particle&quot;: &quot;&quot;, &quot;given&quot;: &quot;Eva&quot;}, {&quot;parse-names&quot;: false, &quot;family&quot;: &quot;Horn&quot;, &quot;dropping-particle&quot;: &quot;&quot;, &quot;suffix&quot;: &quot;&quot;, &quot;non-dropping-particle&quot;: &quot;&quot;, &quot;given&quot;: &quot;Denise&quot;}, {&quot;parse-names&quot;: false, &quot;family&quot;: &quot;Kayserili&quot;, &quot;dropping-particle&quot;: &quot;&quot;, &quot;suffix&quot;: &quot;&quot;, &quot;non-dropping-particle&quot;: &quot;&quot;, &quot;given&quot;: &quot;H\u00fclya&quot;}, {&quot;parse-names&quot;: false, &quot;family&quot;: &quot;Opitz&quot;, &quot;dropping-particle&quot;: &quot;&quot;, &quot;suffix&quot;: &quot;&quot;, &quot;non-dropping-particle&quot;: &quot;&quot;, &quot;given&quot;: &quot;John M&quot;}, {&quot;parse-names&quot;: false, &quot;family&quot;: &quot;Laxova&quot;, &quot;dropping-particle&quot;: &quot;&quot;, &quot;suffix&quot;: &quot;&quot;, &quot;non-dropping-particle&quot;: &quot;&quot;, &quot;given&quot;: &quot;Renata&quot;}, {&quot;parse-names&quot;: false, &quot;family&quot;: &quot;Santos-Simarro&quot;, &quot;dropping-particle&quot;: &quot;&quot;, &quot;suffix&quot;: &quot;&quot;, &quot;non-dropping-particle&quot;: &quot;&quot;, &quot;given&quot;: &quot;Fernando&quot;}, {&quot;parse-names&quot;: false, &quot;family&quot;: &quot;Gilbert-Dussardier&quot;, &quot;dropping-particle&quot;: &quot;&quot;, &quot;suffix&quot;: &quot;&quot;, &quot;non-dropping-particle&quot;: &quot;&quot;, &quot;given&quot;: &quot;Brigitte&quot;}, {&quot;parse-names&quot;: false, &quot;family&quot;: &quot;Wittler&quot;, &quot;dropping-particle&quot;: &quot;&quot;, &quot;suffix&quot;: &quot;&quot;, &quot;non-dropping-particle&quot;: &quot;&quot;, &quot;given&quot;: &quot;Lars&quot;}, {&quot;parse-names&quot;: false, &quot;family&quot;: &quot;Borschiwer&quot;, &quot;dropping-particle&quot;: &quot;&quot;, &quot;suffix&quot;: &quot;&quot;, &quot;non-dropping-particle&quot;: &quot;&quot;, &quot;given&quot;: &quot;Marina&quot;}, {&quot;parse-names&quot;: false, &quot;family&quot;: &quot;Haas&quot;, &quot;dropping-particle&quot;: &quot;&quot;, &quot;suffix&quot;: &quot;&quot;, &quot;non-dropping-particle&quot;: &quot;&quot;, &quot;given&quot;: &quot;Stefan A&quot;}, {&quot;parse-names&quot;: false, &quot;family&quot;: &quot;Osterwalder&quot;, &quot;dropping-particle&quot;: &quot;&quot;, &quot;suffix&quot;: &quot;&quot;, &quot;non-dropping-particle&quot;: &quot;&quot;, &quot;given&quot;: &quot;Marco&quot;}, {&quot;parse-names&quot;: false, &quot;family&quot;: &quot;Franke&quot;, &quot;dropping-particle&quot;: &quot;&quot;, &quot;suffix&quot;: &quot;&quot;, &quot;non-dropping-particle&quot;: &quot;&quot;, &quot;given&quot;: &quot;Martin&quot;}, {&quot;parse-names&quot;: false, &quot;family&quot;: &quot;Timmermann&quot;, &quot;dropping-particle&quot;: &quot;&quot;, &quot;suffix&quot;: &quot;&quot;, &quot;non-dropping-particle&quot;: &quot;&quot;, &quot;given&quot;: &quot;Bernd&quot;}, {&quot;parse-names&quot;: false, &quot;family&quot;: &quot;Hecht&quot;, &quot;dropping-particle&quot;: &quot;&quot;, &quot;suffix&quot;: &quot;&quot;, &quot;non-dropping-particle&quot;: &quot;&quot;, &quot;given&quot;: &quot;Jochen&quot;}, {&quot;parse-names&quot;: false, &quot;family&quot;: &quot;Spielmann&quot;, &quot;dropping-particle&quot;: &quot;&quot;, &quot;suffix&quot;: &quot;&quot;, &quot;non-dropping-particle&quot;: &quot;&quot;, &quot;given&quot;: &quot;Malte&quot;}, {&quot;parse-names&quot;: false, &quot;family&quot;: &quot;Visel&quot;, &quot;dropping-particle&quot;: &quot;&quot;, &quot;suffix&quot;: &quot;&quot;, &quot;non-dropping-particle&quot;: &quot;&quot;, &quot;given&quot;: &quot;Axel&quot;}, {&quot;parse-names&quot;: false, &quot;family&quot;: &quot;Mundlos&quot;, &quot;dropping-particle&quot;: &quot;&quot;, &quot;suffix&quot;: &quot;&quot;, &quot;non-dropping-particle&quot;: &quot;&quot;, &quot;given&quot;: &quot;Stefan&quot;}], &quot;id&quot;: &quot;ITEM-1&quot;, &quot;issue&quot;: &quot;5&quot;, &quot;ISBN&quot;: &quot;1097-4172 (Electronic)$\\$r0092-8674 (Linking)&quot;, &quot;issued&quot;: {&quot;date-parts&quot;: [[&quot;2015&quot;]]}}, &quot;id&quot;: &quot;ITEM-1&quot;}], &quot;schema&quot;: &quot;https://github.com/citation-style-language/schema/raw/master/csl-citation.json&quot;, &quot;properties&quot;: {&quot;noteIndex&quot;: 0}} RNDfCBeGk8j0Y"/><text:span text:style-name="T74">⁠.</text:span></text:p>
      <text:p text:style-name="P14"/>
      <text:p text:style-name="P9"><text:span text:style-name="T151">Detailed functional characterization of some elincRNAs have demonstrated the molecular mechanisms underlying their roles in the spatial organization of the genome. For example, Haunt is one such elincRNA </text:span><text:reference-mark-start text:name="ADDIN CSL_CITATION {&quot;mendeley&quot;: {&quot;plainTextFormattedCitation&quot;: &quot;(Yin et al., 2015)&quot;, &quot;formattedCitation&quot;: &quot;(Yin et al., 2015)&quot;, &quot;previouslyFormattedCitation&quot;: &quot;(Yin et al., 2015)&quot;}, &quot;citationItems&quot;: [{&quot;uris&quot;: [&quot;http://www.mendeley.com/documents/?uuid=fdfc24eb-dae8-4c73-95b6-0b87427be4d7&quot;, &quot;http://www.mendeley.com/documents/?uuid=b83981a3-3fe8-4d15-bde5-1b55380bba95&quot;], &quot;itemData&quot;: {&quot;container-title&quot;: &quot;Cell Stem Cell&quot;, &quot;issued&quot;: {&quot;date-parts&quot;: [[&quot;2015&quot;]]}, &quot;page&quot;: &quot;504-516&quot;, &quot;type&quot;: &quot;article-journal&quot;, &quot;ISSN&quot;: &quot;18759777&quot;, &quot;title&quot;: &quot;Opposing roles for the lncRNA haunt and its genomic locus in regulating HOXA gene activation during embryonic stem cell differentiation&quot;, &quot;PMID&quot;: &quot;25891907&quot;, &quot;DOI&quot;: &quot;10.1016/j.stem.2015.03.007&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author&quot;: [{&quot;parse-names&quot;: false, &quot;family&quot;: &quot;Yin&quot;, &quot;dropping-particle&quot;: &quot;&quot;, &quot;suffix&quot;: &quot;&quot;, &quot;non-dropping-particle&quot;: &quot;&quot;, &quot;given&quot;: &quot;Yafei&quot;}, {&quot;parse-names&quot;: false, &quot;family&quot;: &quot;Yan&quot;, &quot;dropping-particle&quot;: &quot;&quot;, &quot;suffix&quot;: &quot;&quot;, &quot;non-dropping-particle&quot;: &quot;&quot;, &quot;given&quot;: &quot;Pixi&quot;}, {&quot;parse-names&quot;: false, &quot;family&quot;: &quot;Lu&quot;, &quot;dropping-particle&quot;: &quot;&quot;, &quot;suffix&quot;: &quot;&quot;, &quot;non-dropping-particle&quot;: &quot;&quot;, &quot;given&quot;: &quot;Jinlong&quot;}, {&quot;parse-names&quot;: false, &quot;family&quot;: &quot;Song&quot;, &quot;dropping-particle&quot;: &quot;&quot;, &quot;suffix&quot;: &quot;&quot;, &quot;non-dropping-particle&quot;: &quot;&quot;, &quot;given&quot;: &quot;Guang&quot;}, {&quot;parse-names&quot;: false, &quot;family&quot;: &quot;Zhu&quot;, &quot;dropping-particle&quot;: &quot;&quot;, &quot;suffix&quot;: &quot;&quot;, &quot;non-dropping-particle&quot;: &quot;&quot;, &quot;given&quot;: &quot;Yangyang&quot;}, {&quot;parse-names&quot;: false, &quot;family&quot;: &quot;Li&quot;, &quot;dropping-particle&quot;: &quot;&quot;, &quot;suffix&quot;: &quot;&quot;, &quot;non-dropping-particle&quot;: &quot;&quot;, &quot;given&quot;: &quot;Zhaohui&quot;}, {&quot;parse-names&quot;: false, &quot;family&quot;: &quot;Zhao&quot;, &quot;dropping-particle&quot;: &quot;&quot;, &quot;suffix&quot;: &quot;&quot;, &quot;non-dropping-particle&quot;: &quot;&quot;, &quot;given&quot;: &quot;Yi&quot;}, {&quot;parse-names&quot;: false, &quot;family&quot;: &quot;Shen&quot;, &quot;dropping-particle&quot;: &quot;&quot;, &quot;suffix&quot;: &quot;&quot;, &quot;non-dropping-particle&quot;: &quot;&quot;, &quot;given&quot;: &quot;Bin&quot;}, {&quot;parse-names&quot;: false, &quot;family&quot;: &quot;Huang&quot;, &quot;dropping-particle&quot;: &quot;&quot;, &quot;suffix&quot;: &quot;&quot;, &quot;non-dropping-particle&quot;: &quot;&quot;, &quot;given&quot;: &quot;Xingxu&quot;}, {&quot;parse-names&quot;: false, &quot;family&quot;: &quot;Zhu&quot;, &quot;dropping-particle&quot;: &quot;&quot;, &quot;suffix&quot;: &quot;&quot;, &quot;non-dropping-particle&quot;: &quot;&quot;, &quot;given&quot;: &quot;Heng&quot;}, {&quot;parse-names&quot;: false, &quot;family&quot;: &quot;Orkin&quot;, &quot;dropping-particle&quot;: &quot;&quot;, &quot;suffix&quot;: &quot;&quot;, &quot;non-dropping-particle&quot;: &quot;&quot;, &quot;given&quot;: &quot;Stuart H.&quot;}, {&quot;parse-names&quot;: false, &quot;family&quot;: &quot;Shen&quot;, &quot;dropping-particle&quot;: &quot;&quot;, &quot;suffix&quot;: &quot;&quot;, &quot;non-dropping-particle&quot;: &quot;&quot;, &quot;given&quot;: &quot;Xiaohua&quot;}], &quot;id&quot;: &quot;ITEM-1&quot;, &quot;publisher&quot;: &quot;Elsevier Inc.&quot;, &quot;issue&quot;: &quot;5&quot;, &quot;ISBN&quot;: &quot;1875-9777 (Electronic)&quot;, &quot;volume&quot;: &quot;16&quot;}, &quot;id&quot;: &quot;ITEM-1&quot;}], &quot;schema&quot;: &quot;https://github.com/citation-style-language/schema/raw/master/csl-citation.json&quot;, &quot;properties&quot;: {&quot;noteIndex&quot;: 0}} RNDX70Efpg0dH"/><text:span text:style-name="T15">(Yin et al., 2015)</text:span><text:reference-mark-end text:name="ADDIN CSL_CITATION {&quot;mendeley&quot;: {&quot;plainTextFormattedCitation&quot;: &quot;(Yin et al., 2015)&quot;, &quot;formattedCitation&quot;: &quot;(Yin et al., 2015)&quot;, &quot;previouslyFormattedCitation&quot;: &quot;(Yin et al., 2015)&quot;}, &quot;citationItems&quot;: [{&quot;uris&quot;: [&quot;http://www.mendeley.com/documents/?uuid=fdfc24eb-dae8-4c73-95b6-0b87427be4d7&quot;, &quot;http://www.mendeley.com/documents/?uuid=b83981a3-3fe8-4d15-bde5-1b55380bba95&quot;], &quot;itemData&quot;: {&quot;container-title&quot;: &quot;Cell Stem Cell&quot;, &quot;issued&quot;: {&quot;date-parts&quot;: [[&quot;2015&quot;]]}, &quot;page&quot;: &quot;504-516&quot;, &quot;type&quot;: &quot;article-journal&quot;, &quot;ISSN&quot;: &quot;18759777&quot;, &quot;title&quot;: &quot;Opposing roles for the lncRNA haunt and its genomic locus in regulating HOXA gene activation during embryonic stem cell differentiation&quot;, &quot;PMID&quot;: &quot;25891907&quot;, &quot;DOI&quot;: &quot;10.1016/j.stem.2015.03.007&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author&quot;: [{&quot;parse-names&quot;: false, &quot;family&quot;: &quot;Yin&quot;, &quot;dropping-particle&quot;: &quot;&quot;, &quot;suffix&quot;: &quot;&quot;, &quot;non-dropping-particle&quot;: &quot;&quot;, &quot;given&quot;: &quot;Yafei&quot;}, {&quot;parse-names&quot;: false, &quot;family&quot;: &quot;Yan&quot;, &quot;dropping-particle&quot;: &quot;&quot;, &quot;suffix&quot;: &quot;&quot;, &quot;non-dropping-particle&quot;: &quot;&quot;, &quot;given&quot;: &quot;Pixi&quot;}, {&quot;parse-names&quot;: false, &quot;family&quot;: &quot;Lu&quot;, &quot;dropping-particle&quot;: &quot;&quot;, &quot;suffix&quot;: &quot;&quot;, &quot;non-dropping-particle&quot;: &quot;&quot;, &quot;given&quot;: &quot;Jinlong&quot;}, {&quot;parse-names&quot;: false, &quot;family&quot;: &quot;Song&quot;, &quot;dropping-particle&quot;: &quot;&quot;, &quot;suffix&quot;: &quot;&quot;, &quot;non-dropping-particle&quot;: &quot;&quot;, &quot;given&quot;: &quot;Guang&quot;}, {&quot;parse-names&quot;: false, &quot;family&quot;: &quot;Zhu&quot;, &quot;dropping-particle&quot;: &quot;&quot;, &quot;suffix&quot;: &quot;&quot;, &quot;non-dropping-particle&quot;: &quot;&quot;, &quot;given&quot;: &quot;Yangyang&quot;}, {&quot;parse-names&quot;: false, &quot;family&quot;: &quot;Li&quot;, &quot;dropping-particle&quot;: &quot;&quot;, &quot;suffix&quot;: &quot;&quot;, &quot;non-dropping-particle&quot;: &quot;&quot;, &quot;given&quot;: &quot;Zhaohui&quot;}, {&quot;parse-names&quot;: false, &quot;family&quot;: &quot;Zhao&quot;, &quot;dropping-particle&quot;: &quot;&quot;, &quot;suffix&quot;: &quot;&quot;, &quot;non-dropping-particle&quot;: &quot;&quot;, &quot;given&quot;: &quot;Yi&quot;}, {&quot;parse-names&quot;: false, &quot;family&quot;: &quot;Shen&quot;, &quot;dropping-particle&quot;: &quot;&quot;, &quot;suffix&quot;: &quot;&quot;, &quot;non-dropping-particle&quot;: &quot;&quot;, &quot;given&quot;: &quot;Bin&quot;}, {&quot;parse-names&quot;: false, &quot;family&quot;: &quot;Huang&quot;, &quot;dropping-particle&quot;: &quot;&quot;, &quot;suffix&quot;: &quot;&quot;, &quot;non-dropping-particle&quot;: &quot;&quot;, &quot;given&quot;: &quot;Xingxu&quot;}, {&quot;parse-names&quot;: false, &quot;family&quot;: &quot;Zhu&quot;, &quot;dropping-particle&quot;: &quot;&quot;, &quot;suffix&quot;: &quot;&quot;, &quot;non-dropping-particle&quot;: &quot;&quot;, &quot;given&quot;: &quot;Heng&quot;}, {&quot;parse-names&quot;: false, &quot;family&quot;: &quot;Orkin&quot;, &quot;dropping-particle&quot;: &quot;&quot;, &quot;suffix&quot;: &quot;&quot;, &quot;non-dropping-particle&quot;: &quot;&quot;, &quot;given&quot;: &quot;Stuart H.&quot;}, {&quot;parse-names&quot;: false, &quot;family&quot;: &quot;Shen&quot;, &quot;dropping-particle&quot;: &quot;&quot;, &quot;suffix&quot;: &quot;&quot;, &quot;non-dropping-particle&quot;: &quot;&quot;, &quot;given&quot;: &quot;Xiaohua&quot;}], &quot;id&quot;: &quot;ITEM-1&quot;, &quot;publisher&quot;: &quot;Elsevier Inc.&quot;, &quot;issue&quot;: &quot;5&quot;, &quot;ISBN&quot;: &quot;1875-9777 (Electronic)&quot;, &quot;volume&quot;: &quot;16&quot;}, &quot;id&quot;: &quot;ITEM-1&quot;}], &quot;schema&quot;: &quot;https://github.com/citation-style-language/schema/raw/master/csl-citation.json&quot;, &quot;properties&quot;: {&quot;noteIndex&quot;: 0}} RNDX70Efpg0dH"/><text:span text:style-name="T151">⁠</text:span><text:span text:style-name="T75">⁠,</text:span><text:span text:style-name="T35"> which can regulate expression of the HOXA gene cluster by modulating intrachromosomal </text:span><text:soft-page-break/><text:span text:style-name="T35">interactions, specifically through promoter-enhancer looping. These recent findings raise the question on what is the prevalence of elincRNAs contributing to gene regulation through modulation of chromosomal conformation.</text:span></text:p>
      <text:p text:style-name="P7"/>
      <text:p text:style-name="P12">Using various bioinformatics tools to analyze publicly available multi-omics data from <text:span text:style-name="T20">human lymphoblastoid cell lines (LCLs).</text:span> I investigated the molecular properties of elincRNAs. <text:span text:style-name="T152">Specifically, I examined</text:span> their enrichment in <text:span text:style-name="T145">regions</text:span> <text:span text:style-name="T153">that are key in TAD regulation </text:span>and their association with the amount of <text:span text:style-name="T152">chromosomal</text:span> interactions to <text:span text:style-name="T109">gain initial insight into</text:span> their roles in gene regulation within topological domains. My analys<text:span text:style-name="T153">e</text:span>s show <text:span text:style-name="T132">that</text:span> elincRNAs are associated with high density of <text:span text:style-name="T153">DNA:DNA</text:span> contacts within TADs and are significantly enriched in <text:span text:style-name="T153">protein binding sites important for TAD regulation. Importantly, <text:s/>elincRNAs are strongly enriched at chromosomal loop anchors where promoter-enhancer interactions occur, </text:span>supporting the <text:span text:style-name="T153">hypothesis</text:span> that they may contribute to gene regulation by <text:span text:style-name="T107">establishing contacts between gene regulatory elements and </text:span>modulating chromosomal organization.</text:p>
      <text:p text:style-name="P2"/>
      <text:p text:style-name="P1"/>
      <text:p text:style-name="P48"><text:span text:style-name="T32">2</text:span>. Results</text:p>
      <text:p text:style-name="P54"/>
      <text:p text:style-name="P17"><text:span text:style-name="T154">Enhancer-associated lincRNAs (elincRNAs) in human lymphoblastoid cell lines (LCLs) were identified based on overlap with LCL enhancers predicted from histone marks (GM12878, </text:span><text:reference-mark-start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6kfV077OwN"/><text:span text:style-name="T21">(ENCODE Project et al., 2012)</text:span><text:reference-mark-end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6kfV077OwN"/><text:span text:style-name="T154">⁠) at their putative promoter regions, estimated as 1kb upstream from their transcriptional start site</text:span><text:span text:style-name="T74">.</text:span> <text:span text:style-name="T154">LincRNAs whose promoter region also overlapped other predicted regulatory regions, specifically promoter elements </text:span><text:reference-mark-start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0uz8NJ6WFK"/><text:span text:style-name="T21">(ENCODE Project et al., 2012)</text:span><text:reference-mark-end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0uz8NJ6WFK"/><text:span text:style-name="T154">⁠, in LCLs were excluded from the analysis (elincRNAs=236, other LCL-expressed lincRNAs=1756).</text:span></text:p>
      <text:p text:style-name="P34"/>
      <text:p text:style-name="P37">elincRNAs show similar expression levels <text:span text:style-name="T155">as </text:span>other lincRNAs</text:p>
      <text:p text:style-name="P33"/>
      <text:p text:style-name="P44"><text:span text:style-name="T80">Unlike most enhancer-associated noncoding RNAs (eRNAs) which are often transcribed bidirectionally and then rapidly degraded by the nuclear exosome </text:span><text:reference-mark-start text:name="ADDIN CSL_CITATION {&quot;mendeley&quot;: {&quot;plainTextFormattedCitation&quot;: &quot;(Darrow &amp; Chadwick, 2013)&quot;, &quot;formattedCitation&quot;: &quot;(Darrow &amp; Chadwick, 2013)&quot;, &quot;previouslyFormattedCitation&quot;: &quot;(Darrow &amp; Chadwick, 2013)&quot;}, &quot;citationItems&quot;: [{&quot;uris&quot;: [&quot;http://www.mendeley.com/documents/?uuid=f2d2f3c8-28a8-4c93-9c5f-77297b5afd82&quot;], &quot;itemData&quot;: {&quot;container-title&quot;: &quot;Chromosome Research&quot;, &quot;genre&quot;: &quot;article&quot;, &quot;page&quot;: &quot;713-724&quot;, &quot;volume&quot;: &quot;21&quot;, &quot;type&quot;: &quot;article-journal&quot;, &quot;ISSN&quot;: &quot;1573-6849&quot;, &quot;title&quot;: &quot;Boosting transcription by transcription: enhancer-associated transcripts&quot;, &quot;DOI&quot;: &quot;10.1007/s10577-013-9384-6&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author&quot;: [{&quot;parse-names&quot;: false, &quot;family&quot;: &quot;Darrow&quot;, &quot;dropping-particle&quot;: &quot;&quot;, &quot;suffix&quot;: &quot;&quot;, &quot;non-dropping-particle&quot;: &quot;&quot;, &quot;given&quot;: &quot;Emily M&quot;}, {&quot;parse-names&quot;: false, &quot;family&quot;: &quot;Chadwick&quot;, &quot;dropping-particle&quot;: &quot;&quot;, &quot;suffix&quot;: &quot;&quot;, &quot;non-dropping-particle&quot;: &quot;&quot;, &quot;given&quot;: &quot;Brian P&quot;}], &quot;id&quot;: &quot;ITEM-1&quot;, &quot;issue&quot;: &quot;6&quot;, &quot;issued&quot;: {&quot;date-parts&quot;: [[&quot;2013&quot;]]}}, &quot;id&quot;: &quot;ITEM-1&quot;}], &quot;schema&quot;: &quot;https://github.com/citation-style-language/schema/raw/master/csl-citation.json&quot;, &quot;properties&quot;: {&quot;noteIndex&quot;: 0}} RNDpMxvZZ9vFv"/><text:span text:style-name="T12">(Darrow &amp; Chadwick, 2013)</text:span><text:reference-mark-end text:name="ADDIN CSL_CITATION {&quot;mendeley&quot;: {&quot;plainTextFormattedCitation&quot;: &quot;(Darrow &amp; Chadwick, 2013)&quot;, &quot;formattedCitation&quot;: &quot;(Darrow &amp; Chadwick, 2013)&quot;, &quot;previouslyFormattedCitation&quot;: &quot;(Darrow &amp; Chadwick, 2013)&quot;}, &quot;citationItems&quot;: [{&quot;uris&quot;: [&quot;http://www.mendeley.com/documents/?uuid=f2d2f3c8-28a8-4c93-9c5f-77297b5afd82&quot;], &quot;itemData&quot;: {&quot;container-title&quot;: &quot;Chromosome Research&quot;, &quot;genre&quot;: &quot;article&quot;, &quot;page&quot;: &quot;713-724&quot;, &quot;volume&quot;: &quot;21&quot;, &quot;type&quot;: &quot;article-journal&quot;, &quot;ISSN&quot;: &quot;1573-6849&quot;, &quot;title&quot;: &quot;Boosting transcription by transcription: enhancer-associated transcripts&quot;, &quot;DOI&quot;: &quot;10.1007/s10577-013-9384-6&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author&quot;: [{&quot;parse-names&quot;: false, &quot;family&quot;: &quot;Darrow&quot;, &quot;dropping-particle&quot;: &quot;&quot;, &quot;suffix&quot;: &quot;&quot;, &quot;non-dropping-particle&quot;: &quot;&quot;, &quot;given&quot;: &quot;Emily M&quot;}, {&quot;parse-names&quot;: false, &quot;family&quot;: &quot;Chadwick&quot;, &quot;dropping-particle&quot;: &quot;&quot;, &quot;suffix&quot;: &quot;&quot;, &quot;non-dropping-particle&quot;: &quot;&quot;, &quot;given&quot;: &quot;Brian P&quot;}], &quot;id&quot;: &quot;ITEM-1&quot;, &quot;issue&quot;: &quot;6&quot;, &quot;issued&quot;: {&quot;date-parts&quot;: [[&quot;2013&quot;]]}}, &quot;id&quot;: &quot;ITEM-1&quot;}], &quot;schema&quot;: &quot;https://github.com/citation-style-language/schema/raw/master/csl-citation.json&quot;, &quot;properties&quot;: {&quot;noteIndex&quot;: 0}} RNDpMxvZZ9vFv"/><text:span text:style-name="T80">⁠ </text:span><text:reference-mark-start text:name="ADDIN CSL_CITATION {&quot;mendeley&quot;: {&quot;plainTextFormattedCitation&quot;: &quot;(Lam, Li, Rosenfeld, &amp; Glass, 2014)&quot;, &quot;formattedCitation&quot;: &quot;(Lam, Li, Rosenfeld, &amp; Glass, 2014)&quot;, &quot;previouslyFormattedCitation&quot;: &quot;(Lam, Li, Rosenfeld, &amp; Glass, 2014)&quot;}, &quot;citationItems&quot;: [{&quot;uris&quot;: [&quot;http://www.mendeley.com/documents/?uuid=457b57cf-77e7-4614-9331-bf8cf1dd7c7d&quot;], &quot;itemData&quot;: {&quot;container-title&quot;: &quot;Trends in Biochemical Sciences&quot;, &quot;issued&quot;: {&quot;date-parts&quot;: [[&quot;2014&quot;]]}, &quot;page&quot;: &quot;170-182&quot;, &quot;type&quot;: &quot;article-journal&quot;, &quot;ISSN&quot;: &quot;09680004&quot;, &quot;title&quot;: &quot;Enhancer RNAs and regulated transcriptional programs&quot;, &quot;PMID&quot;: &quot;24674738&quot;, &quot;DOI&quot;: &quot;10.1016/j.tibs.2014.02.007&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author&quot;: [{&quot;parse-names&quot;: false, &quot;family&quot;: &quot;Lam&quot;, &quot;dropping-particle&quot;: &quot;&quot;, &quot;suffix&quot;: &quot;&quot;, &quot;non-dropping-particle&quot;: &quot;&quot;, &quot;given&quot;: &quot;Michael T Y&quot;}, {&quot;parse-names&quot;: false, &quot;family&quot;: &quot;Li&quot;, &quot;dropping-particle&quot;: &quot;&quot;, &quot;suffix&quot;: &quot;&quot;, &quot;non-dropping-particle&quot;: &quot;&quot;, &quot;given&quot;: &quot;Wenbo&quot;}, {&quot;parse-names&quot;: false, &quot;family&quot;: &quot;Rosenfeld&quot;, &quot;dropping-particle&quot;: &quot;&quot;, &quot;suffix&quot;: &quot;&quot;, &quot;non-dropping-particle&quot;: &quot;&quot;, &quot;given&quot;: &quot;Michael G.&quot;}, {&quot;parse-names&quot;: false, &quot;family&quot;: &quot;Glass&quot;, &quot;dropping-particle&quot;: &quot;&quot;, &quot;suffix&quot;: &quot;&quot;, &quot;non-dropping-particle&quot;: &quot;&quot;, &quot;given&quot;: &quot;Christopher K.&quot;}], &quot;id&quot;: &quot;ITEM-1&quot;, &quot;publisher&quot;: &quot;Elsevier Ltd&quot;, &quot;issue&quot;: &quot;4&quot;, &quot;ISBN&quot;: &quot;0968-0004 (Electronic)\\r0968-0004 (Linking)&quot;, &quot;volume&quot;: &quot;39&quot;}, &quot;id&quot;: &quot;ITEM-1&quot;}], &quot;schema&quot;: &quot;https://github.com/citation-style-language/schema/raw/master/csl-citation.json&quot;, &quot;properties&quot;: {&quot;noteIndex&quot;: 0}} RNDQI6cZbT9l7"/><text:span text:style-name="T12">(Lam, Li, Rosenfeld, &amp; Glass, 2014)</text:span><text:reference-mark-end text:name="ADDIN CSL_CITATION {&quot;mendeley&quot;: {&quot;plainTextFormattedCitation&quot;: &quot;(Lam, Li, Rosenfeld, &amp; Glass, 2014)&quot;, &quot;formattedCitation&quot;: &quot;(Lam, Li, Rosenfeld, &amp; Glass, 2014)&quot;, &quot;previouslyFormattedCitation&quot;: &quot;(Lam, Li, Rosenfeld, &amp; Glass, 2014)&quot;}, &quot;citationItems&quot;: [{&quot;uris&quot;: [&quot;http://www.mendeley.com/documents/?uuid=457b57cf-77e7-4614-9331-bf8cf1dd7c7d&quot;], &quot;itemData&quot;: {&quot;container-title&quot;: &quot;Trends in Biochemical Sciences&quot;, &quot;issued&quot;: {&quot;date-parts&quot;: [[&quot;2014&quot;]]}, &quot;page&quot;: &quot;170-182&quot;, &quot;type&quot;: &quot;article-journal&quot;, &quot;ISSN&quot;: &quot;09680004&quot;, &quot;title&quot;: &quot;Enhancer RNAs and regulated transcriptional programs&quot;, &quot;PMID&quot;: &quot;24674738&quot;, &quot;DOI&quot;: &quot;10.1016/j.tibs.2014.02.007&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author&quot;: [{&quot;parse-names&quot;: false, &quot;family&quot;: &quot;Lam&quot;, &quot;dropping-particle&quot;: &quot;&quot;, &quot;suffix&quot;: &quot;&quot;, &quot;non-dropping-particle&quot;: &quot;&quot;, &quot;given&quot;: &quot;Michael T Y&quot;}, {&quot;parse-names&quot;: false, &quot;family&quot;: &quot;Li&quot;, &quot;dropping-particle&quot;: &quot;&quot;, &quot;suffix&quot;: &quot;&quot;, &quot;non-dropping-particle&quot;: &quot;&quot;, &quot;given&quot;: &quot;Wenbo&quot;}, {&quot;parse-names&quot;: false, &quot;family&quot;: &quot;Rosenfeld&quot;, &quot;dropping-particle&quot;: &quot;&quot;, &quot;suffix&quot;: &quot;&quot;, &quot;non-dropping-particle&quot;: &quot;&quot;, &quot;given&quot;: &quot;Michael G.&quot;}, {&quot;parse-names&quot;: false, &quot;family&quot;: &quot;Glass&quot;, &quot;dropping-particle&quot;: &quot;&quot;, &quot;suffix&quot;: &quot;&quot;, &quot;non-dropping-particle&quot;: &quot;&quot;, &quot;given&quot;: &quot;Christopher K.&quot;}], &quot;id&quot;: &quot;ITEM-1&quot;, &quot;publisher&quot;: &quot;Elsevier Ltd&quot;, &quot;issue&quot;: &quot;4&quot;, &quot;ISBN&quot;: &quot;0968-0004 (Electronic)\\r0968-0004 (Linking)&quot;, &quot;volume&quot;: &quot;39&quot;}, &quot;id&quot;: &quot;ITEM-1&quot;}], &quot;schema&quot;: &quot;https://github.com/citation-style-language/schema/raw/master/csl-citation.json&quot;, &quot;properties&quot;: {&quot;noteIndex&quot;: 0}} RNDQI6cZbT9l7"/><text:span text:style-name="T80">⁠</text:span><text:span text:style-name="T81">, elincRNAs are more stably and preferentially transcribed in one direction, and are often spliced and polyadenylated </text:span><text:reference-mark-start text:name="ADDIN CSL_CITATION {&quot;mendeley&quot;: {&quot;plainTextFormattedCitation&quot;: &quot;(Marques et al., 2013)&quot;, &quot;formattedCitation&quot;: &quot;(Marques et al., 2013)&quot;, &quot;previouslyFormattedCitation&quot;: &quot;(Marques et al., 2013)&quot;}, &quot;citationItems&quot;: [{&quot;uris&quot;: [&quot;http://www.mendeley.com/documents/?uuid=4aed32e9-9de5-4ccc-8d1b-0eae92654543&quot;], &quot;itemData&quot;: {&quot;container-title&quot;: &quot;Genome Biology&quot;, &quot;genre&quot;: &quot;article&quot;, &quot;page&quot;: &quot;R131&quot;, &quot;volume&quot;: &quot;14&quot;, &quot;type&quot;: &quot;article-journal&quot;, &quot;ISSN&quot;: &quot;1465-6914&quot;, &quot;title&quot;: &quot;Chromatin signatures at transcriptional start sites separate two equally populated yet distinct classes of intergenic long noncoding RNAs.&quot;, &quot;PMID&quot;: &quot;24289259&quot;, &quot;DOI&quot;: &quot;10.1186/gb-2013-14-11-r131&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author&quot;: [{&quot;parse-names&quot;: false, &quot;family&quot;: &quot;Marques&quot;, &quot;dropping-particle&quot;: &quot;&quot;, &quot;suffix&quot;: &quot;&quot;, &quot;non-dropping-particle&quot;: &quot;&quot;, &quot;given&quot;: &quot;Ana C&quot;}, {&quot;parse-names&quot;: false, &quot;family&quot;: &quot;Hughes&quot;, &quot;dropping-particle&quot;: &quot;&quot;, &quot;suffix&quot;: &quot;&quot;, &quot;non-dropping-particle&quot;: &quot;&quot;, &quot;given&quot;: &quot;Jim&quot;}, {&quot;parse-names&quot;: false, &quot;family&quot;: &quot;Graham&quot;, &quot;dropping-particle&quot;: &quot;&quot;, &quot;suffix&quot;: &quot;&quot;, &quot;non-dropping-particle&quot;: &quot;&quot;, &quot;given&quot;: &quot;Bryony&quot;}, {&quot;parse-names&quot;: false, &quot;family&quot;: &quot;Kowalczyk&quot;, &quot;dropping-particle&quot;: &quot;&quot;, &quot;suffix&quot;: &quot;&quot;, &quot;non-dropping-particle&quot;: &quot;&quot;, &quot;given&quot;: &quot;Monika S&quot;}, {&quot;parse-names&quot;: false, &quot;family&quot;: &quot;Higgs&quot;, &quot;dropping-particle&quot;: &quot;&quot;, &quot;suffix&quot;: &quot;&quot;, &quot;non-dropping-particle&quot;: &quot;&quot;, &quot;given&quot;: &quot;Doug R&quot;}, {&quot;parse-names&quot;: false, &quot;family&quot;: &quot;Ponting&quot;, &quot;dropping-particle&quot;: &quot;&quot;, &quot;suffix&quot;: &quot;&quot;, &quot;non-dropping-particle&quot;: &quot;&quot;, &quot;given&quot;: &quot;Chris P&quot;}], &quot;id&quot;: &quot;ITEM-1&quot;, &quot;issue&quot;: &quot;11&quot;, &quot;ISBN&quot;: &quot;1465-6914 (Electronic) 1465-6906 (Linking)&quot;, &quot;issued&quot;: {&quot;date-parts&quot;: [[&quot;2013&quot;]]}}, &quot;id&quot;: &quot;ITEM-1&quot;}], &quot;schema&quot;: &quot;https://github.com/citation-style-language/schema/raw/master/csl-citation.json&quot;, &quot;properties&quot;: {&quot;noteIndex&quot;: 0}} RNDgSAo4Bldbe"/><text:span text:style-name="T13">(Marques et al., 2013)</text:span><text:reference-mark-end text:name="ADDIN CSL_CITATION {&quot;mendeley&quot;: {&quot;plainTextFormattedCitation&quot;: &quot;(Marques et al., 2013)&quot;, &quot;formattedCitation&quot;: &quot;(Marques et al., 2013)&quot;, &quot;previouslyFormattedCitation&quot;: &quot;(Marques et al., 2013)&quot;}, &quot;citationItems&quot;: [{&quot;uris&quot;: [&quot;http://www.mendeley.com/documents/?uuid=4aed32e9-9de5-4ccc-8d1b-0eae92654543&quot;], &quot;itemData&quot;: {&quot;container-title&quot;: &quot;Genome Biology&quot;, &quot;genre&quot;: &quot;article&quot;, &quot;page&quot;: &quot;R131&quot;, &quot;volume&quot;: &quot;14&quot;, &quot;type&quot;: &quot;article-journal&quot;, &quot;ISSN&quot;: &quot;1465-6914&quot;, &quot;title&quot;: &quot;Chromatin signatures at transcriptional start sites separate two equally populated yet distinct classes of intergenic long noncoding RNAs.&quot;, &quot;PMID&quot;: &quot;24289259&quot;, &quot;DOI&quot;: &quot;10.1186/gb-2013-14-11-r131&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author&quot;: [{&quot;parse-names&quot;: false, &quot;family&quot;: &quot;Marques&quot;, &quot;dropping-particle&quot;: &quot;&quot;, &quot;suffix&quot;: &quot;&quot;, &quot;non-dropping-particle&quot;: &quot;&quot;, &quot;given&quot;: &quot;Ana C&quot;}, {&quot;parse-names&quot;: false, &quot;family&quot;: &quot;Hughes&quot;, &quot;dropping-particle&quot;: &quot;&quot;, &quot;suffix&quot;: &quot;&quot;, &quot;non-dropping-particle&quot;: &quot;&quot;, &quot;given&quot;: &quot;Jim&quot;}, {&quot;parse-names&quot;: false, &quot;family&quot;: &quot;Graham&quot;, &quot;dropping-particle&quot;: &quot;&quot;, &quot;suffix&quot;: &quot;&quot;, &quot;non-dropping-particle&quot;: &quot;&quot;, &quot;given&quot;: &quot;Bryony&quot;}, {&quot;parse-names&quot;: false, &quot;family&quot;: &quot;Kowalczyk&quot;, &quot;dropping-particle&quot;: &quot;&quot;, &quot;suffix&quot;: &quot;&quot;, &quot;non-dropping-particle&quot;: &quot;&quot;, &quot;given&quot;: &quot;Monika S&quot;}, {&quot;parse-names&quot;: false, &quot;family&quot;: &quot;Higgs&quot;, &quot;dropping-particle&quot;: &quot;&quot;, &quot;suffix&quot;: &quot;&quot;, &quot;non-dropping-particle&quot;: &quot;&quot;, &quot;given&quot;: &quot;Doug R&quot;}, {&quot;parse-names&quot;: false, &quot;family&quot;: &quot;Ponting&quot;, &quot;dropping-particle&quot;: &quot;&quot;, &quot;suffix&quot;: &quot;&quot;, &quot;non-dropping-particle&quot;: &quot;&quot;, &quot;given&quot;: &quot;Chris P&quot;}], &quot;id&quot;: &quot;ITEM-1&quot;, &quot;issue&quot;: &quot;11&quot;, &quot;ISBN&quot;: &quot;1465-6914 (Electronic) 1465-6906 (Linking)&quot;, &quot;issued&quot;: {&quot;date-parts&quot;: [[&quot;2013&quot;]]}}, &quot;id&quot;: &quot;ITEM-1&quot;}], &quot;schema&quot;: &quot;https://github.com/citation-style-language/schema/raw/master/csl-citation.json&quot;, &quot;properties&quot;: {&quot;noteIndex&quot;: 0}} RNDgSAo4Bldbe"/><text:span text:style-name="T81">⁠. </text:span></text:p>
      <text:p text:style-name="P44"><text:span text:style-name="T82">First, to</text:span><text:span text:style-name="T83"> investigate if LCL-expressed elincRNAs </text:span><text:span text:style-name="T82">share similar expression profiles as the lowly expressed eRNAs relative to other expressed genes</text:span><text:span text:style-name="T83">, </text:span><text:span text:style-name="T84">I</text:span><text:span text:style-name="T85"> compared </text:span><text:span text:style-name="T84"><text:s/>expression levels </text:span><text:span text:style-name="T82">of elincRNAs</text:span><text:span text:style-name="T84"> </text:span><text:span text:style-name="T85">to </text:span><text:span text:style-name="T84">that of </text:span><text:span text:style-name="T85">other lincRNAs and protein-coding genes </text:span><text:span text:style-name="T137">(</text:span><text:span text:style-name="T138">Figure 1</text:span><text:span text:style-name="T141">A</text:span><text:span text:style-name="T137">).</text:span><text:span text:style-name="T86"> </text:span><text:span text:style-name="T84">I found </text:span><text:span text:style-name="T82">that elincRNAs are no</text:span><text:span text:style-name="T103">t</text:span><text:span text:style-name="T82"> more lowly expressed compared to other lincRNAs in human LCLs</text:span><text:span text:style-name="T87"> </text:span><text:span text:style-name="T85">(</text:span><text:span text:style-name="T82">GM12878, </text:span><text:span text:style-name="T88">two-tailed Mann-Whitney </text:span><text:span text:style-name="T89">U </text:span><text:span text:style-name="T88">test</text:span><text:span text:style-name="T85">, p=0.258), </text:span><text:span text:style-name="T82">suggesting elincRNAs may have distinct properties compared to other enhancer-associated transcripts.</text:span></text:p>
      <text:p text:style-name="P45"/>
      <text:p text:style-name="P43"><text:span text:style-name="T156">e</text:span>lincRNA <text:span text:style-name="T156">transcripts are less conserved</text:span> than other lincRNAs</text:p>
      <text:p text:style-name="P35"><text:span text:style-name="T90"><text:line-break/></text:span><text:span text:style-name="T91">To gain insights into e</text:span><text:span text:style-name="T90">lincRNAs </text:span><text:span text:style-name="T91">evolution, I investigated the nucleotide conservation </text:span><text:span text:style-name="T92">of their exons </text:span><text:span text:style-name="T91">in primates and </text:span><text:span text:style-name="T93">placental</text:span><text:span text:style-name="T91"> mammals </text:span><text:span text:style-name="T94">using phastCons scores </text:span><text:reference-mark-start text:name="ADDIN CSL_CITATION {&quot;mendeley&quot;: {&quot;plainTextFormattedCitation&quot;: &quot;(Siepel et al., 2005)&quot;, &quot;formattedCitation&quot;: &quot;(Siepel et al., 2005)&quot;, &quot;previouslyFormattedCitation&quot;: &quot;(Siepel et al., 2005)&quot;}, &quot;citationItems&quot;: [{&quot;uris&quot;: [&quot;http://www.mendeley.com/documents/?uuid=aa962296-6975-4b86-af51-02fcc67411c5&quot;], &quot;itemData&quot;: {&quot;container-title&quot;: &quot;Genome Research&quot;, &quot;issued&quot;: {&quot;date-parts&quot;: [[&quot;2005&quot;]]}, &quot;page&quot;: &quot;1034-1050&quot;, &quot;type&quot;: &quot;article-journal&quot;, &quot;ISSN&quot;: &quot;10889051&quot;, &quot;title&quot;: &quot;Evolutionarily conserved elements in vertebrate, insect, worm, and yeast genomes&quot;, &quot;PMID&quot;: &quot;16024819&quot;, &quot;DOI&quot;: &quot;10.1101/gr.3715005&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author&quot;: [{&quot;parse-names&quot;: false, &quot;family&quot;: &quot;Siepel&quot;, &quot;dropping-particle&quot;: &quot;&quot;, &quot;suffix&quot;: &quot;&quot;, &quot;non-dropping-particle&quot;: &quot;&quot;, &quot;given&quot;: &quot;Adam&quot;}, {&quot;parse-names&quot;: false, &quot;family&quot;: &quot;Bejerano&quot;, &quot;dropping-particle&quot;: &quot;&quot;, &quot;suffix&quot;: &quot;&quot;, &quot;non-dropping-particle&quot;: &quot;&quot;, &quot;given&quot;: &quot;Gill&quot;}, {&quot;parse-names&quot;: false, &quot;family&quot;: &quot;Pedersen&quot;, &quot;dropping-particle&quot;: &quot;&quot;, &quot;suffix&quot;: &quot;&quot;, &quot;non-dropping-particle&quot;: &quot;&quot;, &quot;given&quot;: &quot;Jakob S.&quot;}, {&quot;parse-names&quot;: false, &quot;family&quot;: &quot;Hinrichs&quot;, &quot;dropping-particle&quot;: &quot;&quot;, &quot;suffix&quot;: &quot;&quot;, &quot;non-dropping-particle&quot;: &quot;&quot;, &quot;given&quot;: &quot;Angie S.&quot;}, {&quot;parse-names&quot;: false, &quot;family&quot;: &quot;Hou&quot;, &quot;dropping-particle&quot;: &quot;&quot;, &quot;suffix&quot;: &quot;&quot;, &quot;non-dropping-particle&quot;: &quot;&quot;, &quot;given&quot;: &quot;Minmei&quot;}, {&quot;parse-names&quot;: false, &quot;family&quot;: &quot;Rosenbloom&quot;, &quot;dropping-particle&quot;: &quot;&quot;, &quot;suffix&quot;: &quot;&quot;, &quot;non-dropping-particle&quot;: &quot;&quot;, &quot;given&quot;: &quot;Kate&quot;}, {&quot;parse-names&quot;: false, &quot;family&quot;: &quot;Clawson&quot;, &quot;dropping-particle&quot;: &quot;&quot;, &quot;suffix&quot;: &quot;&quot;, &quot;non-dropping-particle&quot;: &quot;&quot;, &quot;given&quot;: &quot;Hiram&quot;}, {&quot;parse-names&quot;: false, &quot;family&quot;: &quot;Spieth&quot;, &quot;dropping-particle&quot;: &quot;&quot;, &quot;suffix&quot;: &quot;&quot;, &quot;non-dropping-particle&quot;: &quot;&quot;, &quot;given&quot;: &quot;John&quot;}, {&quot;parse-names&quot;: false, &quot;family&quot;: &quot;Hillier&quot;, &quot;dropping-particle&quot;: &quot;&quot;, &quot;suffix&quot;: &quot;&quot;, &quot;non-dropping-particle&quot;: &quot;&quot;, &quot;given&quot;: &quot;LaDeana W.&quot;}, {&quot;parse-names&quot;: false, &quot;family&quot;: &quot;Richards&quot;, &quot;dropping-particle&quot;: &quot;&quot;, &quot;suffix&quot;: &quot;&quot;, &quot;non-dropping-particle&quot;: &quot;&quot;, &quot;given&quot;: &quot;Stephen&quot;}, {&quot;parse-names&quot;: false, &quot;family&quot;: &quot;Weinstock&quot;, &quot;dropping-particle&quot;: &quot;&quot;, &quot;suffix&quot;: &quot;&quot;, &quot;non-dropping-particle&quot;: &quot;&quot;, &quot;given&quot;: &quot;George M.&quot;}, {&quot;parse-names&quot;: false, &quot;family&quot;: &quot;Wilson&quot;, &quot;dropping-particle&quot;: &quot;&quot;, &quot;suffix&quot;: &quot;&quot;, &quot;non-dropping-particle&quot;: &quot;&quot;, &quot;given&quot;: &quot;Richard K.&quot;}, {&quot;parse-names&quot;: false, &quot;family&quot;: &quot;Gibbs&quot;, &quot;dropping-particle&quot;: &quot;&quot;, &quot;suffix&quot;: &quot;&quot;, &quot;non-dropping-particle&quot;: &quot;&quot;, &quot;given&quot;: &quot;Richard A.&quot;}, {&quot;parse-names&quot;: false, &quot;family&quot;: &quot;Kent&quot;, &quot;dropping-particle&quot;: &quot;&quot;, &quot;suffix&quot;: &quot;&quot;, &quot;non-dropping-particle&quot;: &quot;&quot;, &quot;given&quot;: &quot;W. James&quot;}, {&quot;parse-names&quot;: false, &quot;family&quot;: &quot;Miller&quot;, &quot;dropping-particle&quot;: &quot;&quot;, &quot;suffix&quot;: &quot;&quot;, &quot;non-dropping-particle&quot;: &quot;&quot;, &quot;given&quot;: &quot;Webb&quot;}, {&quot;parse-names&quot;: false, &quot;family&quot;: &quot;Haussler&quot;, &quot;dropping-particle&quot;: &quot;&quot;, &quot;suffix&quot;: &quot;&quot;, &quot;non-dropping-particle&quot;: &quot;&quot;, &quot;given&quot;: &quot;David&quot;}], &quot;id&quot;: &quot;ITEM-1&quot;, &quot;issue&quot;: &quot;8&quot;, &quot;ISBN&quot;: &quot;1088-9051 (Print)\\n1088-9051 (Linking)&quot;, &quot;volume&quot;: &quot;15&quot;}, &quot;id&quot;: &quot;ITEM-1&quot;}], &quot;schema&quot;: &quot;https://github.com/citation-style-language/schema/raw/master/csl-citation.json&quot;, &quot;properties&quot;: {&quot;noteIndex&quot;: 0}} RNDcHOpx0wXW8"/><text:span text:style-name="T14">(Siepel et al., 2005)</text:span><text:reference-mark-end text:name="ADDIN CSL_CITATION {&quot;mendeley&quot;: {&quot;plainTextFormattedCitation&quot;: &quot;(Siepel et al., 2005)&quot;, &quot;formattedCitation&quot;: &quot;(Siepel et al., 2005)&quot;, &quot;previouslyFormattedCitation&quot;: &quot;(Siepel et al., 2005)&quot;}, &quot;citationItems&quot;: [{&quot;uris&quot;: [&quot;http://www.mendeley.com/documents/?uuid=aa962296-6975-4b86-af51-02fcc67411c5&quot;], &quot;itemData&quot;: {&quot;container-title&quot;: &quot;Genome Research&quot;, &quot;issued&quot;: {&quot;date-parts&quot;: [[&quot;2005&quot;]]}, &quot;page&quot;: &quot;1034-1050&quot;, &quot;type&quot;: &quot;article-journal&quot;, &quot;ISSN&quot;: &quot;10889051&quot;, &quot;title&quot;: &quot;Evolutionarily conserved elements in vertebrate, insect, worm, and yeast genomes&quot;, &quot;PMID&quot;: &quot;16024819&quot;, &quot;DOI&quot;: &quot;10.1101/gr.3715005&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author&quot;: [{&quot;parse-names&quot;: false, &quot;family&quot;: &quot;Siepel&quot;, &quot;dropping-particle&quot;: &quot;&quot;, &quot;suffix&quot;: &quot;&quot;, &quot;non-dropping-particle&quot;: &quot;&quot;, &quot;given&quot;: &quot;Adam&quot;}, {&quot;parse-names&quot;: false, &quot;family&quot;: &quot;Bejerano&quot;, &quot;dropping-particle&quot;: &quot;&quot;, &quot;suffix&quot;: &quot;&quot;, &quot;non-dropping-particle&quot;: &quot;&quot;, &quot;given&quot;: &quot;Gill&quot;}, {&quot;parse-names&quot;: false, &quot;family&quot;: &quot;Pedersen&quot;, &quot;dropping-particle&quot;: &quot;&quot;, &quot;suffix&quot;: &quot;&quot;, &quot;non-dropping-particle&quot;: &quot;&quot;, &quot;given&quot;: &quot;Jakob S.&quot;}, {&quot;parse-names&quot;: false, &quot;family&quot;: &quot;Hinrichs&quot;, &quot;dropping-particle&quot;: &quot;&quot;, &quot;suffix&quot;: &quot;&quot;, &quot;non-dropping-particle&quot;: &quot;&quot;, &quot;given&quot;: &quot;Angie S.&quot;}, {&quot;parse-names&quot;: false, &quot;family&quot;: &quot;Hou&quot;, &quot;dropping-particle&quot;: &quot;&quot;, &quot;suffix&quot;: &quot;&quot;, &quot;non-dropping-particle&quot;: &quot;&quot;, &quot;given&quot;: &quot;Minmei&quot;}, {&quot;parse-names&quot;: false, &quot;family&quot;: &quot;Rosenbloom&quot;, &quot;dropping-particle&quot;: &quot;&quot;, &quot;suffix&quot;: &quot;&quot;, &quot;non-dropping-particle&quot;: &quot;&quot;, &quot;given&quot;: &quot;Kate&quot;}, {&quot;parse-names&quot;: false, &quot;family&quot;: &quot;Clawson&quot;, &quot;dropping-particle&quot;: &quot;&quot;, &quot;suffix&quot;: &quot;&quot;, &quot;non-dropping-particle&quot;: &quot;&quot;, &quot;given&quot;: &quot;Hiram&quot;}, {&quot;parse-names&quot;: false, &quot;family&quot;: &quot;Spieth&quot;, &quot;dropping-particle&quot;: &quot;&quot;, &quot;suffix&quot;: &quot;&quot;, &quot;non-dropping-particle&quot;: &quot;&quot;, &quot;given&quot;: &quot;John&quot;}, {&quot;parse-names&quot;: false, &quot;family&quot;: &quot;Hillier&quot;, &quot;dropping-particle&quot;: &quot;&quot;, &quot;suffix&quot;: &quot;&quot;, &quot;non-dropping-particle&quot;: &quot;&quot;, &quot;given&quot;: &quot;LaDeana W.&quot;}, {&quot;parse-names&quot;: false, &quot;family&quot;: &quot;Richards&quot;, &quot;dropping-particle&quot;: &quot;&quot;, &quot;suffix&quot;: &quot;&quot;, &quot;non-dropping-particle&quot;: &quot;&quot;, &quot;given&quot;: &quot;Stephen&quot;}, {&quot;parse-names&quot;: false, &quot;family&quot;: &quot;Weinstock&quot;, &quot;dropping-particle&quot;: &quot;&quot;, &quot;suffix&quot;: &quot;&quot;, &quot;non-dropping-particle&quot;: &quot;&quot;, &quot;given&quot;: &quot;George M.&quot;}, {&quot;parse-names&quot;: false, &quot;family&quot;: &quot;Wilson&quot;, &quot;dropping-particle&quot;: &quot;&quot;, &quot;suffix&quot;: &quot;&quot;, &quot;non-dropping-particle&quot;: &quot;&quot;, &quot;given&quot;: &quot;Richard K.&quot;}, {&quot;parse-names&quot;: false, &quot;family&quot;: &quot;Gibbs&quot;, &quot;dropping-particle&quot;: &quot;&quot;, &quot;suffix&quot;: &quot;&quot;, &quot;non-dropping-particle&quot;: &quot;&quot;, &quot;given&quot;: &quot;Richard A.&quot;}, {&quot;parse-names&quot;: false, &quot;family&quot;: &quot;Kent&quot;, &quot;dropping-particle&quot;: &quot;&quot;, &quot;suffix&quot;: &quot;&quot;, &quot;non-dropping-particle&quot;: &quot;&quot;, &quot;given&quot;: &quot;W. James&quot;}, {&quot;parse-names&quot;: false, &quot;family&quot;: &quot;Miller&quot;, &quot;dropping-particle&quot;: &quot;&quot;, &quot;suffix&quot;: &quot;&quot;, &quot;non-dropping-particle&quot;: &quot;&quot;, &quot;given&quot;: &quot;Webb&quot;}, {&quot;parse-names&quot;: false, &quot;family&quot;: &quot;Haussler&quot;, &quot;dropping-particle&quot;: &quot;&quot;, &quot;suffix&quot;: &quot;&quot;, &quot;non-dropping-particle&quot;: &quot;&quot;, &quot;given&quot;: &quot;David&quot;}], &quot;id&quot;: &quot;ITEM-1&quot;, &quot;issue&quot;: &quot;8&quot;, &quot;ISBN&quot;: &quot;1088-9051 (Print)\\n1088-9051 (Linking)&quot;, &quot;volume&quot;: &quot;15&quot;}, &quot;id&quot;: &quot;ITEM-1&quot;}], &quot;schema&quot;: &quot;https://github.com/citation-style-language/schema/raw/master/csl-citation.json&quot;, &quot;properties&quot;: {&quot;noteIndex&quot;: 0}} RNDcHOpx0wXW8"/><text:span text:style-name="T94">⁠, as a measure of nucleotide conservation (Methods)</text:span><text:span text:style-name="T91">. I </text:span><text:soft-page-break/><text:span text:style-name="T91">found that </text:span><text:span text:style-name="T95">exons of </text:span><text:span text:style-name="T91">elincRNAs </text:span><text:span text:style-name="T90">are less conserved than other </text:span><text:span text:style-name="T96">LCL-expressed </text:span><text:span text:style-name="T90">lincRNAs </text:span><text:span text:style-name="T97">(two-tailed Mann-Whitney U test, </text:span><text:span text:style-name="T98">mammals: p</text:span><text:span text:style-name="T99">&lt;1e-07</text:span><text:span text:style-name="T98">, primates: p</text:span><text:span text:style-name="T99">&lt;1e-05</text:span><text:span text:style-name="T98">) </text:span><text:span text:style-name="T96">as well as </text:span><text:span text:style-name="T90"><text:s/>protein coding genes </text:span><text:span text:style-name="T97">(two-tailed Mann-Whitney U test, </text:span><text:span text:style-name="T98">mammals: p</text:span><text:span text:style-name="T99">&lt;1e-97</text:span><text:span text:style-name="T98">, primates: p</text:span><text:span text:style-name="T99">&lt;1e-86</text:span><text:span text:style-name="T98">)</text:span><text:span text:style-name="T90"> </text:span><text:span text:style-name="T98">(</text:span><text:span text:style-name="T139">Figure </text:span><text:span text:style-name="T141">1C</text:span><text:span text:style-name="T90">). </text:span></text:p>
      <text:p text:style-name="P46"/>
      <text:p text:style-name="P47"><text:span text:style-name="T90">I</text:span><text:span text:style-name="T74">nterestingly, </text:span><text:span text:style-name="T100">recent studies on</text:span><text:span text:style-name="T74"> a set of trait-relevant and enhancer-associated lincRNAs showed that although exons of these lincRNAs did not seem to have evolved </text:span><text:span text:style-name="T100">under purifying selection relative to other LCL-expressed lincRNAs </text:span><text:span text:style-name="T74">across mammalian and primate evolution, their sequences are constraint specifically during recent human evolution (Tan et al, 2016, under revision). Therefore, although my result may suggest that elincRNA transcripts were not evolving under constraint across broad mammalian evolution, their conservation across </text:span><text:span text:style-name="T101">modern </text:span><text:span text:style-name="T74">human evolution remain</text:span><text:span text:style-name="T101">s</text:span><text:span text:style-name="T74"> to be investigated.</text:span></text:p>
      <text:p text:style-name="P15"/>
      <text:p text:style-name="P38"><text:span text:style-name="T157">e</text:span>lincRNAs <text:span text:style-name="T108">promoter regions </text:span>are enriched at loop anchors <text:span text:style-name="T157">and cohesin binding</text:span></text:p>
      <text:p text:style-name="P38"/>
      <text:p text:style-name="P20"><text:span text:style-name="T158">Next, to examine whether elincRNAs are associated with the regulation of chromosomal architecture, I investigated the co-localization of elincRNAs with regulatory regions essential in establishing chromosomal interactions within topologically associating domains (TADs). Specifically, significant enrichment ⁠of elincRNAs, compared to what would be expected if they were randomly distributed across the intergenic regions of the genome (Methods), was found at loop anchors (fold enrichment = 2.79, q=1e-04, Figure 2A), where enhancer-promoter gene regulatory interactions occur </text:span><text:reference-mark-start text:name="ADDIN CSL_CITATION {&quot;mendeley&quot;: {&quot;plainTextFormattedCitation&quot;: &quot;(Ji et al., 2016)&quot;, &quot;formattedCitation&quot;: &quot;(Ji et al., 2016)&quot;, &quot;previouslyFormattedCitation&quot;: &quot;(Ji et al., 2016)&quot;}, &quot;citationItems&quot;: [{&quot;uris&quot;: [&quot;http://www.mendeley.com/documents/?uuid=f499df16-2377-4fb4-ab0e-4dd7926d3a0b&quot;], &quot;itemData&quot;: {&quot;container-title&quot;: &quot;Cell Stem Cell&quot;, &quot;issued&quot;: {&quot;date-parts&quot;: [[&quot;2016&quot;]]}, &quot;page&quot;: &quot;262-275&quot;, &quot;type&quot;: &quot;article-journal&quot;, &quot;ISSN&quot;: &quot;18759777&quot;, &quot;title&quot;: &quot;3D Chromosome Regulatory Landscape of Human Pluripotent Cells&quot;, &quot;PMID&quot;: &quot;26686465&quot;, &quot;DOI&quot;: &quot;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author&quot;: [{&quot;parse-names&quot;: false, &quot;family&quot;: &quot;Ji&quot;, &quot;dropping-particle&quot;: &quot;&quot;, &quot;suffix&quot;: &quot;&quot;, &quot;non-dropping-particle&quot;: &quot;&quot;, &quot;given&quot;: &quot;Xiong&quot;}, {&quot;parse-names&quot;: false, &quot;family&quot;: &quot;Dadon&quot;, &quot;dropping-particle&quot;: &quot;&quot;, &quot;suffix&quot;: &quot;&quot;, &quot;non-dropping-particle&quot;: &quot;&quot;, &quot;given&quot;: &quot;Daniel B.&quot;}, {&quot;parse-names&quot;: false, &quot;family&quot;: &quot;Powell&quot;, &quot;dropping-particle&quot;: &quot;&quot;, &quot;suffix&quot;: &quot;&quot;, &quot;non-dropping-particle&quot;: &quot;&quot;, &quot;given&quot;: &quot;Benjamin E.&quot;}, {&quot;parse-names&quot;: false, &quot;family&quot;: &quot;Fan&quot;, &quot;dropping-particle&quot;: &quot;&quot;, &quot;suffix&quot;: &quot;&quot;, &quot;non-dropping-particle&quot;: &quot;&quot;, &quot;given&quot;: &quot;Zi Peng&quot;}, {&quot;parse-names&quot;: false, &quot;family&quot;: &quot;Borges-Rivera&quot;, &quot;dropping-particle&quot;: &quot;&quot;, &quot;suffix&quot;: &quot;&quot;, &quot;non-dropping-particle&quot;: &quot;&quot;, &quot;given&quot;: &quot;Diego&quot;}, {&quot;parse-names&quot;: false, &quot;family&quot;: &quot;Shachar&quot;, &quot;dropping-particle&quot;: &quot;&quot;, &quot;suffix&quot;: &quot;&quot;, &quot;non-dropping-particle&quot;: &quot;&quot;, &quot;given&quot;: &quot;Sigal&quot;}, {&quot;parse-names&quot;: false, &quot;family&quot;: &quot;Weintraub&quot;, &quot;dropping-particle&quot;: &quot;&quot;, &quot;suffix&quot;: &quot;&quot;, &quot;non-dropping-particle&quot;: &quot;&quot;, &quot;given&quot;: &quot;Abraham S.&quot;}, {&quot;parse-names&quot;: false, &quot;family&quot;: &quot;Hnisz&quot;, &quot;dropping-particle&quot;: &quot;&quot;, &quot;suffix&quot;: &quot;&quot;, &quot;non-dropping-particle&quot;: &quot;&quot;, &quot;given&quot;: &quot;Denes&quot;}, {&quot;parse-names&quot;: false, &quot;family&quot;: &quot;Pegoraro&quot;, &quot;dropping-particle&quot;: &quot;&quot;, &quot;suffix&quot;: &quot;&quot;, &quot;non-dropping-particle&quot;: &quot;&quot;, &quot;given&quot;: &quot;Gianluca&quot;}, {&quot;parse-names&quot;: false, &quot;family&quot;: &quot;Lee&quot;, &quot;dropping-particle&quot;: &quot;&quot;, &quot;suffix&quot;: &quot;&quot;, &quot;non-dropping-particle&quot;: &quot;&quot;, &quot;given&quot;: &quot;Tong Ihn&quot;}, {&quot;parse-names&quot;: false, &quot;family&quot;: &quot;Misteli&quot;, &quot;dropping-particle&quot;: &quot;&quot;, &quot;suffix&quot;: &quot;&quot;, &quot;non-dropping-particle&quot;: &quot;&quot;, &quot;given&quot;: &quot;Tom&quot;}, {&quot;parse-names&quot;: false, &quot;family&quot;: &quot;Jaenisch&quot;, &quot;dropping-particle&quot;: &quot;&quot;, &quot;suffix&quot;: &quot;&quot;, &quot;non-dropping-particle&quot;: &quot;&quot;, &quot;given&quot;: &quot;Rudolf&quot;}, {&quot;parse-names&quot;: false, &quot;family&quot;: &quot;Young&quot;, &quot;dropping-particle&quot;: &quot;&quot;, &quot;suffix&quot;: &quot;&quot;, &quot;non-dropping-particle&quot;: &quot;&quot;, &quot;given&quot;: &quot;Richard A.&quot;}], &quot;id&quot;: &quot;ITEM-1&quot;, &quot;publisher&quot;: &quot;Elsevier Inc.&quot;, &quot;issue&quot;: &quot;2&quot;, &quot;ISBN&quot;: &quot;doi:10.1016/j.stem.2015.11.007&quot;, &quot;volume&quot;: &quot;18&quot;}, &quot;id&quot;: &quot;ITEM-1&quot;}], &quot;schema&quot;: &quot;https://github.com/citation-style-language/schema/raw/master/csl-citation.json&quot;, &quot;properties&quot;: {&quot;noteIndex&quot;: 0}} RNDtXJwy8N2Zn"/><text:span text:style-name="T22">(Ji et al., 2016)</text:span><text:reference-mark-end text:name="ADDIN CSL_CITATION {&quot;mendeley&quot;: {&quot;plainTextFormattedCitation&quot;: &quot;(Ji et al., 2016)&quot;, &quot;formattedCitation&quot;: &quot;(Ji et al., 2016)&quot;, &quot;previouslyFormattedCitation&quot;: &quot;(Ji et al., 2016)&quot;}, &quot;citationItems&quot;: [{&quot;uris&quot;: [&quot;http://www.mendeley.com/documents/?uuid=f499df16-2377-4fb4-ab0e-4dd7926d3a0b&quot;], &quot;itemData&quot;: {&quot;container-title&quot;: &quot;Cell Stem Cell&quot;, &quot;issued&quot;: {&quot;date-parts&quot;: [[&quot;2016&quot;]]}, &quot;page&quot;: &quot;262-275&quot;, &quot;type&quot;: &quot;article-journal&quot;, &quot;ISSN&quot;: &quot;18759777&quot;, &quot;title&quot;: &quot;3D Chromosome Regulatory Landscape of Human Pluripotent Cells&quot;, &quot;PMID&quot;: &quot;26686465&quot;, &quot;DOI&quot;: &quot;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author&quot;: [{&quot;parse-names&quot;: false, &quot;family&quot;: &quot;Ji&quot;, &quot;dropping-particle&quot;: &quot;&quot;, &quot;suffix&quot;: &quot;&quot;, &quot;non-dropping-particle&quot;: &quot;&quot;, &quot;given&quot;: &quot;Xiong&quot;}, {&quot;parse-names&quot;: false, &quot;family&quot;: &quot;Dadon&quot;, &quot;dropping-particle&quot;: &quot;&quot;, &quot;suffix&quot;: &quot;&quot;, &quot;non-dropping-particle&quot;: &quot;&quot;, &quot;given&quot;: &quot;Daniel B.&quot;}, {&quot;parse-names&quot;: false, &quot;family&quot;: &quot;Powell&quot;, &quot;dropping-particle&quot;: &quot;&quot;, &quot;suffix&quot;: &quot;&quot;, &quot;non-dropping-particle&quot;: &quot;&quot;, &quot;given&quot;: &quot;Benjamin E.&quot;}, {&quot;parse-names&quot;: false, &quot;family&quot;: &quot;Fan&quot;, &quot;dropping-particle&quot;: &quot;&quot;, &quot;suffix&quot;: &quot;&quot;, &quot;non-dropping-particle&quot;: &quot;&quot;, &quot;given&quot;: &quot;Zi Peng&quot;}, {&quot;parse-names&quot;: false, &quot;family&quot;: &quot;Borges-Rivera&quot;, &quot;dropping-particle&quot;: &quot;&quot;, &quot;suffix&quot;: &quot;&quot;, &quot;non-dropping-particle&quot;: &quot;&quot;, &quot;given&quot;: &quot;Diego&quot;}, {&quot;parse-names&quot;: false, &quot;family&quot;: &quot;Shachar&quot;, &quot;dropping-particle&quot;: &quot;&quot;, &quot;suffix&quot;: &quot;&quot;, &quot;non-dropping-particle&quot;: &quot;&quot;, &quot;given&quot;: &quot;Sigal&quot;}, {&quot;parse-names&quot;: false, &quot;family&quot;: &quot;Weintraub&quot;, &quot;dropping-particle&quot;: &quot;&quot;, &quot;suffix&quot;: &quot;&quot;, &quot;non-dropping-particle&quot;: &quot;&quot;, &quot;given&quot;: &quot;Abraham S.&quot;}, {&quot;parse-names&quot;: false, &quot;family&quot;: &quot;Hnisz&quot;, &quot;dropping-particle&quot;: &quot;&quot;, &quot;suffix&quot;: &quot;&quot;, &quot;non-dropping-particle&quot;: &quot;&quot;, &quot;given&quot;: &quot;Denes&quot;}, {&quot;parse-names&quot;: false, &quot;family&quot;: &quot;Pegoraro&quot;, &quot;dropping-particle&quot;: &quot;&quot;, &quot;suffix&quot;: &quot;&quot;, &quot;non-dropping-particle&quot;: &quot;&quot;, &quot;given&quot;: &quot;Gianluca&quot;}, {&quot;parse-names&quot;: false, &quot;family&quot;: &quot;Lee&quot;, &quot;dropping-particle&quot;: &quot;&quot;, &quot;suffix&quot;: &quot;&quot;, &quot;non-dropping-particle&quot;: &quot;&quot;, &quot;given&quot;: &quot;Tong Ihn&quot;}, {&quot;parse-names&quot;: false, &quot;family&quot;: &quot;Misteli&quot;, &quot;dropping-particle&quot;: &quot;&quot;, &quot;suffix&quot;: &quot;&quot;, &quot;non-dropping-particle&quot;: &quot;&quot;, &quot;given&quot;: &quot;Tom&quot;}, {&quot;parse-names&quot;: false, &quot;family&quot;: &quot;Jaenisch&quot;, &quot;dropping-particle&quot;: &quot;&quot;, &quot;suffix&quot;: &quot;&quot;, &quot;non-dropping-particle&quot;: &quot;&quot;, &quot;given&quot;: &quot;Rudolf&quot;}, {&quot;parse-names&quot;: false, &quot;family&quot;: &quot;Young&quot;, &quot;dropping-particle&quot;: &quot;&quot;, &quot;suffix&quot;: &quot;&quot;, &quot;non-dropping-particle&quot;: &quot;&quot;, &quot;given&quot;: &quot;Richard A.&quot;}], &quot;id&quot;: &quot;ITEM-1&quot;, &quot;publisher&quot;: &quot;Elsevier Inc.&quot;, &quot;issue&quot;: &quot;2&quot;, &quot;ISBN&quot;: &quot;doi:10.1016/j.stem.2015.11.007&quot;, &quot;volume&quot;: &quot;18&quot;}, &quot;id&quot;: &quot;ITEM-1&quot;}], &quot;schema&quot;: &quot;https://github.com/citation-style-language/schema/raw/master/csl-citation.json&quot;, &quot;properties&quot;: {&quot;noteIndex&quot;: 0}} RNDtXJwy8N2Zn"/><text:span text:style-name="T158">. <text:s/></text:span></text:p>
      <text:p text:style-name="P18"/>
      <text:p text:style-name="P21">Previous studies have demonstrated that regulatory <text:span text:style-name="T179">proteins</text:span> are also enriched at the loop anchors within TADs <text:reference-mark-start text:name="ADDIN CSL_CITATION {&quot;mendeley&quot;: {&quot;plainTextFormattedCitation&quot;: &quot;(Rao et al., 2014a)&quot;, &quot;formattedCitation&quot;: &quot;(Rao et al., 2014a)&quot;, &quot;previouslyFormattedCitation&quot;: &quot;(Rao et al., 2014a)&quot;}, &quot;citationItems&quot;: [{&quot;uris&quot;: [&quot;http://www.mendeley.com/documents/?uuid=57efa15e-1e89-4ae5-9f00-e8f59791fe2e&quot;], &quot;itemData&quot;: {&quot;container-title&quot;: &quot;Cell&quot;, &quot;genre&quot;: &quot;article&quot;, &quot;page&quot;: &quot;1665-1680&quot;, &quot;volume&quot;: &quot;159&quot;, &quot;type&quot;: &quot;article-journal&quot;, &quot;ISSN&quot;: &quot;10974172&quot;, &quot;title&quot;: &quot;A 3D map of the human genome at kilobase resolution reveals principles of chromatin looping&quot;, &quot;PMID&quot;: &quot;25497547&quot;, &quot;DOI&quot;: &quot;10.1016/j.cell.2014.11.02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author&quot;: [{&quot;parse-names&quot;: false, &quot;family&quot;: &quot;Rao&quot;, &quot;dropping-particle&quot;: &quot;&quot;, &quot;suffix&quot;: &quot;&quot;, &quot;non-dropping-particle&quot;: &quot;&quot;, &quot;given&quot;: &quot;Suhas S P&quot;}, {&quot;parse-names&quot;: false, &quot;family&quot;: &quot;Huntley&quot;, &quot;dropping-particle&quot;: &quot;&quot;, &quot;suffix&quot;: &quot;&quot;, &quot;non-dropping-particle&quot;: &quot;&quot;, &quot;given&quot;: &quot;Miriam H&quot;}, {&quot;parse-names&quot;: false, &quot;family&quot;: &quot;Durand&quot;, &quot;dropping-particle&quot;: &quot;&quot;, &quot;suffix&quot;: &quot;&quot;, &quot;non-dropping-particle&quot;: &quot;&quot;, &quot;given&quot;: &quot;Neva C&quot;}, {&quot;parse-names&quot;: false, &quot;family&quot;: &quot;Stamenova&quot;, &quot;dropping-particle&quot;: &quot;&quot;, &quot;suffix&quot;: &quot;&quot;, &quot;non-dropping-particle&quot;: &quot;&quot;, &quot;given&quot;: &quot;Elena K&quot;}, {&quot;parse-names&quot;: false, &quot;family&quot;: &quot;Bochkov&quot;, &quot;dropping-particle&quot;: &quot;&quot;, &quot;suffix&quot;: &quot;&quot;, &quot;non-dropping-particle&quot;: &quot;&quot;, &quot;given&quot;: &quot;Ivan D&quot;}, {&quot;parse-names&quot;: false, &quot;family&quot;: &quot;Robinson&quot;, &quot;dropping-particle&quot;: &quot;&quot;, &quot;suffix&quot;: &quot;&quot;, &quot;non-dropping-particle&quot;: &quot;&quot;, &quot;given&quot;: &quot;James T&quot;}, {&quot;parse-names&quot;: false, &quot;family&quot;: &quot;Sanborn&quot;, &quot;dropping-particle&quot;: &quot;&quot;, &quot;suffix&quot;: &quot;&quot;, &quot;non-dropping-particle&quot;: &quot;&quot;, &quot;given&quot;: &quot;Adrian L&quot;}, {&quot;parse-names&quot;: false, &quot;family&quot;: &quot;Machol&quot;, &quot;dropping-particle&quot;: &quot;&quot;, &quot;suffix&quot;: &quot;&quot;, &quot;non-dropping-particle&quot;: &quot;&quot;, &quot;given&quot;: &quot;Ido&quot;}, {&quot;parse-names&quot;: false, &quot;family&quot;: &quot;Omer&quot;, &quot;dropping-particle&quot;: &quot;&quot;, &quot;suffix&quot;: &quot;&quot;, &quot;non-dropping-particle&quot;: &quot;&quot;, &quot;given&quot;: &quot;Arina D&quot;}, {&quot;parse-names&quot;: false, &quot;family&quot;: &quot;Lander&quot;, &quot;dropping-particle&quot;: &quot;&quot;, &quot;suffix&quot;: &quot;&quot;, &quot;non-dropping-particle&quot;: &quot;&quot;, &quot;given&quot;: &quot;Eric S&quot;}, {&quot;parse-names&quot;: false, &quot;family&quot;: &quot;Aiden&quot;, &quot;dropping-particle&quot;: &quot;&quot;, &quot;suffix&quot;: &quot;&quot;, &quot;non-dropping-particle&quot;: &quot;&quot;, &quot;given&quot;: &quot;Erez Lieberman&quot;}], &quot;id&quot;: &quot;ITEM-1&quot;, &quot;publisher&quot;: &quot;Elsevier Inc.&quot;, &quot;issue&quot;: &quot;7&quot;, &quot;ISBN&quot;: &quot;1097-4172 (Electronic)$\\$r0092-8674 (Linking)&quot;, &quot;issued&quot;: {&quot;date-parts&quot;: [[&quot;2014&quot;]]}}, &quot;id&quot;: &quot;ITEM-1&quot;}], &quot;schema&quot;: &quot;https://github.com/citation-style-language/schema/raw/master/csl-citation.json&quot;, &quot;properties&quot;: {&quot;noteIndex&quot;: 0}} RNDZO55Vzcyvw"/><text:span text:style-name="T8">(Rao et al., 2014a)</text:span><text:reference-mark-end text:name="ADDIN CSL_CITATION {&quot;mendeley&quot;: {&quot;plainTextFormattedCitation&quot;: &quot;(Rao et al., 2014a)&quot;, &quot;formattedCitation&quot;: &quot;(Rao et al., 2014a)&quot;, &quot;previouslyFormattedCitation&quot;: &quot;(Rao et al., 2014a)&quot;}, &quot;citationItems&quot;: [{&quot;uris&quot;: [&quot;http://www.mendeley.com/documents/?uuid=57efa15e-1e89-4ae5-9f00-e8f59791fe2e&quot;], &quot;itemData&quot;: {&quot;container-title&quot;: &quot;Cell&quot;, &quot;genre&quot;: &quot;article&quot;, &quot;page&quot;: &quot;1665-1680&quot;, &quot;volume&quot;: &quot;159&quot;, &quot;type&quot;: &quot;article-journal&quot;, &quot;ISSN&quot;: &quot;10974172&quot;, &quot;title&quot;: &quot;A 3D map of the human genome at kilobase resolution reveals principles of chromatin looping&quot;, &quot;PMID&quot;: &quot;25497547&quot;, &quot;DOI&quot;: &quot;10.1016/j.cell.2014.11.02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author&quot;: [{&quot;parse-names&quot;: false, &quot;family&quot;: &quot;Rao&quot;, &quot;dropping-particle&quot;: &quot;&quot;, &quot;suffix&quot;: &quot;&quot;, &quot;non-dropping-particle&quot;: &quot;&quot;, &quot;given&quot;: &quot;Suhas S P&quot;}, {&quot;parse-names&quot;: false, &quot;family&quot;: &quot;Huntley&quot;, &quot;dropping-particle&quot;: &quot;&quot;, &quot;suffix&quot;: &quot;&quot;, &quot;non-dropping-particle&quot;: &quot;&quot;, &quot;given&quot;: &quot;Miriam H&quot;}, {&quot;parse-names&quot;: false, &quot;family&quot;: &quot;Durand&quot;, &quot;dropping-particle&quot;: &quot;&quot;, &quot;suffix&quot;: &quot;&quot;, &quot;non-dropping-particle&quot;: &quot;&quot;, &quot;given&quot;: &quot;Neva C&quot;}, {&quot;parse-names&quot;: false, &quot;family&quot;: &quot;Stamenova&quot;, &quot;dropping-particle&quot;: &quot;&quot;, &quot;suffix&quot;: &quot;&quot;, &quot;non-dropping-particle&quot;: &quot;&quot;, &quot;given&quot;: &quot;Elena K&quot;}, {&quot;parse-names&quot;: false, &quot;family&quot;: &quot;Bochkov&quot;, &quot;dropping-particle&quot;: &quot;&quot;, &quot;suffix&quot;: &quot;&quot;, &quot;non-dropping-particle&quot;: &quot;&quot;, &quot;given&quot;: &quot;Ivan D&quot;}, {&quot;parse-names&quot;: false, &quot;family&quot;: &quot;Robinson&quot;, &quot;dropping-particle&quot;: &quot;&quot;, &quot;suffix&quot;: &quot;&quot;, &quot;non-dropping-particle&quot;: &quot;&quot;, &quot;given&quot;: &quot;James T&quot;}, {&quot;parse-names&quot;: false, &quot;family&quot;: &quot;Sanborn&quot;, &quot;dropping-particle&quot;: &quot;&quot;, &quot;suffix&quot;: &quot;&quot;, &quot;non-dropping-particle&quot;: &quot;&quot;, &quot;given&quot;: &quot;Adrian L&quot;}, {&quot;parse-names&quot;: false, &quot;family&quot;: &quot;Machol&quot;, &quot;dropping-particle&quot;: &quot;&quot;, &quot;suffix&quot;: &quot;&quot;, &quot;non-dropping-particle&quot;: &quot;&quot;, &quot;given&quot;: &quot;Ido&quot;}, {&quot;parse-names&quot;: false, &quot;family&quot;: &quot;Omer&quot;, &quot;dropping-particle&quot;: &quot;&quot;, &quot;suffix&quot;: &quot;&quot;, &quot;non-dropping-particle&quot;: &quot;&quot;, &quot;given&quot;: &quot;Arina D&quot;}, {&quot;parse-names&quot;: false, &quot;family&quot;: &quot;Lander&quot;, &quot;dropping-particle&quot;: &quot;&quot;, &quot;suffix&quot;: &quot;&quot;, &quot;non-dropping-particle&quot;: &quot;&quot;, &quot;given&quot;: &quot;Eric S&quot;}, {&quot;parse-names&quot;: false, &quot;family&quot;: &quot;Aiden&quot;, &quot;dropping-particle&quot;: &quot;&quot;, &quot;suffix&quot;: &quot;&quot;, &quot;non-dropping-particle&quot;: &quot;&quot;, &quot;given&quot;: &quot;Erez Lieberman&quot;}], &quot;id&quot;: &quot;ITEM-1&quot;, &quot;publisher&quot;: &quot;Elsevier Inc.&quot;, &quot;issue&quot;: &quot;7&quot;, &quot;ISBN&quot;: &quot;1097-4172 (Electronic)$\\$r0092-8674 (Linking)&quot;, &quot;issued&quot;: {&quot;date-parts&quot;: [[&quot;2014&quot;]]}}, &quot;id&quot;: &quot;ITEM-1&quot;}], &quot;schema&quot;: &quot;https://github.com/citation-style-language/schema/raw/master/csl-citation.json&quot;, &quot;properties&quot;: {&quot;noteIndex&quot;: 0}} RNDZO55Vzcyvw"/>⁠. Specifically, the cohesin protein-complex has been previously shown to be important for intra-TAD gene regulation in a cell type-specific manner <text:reference-mark-start text:name="ADDIN CSL_CITATION {&quot;mendeley&quot;: {&quot;plainTextFormattedCitation&quot;: &quot;(Hadjur et al., 2009)&quot;, &quot;formattedCitation&quot;: &quot;(Hadjur et al., 2009)&quot;, &quot;previouslyFormattedCitation&quot;: &quot;(Hadjur et al., 2009)&quot;}, &quot;citationItems&quot;: [{&quot;uris&quot;: [&quot;http://www.mendeley.com/documents/?uuid=d8b34f12-c45d-436d-8053-fc852177fbda&quot;], &quot;itemData&quot;: {&quot;container-title&quot;: &quot;Nature&quot;, &quot;issued&quot;: {&quot;date-parts&quot;: [[&quot;2009&quot;]]}, &quot;page&quot;: &quot;410-413&quot;, &quot;type&quot;: &quot;article-journal&quot;, &quot;ISSN&quot;: &quot;0028-0836&quot;, &quot;title&quot;: &quot;Cohesins form chromosomal cis-interactions at the developmentally regulated IFNG locus.&quot;, &quot;PMID&quot;: &quot;19458616&quot;, &quot;DOI&quot;: &quot;10.1038/nature08079&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author&quot;: [{&quot;parse-names&quot;: false, &quot;family&quot;: &quot;Hadjur&quot;, &quot;dropping-particle&quot;: &quot;&quot;, &quot;suffix&quot;: &quot;&quot;, &quot;non-dropping-particle&quot;: &quot;&quot;, &quot;given&quot;: &quot;Suzana&quot;}, {&quot;parse-names&quot;: false, &quot;family&quot;: &quot;Williams&quot;, &quot;dropping-particle&quot;: &quot;&quot;, &quot;suffix&quot;: &quot;&quot;, &quot;non-dropping-particle&quot;: &quot;&quot;, &quot;given&quot;: &quot;Luke M&quot;}, {&quot;parse-names&quot;: false, &quot;family&quot;: &quot;Ryan&quot;, &quot;dropping-particle&quot;: &quot;&quot;, &quot;suffix&quot;: &quot;&quot;, &quot;non-dropping-particle&quot;: &quot;&quot;, &quot;given&quot;: &quot;Natalie K&quot;}, {&quot;parse-names&quot;: false, &quot;family&quot;: &quot;Cobb&quot;, &quot;dropping-particle&quot;: &quot;&quot;, &quot;suffix&quot;: &quot;&quot;, &quot;non-dropping-particle&quot;: &quot;&quot;, &quot;given&quot;: &quot;Bradley S&quot;}, {&quot;parse-names&quot;: false, &quot;family&quot;: &quot;Sexton&quot;, &quot;dropping-particle&quot;: &quot;&quot;, &quot;suffix&quot;: &quot;&quot;, &quot;non-dropping-particle&quot;: &quot;&quot;, &quot;given&quot;: &quot;Tom&quot;}, {&quot;parse-names&quot;: false, &quot;family&quot;: &quot;Fraser&quot;, &quot;dropping-particle&quot;: &quot;&quot;, &quot;suffix&quot;: &quot;&quot;, &quot;non-dropping-particle&quot;: &quot;&quot;, &quot;given&quot;: &quot;Peter&quot;}, {&quot;parse-names&quot;: false, &quot;family&quot;: &quot;Fisher&quot;, &quot;dropping-particle&quot;: &quot;&quot;, &quot;suffix&quot;: &quot;&quot;, &quot;non-dropping-particle&quot;: &quot;&quot;, &quot;given&quot;: &quot;Amanda G&quot;}, {&quot;parse-names&quot;: false, &quot;family&quot;: &quot;Merkenschlager&quot;, &quot;dropping-particle&quot;: &quot;&quot;, &quot;suffix&quot;: &quot;&quot;, &quot;non-dropping-particle&quot;: &quot;&quot;, &quot;given&quot;: &quot;Matthias&quot;}], &quot;id&quot;: &quot;ITEM-1&quot;, &quot;publisher&quot;: &quot;Nature Publishing Group&quot;, &quot;issue&quot;: &quot;7253&quot;, &quot;ISBN&quot;: &quot;1476-4687 (Electronic)\\r0028-0836 (Linking)&quot;, &quot;volume&quot;: &quot;460&quot;}, &quot;id&quot;: &quot;ITEM-1&quot;}], &quot;schema&quot;: &quot;https://github.com/citation-style-language/schema/raw/master/csl-citation.json&quot;, &quot;properties&quot;: {&quot;noteIndex&quot;: 0}} RND9eDeNsAnpa"/><text:span text:style-name="T8">(Hadjur et al., 2009)</text:span><text:reference-mark-end text:name="ADDIN CSL_CITATION {&quot;mendeley&quot;: {&quot;plainTextFormattedCitation&quot;: &quot;(Hadjur et al., 2009)&quot;, &quot;formattedCitation&quot;: &quot;(Hadjur et al., 2009)&quot;, &quot;previouslyFormattedCitation&quot;: &quot;(Hadjur et al., 2009)&quot;}, &quot;citationItems&quot;: [{&quot;uris&quot;: [&quot;http://www.mendeley.com/documents/?uuid=d8b34f12-c45d-436d-8053-fc852177fbda&quot;], &quot;itemData&quot;: {&quot;container-title&quot;: &quot;Nature&quot;, &quot;issued&quot;: {&quot;date-parts&quot;: [[&quot;2009&quot;]]}, &quot;page&quot;: &quot;410-413&quot;, &quot;type&quot;: &quot;article-journal&quot;, &quot;ISSN&quot;: &quot;0028-0836&quot;, &quot;title&quot;: &quot;Cohesins form chromosomal cis-interactions at the developmentally regulated IFNG locus.&quot;, &quot;PMID&quot;: &quot;19458616&quot;, &quot;DOI&quot;: &quot;10.1038/nature08079&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author&quot;: [{&quot;parse-names&quot;: false, &quot;family&quot;: &quot;Hadjur&quot;, &quot;dropping-particle&quot;: &quot;&quot;, &quot;suffix&quot;: &quot;&quot;, &quot;non-dropping-particle&quot;: &quot;&quot;, &quot;given&quot;: &quot;Suzana&quot;}, {&quot;parse-names&quot;: false, &quot;family&quot;: &quot;Williams&quot;, &quot;dropping-particle&quot;: &quot;&quot;, &quot;suffix&quot;: &quot;&quot;, &quot;non-dropping-particle&quot;: &quot;&quot;, &quot;given&quot;: &quot;Luke M&quot;}, {&quot;parse-names&quot;: false, &quot;family&quot;: &quot;Ryan&quot;, &quot;dropping-particle&quot;: &quot;&quot;, &quot;suffix&quot;: &quot;&quot;, &quot;non-dropping-particle&quot;: &quot;&quot;, &quot;given&quot;: &quot;Natalie K&quot;}, {&quot;parse-names&quot;: false, &quot;family&quot;: &quot;Cobb&quot;, &quot;dropping-particle&quot;: &quot;&quot;, &quot;suffix&quot;: &quot;&quot;, &quot;non-dropping-particle&quot;: &quot;&quot;, &quot;given&quot;: &quot;Bradley S&quot;}, {&quot;parse-names&quot;: false, &quot;family&quot;: &quot;Sexton&quot;, &quot;dropping-particle&quot;: &quot;&quot;, &quot;suffix&quot;: &quot;&quot;, &quot;non-dropping-particle&quot;: &quot;&quot;, &quot;given&quot;: &quot;Tom&quot;}, {&quot;parse-names&quot;: false, &quot;family&quot;: &quot;Fraser&quot;, &quot;dropping-particle&quot;: &quot;&quot;, &quot;suffix&quot;: &quot;&quot;, &quot;non-dropping-particle&quot;: &quot;&quot;, &quot;given&quot;: &quot;Peter&quot;}, {&quot;parse-names&quot;: false, &quot;family&quot;: &quot;Fisher&quot;, &quot;dropping-particle&quot;: &quot;&quot;, &quot;suffix&quot;: &quot;&quot;, &quot;non-dropping-particle&quot;: &quot;&quot;, &quot;given&quot;: &quot;Amanda G&quot;}, {&quot;parse-names&quot;: false, &quot;family&quot;: &quot;Merkenschlager&quot;, &quot;dropping-particle&quot;: &quot;&quot;, &quot;suffix&quot;: &quot;&quot;, &quot;non-dropping-particle&quot;: &quot;&quot;, &quot;given&quot;: &quot;Matthias&quot;}], &quot;id&quot;: &quot;ITEM-1&quot;, &quot;publisher&quot;: &quot;Nature Publishing Group&quot;, &quot;issue&quot;: &quot;7253&quot;, &quot;ISBN&quot;: &quot;1476-4687 (Electronic)\\r0028-0836 (Linking)&quot;, &quot;volume&quot;: &quot;460&quot;}, &quot;id&quot;: &quot;ITEM-1&quot;}], &quot;schema&quot;: &quot;https://github.com/citation-style-language/schema/raw/master/csl-citation.json&quot;, &quot;properties&quot;: {&quot;noteIndex&quot;: 0}} RND9eDeNsAnpa"/>⁠<text:span text:style-name="T74">. Also enriched at loop anchors, the CTCF transcription factor is another central player in the regulation of chromatin architecture and gene expression. According to a recent model </text:span><text:reference-mark-start text:name="ADDIN CSL_CITATION {&quot;mendeley&quot;: {&quot;plainTextFormattedCitation&quot;: &quot;(Ji et al., 2016)&quot;, &quot;formattedCitation&quot;: &quot;(Ji et al., 2016)&quot;, &quot;previouslyFormattedCitation&quot;: &quot;(Ji et al., 2016)&quot;}, &quot;citationItems&quot;: [{&quot;uris&quot;: [&quot;http://www.mendeley.com/documents/?uuid=f499df16-2377-4fb4-ab0e-4dd7926d3a0b&quot;], &quot;itemData&quot;: {&quot;container-title&quot;: &quot;Cell Stem Cell&quot;, &quot;issued&quot;: {&quot;date-parts&quot;: [[&quot;2016&quot;]]}, &quot;page&quot;: &quot;262-275&quot;, &quot;type&quot;: &quot;article-journal&quot;, &quot;ISSN&quot;: &quot;18759777&quot;, &quot;title&quot;: &quot;3D Chromosome Regulatory Landscape of Human Pluripotent Cells&quot;, &quot;PMID&quot;: &quot;26686465&quot;, &quot;DOI&quot;: &quot;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author&quot;: [{&quot;parse-names&quot;: false, &quot;family&quot;: &quot;Ji&quot;, &quot;dropping-particle&quot;: &quot;&quot;, &quot;suffix&quot;: &quot;&quot;, &quot;non-dropping-particle&quot;: &quot;&quot;, &quot;given&quot;: &quot;Xiong&quot;}, {&quot;parse-names&quot;: false, &quot;family&quot;: &quot;Dadon&quot;, &quot;dropping-particle&quot;: &quot;&quot;, &quot;suffix&quot;: &quot;&quot;, &quot;non-dropping-particle&quot;: &quot;&quot;, &quot;given&quot;: &quot;Daniel B.&quot;}, {&quot;parse-names&quot;: false, &quot;family&quot;: &quot;Powell&quot;, &quot;dropping-particle&quot;: &quot;&quot;, &quot;suffix&quot;: &quot;&quot;, &quot;non-dropping-particle&quot;: &quot;&quot;, &quot;given&quot;: &quot;Benjamin E.&quot;}, {&quot;parse-names&quot;: false, &quot;family&quot;: &quot;Fan&quot;, &quot;dropping-particle&quot;: &quot;&quot;, &quot;suffix&quot;: &quot;&quot;, &quot;non-dropping-particle&quot;: &quot;&quot;, &quot;given&quot;: &quot;Zi Peng&quot;}, {&quot;parse-names&quot;: false, &quot;family&quot;: &quot;Borges-Rivera&quot;, &quot;dropping-particle&quot;: &quot;&quot;, &quot;suffix&quot;: &quot;&quot;, &quot;non-dropping-particle&quot;: &quot;&quot;, &quot;given&quot;: &quot;Diego&quot;}, {&quot;parse-names&quot;: false, &quot;family&quot;: &quot;Shachar&quot;, &quot;dropping-particle&quot;: &quot;&quot;, &quot;suffix&quot;: &quot;&quot;, &quot;non-dropping-particle&quot;: &quot;&quot;, &quot;given&quot;: &quot;Sigal&quot;}, {&quot;parse-names&quot;: false, &quot;family&quot;: &quot;Weintraub&quot;, &quot;dropping-particle&quot;: &quot;&quot;, &quot;suffix&quot;: &quot;&quot;, &quot;non-dropping-particle&quot;: &quot;&quot;, &quot;given&quot;: &quot;Abraham S.&quot;}, {&quot;parse-names&quot;: false, &quot;family&quot;: &quot;Hnisz&quot;, &quot;dropping-particle&quot;: &quot;&quot;, &quot;suffix&quot;: &quot;&quot;, &quot;non-dropping-particle&quot;: &quot;&quot;, &quot;given&quot;: &quot;Denes&quot;}, {&quot;parse-names&quot;: false, &quot;family&quot;: &quot;Pegoraro&quot;, &quot;dropping-particle&quot;: &quot;&quot;, &quot;suffix&quot;: &quot;&quot;, &quot;non-dropping-particle&quot;: &quot;&quot;, &quot;given&quot;: &quot;Gianluca&quot;}, {&quot;parse-names&quot;: false, &quot;family&quot;: &quot;Lee&quot;, &quot;dropping-particle&quot;: &quot;&quot;, &quot;suffix&quot;: &quot;&quot;, &quot;non-dropping-particle&quot;: &quot;&quot;, &quot;given&quot;: &quot;Tong Ihn&quot;}, {&quot;parse-names&quot;: false, &quot;family&quot;: &quot;Misteli&quot;, &quot;dropping-particle&quot;: &quot;&quot;, &quot;suffix&quot;: &quot;&quot;, &quot;non-dropping-particle&quot;: &quot;&quot;, &quot;given&quot;: &quot;Tom&quot;}, {&quot;parse-names&quot;: false, &quot;family&quot;: &quot;Jaenisch&quot;, &quot;dropping-particle&quot;: &quot;&quot;, &quot;suffix&quot;: &quot;&quot;, &quot;non-dropping-particle&quot;: &quot;&quot;, &quot;given&quot;: &quot;Rudolf&quot;}, {&quot;parse-names&quot;: false, &quot;family&quot;: &quot;Young&quot;, &quot;dropping-particle&quot;: &quot;&quot;, &quot;suffix&quot;: &quot;&quot;, &quot;non-dropping-particle&quot;: &quot;&quot;, &quot;given&quot;: &quot;Richard A.&quot;}], &quot;id&quot;: &quot;ITEM-1&quot;, &quot;publisher&quot;: &quot;Elsevier Inc.&quot;, &quot;issue&quot;: &quot;2&quot;, &quot;ISBN&quot;: &quot;doi:10.1016/j.stem.2015.11.007&quot;, &quot;volume&quot;: &quot;18&quot;}, &quot;id&quot;: &quot;ITEM-1&quot;}], &quot;schema&quot;: &quot;https://github.com/citation-style-language/schema/raw/master/csl-citation.json&quot;, &quot;properties&quot;: {&quot;noteIndex&quot;: 0}} RNDd6rHjPeKPM"/><text:span text:style-name="T11">(Ji et al., 2016)</text:span><text:reference-mark-end text:name="ADDIN CSL_CITATION {&quot;mendeley&quot;: {&quot;plainTextFormattedCitation&quot;: &quot;(Ji et al., 2016)&quot;, &quot;formattedCitation&quot;: &quot;(Ji et al., 2016)&quot;, &quot;previouslyFormattedCitation&quot;: &quot;(Ji et al., 2016)&quot;}, &quot;citationItems&quot;: [{&quot;uris&quot;: [&quot;http://www.mendeley.com/documents/?uuid=f499df16-2377-4fb4-ab0e-4dd7926d3a0b&quot;], &quot;itemData&quot;: {&quot;container-title&quot;: &quot;Cell Stem Cell&quot;, &quot;issued&quot;: {&quot;date-parts&quot;: [[&quot;2016&quot;]]}, &quot;page&quot;: &quot;262-275&quot;, &quot;type&quot;: &quot;article-journal&quot;, &quot;ISSN&quot;: &quot;18759777&quot;, &quot;title&quot;: &quot;3D Chromosome Regulatory Landscape of Human Pluripotent Cells&quot;, &quot;PMID&quot;: &quot;26686465&quot;, &quot;DOI&quot;: &quot;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author&quot;: [{&quot;parse-names&quot;: false, &quot;family&quot;: &quot;Ji&quot;, &quot;dropping-particle&quot;: &quot;&quot;, &quot;suffix&quot;: &quot;&quot;, &quot;non-dropping-particle&quot;: &quot;&quot;, &quot;given&quot;: &quot;Xiong&quot;}, {&quot;parse-names&quot;: false, &quot;family&quot;: &quot;Dadon&quot;, &quot;dropping-particle&quot;: &quot;&quot;, &quot;suffix&quot;: &quot;&quot;, &quot;non-dropping-particle&quot;: &quot;&quot;, &quot;given&quot;: &quot;Daniel B.&quot;}, {&quot;parse-names&quot;: false, &quot;family&quot;: &quot;Powell&quot;, &quot;dropping-particle&quot;: &quot;&quot;, &quot;suffix&quot;: &quot;&quot;, &quot;non-dropping-particle&quot;: &quot;&quot;, &quot;given&quot;: &quot;Benjamin E.&quot;}, {&quot;parse-names&quot;: false, &quot;family&quot;: &quot;Fan&quot;, &quot;dropping-particle&quot;: &quot;&quot;, &quot;suffix&quot;: &quot;&quot;, &quot;non-dropping-particle&quot;: &quot;&quot;, &quot;given&quot;: &quot;Zi Peng&quot;}, {&quot;parse-names&quot;: false, &quot;family&quot;: &quot;Borges-Rivera&quot;, &quot;dropping-particle&quot;: &quot;&quot;, &quot;suffix&quot;: &quot;&quot;, &quot;non-dropping-particle&quot;: &quot;&quot;, &quot;given&quot;: &quot;Diego&quot;}, {&quot;parse-names&quot;: false, &quot;family&quot;: &quot;Shachar&quot;, &quot;dropping-particle&quot;: &quot;&quot;, &quot;suffix&quot;: &quot;&quot;, &quot;non-dropping-particle&quot;: &quot;&quot;, &quot;given&quot;: &quot;Sigal&quot;}, {&quot;parse-names&quot;: false, &quot;family&quot;: &quot;Weintraub&quot;, &quot;dropping-particle&quot;: &quot;&quot;, &quot;suffix&quot;: &quot;&quot;, &quot;non-dropping-particle&quot;: &quot;&quot;, &quot;given&quot;: &quot;Abraham S.&quot;}, {&quot;parse-names&quot;: false, &quot;family&quot;: &quot;Hnisz&quot;, &quot;dropping-particle&quot;: &quot;&quot;, &quot;suffix&quot;: &quot;&quot;, &quot;non-dropping-particle&quot;: &quot;&quot;, &quot;given&quot;: &quot;Denes&quot;}, {&quot;parse-names&quot;: false, &quot;family&quot;: &quot;Pegoraro&quot;, &quot;dropping-particle&quot;: &quot;&quot;, &quot;suffix&quot;: &quot;&quot;, &quot;non-dropping-particle&quot;: &quot;&quot;, &quot;given&quot;: &quot;Gianluca&quot;}, {&quot;parse-names&quot;: false, &quot;family&quot;: &quot;Lee&quot;, &quot;dropping-particle&quot;: &quot;&quot;, &quot;suffix&quot;: &quot;&quot;, &quot;non-dropping-particle&quot;: &quot;&quot;, &quot;given&quot;: &quot;Tong Ihn&quot;}, {&quot;parse-names&quot;: false, &quot;family&quot;: &quot;Misteli&quot;, &quot;dropping-particle&quot;: &quot;&quot;, &quot;suffix&quot;: &quot;&quot;, &quot;non-dropping-particle&quot;: &quot;&quot;, &quot;given&quot;: &quot;Tom&quot;}, {&quot;parse-names&quot;: false, &quot;family&quot;: &quot;Jaenisch&quot;, &quot;dropping-particle&quot;: &quot;&quot;, &quot;suffix&quot;: &quot;&quot;, &quot;non-dropping-particle&quot;: &quot;&quot;, &quot;given&quot;: &quot;Rudolf&quot;}, {&quot;parse-names&quot;: false, &quot;family&quot;: &quot;Young&quot;, &quot;dropping-particle&quot;: &quot;&quot;, &quot;suffix&quot;: &quot;&quot;, &quot;non-dropping-particle&quot;: &quot;&quot;, &quot;given&quot;: &quot;Richard A.&quot;}], &quot;id&quot;: &quot;ITEM-1&quot;, &quot;publisher&quot;: &quot;Elsevier Inc.&quot;, &quot;issue&quot;: &quot;2&quot;, &quot;ISBN&quot;: &quot;doi:10.1016/j.stem.2015.11.007&quot;, &quot;volume&quot;: &quot;18&quot;}, &quot;id&quot;: &quot;ITEM-1&quot;}], &quot;schema&quot;: &quot;https://github.com/citation-style-language/schema/raw/master/csl-citation.json&quot;, &quot;properties&quot;: {&quot;noteIndex&quot;: 0}} RNDd6rHjPeKPM"/><text:span text:style-name="T74">⁠, loops mediated by CTCF or CTCF and cohesin collectively have insulating properties, </text:span><text:span text:style-name="T102">preventing </text:span><text:span text:style-name="T74">interactions across TADs and are important for the structural maintenance of TAD</text:span><text:span text:style-name="T102">s</text:span><text:span text:style-name="T74">. In contrast, loops containing only cohesin binding sites are crucial in mediating regulatory chromosomal interactions. </text:span><text:span text:style-name="T104">C</text:span><text:span text:style-name="T74">ohesin depletion is associated with disrupted promoter-enhancer interactions within TADs </text:span><text:reference-mark-start text:name="ADDIN CSL_CITATION {&quot;mendeley&quot;: {&quot;plainTextFormattedCitation&quot;: &quot;(Seitan et al., 2013)&quot;, &quot;formattedCitation&quot;: &quot;(Seitan et al., 2013)&quot;, &quot;previouslyFormattedCitation&quot;: &quot;(Seitan et al., 2013)&quot;}, &quot;citationItems&quot;: [{&quot;uris&quot;: [&quot;http://www.mendeley.com/documents/?uuid=5457c4d3-9404-4ffb-b6dd-c052797d05f2&quot;], &quot;itemData&quot;: {&quot;container-title&quot;: &quot;Genome Research&quot;, &quot;issued&quot;: {&quot;date-parts&quot;: [[&quot;2013&quot;]]}, &quot;page&quot;: &quot;2066-2077&quot;, &quot;type&quot;: &quot;article-journal&quot;, &quot;ISSN&quot;: &quot;10889051&quot;, &quot;title&quot;: &quot;Cohesin-Based chromatin interactions enable regulated gene expression within preexisting architectural compartments&quot;, &quot;PMID&quot;: &quot;24002784&quot;, &quot;DOI&quot;: &quot;10.1101/gr.161620.113&quot;, &quot;abstract&quot;: &quot;Chromosome conformation capture approaches have shown that interphase chromatin is partitioned into spatially segregated Mb-sized compartments and sub-Mb-sized topological domains. This compartmentalization is thought to facilitate the matching of genes and regulatory elements, but its precise function and mechanistic basis remain unknown. Cohesin controls chromosome topology to enable DNA repair and chromosome segregation in cycling cells. In addition, cohesin associates with active enhancers and promoters and with CTCF to form long-range interactions important for gene regulation. Although these findings suggest an important role for cohesin in genome organization, this role has not been assessed on a global scale. Unexpectedly, we find that architectural compartments are maintained in noncycling mouse thymocytes after genetic depletion of cohesin in vivo. Cohesin was, however, required for specific long-range interactions within compartments where cohesin-regulated genes reside. Cohesin depletion diminished interactions between cohesin-bound sites, whereas alternative interactions between chromatin features associated with transcriptional activation and repression became more prominent, with corresponding changes in gene expression. Our findings indicate that cohesin-mediated long-range interactions facilitate discrete gene expression states within preexisting chromosomal compartments.&quot;, &quot;author&quot;: [{&quot;parse-names&quot;: false, &quot;family&quot;: &quot;Seitan&quot;, &quot;dropping-particle&quot;: &quot;&quot;, &quot;suffix&quot;: &quot;&quot;, &quot;non-dropping-particle&quot;: &quot;&quot;, &quot;given&quot;: &quot;Vlad C.&quot;}, {&quot;parse-names&quot;: false, &quot;family&quot;: &quot;Faure&quot;, &quot;dropping-particle&quot;: &quot;&quot;, &quot;suffix&quot;: &quot;&quot;, &quot;non-dropping-particle&quot;: &quot;&quot;, &quot;given&quot;: &quot;Andre J.&quot;}, {&quot;parse-names&quot;: false, &quot;family&quot;: &quot;Zhan&quot;, &quot;dropping-particle&quot;: &quot;&quot;, &quot;suffix&quot;: &quot;&quot;, &quot;non-dropping-particle&quot;: &quot;&quot;, &quot;given&quot;: &quot;Ye&quot;}, {&quot;parse-names&quot;: false, &quot;family&quot;: &quot;McCord&quot;, &quot;dropping-particle&quot;: &quot;&quot;, &quot;suffix&quot;: &quot;&quot;, &quot;non-dropping-particle&quot;: &quot;&quot;, &quot;given&quot;: &quot;Rachel Patton&quot;}, {&quot;parse-names&quot;: false, &quot;family&quot;: &quot;Lajoie&quot;, &quot;dropping-particle&quot;: &quot;&quot;, &quot;suffix&quot;: &quot;&quot;, &quot;non-dropping-particle&quot;: &quot;&quot;, &quot;given&quot;: &quot;Bryan R.&quot;}, {&quot;parse-names&quot;: false, &quot;family&quot;: &quot;Ing-Simmons&quot;, &quot;dropping-particle&quot;: &quot;&quot;, &quot;suffix&quot;: &quot;&quot;, &quot;non-dropping-particle&quot;: &quot;&quot;, &quot;given&quot;: &quot;Elizabeth&quot;}, {&quot;parse-names&quot;: false, &quot;family&quot;: &quot;Lenhard&quot;, &quot;dropping-particle&quot;: &quot;&quot;, &quot;suffix&quot;: &quot;&quot;, &quot;non-dropping-particle&quot;: &quot;&quot;, &quot;given&quot;: &quot;Boris&quot;}, {&quot;parse-names&quot;: false, &quot;family&quot;: &quot;Giorgetti&quot;, &quot;dropping-particle&quot;: &quot;&quot;, &quot;suffix&quot;: &quot;&quot;, &quot;non-dropping-particle&quot;: &quot;&quot;, &quot;given&quot;: &quot;Luca&quot;}, {&quot;parse-names&quot;: false, &quot;family&quot;: &quot;Heard&quot;, &quot;dropping-particle&quot;: &quot;&quot;, &quot;suffix&quot;: &quot;&quot;, &quot;non-dropping-particle&quot;: &quot;&quot;, &quot;given&quot;: &quot;Edith&quot;}, {&quot;parse-names&quot;: false, &quot;family&quot;: &quot;Fisher&quot;, &quot;dropping-particle&quot;: &quot;&quot;, &quot;suffix&quot;: &quot;&quot;, &quot;non-dropping-particle&quot;: &quot;&quot;, &quot;given&quot;: &quot;Amanda G.&quot;}, {&quot;parse-names&quot;: false, &quot;family&quot;: &quot;Flicek&quot;, &quot;dropping-particle&quot;: &quot;&quot;, &quot;suffix&quot;: &quot;&quot;, &quot;non-dropping-particle&quot;: &quot;&quot;, &quot;given&quot;: &quot;Paul&quot;}, {&quot;parse-names&quot;: false, &quot;family&quot;: &quot;Dekker&quot;, &quot;dropping-particle&quot;: &quot;&quot;, &quot;suffix&quot;: &quot;&quot;, &quot;non-dropping-particle&quot;: &quot;&quot;, &quot;given&quot;: &quot;Job&quot;}, {&quot;parse-names&quot;: false, &quot;family&quot;: &quot;Merkenschlager&quot;, &quot;dropping-particle&quot;: &quot;&quot;, &quot;suffix&quot;: &quot;&quot;, &quot;non-dropping-particle&quot;: &quot;&quot;, &quot;given&quot;: &quot;Matthias&quot;}], &quot;id&quot;: &quot;ITEM-1&quot;, &quot;issue&quot;: &quot;12&quot;, &quot;ISBN&quot;: &quot;1549-5469 (Electronic)\\r1088-9051 (Linking)&quot;, &quot;volume&quot;: &quot;23&quot;}, &quot;id&quot;: &quot;ITEM-1&quot;}], &quot;schema&quot;: &quot;https://github.com/citation-style-language/schema/raw/master/csl-citation.json&quot;, &quot;properties&quot;: {&quot;noteIndex&quot;: 0}} RNDTLTpEtwSsq"/><text:span text:style-name="T11">(Seitan et al., 2013)</text:span><text:reference-mark-end text:name="ADDIN CSL_CITATION {&quot;mendeley&quot;: {&quot;plainTextFormattedCitation&quot;: &quot;(Seitan et al., 2013)&quot;, &quot;formattedCitation&quot;: &quot;(Seitan et al., 2013)&quot;, &quot;previouslyFormattedCitation&quot;: &quot;(Seitan et al., 2013)&quot;}, &quot;citationItems&quot;: [{&quot;uris&quot;: [&quot;http://www.mendeley.com/documents/?uuid=5457c4d3-9404-4ffb-b6dd-c052797d05f2&quot;], &quot;itemData&quot;: {&quot;container-title&quot;: &quot;Genome Research&quot;, &quot;issued&quot;: {&quot;date-parts&quot;: [[&quot;2013&quot;]]}, &quot;page&quot;: &quot;2066-2077&quot;, &quot;type&quot;: &quot;article-journal&quot;, &quot;ISSN&quot;: &quot;10889051&quot;, &quot;title&quot;: &quot;Cohesin-Based chromatin interactions enable regulated gene expression within preexisting architectural compartments&quot;, &quot;PMID&quot;: &quot;24002784&quot;, &quot;DOI&quot;: &quot;10.1101/gr.161620.113&quot;, &quot;abstract&quot;: &quot;Chromosome conformation capture approaches have shown that interphase chromatin is partitioned into spatially segregated Mb-sized compartments and sub-Mb-sized topological domains. This compartmentalization is thought to facilitate the matching of genes and regulatory elements, but its precise function and mechanistic basis remain unknown. Cohesin controls chromosome topology to enable DNA repair and chromosome segregation in cycling cells. In addition, cohesin associates with active enhancers and promoters and with CTCF to form long-range interactions important for gene regulation. Although these findings suggest an important role for cohesin in genome organization, this role has not been assessed on a global scale. Unexpectedly, we find that architectural compartments are maintained in noncycling mouse thymocytes after genetic depletion of cohesin in vivo. Cohesin was, however, required for specific long-range interactions within compartments where cohesin-regulated genes reside. Cohesin depletion diminished interactions between cohesin-bound sites, whereas alternative interactions between chromatin features associated with transcriptional activation and repression became more prominent, with corresponding changes in gene expression. Our findings indicate that cohesin-mediated long-range interactions facilitate discrete gene expression states within preexisting chromosomal compartments.&quot;, &quot;author&quot;: [{&quot;parse-names&quot;: false, &quot;family&quot;: &quot;Seitan&quot;, &quot;dropping-particle&quot;: &quot;&quot;, &quot;suffix&quot;: &quot;&quot;, &quot;non-dropping-particle&quot;: &quot;&quot;, &quot;given&quot;: &quot;Vlad C.&quot;}, {&quot;parse-names&quot;: false, &quot;family&quot;: &quot;Faure&quot;, &quot;dropping-particle&quot;: &quot;&quot;, &quot;suffix&quot;: &quot;&quot;, &quot;non-dropping-particle&quot;: &quot;&quot;, &quot;given&quot;: &quot;Andre J.&quot;}, {&quot;parse-names&quot;: false, &quot;family&quot;: &quot;Zhan&quot;, &quot;dropping-particle&quot;: &quot;&quot;, &quot;suffix&quot;: &quot;&quot;, &quot;non-dropping-particle&quot;: &quot;&quot;, &quot;given&quot;: &quot;Ye&quot;}, {&quot;parse-names&quot;: false, &quot;family&quot;: &quot;McCord&quot;, &quot;dropping-particle&quot;: &quot;&quot;, &quot;suffix&quot;: &quot;&quot;, &quot;non-dropping-particle&quot;: &quot;&quot;, &quot;given&quot;: &quot;Rachel Patton&quot;}, {&quot;parse-names&quot;: false, &quot;family&quot;: &quot;Lajoie&quot;, &quot;dropping-particle&quot;: &quot;&quot;, &quot;suffix&quot;: &quot;&quot;, &quot;non-dropping-particle&quot;: &quot;&quot;, &quot;given&quot;: &quot;Bryan R.&quot;}, {&quot;parse-names&quot;: false, &quot;family&quot;: &quot;Ing-Simmons&quot;, &quot;dropping-particle&quot;: &quot;&quot;, &quot;suffix&quot;: &quot;&quot;, &quot;non-dropping-particle&quot;: &quot;&quot;, &quot;given&quot;: &quot;Elizabeth&quot;}, {&quot;parse-names&quot;: false, &quot;family&quot;: &quot;Lenhard&quot;, &quot;dropping-particle&quot;: &quot;&quot;, &quot;suffix&quot;: &quot;&quot;, &quot;non-dropping-particle&quot;: &quot;&quot;, &quot;given&quot;: &quot;Boris&quot;}, {&quot;parse-names&quot;: false, &quot;family&quot;: &quot;Giorgetti&quot;, &quot;dropping-particle&quot;: &quot;&quot;, &quot;suffix&quot;: &quot;&quot;, &quot;non-dropping-particle&quot;: &quot;&quot;, &quot;given&quot;: &quot;Luca&quot;}, {&quot;parse-names&quot;: false, &quot;family&quot;: &quot;Heard&quot;, &quot;dropping-particle&quot;: &quot;&quot;, &quot;suffix&quot;: &quot;&quot;, &quot;non-dropping-particle&quot;: &quot;&quot;, &quot;given&quot;: &quot;Edith&quot;}, {&quot;parse-names&quot;: false, &quot;family&quot;: &quot;Fisher&quot;, &quot;dropping-particle&quot;: &quot;&quot;, &quot;suffix&quot;: &quot;&quot;, &quot;non-dropping-particle&quot;: &quot;&quot;, &quot;given&quot;: &quot;Amanda G.&quot;}, {&quot;parse-names&quot;: false, &quot;family&quot;: &quot;Flicek&quot;, &quot;dropping-particle&quot;: &quot;&quot;, &quot;suffix&quot;: &quot;&quot;, &quot;non-dropping-particle&quot;: &quot;&quot;, &quot;given&quot;: &quot;Paul&quot;}, {&quot;parse-names&quot;: false, &quot;family&quot;: &quot;Dekker&quot;, &quot;dropping-particle&quot;: &quot;&quot;, &quot;suffix&quot;: &quot;&quot;, &quot;non-dropping-particle&quot;: &quot;&quot;, &quot;given&quot;: &quot;Job&quot;}, {&quot;parse-names&quot;: false, &quot;family&quot;: &quot;Merkenschlager&quot;, &quot;dropping-particle&quot;: &quot;&quot;, &quot;suffix&quot;: &quot;&quot;, &quot;non-dropping-particle&quot;: &quot;&quot;, &quot;given&quot;: &quot;Matthias&quot;}], &quot;id&quot;: &quot;ITEM-1&quot;, &quot;issue&quot;: &quot;12&quot;, &quot;ISBN&quot;: &quot;1549-5469 (Electronic)\\r1088-9051 (Linking)&quot;, &quot;volume&quot;: &quot;23&quot;}, &quot;id&quot;: &quot;ITEM-1&quot;}], &quot;schema&quot;: &quot;https://github.com/citation-style-language/schema/raw/master/csl-citation.json&quot;, &quot;properties&quot;: {&quot;noteIndex&quot;: 0}} RNDTLTpEtwSsq"/><text:span text:style-name="T74">⁠.</text:span></text:p>
      <text:p text:style-name="P22"/>
      <text:p text:style-name="P23">Significant enrichments were found for CTCF and cohesin binding peaks (subunits, SMC3 and RAD21 <text:span text:style-name="T180">are </text:span>used to measure cohesin binding, methods) within elincRNAs promoter regions (<text:span text:style-name="T181">fold enrichment=</text:span>5.2 <text:span text:style-name="T162">and 8.1</text:span>, respectively, q<text:span text:style-name="T162">=1e-04) relative to other lincRNAs (fold enrichment = 1.3 and 1.3, respectively, q&lt;0.05, Figure 2C).</text:span></text:p>
      <text:p text:style-name="P24"/>
      <text:p text:style-name="P25"><text:span text:style-name="T163">As m</text:span>ost binding <text:span text:style-name="T163">sites</text:span> for CTCF and cohesin overlap in the <text:span text:style-name="T163">human </text:span>genome (<text:span text:style-name="T74">Figure </text:span><text:span text:style-name="T105">2E</text:span><text:span text:style-name="T46">) </text:span>and <text:span text:style-name="T133">loops mediated by CTCF or cohesin independently, or both CTCF and cohesin collectively are thought to have different roles in chromosomal organization </text:span><text:reference-mark-start text:name="ADDIN CSL_CITATION {&quot;mendeley&quot;: {&quot;plainTextFormattedCitation&quot;: &quot;(Ji et al., 2016)&quot;, &quot;formattedCitation&quot;: &quot;(Ji et al., 2016)&quot;, &quot;previouslyFormattedCitation&quot;: &quot;(Ji et al., 2016)&quot;}, &quot;citationItems&quot;: [{&quot;uris&quot;: [&quot;http://www.mendeley.com/documents/?uuid=f499df16-2377-4fb4-ab0e-4dd7926d3a0b&quot;], &quot;itemData&quot;: {&quot;container-title&quot;: &quot;Cell Stem Cell&quot;, &quot;issued&quot;: {&quot;date-parts&quot;: [[&quot;2016&quot;]]}, &quot;page&quot;: &quot;262-275&quot;, &quot;type&quot;: &quot;article-journal&quot;, &quot;ISSN&quot;: &quot;18759777&quot;, &quot;title&quot;: &quot;3D Chromosome Regulatory Landscape of Human Pluripotent Cells&quot;, &quot;PMID&quot;: &quot;26686465&quot;, &quot;DOI&quot;: &quot;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author&quot;: [{&quot;parse-names&quot;: false, &quot;family&quot;: &quot;Ji&quot;, &quot;dropping-particle&quot;: &quot;&quot;, &quot;suffix&quot;: &quot;&quot;, &quot;non-dropping-particle&quot;: &quot;&quot;, &quot;given&quot;: &quot;Xiong&quot;}, {&quot;parse-names&quot;: false, &quot;family&quot;: &quot;Dadon&quot;, &quot;dropping-particle&quot;: &quot;&quot;, &quot;suffix&quot;: &quot;&quot;, &quot;non-dropping-particle&quot;: &quot;&quot;, &quot;given&quot;: &quot;Daniel B.&quot;}, {&quot;parse-names&quot;: false, &quot;family&quot;: &quot;Powell&quot;, &quot;dropping-particle&quot;: &quot;&quot;, &quot;suffix&quot;: &quot;&quot;, &quot;non-dropping-particle&quot;: &quot;&quot;, &quot;given&quot;: &quot;Benjamin E.&quot;}, {&quot;parse-names&quot;: false, &quot;family&quot;: &quot;Fan&quot;, &quot;dropping-particle&quot;: &quot;&quot;, &quot;suffix&quot;: &quot;&quot;, &quot;non-dropping-particle&quot;: &quot;&quot;, &quot;given&quot;: &quot;Zi Peng&quot;}, {&quot;parse-names&quot;: false, &quot;family&quot;: &quot;Borges-Rivera&quot;, &quot;dropping-particle&quot;: &quot;&quot;, &quot;suffix&quot;: &quot;&quot;, &quot;non-dropping-particle&quot;: &quot;&quot;, &quot;given&quot;: &quot;Diego&quot;}, {&quot;parse-names&quot;: false, &quot;family&quot;: &quot;Shachar&quot;, &quot;dropping-particle&quot;: &quot;&quot;, &quot;suffix&quot;: &quot;&quot;, &quot;non-dropping-particle&quot;: &quot;&quot;, &quot;given&quot;: &quot;Sigal&quot;}, {&quot;parse-names&quot;: false, &quot;family&quot;: &quot;Weintraub&quot;, &quot;dropping-particle&quot;: &quot;&quot;, &quot;suffix&quot;: &quot;&quot;, &quot;non-dropping-particle&quot;: &quot;&quot;, &quot;given&quot;: &quot;Abraham S.&quot;}, {&quot;parse-names&quot;: false, &quot;family&quot;: &quot;Hnisz&quot;, &quot;dropping-particle&quot;: &quot;&quot;, &quot;suffix&quot;: &quot;&quot;, &quot;non-dropping-particle&quot;: &quot;&quot;, &quot;given&quot;: &quot;Denes&quot;}, {&quot;parse-names&quot;: false, &quot;family&quot;: &quot;Pegoraro&quot;, &quot;dropping-particle&quot;: &quot;&quot;, &quot;suffix&quot;: &quot;&quot;, &quot;non-dropping-particle&quot;: &quot;&quot;, &quot;given&quot;: &quot;Gianluca&quot;}, {&quot;parse-names&quot;: false, &quot;family&quot;: &quot;Lee&quot;, &quot;dropping-particle&quot;: &quot;&quot;, &quot;suffix&quot;: &quot;&quot;, &quot;non-dropping-particle&quot;: &quot;&quot;, &quot;given&quot;: &quot;Tong Ihn&quot;}, {&quot;parse-names&quot;: false, &quot;family&quot;: &quot;Misteli&quot;, &quot;dropping-particle&quot;: &quot;&quot;, &quot;suffix&quot;: &quot;&quot;, &quot;non-dropping-particle&quot;: &quot;&quot;, &quot;given&quot;: &quot;Tom&quot;}, {&quot;parse-names&quot;: false, &quot;family&quot;: &quot;Jaenisch&quot;, &quot;dropping-particle&quot;: &quot;&quot;, &quot;suffix&quot;: &quot;&quot;, &quot;non-dropping-particle&quot;: &quot;&quot;, &quot;given&quot;: &quot;Rudolf&quot;}, {&quot;parse-names&quot;: false, &quot;family&quot;: &quot;Young&quot;, &quot;dropping-particle&quot;: &quot;&quot;, &quot;suffix&quot;: &quot;&quot;, &quot;non-dropping-particle&quot;: &quot;&quot;, &quot;given&quot;: &quot;Richard A.&quot;}], &quot;id&quot;: &quot;ITEM-1&quot;, &quot;publisher&quot;: &quot;Elsevier Inc.&quot;, &quot;issue&quot;: &quot;2&quot;, &quot;ISBN&quot;: &quot;doi:10.1016/j.stem.2015.11.007&quot;, &quot;volume&quot;: &quot;18&quot;}, &quot;id&quot;: &quot;ITEM-1&quot;}], &quot;schema&quot;: &quot;https://github.com/citation-style-language/schema/raw/master/csl-citation.json&quot;, &quot;properties&quot;: {&quot;noteIndex&quot;: 0}} RNDiwTMmUmsCV"/><text:span text:style-name="T19">(Ji et al., 2016)</text:span><text:reference-mark-end text:name="ADDIN CSL_CITATION {&quot;mendeley&quot;: {&quot;plainTextFormattedCitation&quot;: &quot;(Ji et al., 2016)&quot;, &quot;formattedCitation&quot;: &quot;(Ji et al., 2016)&quot;, &quot;previouslyFormattedCitation&quot;: &quot;(Ji et al., 2016)&quot;}, &quot;citationItems&quot;: [{&quot;uris&quot;: [&quot;http://www.mendeley.com/documents/?uuid=f499df16-2377-4fb4-ab0e-4dd7926d3a0b&quot;], &quot;itemData&quot;: {&quot;container-title&quot;: &quot;Cell Stem Cell&quot;, &quot;issued&quot;: {&quot;date-parts&quot;: [[&quot;2016&quot;]]}, &quot;page&quot;: &quot;262-275&quot;, &quot;type&quot;: &quot;article-journal&quot;, &quot;ISSN&quot;: &quot;18759777&quot;, &quot;title&quot;: &quot;3D Chromosome Regulatory Landscape of Human Pluripotent Cells&quot;, &quot;PMID&quot;: &quot;26686465&quot;, &quot;DOI&quot;: &quot;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author&quot;: [{&quot;parse-names&quot;: false, &quot;family&quot;: &quot;Ji&quot;, &quot;dropping-particle&quot;: &quot;&quot;, &quot;suffix&quot;: &quot;&quot;, &quot;non-dropping-particle&quot;: &quot;&quot;, &quot;given&quot;: &quot;Xiong&quot;}, {&quot;parse-names&quot;: false, &quot;family&quot;: &quot;Dadon&quot;, &quot;dropping-particle&quot;: &quot;&quot;, &quot;suffix&quot;: &quot;&quot;, &quot;non-dropping-particle&quot;: &quot;&quot;, &quot;given&quot;: &quot;Daniel B.&quot;}, {&quot;parse-names&quot;: false, &quot;family&quot;: &quot;Powell&quot;, &quot;dropping-particle&quot;: &quot;&quot;, &quot;suffix&quot;: &quot;&quot;, &quot;non-dropping-particle&quot;: &quot;&quot;, &quot;given&quot;: &quot;Benjamin E.&quot;}, {&quot;parse-names&quot;: false, &quot;family&quot;: &quot;Fan&quot;, &quot;dropping-particle&quot;: &quot;&quot;, &quot;suffix&quot;: &quot;&quot;, &quot;non-dropping-particle&quot;: &quot;&quot;, &quot;given&quot;: &quot;Zi Peng&quot;}, {&quot;parse-names&quot;: false, &quot;family&quot;: &quot;Borges-Rivera&quot;, &quot;dropping-particle&quot;: &quot;&quot;, &quot;suffix&quot;: &quot;&quot;, &quot;non-dropping-particle&quot;: &quot;&quot;, &quot;given&quot;: &quot;Diego&quot;}, {&quot;parse-names&quot;: false, &quot;family&quot;: &quot;Shachar&quot;, &quot;dropping-particle&quot;: &quot;&quot;, &quot;suffix&quot;: &quot;&quot;, &quot;non-dropping-particle&quot;: &quot;&quot;, &quot;given&quot;: &quot;Sigal&quot;}, {&quot;parse-names&quot;: false, &quot;family&quot;: &quot;Weintraub&quot;, &quot;dropping-particle&quot;: &quot;&quot;, &quot;suffix&quot;: &quot;&quot;, &quot;non-dropping-particle&quot;: &quot;&quot;, &quot;given&quot;: &quot;Abraham S.&quot;}, {&quot;parse-names&quot;: false, &quot;family&quot;: &quot;Hnisz&quot;, &quot;dropping-particle&quot;: &quot;&quot;, &quot;suffix&quot;: &quot;&quot;, &quot;non-dropping-particle&quot;: &quot;&quot;, &quot;given&quot;: &quot;Denes&quot;}, {&quot;parse-names&quot;: false, &quot;family&quot;: &quot;Pegoraro&quot;, &quot;dropping-particle&quot;: &quot;&quot;, &quot;suffix&quot;: &quot;&quot;, &quot;non-dropping-particle&quot;: &quot;&quot;, &quot;given&quot;: &quot;Gianluca&quot;}, {&quot;parse-names&quot;: false, &quot;family&quot;: &quot;Lee&quot;, &quot;dropping-particle&quot;: &quot;&quot;, &quot;suffix&quot;: &quot;&quot;, &quot;non-dropping-particle&quot;: &quot;&quot;, &quot;given&quot;: &quot;Tong Ihn&quot;}, {&quot;parse-names&quot;: false, &quot;family&quot;: &quot;Misteli&quot;, &quot;dropping-particle&quot;: &quot;&quot;, &quot;suffix&quot;: &quot;&quot;, &quot;non-dropping-particle&quot;: &quot;&quot;, &quot;given&quot;: &quot;Tom&quot;}, {&quot;parse-names&quot;: false, &quot;family&quot;: &quot;Jaenisch&quot;, &quot;dropping-particle&quot;: &quot;&quot;, &quot;suffix&quot;: &quot;&quot;, &quot;non-dropping-particle&quot;: &quot;&quot;, &quot;given&quot;: &quot;Rudolf&quot;}, {&quot;parse-names&quot;: false, &quot;family&quot;: &quot;Young&quot;, &quot;dropping-particle&quot;: &quot;&quot;, &quot;suffix&quot;: &quot;&quot;, &quot;non-dropping-particle&quot;: &quot;&quot;, &quot;given&quot;: &quot;Richard A.&quot;}], &quot;id&quot;: &quot;ITEM-1&quot;, &quot;publisher&quot;: &quot;Elsevier Inc.&quot;, &quot;issue&quot;: &quot;2&quot;, &quot;ISBN&quot;: &quot;doi:10.1016/j.stem.2015.11.007&quot;, &quot;volume&quot;: &quot;18&quot;}, &quot;id&quot;: &quot;ITEM-1&quot;}], &quot;schema&quot;: &quot;https://github.com/citation-style-language/schema/raw/master/csl-citation.json&quot;, &quot;properties&quot;: {&quot;noteIndex&quot;: 0}} RNDiwTMmUmsCV"/><text:span text:style-name="T133">⁠, I</text:span> <text:span text:style-name="T163">further </text:span>determine<text:span text:style-name="T163">d the independent enrichment of elincRNAs in CTCF and cohesin binding by obtaining mutually exclusive binding </text:span><text:soft-page-break/><text:span text:style-name="T163">sites of the proteins. This revealed a much stronger enrichment of cohesin binding sites (Figure 2D) in elincRNA loci (fold enrichment = 13.1 fold, q=1e-04) compared to CTCF binding sites (fold enrichment = 3.92, q=1e-04). This suggests elincRNAs may be much more frequently involved in the formation of cohesin-only loops, supporting their roles in modulating promoter-enhancer looping.</text:span></text:p>
      <text:p text:style-name="P26"/>
      <text:p text:style-name="P39">ElincRNAs promoter regions are not enriched at TAD boundaries</text:p>
      <text:p text:style-name="P26"/>
      <text:p text:style-name="P19"><text:span text:style-name="T164">As loop anchors are frequently found at TAD boundaries, I next investigated whether similar enrichment would be observed for elincRNAs at TAD boundaries. Using Hi-C data (Figure 3) I estimated TAD boundary regions through a sliding diamond approach on contact matrices (Figure 4A, methods). Boundaries were extended from TAD borders until the sum of interactions in the diamond reached an arbitrary threshold (Figure 5, methods). Although </text:span>elincRNAs <text:span text:style-name="T44">promoter regions are enriched at loop anchors relative to other LCL-expressed lincRNAs</text:span>,<text:span text:style-name="T40"> no significant enrichment was found for these loci <text:s/>at TAD boundaries (fold enrichment = 1.2, q=0.08, </text:span><text:span text:style-name="T140">Figure </text:span><text:span text:style-name="T142">2B</text:span><text:span text:style-name="T45">). Despite the absence of significant elincRNA enrichment at TAD boundaries, dividing TADs into 10 equally sized bins reveals that elincRNAs tend to be more frequently found near the end of the TADs and are depleted at the center of the TADs (bin 5, fold enrichment = 0.37 fold, q=0.06) relative to other LCL-expressed lincRNAs (Figure 2F). The trend is consistent with their enrichment at loop anchors, which are enriched at TAD boundaries (fold enrichment =1.74 , q&lt;1e-3, supplementary files).</text:span></text:p>
      <text:p text:style-name="P27"/>
      <text:p text:style-name="P28">Th<text:span text:style-name="T165">is observed </text:span>lack of significant enrichment <text:s/>of elincRNAs at TAD boundaries may be a consequence of <text:span text:style-name="T165">poor resolution of the current Hi-C technology, which is restrained to a maximum of 5kb </text:span><text:reference-mark-start text:name="ADDIN CSL_CITATION {&quot;mendeley&quot;: {&quot;plainTextFormattedCitation&quot;: &quot;(Rao et al., 2014a)&quot;, &quot;formattedCitation&quot;: &quot;(Rao et al., 2014a)&quot;, &quot;previouslyFormattedCitation&quot;: &quot;(Rao et al., 2014a)&quot;}, &quot;citationItems&quot;: [{&quot;uris&quot;: [&quot;http://www.mendeley.com/documents/?uuid=57efa15e-1e89-4ae5-9f00-e8f59791fe2e&quot;], &quot;itemData&quot;: {&quot;container-title&quot;: &quot;Cell&quot;, &quot;genre&quot;: &quot;article&quot;, &quot;page&quot;: &quot;1665-1680&quot;, &quot;volume&quot;: &quot;159&quot;, &quot;type&quot;: &quot;article-journal&quot;, &quot;ISSN&quot;: &quot;10974172&quot;, &quot;title&quot;: &quot;A 3D map of the human genome at kilobase resolution reveals principles of chromatin looping&quot;, &quot;PMID&quot;: &quot;25497547&quot;, &quot;DOI&quot;: &quot;10.1016/j.cell.2014.11.02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author&quot;: [{&quot;parse-names&quot;: false, &quot;family&quot;: &quot;Rao&quot;, &quot;dropping-particle&quot;: &quot;&quot;, &quot;suffix&quot;: &quot;&quot;, &quot;non-dropping-particle&quot;: &quot;&quot;, &quot;given&quot;: &quot;Suhas S P&quot;}, {&quot;parse-names&quot;: false, &quot;family&quot;: &quot;Huntley&quot;, &quot;dropping-particle&quot;: &quot;&quot;, &quot;suffix&quot;: &quot;&quot;, &quot;non-dropping-particle&quot;: &quot;&quot;, &quot;given&quot;: &quot;Miriam H&quot;}, {&quot;parse-names&quot;: false, &quot;family&quot;: &quot;Durand&quot;, &quot;dropping-particle&quot;: &quot;&quot;, &quot;suffix&quot;: &quot;&quot;, &quot;non-dropping-particle&quot;: &quot;&quot;, &quot;given&quot;: &quot;Neva C&quot;}, {&quot;parse-names&quot;: false, &quot;family&quot;: &quot;Stamenova&quot;, &quot;dropping-particle&quot;: &quot;&quot;, &quot;suffix&quot;: &quot;&quot;, &quot;non-dropping-particle&quot;: &quot;&quot;, &quot;given&quot;: &quot;Elena K&quot;}, {&quot;parse-names&quot;: false, &quot;family&quot;: &quot;Bochkov&quot;, &quot;dropping-particle&quot;: &quot;&quot;, &quot;suffix&quot;: &quot;&quot;, &quot;non-dropping-particle&quot;: &quot;&quot;, &quot;given&quot;: &quot;Ivan D&quot;}, {&quot;parse-names&quot;: false, &quot;family&quot;: &quot;Robinson&quot;, &quot;dropping-particle&quot;: &quot;&quot;, &quot;suffix&quot;: &quot;&quot;, &quot;non-dropping-particle&quot;: &quot;&quot;, &quot;given&quot;: &quot;James T&quot;}, {&quot;parse-names&quot;: false, &quot;family&quot;: &quot;Sanborn&quot;, &quot;dropping-particle&quot;: &quot;&quot;, &quot;suffix&quot;: &quot;&quot;, &quot;non-dropping-particle&quot;: &quot;&quot;, &quot;given&quot;: &quot;Adrian L&quot;}, {&quot;parse-names&quot;: false, &quot;family&quot;: &quot;Machol&quot;, &quot;dropping-particle&quot;: &quot;&quot;, &quot;suffix&quot;: &quot;&quot;, &quot;non-dropping-particle&quot;: &quot;&quot;, &quot;given&quot;: &quot;Ido&quot;}, {&quot;parse-names&quot;: false, &quot;family&quot;: &quot;Omer&quot;, &quot;dropping-particle&quot;: &quot;&quot;, &quot;suffix&quot;: &quot;&quot;, &quot;non-dropping-particle&quot;: &quot;&quot;, &quot;given&quot;: &quot;Arina D&quot;}, {&quot;parse-names&quot;: false, &quot;family&quot;: &quot;Lander&quot;, &quot;dropping-particle&quot;: &quot;&quot;, &quot;suffix&quot;: &quot;&quot;, &quot;non-dropping-particle&quot;: &quot;&quot;, &quot;given&quot;: &quot;Eric S&quot;}, {&quot;parse-names&quot;: false, &quot;family&quot;: &quot;Aiden&quot;, &quot;dropping-particle&quot;: &quot;&quot;, &quot;suffix&quot;: &quot;&quot;, &quot;non-dropping-particle&quot;: &quot;&quot;, &quot;given&quot;: &quot;Erez Lieberman&quot;}], &quot;id&quot;: &quot;ITEM-1&quot;, &quot;publisher&quot;: &quot;Elsevier Inc.&quot;, &quot;issue&quot;: &quot;7&quot;, &quot;ISBN&quot;: &quot;1097-4172 (Electronic)$\\$r0092-8674 (Linking)&quot;, &quot;issued&quot;: {&quot;date-parts&quot;: [[&quot;2014&quot;]]}}, &quot;id&quot;: &quot;ITEM-1&quot;}], &quot;schema&quot;: &quot;https://github.com/citation-style-language/schema/raw/master/csl-citation.json&quot;, &quot;properties&quot;: {&quot;noteIndex&quot;: 0}} RNDY3x7JTHiaS"/><text:span text:style-name="T23">(Rao et al., 2014a)</text:span><text:reference-mark-end text:name="ADDIN CSL_CITATION {&quot;mendeley&quot;: {&quot;plainTextFormattedCitation&quot;: &quot;(Rao et al., 2014a)&quot;, &quot;formattedCitation&quot;: &quot;(Rao et al., 2014a)&quot;, &quot;previouslyFormattedCitation&quot;: &quot;(Rao et al., 2014a)&quot;}, &quot;citationItems&quot;: [{&quot;uris&quot;: [&quot;http://www.mendeley.com/documents/?uuid=57efa15e-1e89-4ae5-9f00-e8f59791fe2e&quot;], &quot;itemData&quot;: {&quot;container-title&quot;: &quot;Cell&quot;, &quot;genre&quot;: &quot;article&quot;, &quot;page&quot;: &quot;1665-1680&quot;, &quot;volume&quot;: &quot;159&quot;, &quot;type&quot;: &quot;article-journal&quot;, &quot;ISSN&quot;: &quot;10974172&quot;, &quot;title&quot;: &quot;A 3D map of the human genome at kilobase resolution reveals principles of chromatin looping&quot;, &quot;PMID&quot;: &quot;25497547&quot;, &quot;DOI&quot;: &quot;10.1016/j.cell.2014.11.02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author&quot;: [{&quot;parse-names&quot;: false, &quot;family&quot;: &quot;Rao&quot;, &quot;dropping-particle&quot;: &quot;&quot;, &quot;suffix&quot;: &quot;&quot;, &quot;non-dropping-particle&quot;: &quot;&quot;, &quot;given&quot;: &quot;Suhas S P&quot;}, {&quot;parse-names&quot;: false, &quot;family&quot;: &quot;Huntley&quot;, &quot;dropping-particle&quot;: &quot;&quot;, &quot;suffix&quot;: &quot;&quot;, &quot;non-dropping-particle&quot;: &quot;&quot;, &quot;given&quot;: &quot;Miriam H&quot;}, {&quot;parse-names&quot;: false, &quot;family&quot;: &quot;Durand&quot;, &quot;dropping-particle&quot;: &quot;&quot;, &quot;suffix&quot;: &quot;&quot;, &quot;non-dropping-particle&quot;: &quot;&quot;, &quot;given&quot;: &quot;Neva C&quot;}, {&quot;parse-names&quot;: false, &quot;family&quot;: &quot;Stamenova&quot;, &quot;dropping-particle&quot;: &quot;&quot;, &quot;suffix&quot;: &quot;&quot;, &quot;non-dropping-particle&quot;: &quot;&quot;, &quot;given&quot;: &quot;Elena K&quot;}, {&quot;parse-names&quot;: false, &quot;family&quot;: &quot;Bochkov&quot;, &quot;dropping-particle&quot;: &quot;&quot;, &quot;suffix&quot;: &quot;&quot;, &quot;non-dropping-particle&quot;: &quot;&quot;, &quot;given&quot;: &quot;Ivan D&quot;}, {&quot;parse-names&quot;: false, &quot;family&quot;: &quot;Robinson&quot;, &quot;dropping-particle&quot;: &quot;&quot;, &quot;suffix&quot;: &quot;&quot;, &quot;non-dropping-particle&quot;: &quot;&quot;, &quot;given&quot;: &quot;James T&quot;}, {&quot;parse-names&quot;: false, &quot;family&quot;: &quot;Sanborn&quot;, &quot;dropping-particle&quot;: &quot;&quot;, &quot;suffix&quot;: &quot;&quot;, &quot;non-dropping-particle&quot;: &quot;&quot;, &quot;given&quot;: &quot;Adrian L&quot;}, {&quot;parse-names&quot;: false, &quot;family&quot;: &quot;Machol&quot;, &quot;dropping-particle&quot;: &quot;&quot;, &quot;suffix&quot;: &quot;&quot;, &quot;non-dropping-particle&quot;: &quot;&quot;, &quot;given&quot;: &quot;Ido&quot;}, {&quot;parse-names&quot;: false, &quot;family&quot;: &quot;Omer&quot;, &quot;dropping-particle&quot;: &quot;&quot;, &quot;suffix&quot;: &quot;&quot;, &quot;non-dropping-particle&quot;: &quot;&quot;, &quot;given&quot;: &quot;Arina D&quot;}, {&quot;parse-names&quot;: false, &quot;family&quot;: &quot;Lander&quot;, &quot;dropping-particle&quot;: &quot;&quot;, &quot;suffix&quot;: &quot;&quot;, &quot;non-dropping-particle&quot;: &quot;&quot;, &quot;given&quot;: &quot;Eric S&quot;}, {&quot;parse-names&quot;: false, &quot;family&quot;: &quot;Aiden&quot;, &quot;dropping-particle&quot;: &quot;&quot;, &quot;suffix&quot;: &quot;&quot;, &quot;non-dropping-particle&quot;: &quot;&quot;, &quot;given&quot;: &quot;Erez Lieberman&quot;}], &quot;id&quot;: &quot;ITEM-1&quot;, &quot;publisher&quot;: &quot;Elsevier Inc.&quot;, &quot;issue&quot;: &quot;7&quot;, &quot;ISBN&quot;: &quot;1097-4172 (Electronic)$\\$r0092-8674 (Linking)&quot;, &quot;issued&quot;: {&quot;date-parts&quot;: [[&quot;2014&quot;]]}}, &quot;id&quot;: &quot;ITEM-1&quot;}], &quot;schema&quot;: &quot;https://github.com/citation-style-language/schema/raw/master/csl-citation.json&quot;, &quot;properties&quot;: {&quot;noteIndex&quot;: 0}} RNDY3x7JTHiaS"/><text:span text:style-name="T165">⁠, as well as limitations in </text:span>the method used to define boundar<text:span text:style-name="T166">y regions</text:span>. <text:span text:style-name="T167">Particularly, I defined TAD boundaries by extending inwards from borders of TADs (see methods for details), therefore all genes located outside of defined TADs but close to a TAD border are excluded from the analysis. </text:span></text:p>
      <text:p text:style-name="P26"/>
      <text:p text:style-name="P40"/>
      <text:p text:style-name="P41"><text:span text:style-name="T159">e</text:span>lincRNAs are associated with high DNA:DNA contacts <text:span text:style-name="T159">with</text:span>in TADs</text:p>
      <text:p text:style-name="P32"/>
      <text:p text:style-name="P36">To further support their role in regulating promoter-enhancer contacts, I investigated whether elincRNAs are associated with regions with higher DNA:DNA interactions. To this end, I measured the average amount of contact in their respective TADs (<text:span text:style-name="T184">Figure4B, methods</text:span>). I found that elincRNAs are frequently embedded within TADs with higher density of contacts compared to other lincRNAs in GM12878 (<text:span text:style-name="T160">Median f</text:span>old difference=1.24, two-tailed Mann-Whitney U test, p&lt;<text:span text:style-name="T161">1e-04</text:span>, Figure <text:span text:style-name="T188">6</text:span>). In addition, fold difference in the amount of DNA contacts within TADs harbouring these elincRNA loci were less pronounced in 3 other cell lines relative to other LCL-expressed lincRNAs (<text:span text:style-name="T160">Median </text:span>fold difference=1.05, 1.07, and 1.04, p=<text:span text:style-name="T161">0.02</text:span>, <text:span text:style-name="T161">0.04</text:span>, 0.472 in HUVEC, K562 and NHEK, respectively) compared to GM12878. This provides evidence that the association between elincRNA expression and chromosomal contacts is likely cell line-dependent. </text:p>
      <text:p text:style-name="P29"><text:soft-page-break/><text:span text:style-name="T74">Although </text:span><text:span text:style-name="T79">my findings</text:span><text:span text:style-name="T74"> do not </text:span><text:span text:style-name="T79">provide </text:span><text:span text:style-name="T74">insights into the mechanisms through which elincRNAs may </text:span><text:span text:style-name="T79">regulate chromosomal architecture</text:span><text:span text:style-name="T74">, </text:span><text:span text:style-name="T79">their associated </text:span><text:span text:style-name="T74">high DNA:DNA contacts, together with the</text:span><text:span text:style-name="T79">ir</text:span><text:span text:style-name="T74"> enrichment of cohesin </text:span><text:span text:style-name="T79">binding </text:span><text:span text:style-name="T74">suggest a role for elincRNAs in the </text:span><text:span text:style-name="T79">modulation</text:span><text:span text:style-name="T74"> of promoter-enhancer looping </text:span><text:span text:style-name="T79">within topologically associating domains</text:span><text:span text:style-name="T74">.</text:span></text:p>
      <text:p text:style-name="P58"/>
      <text:p text:style-name="P58"/>
      <text:p text:style-name="P59">3. Figures and tables</text:p>
      <text:p text:style-name="P60"/>
      <text:p text:style-name="P88"><text:line-break/>Figure <text:sequence text:ref-name="refFigure0" text:name="Figure" text:formula="ooow:Figure+1" style:num-format="1">1</text:sequence>: <text:span text:style-name="T176">Characteristics of elincRNAs compared to other lincRNAs and protein-coding genes (PCG). Median values are displayed in the boxes. All tests are two-tailed Mann-Whitney test, ***P&lt;0.001; – not significant. A. Median expression levels in GM12878</text:span>.<text:span text:style-name="T41"> B. Tissue specificity index (Tau). The index can take values between 0 (low specificity) and 1 (high specificity). C. Sequence conservation of exons through mammalian and primate evolution</text:span>. <text:span text:style-name="T110">Averaged phastCons score is used as a measure.</text:span> The green horizontal line represents the <text:span text:style-name="T38">median conservation of</text:span> ancestral repeats, which are assuming to be evolving neutrally. </text:p>
      <text:p text:style-name="P86"/>
      <text:p text:style-name="P90"><text:span text:style-name="T60">Figure </text:span><text:span text:style-name="T58">2</text:span><text:span text:style-name="T60">: </text:span><text:span text:style-name="T61">Results from GAT enrichment tests. Values displayed on the bars are fold enrichment compared to random expectation, q represents the p-value adjusted for multiple testing using FDR (methods). A. </text:span><text:span text:style-name="T60">Enrichment of elincRNA </text:span><text:span text:style-name="T62">promoter regions at loop anchors </text:span><text:span text:style-name="T60">compared to other lincRNAs. </text:span><text:span text:style-name="T63">B. </text:span><text:span text:style-name="T60">Enrichment of elincRNA </text:span><text:span text:style-name="T62">promoter regions </text:span><text:span text:style-name="T60">at TAD boundaries compared to other lincRNAs. </text:span><text:span text:style-name="T63">C. </text:span><text:span text:style-name="T60">Enrichment in </text:span><text:span text:style-name="T64">peaks of </text:span><text:span text:style-name="T60">architectural proteins </text:span><text:span text:style-name="T65">cohesin and CTCF </text:span><text:span text:style-name="T60">in elincRNA promoter regions, compared to other lincRNA. </text:span><text:span text:style-name="T63">D. </text:span><text:span text:style-name="T60">Enrichment of CTCF and cohesin exclusive binding sites in promoter regions of elincRNAs compared to other lincRNAs. </text:span><text:span text:style-name="T63">E. </text:span><text:span text:style-name="T60">Proportions of overlap between RAD21, SMC3 and CTCF </text:span><text:span text:style-name="T66">peaks</text:span><text:span text:style-name="T60"> in the human genome. </text:span><text:span text:style-name="T63">F. Enrichment of elincRNAs across TADs compared to other lincRNAs. Each bar represent a bin of 10% TAD length. The log10 of q-values are put in color codes to give an estimation of the confidence in each value.</text:span></text:p>
      <text:p text:style-name="P61"/>
      <text:p text:style-name="P64"><text:span text:style-name="T186">Figure 3: Schematic representation of TADs and loops and typical patterns <text:s/>observed in Hi-C matrices corresponding to these structures. Center: <text:s/>Example of a Hi-C matrix visualized in Juicebox </text:span><text:reference-mark-start text:name="ADDIN CSL_CITATION {&quot;mendeley&quot;: {&quot;plainTextFormattedCitation&quot;: &quot;(Durand et al., 2016)&quot;, &quot;formattedCitation&quot;: &quot;(Durand et al., 2016)&quot;, &quot;previouslyFormattedCitation&quot;: &quot;(Durand et al., 2016)&quot;}, &quot;citationItems&quot;: [{&quot;uris&quot;: [&quot;http://www.mendeley.com/documents/?uuid=b7436f8f-ea90-4e02-8d0c-9cf0cbed41be&quot;], &quot;itemData&quot;: {&quot;container-title&quot;: &quot;Cell Systems&quot;, &quot;issued&quot;: {&quot;date-parts&quot;: [[&quot;2016&quot;]]}, &quot;page&quot;: &quot;99-101&quot;, &quot;type&quot;: &quot;article-journal&quot;, &quot;ISSN&quot;: &quot;24054712&quot;, &quot;title&quot;: &quot;Juicebox Provides a Visualization System for Hi-C Contact Maps with Unlimited Zoom&quot;, &quot;PMID&quot;: &quot;27467250&quot;, &quot;DOI&quot;: &quot;10.1016/j.cels.2015.07.012&quot;, &quot;abstract&quot;: &quot;Hi-C experiments study how genomes fold in 3D, generating contact maps containing features as small as 20\u00a0bp and as large as 200 Mb. Here we introduce Juicebox, a tool for exploring Hi-C and other contact map data. Juicebox allows users to zoom in and out of Hi-C maps interactively, just as a user of Google Earth might zoom in and out of a geographic map. Maps can be compared to one another, or to 1D tracks or 2D feature sets.&quot;, &quot;author&quot;: [{&quot;parse-names&quot;: false, &quot;family&quot;: &quot;Durand&quot;, &quot;dropping-particle&quot;: &quot;&quot;, &quot;suffix&quot;: &quot;&quot;, &quot;non-dropping-particle&quot;: &quot;&quot;, &quot;given&quot;: &quot;Neva\u00a0C.&quot;}, {&quot;parse-names&quot;: false, &quot;family&quot;: &quot;Robinson&quot;, &quot;dropping-particle&quot;: &quot;&quot;, &quot;suffix&quot;: &quot;&quot;, &quot;non-dropping-particle&quot;: &quot;&quot;, &quot;given&quot;: &quot;James\u00a0T.&quot;}, {&quot;parse-names&quot;: false, &quot;family&quot;: &quot;Shamim&quot;, &quot;dropping-particle&quot;: &quot;&quot;, &quot;suffix&quot;: &quot;&quot;, &quot;non-dropping-particle&quot;: &quot;&quot;, &quot;given&quot;: &quot;Muhammad\u00a0S.&quot;}, {&quot;parse-names&quot;: false, &quot;family&quot;: &quot;Machol&quot;, &quot;dropping-particle&quot;: &quot;&quot;, &quot;suffix&quot;: &quot;&quot;, &quot;non-dropping-particle&quot;: &quot;&quot;, &quot;given&quot;: &quot;Ido&quot;}, {&quot;parse-names&quot;: false, &quot;family&quot;: &quot;Mesirov&quot;, &quot;dropping-particle&quot;: &quot;&quot;, &quot;suffix&quot;: &quot;&quot;, &quot;non-dropping-particle&quot;: &quot;&quot;, &quot;given&quot;: &quot;Jill\u00a0P.&quot;}, {&quot;parse-names&quot;: false, &quot;family&quot;: &quot;Lander&quot;, &quot;dropping-particle&quot;: &quot;&quot;, &quot;suffix&quot;: &quot;&quot;, &quot;non-dropping-particle&quot;: &quot;&quot;, &quot;given&quot;: &quot;Eric\u00a0S.&quot;}, {&quot;parse-names&quot;: false, &quot;family&quot;: &quot;Aiden&quot;, &quot;dropping-particle&quot;: &quot;&quot;, &quot;suffix&quot;: &quot;&quot;, &quot;non-dropping-particle&quot;: &quot;&quot;, &quot;given&quot;: &quot;Erez\u00a0Lieberman&quot;}], &quot;id&quot;: &quot;ITEM-1&quot;, &quot;publisher&quot;: &quot;Elsevier Inc.&quot;, &quot;issue&quot;: &quot;1&quot;, &quot;ISBN&quot;: &quot;2405-4712 (Print)\\r2405-4712 (Linking)&quot;, &quot;volume&quot;: &quot;3&quot;}, &quot;id&quot;: &quot;ITEM-1&quot;}], &quot;schema&quot;: &quot;https://github.com/citation-style-language/schema/raw/master/csl-citation.json&quot;, &quot;properties&quot;: {&quot;noteIndex&quot;: 0}} RNDJ3rj2NSzeJ"/><text:span text:style-name="T26">(Durand et al., 2016)</text:span><text:reference-mark-end text:name="ADDIN CSL_CITATION {&quot;mendeley&quot;: {&quot;plainTextFormattedCitation&quot;: &quot;(Durand et al., 2016)&quot;, &quot;formattedCitation&quot;: &quot;(Durand et al., 2016)&quot;, &quot;previouslyFormattedCitation&quot;: &quot;(Durand et al., 2016)&quot;}, &quot;citationItems&quot;: [{&quot;uris&quot;: [&quot;http://www.mendeley.com/documents/?uuid=b7436f8f-ea90-4e02-8d0c-9cf0cbed41be&quot;], &quot;itemData&quot;: {&quot;container-title&quot;: &quot;Cell Systems&quot;, &quot;issued&quot;: {&quot;date-parts&quot;: [[&quot;2016&quot;]]}, &quot;page&quot;: &quot;99-101&quot;, &quot;type&quot;: &quot;article-journal&quot;, &quot;ISSN&quot;: &quot;24054712&quot;, &quot;title&quot;: &quot;Juicebox Provides a Visualization System for Hi-C Contact Maps with Unlimited Zoom&quot;, &quot;PMID&quot;: &quot;27467250&quot;, &quot;DOI&quot;: &quot;10.1016/j.cels.2015.07.012&quot;, &quot;abstract&quot;: &quot;Hi-C experiments study how genomes fold in 3D, generating contact maps containing features as small as 20\u00a0bp and as large as 200 Mb. Here we introduce Juicebox, a tool for exploring Hi-C and other contact map data. Juicebox allows users to zoom in and out of Hi-C maps interactively, just as a user of Google Earth might zoom in and out of a geographic map. Maps can be compared to one another, or to 1D tracks or 2D feature sets.&quot;, &quot;author&quot;: [{&quot;parse-names&quot;: false, &quot;family&quot;: &quot;Durand&quot;, &quot;dropping-particle&quot;: &quot;&quot;, &quot;suffix&quot;: &quot;&quot;, &quot;non-dropping-particle&quot;: &quot;&quot;, &quot;given&quot;: &quot;Neva\u00a0C.&quot;}, {&quot;parse-names&quot;: false, &quot;family&quot;: &quot;Robinson&quot;, &quot;dropping-particle&quot;: &quot;&quot;, &quot;suffix&quot;: &quot;&quot;, &quot;non-dropping-particle&quot;: &quot;&quot;, &quot;given&quot;: &quot;James\u00a0T.&quot;}, {&quot;parse-names&quot;: false, &quot;family&quot;: &quot;Shamim&quot;, &quot;dropping-particle&quot;: &quot;&quot;, &quot;suffix&quot;: &quot;&quot;, &quot;non-dropping-particle&quot;: &quot;&quot;, &quot;given&quot;: &quot;Muhammad\u00a0S.&quot;}, {&quot;parse-names&quot;: false, &quot;family&quot;: &quot;Machol&quot;, &quot;dropping-particle&quot;: &quot;&quot;, &quot;suffix&quot;: &quot;&quot;, &quot;non-dropping-particle&quot;: &quot;&quot;, &quot;given&quot;: &quot;Ido&quot;}, {&quot;parse-names&quot;: false, &quot;family&quot;: &quot;Mesirov&quot;, &quot;dropping-particle&quot;: &quot;&quot;, &quot;suffix&quot;: &quot;&quot;, &quot;non-dropping-particle&quot;: &quot;&quot;, &quot;given&quot;: &quot;Jill\u00a0P.&quot;}, {&quot;parse-names&quot;: false, &quot;family&quot;: &quot;Lander&quot;, &quot;dropping-particle&quot;: &quot;&quot;, &quot;suffix&quot;: &quot;&quot;, &quot;non-dropping-particle&quot;: &quot;&quot;, &quot;given&quot;: &quot;Eric\u00a0S.&quot;}, {&quot;parse-names&quot;: false, &quot;family&quot;: &quot;Aiden&quot;, &quot;dropping-particle&quot;: &quot;&quot;, &quot;suffix&quot;: &quot;&quot;, &quot;non-dropping-particle&quot;: &quot;&quot;, &quot;given&quot;: &quot;Erez\u00a0Lieberman&quot;}], &quot;id&quot;: &quot;ITEM-1&quot;, &quot;publisher&quot;: &quot;Elsevier Inc.&quot;, &quot;issue&quot;: &quot;1&quot;, &quot;ISBN&quot;: &quot;2405-4712 (Print)\\r2405-4712 (Linking)&quot;, &quot;volume&quot;: &quot;3&quot;}, &quot;id&quot;: &quot;ITEM-1&quot;}], &quot;schema&quot;: &quot;https://github.com/citation-style-language/schema/raw/master/csl-citation.json&quot;, &quot;properties&quot;: {&quot;noteIndex&quot;: 0}} RNDJ3rj2NSzeJ"/><text:span text:style-name="T187">⁠. These matrices are symmetric and only upper/lower triangles are therefore used to simplify the visualization. The darker pixels on the matrix contain more interactions. Left: Two separate TADs are observed as high interactions triangle on the matrix. These are examplified by regions of compacted DNA where frequent interactions occur, while interactions across TADs (i.e. between the blue and green triangles) are less frequent. A and B are the borders of the first TAD while C and D are the borders of the second TAD. Boundaries are the rectangles expanding inwards from the borders. Right: Representation of a loop with A and B being the anchors of the loop where strong contact is observed. Unlike TADs, the contact is not particularly high </text:span><text:soft-page-break/><text:span text:style-name="T187">in the region between the two anchors, therefore loops are seen as a sharp increase in contacts deviating from the matrix diagonal.</text:span></text:p>
      <text:p text:style-name="P61"/>
      <text:p text:style-name="P52"><text:span text:style-name="T48">F</text:span><text:span text:style-name="T47">igure </text:span><text:span text:style-name="T67">4</text:span><text:span text:style-name="T59">:</text:span><text:span text:style-name="T47"> </text:span><text:span text:style-name="T52">Visual representations of the algorithms used to compute contacts in Hi-C matrices. </text:span><text:span text:style-name="T56">As they are symmetric, m</text:span><text:span text:style-name="T52">atrices are represented as upper triangles for simplicity reasons. </text:span><text:span text:style-name="T68">A</text:span><text:span text:style-name="T51">: </text:span><text:span text:style-name="T47">Schematic representation of the algorithm used to </text:span><text:span text:style-name="T55">measure insulation. A diamond (blue) of width w set to 100kb is slid on all position along the diagonal. For each position, the sum in the diamond is computed</text:span><text:span text:style-name="T47"> </text:span><text:span text:style-name="T55">and later used to define boundaries. The sum in the diamond at position d </text:span><text:span text:style-name="T57">(dotted line)</text:span><text:span text:style-name="T55"> represents a measure of all interactions across position d (i.e. between elements before and after position d). </text:span><text:span text:style-name="T68">B</text:span><text:span text:style-name="T55">: </text:span><text:span text:style-name="T51">Method used to compute the mean </text:span><text:span text:style-name="T54">of all </text:span><text:span text:style-name="T51">interactions in TADs. </text:span><text:span text:style-name="T53">Each TAD is taken as a submatrix (upper triangle</text:span><text:span text:style-name="T54">s</text:span><text:span text:style-name="T53"> of the submatrices </text:span><text:span text:style-name="T54">are</text:span><text:span text:style-name="T53"> depicted in blue) and the mean value in the submatrix is computed</text:span><text:span text:style-name="T52">.</text:span><text:span text:style-name="T51"> </text:span></text:p>
      <text:p text:style-name="P63"/>
      <text:p text:style-name="P62"><text:span text:style-name="T182">F</text:span>igure <text:span text:style-name="T185">5</text:span>: Example of the calculated sums of interactions through a TAD, how boundaries were extended until they reach the threshold and the corresponding TAD in the Hi-C matrix, visualized in Juicebox. <text:span text:style-name="T183">The solid vertical lines represent the TAD borders, the horizontal dashed lines represent the threshold required to stop extending boundaries and the transparent areas represent the final boundaries. All blue elements relate to the left side, while all green elements relate to the right side.</text:span></text:p>
      <text:p text:style-name="P61"/>
      <text:p text:style-name="P91"><text:span text:style-name="T49">Figure </text:span><text:span text:style-name="T67">6</text:span><text:span text:style-name="T49">: Mean amount of DNA:DNA contact within TADs for elincRNAs compared to other lincRNAs across different cell lines. Set of genes as defined in GM12878 are used for all comparisons. Two tailed Mann-Whitney test, ***P&lt;0.001; *P&lt;0.05; – non-significant</text:span></text:p>
      <text:p text:style-name="P89"/>
      <text:p text:style-name="P65"/>
      <text:p text:style-name="P53"><text:span text:style-name="T50">F</text:span><text:span text:style-name="T47">igure 7: Genome browser view showing an example of an elincRNA (putative promoter region in pink, right) and two other lincRNAs (putative promoter region in blue, left). The promoter regions of other lincRNAs have low levels of promoter (H3K4Me3) and enhancer (H3K4Me1) histone marks, while the promoter region of the elincRNA has high H3K4Me1, but low H3K4Me3. Gene bodies are depicted in green, with solid boxes as exons and thin lines as introns.</text:span></text:p>
      <text:p text:style-name="P49"/>
      <text:p text:style-name="P87">Figure <text:span text:style-name="T111">S1</text:span>: <text:span text:style-name="T43">Expression of elincRNAs compared with other lincRNAs and PCG in different cell lines. Sets of genes as defined in GM12878 are used in all comparisons</text:span>. <text:span text:style-name="T41">Two-tailed Mann-Whitney test, ***P&lt;0.001; – not significant</text:span></text:p>
      <text:p text:style-name="P49"/>
      <text:p text:style-name="P49"><text:span text:style-name="T37">4</text:span>.Discussion:</text:p>
      <text:p text:style-name="P5"/>
      <text:p text:style-name="P73">Although it has been long recognized that conformation of chromatin is key in the regulation of gene transcription programs, features that underlie transcriptional regulation mechanisms of chromatin organization remain relatively unclear <text:reference-mark-start text:name="ADDIN CSL_CITATION {&quot;mendeley&quot;: {&quot;plainTextFormattedCitation&quot;: &quot;(Bonev &amp; Cavalli, 2016)&quot;, &quot;formattedCitation&quot;: &quot;(Bonev &amp; Cavalli, 2016)&quot;, &quot;previouslyFormattedCitation&quot;: &quot;(Bonev &amp; Cavalli, 2016)&quot;}, &quot;citationItems&quot;: [{&quot;uris&quot;: [&quot;http://www.mendeley.com/documents/?uuid=201997c9-0cd2-4f9c-8dbd-98c38667eb9c&quot;], &quot;itemData&quot;: {&quot;container-title&quot;: &quot;Nature Reviews Genetics&quot;, &quot;issued&quot;: {&quot;date-parts&quot;: [[&quot;2016&quot;]]}, &quot;type&quot;: &quot;article-journal&quot;, &quot;page&quot;: &quot;661-678&quot;, &quot;ISSN&quot;: &quot;1471-0056&quot;, &quot;title&quot;: &quot;Organization and function of the 3D genome&quot;, &quot;PMID&quot;: &quot;27739532&quot;, &quot;DOI&quot;: &quot;10.1038/nrg.2016.112&quot;, &quot;author&quot;: [{&quot;parse-names&quot;: false, &quot;family&quot;: &quot;Bonev&quot;, &quot;dropping-particle&quot;: &quot;&quot;, &quot;suffix&quot;: &quot;&quot;, &quot;non-dropping-particle&quot;: &quot;&quot;, &quot;given&quot;: &quot;Boyan&quot;}, {&quot;parse-names&quot;: false, &quot;family&quot;: &quot;Cavalli&quot;, &quot;dropping-particle&quot;: &quot;&quot;, &quot;suffix&quot;: &quot;&quot;, &quot;non-dropping-particle&quot;: &quot;&quot;, &quot;given&quot;: &quot;Giacomo&quot;}], &quot;id&quot;: &quot;ITEM-1&quot;, &quot;issue&quot;: &quot;11&quot;, &quot;volume&quot;: &quot;17&quot;}, &quot;id&quot;: &quot;ITEM-1&quot;}], &quot;schema&quot;: &quot;https://github.com/citation-style-language/schema/raw/master/csl-citation.json&quot;, &quot;properties&quot;: {&quot;noteIndex&quot;: 0}} RNDtZIrpgqk71"/><text:span text:style-name="T8">(Bonev &amp; Cavalli, 2016)</text:span><text:reference-mark-end text:name="ADDIN CSL_CITATION {&quot;mendeley&quot;: {&quot;plainTextFormattedCitation&quot;: &quot;(Bonev &amp; Cavalli, 2016)&quot;, &quot;formattedCitation&quot;: &quot;(Bonev &amp; Cavalli, 2016)&quot;, &quot;previouslyFormattedCitation&quot;: &quot;(Bonev &amp; Cavalli, 2016)&quot;}, &quot;citationItems&quot;: [{&quot;uris&quot;: [&quot;http://www.mendeley.com/documents/?uuid=201997c9-0cd2-4f9c-8dbd-98c38667eb9c&quot;], &quot;itemData&quot;: {&quot;container-title&quot;: &quot;Nature Reviews Genetics&quot;, &quot;issued&quot;: {&quot;date-parts&quot;: [[&quot;2016&quot;]]}, &quot;type&quot;: &quot;article-journal&quot;, &quot;page&quot;: &quot;661-678&quot;, &quot;ISSN&quot;: &quot;1471-0056&quot;, &quot;title&quot;: &quot;Organization and function of the 3D genome&quot;, &quot;PMID&quot;: &quot;27739532&quot;, &quot;DOI&quot;: &quot;10.1038/nrg.2016.112&quot;, &quot;author&quot;: [{&quot;parse-names&quot;: false, &quot;family&quot;: &quot;Bonev&quot;, &quot;dropping-particle&quot;: &quot;&quot;, &quot;suffix&quot;: &quot;&quot;, &quot;non-dropping-particle&quot;: &quot;&quot;, &quot;given&quot;: &quot;Boyan&quot;}, {&quot;parse-names&quot;: false, &quot;family&quot;: &quot;Cavalli&quot;, &quot;dropping-particle&quot;: &quot;&quot;, &quot;suffix&quot;: &quot;&quot;, &quot;non-dropping-particle&quot;: &quot;&quot;, &quot;given&quot;: &quot;Giacomo&quot;}], &quot;id&quot;: &quot;ITEM-1&quot;, &quot;issue&quot;: &quot;11&quot;, &quot;volume&quot;: &quot;17&quot;}, &quot;id&quot;: &quot;ITEM-1&quot;}], &quot;schema&quot;: &quot;https://github.com/citation-style-language/schema/raw/master/csl-citation.json&quot;, &quot;properties&quot;: {&quot;noteIndex&quot;: 0}} RNDtZIrpgqk71"/>⁠. Following the development of <text:soft-page-break/>chromosome conformation capture techniques over a decade ago <text:reference-mark-start text:name="ADDIN CSL_CITATION {&quot;mendeley&quot;: {&quot;plainTextFormattedCitation&quot;: &quot;(J Dekker, 2002)&quot;, &quot;formattedCitation&quot;: &quot;(J Dekker, 2002)&quot;, &quot;previouslyFormattedCitation&quot;: &quot;(J Dekker, 2002)&quot;}, &quot;citationItems&quot;: [{&quot;uris&quot;: [&quot;http://www.mendeley.com/documents/?uuid=d31b65de-fc4d-4550-b6a9-e8224fed7527&quot;], &quot;itemData&quot;: {&quot;container-title&quot;: &quot;Science&quot;, &quot;issued&quot;: {&quot;date-parts&quot;: [[&quot;2002&quot;]]}, &quot;page&quot;: &quot;1306-1311&quot;, &quot;type&quot;: &quot;article-journal&quot;, &quot;ISSN&quot;: &quot;1095-9203&quot;, &quot;title&quot;: &quot;Capturing Chromosome Conformation&quot;, &quot;PMID&quot;: &quot;11847345&quot;, &quot;DOI&quot;: &quot;10.1126/science.1067799&quot;, &quot;abstract&quot;: &quot;... 295 no. 5558 pp. 1306-1311 DOI: 10.1126/science.1067799. Report. Capturing  Chromosome Conformation. ... 3 2e Oosterparklaan 272, 3544 AX Utrecht, Netherlands. Abstract. We describe an approach to detect the frequency of interaction between any two genomic loci. ... \\n&quot;, &quot;author&quot;: [{&quot;parse-names&quot;: false, &quot;family&quot;: &quot;Dekker&quot;, &quot;dropping-particle&quot;: &quot;&quot;, &quot;suffix&quot;: &quot;&quot;, &quot;non-dropping-particle&quot;: &quot;&quot;, &quot;given&quot;: &quot;J&quot;}], &quot;id&quot;: &quot;ITEM-1&quot;, &quot;issue&quot;: &quot;5558&quot;, &quot;ISBN&quot;: &quot;1095-9203 (Electronic)\\r0036-8075 (Linking)&quot;, &quot;volume&quot;: &quot;295&quot;}, &quot;id&quot;: &quot;ITEM-1&quot;}], &quot;schema&quot;: &quot;https://github.com/citation-style-language/schema/raw/master/csl-citation.json&quot;, &quot;properties&quot;: {&quot;noteIndex&quot;: 0}} RNDrQMLl47OrT"/><text:span text:style-name="T8">(J Dekker, 2002)</text:span><text:reference-mark-end text:name="ADDIN CSL_CITATION {&quot;mendeley&quot;: {&quot;plainTextFormattedCitation&quot;: &quot;(J Dekker, 2002)&quot;, &quot;formattedCitation&quot;: &quot;(J Dekker, 2002)&quot;, &quot;previouslyFormattedCitation&quot;: &quot;(J Dekker, 2002)&quot;}, &quot;citationItems&quot;: [{&quot;uris&quot;: [&quot;http://www.mendeley.com/documents/?uuid=d31b65de-fc4d-4550-b6a9-e8224fed7527&quot;], &quot;itemData&quot;: {&quot;container-title&quot;: &quot;Science&quot;, &quot;issued&quot;: {&quot;date-parts&quot;: [[&quot;2002&quot;]]}, &quot;page&quot;: &quot;1306-1311&quot;, &quot;type&quot;: &quot;article-journal&quot;, &quot;ISSN&quot;: &quot;1095-9203&quot;, &quot;title&quot;: &quot;Capturing Chromosome Conformation&quot;, &quot;PMID&quot;: &quot;11847345&quot;, &quot;DOI&quot;: &quot;10.1126/science.1067799&quot;, &quot;abstract&quot;: &quot;... 295 no. 5558 pp. 1306-1311 DOI: 10.1126/science.1067799. Report. Capturing  Chromosome Conformation. ... 3 2e Oosterparklaan 272, 3544 AX Utrecht, Netherlands. Abstract. We describe an approach to detect the frequency of interaction between any two genomic loci. ... \\n&quot;, &quot;author&quot;: [{&quot;parse-names&quot;: false, &quot;family&quot;: &quot;Dekker&quot;, &quot;dropping-particle&quot;: &quot;&quot;, &quot;suffix&quot;: &quot;&quot;, &quot;non-dropping-particle&quot;: &quot;&quot;, &quot;given&quot;: &quot;J&quot;}], &quot;id&quot;: &quot;ITEM-1&quot;, &quot;issue&quot;: &quot;5558&quot;, &quot;ISBN&quot;: &quot;1095-9203 (Electronic)\\r0036-8075 (Linking)&quot;, &quot;volume&quot;: &quot;295&quot;}, &quot;id&quot;: &quot;ITEM-1&quot;}], &quot;schema&quot;: &quot;https://github.com/citation-style-language/schema/raw/master/csl-citation.json&quot;, &quot;properties&quot;: {&quot;noteIndex&quot;: 0}} RNDrQMLl47OrT"/>⁠, advances in other 3C-based <text:span text:style-name="T168">technologies</text:span> have allowed the quantification of chromosomal interaction frequencies between genomic loci in close proximity, both locally (i.e. 3C and 4C) and genome-wide (i.e. Hi-C and ChIA-PET) <text:reference-mark-start text:name="ADDIN CSL_CITATION {&quot;mendeley&quot;: {&quot;plainTextFormattedCitation&quot;: &quot;(Job Dekker, Marti-Renom, &amp; Mirny, 2013)&quot;, &quot;formattedCitation&quot;: &quot;(Job Dekker, Marti-Renom, &amp; Mirny, 2013)&quot;, &quot;previouslyFormattedCitation&quot;: &quot;(Job Dekker, Marti-Renom, &amp; Mirny, 2013)&quot;}, &quot;citationItems&quot;: [{&quot;uris&quot;: [&quot;http://www.mendeley.com/documents/?uuid=10ce8e8e-2f9f-43dd-8ad7-1578ec734091&quot;], &quot;itemData&quot;: {&quot;container-title&quot;: &quot;Nature reviews. Genetics&quot;, &quot;issued&quot;: {&quot;date-parts&quot;: [[&quot;2013&quot;]]}, &quot;page&quot;: &quot;390-403&quot;, &quot;type&quot;: &quot;article-journal&quot;, &quot;ISSN&quot;: &quot;1471-0064&quot;, &quot;title&quot;: &quot;Exploring the three-dimensional organization of genomes: interpreting chromatin interaction data.&quot;, &quot;PMID&quot;: &quot;23657480&quot;, &quot;DOI&quot;: &quot;10.1038/nrg3454&quot;, &quot;abstract&quot;: &quot;How DNA is organized in three dimensions inside the cell nucleus and how this affects the ways in which cells access, read and interpret genetic information are among the longest standing questions in cell biology. Using newly developed molecular, genomic and computational approaches based on the chromosome conformation capture technology (such as 3C, 4C, 5C and Hi-C), the spatial organization of genomes is being explored at unprecedented resolution. Interpreting the increasingly large chromatin interaction data sets is now posing novel challenges. Here we describe several types of statistical and computational approaches that have recently been developed to analyse chromatin interaction data.&quot;, &quot;author&quot;: [{&quot;parse-names&quot;: false, &quot;family&quot;: &quot;Dekker&quot;, &quot;dropping-particle&quot;: &quot;&quot;, &quot;suffix&quot;: &quot;&quot;, &quot;non-dropping-particle&quot;: &quot;&quot;, &quot;given&quot;: &quot;Job&quot;}, {&quot;parse-names&quot;: false, &quot;family&quot;: &quot;Marti-Renom&quot;, &quot;dropping-particle&quot;: &quot;&quot;, &quot;suffix&quot;: &quot;&quot;, &quot;non-dropping-particle&quot;: &quot;&quot;, &quot;given&quot;: &quot;Marc A&quot;}, {&quot;parse-names&quot;: false, &quot;family&quot;: &quot;Mirny&quot;, &quot;dropping-particle&quot;: &quot;&quot;, &quot;suffix&quot;: &quot;&quot;, &quot;non-dropping-particle&quot;: &quot;&quot;, &quot;given&quot;: &quot;Leonid A&quot;}], &quot;id&quot;: &quot;ITEM-1&quot;, &quot;publisher&quot;: &quot;Nature Publishing Group&quot;, &quot;issue&quot;: &quot;6&quot;, &quot;ISBN&quot;: &quot;1471-0064 (Electronic) 1471-0056 (Linking)&quot;, &quot;volume&quot;: &quot;14&quot;}, &quot;id&quot;: &quot;ITEM-1&quot;}], &quot;schema&quot;: &quot;https://github.com/citation-style-language/schema/raw/master/csl-citation.json&quot;, &quot;properties&quot;: {&quot;noteIndex&quot;: 0}} RNDg4YgdO9tCH"/><text:span text:style-name="T8">(Job Dekker, Marti-Renom, &amp; Mirny, 2013)</text:span><text:reference-mark-end text:name="ADDIN CSL_CITATION {&quot;mendeley&quot;: {&quot;plainTextFormattedCitation&quot;: &quot;(Job Dekker, Marti-Renom, &amp; Mirny, 2013)&quot;, &quot;formattedCitation&quot;: &quot;(Job Dekker, Marti-Renom, &amp; Mirny, 2013)&quot;, &quot;previouslyFormattedCitation&quot;: &quot;(Job Dekker, Marti-Renom, &amp; Mirny, 2013)&quot;}, &quot;citationItems&quot;: [{&quot;uris&quot;: [&quot;http://www.mendeley.com/documents/?uuid=10ce8e8e-2f9f-43dd-8ad7-1578ec734091&quot;], &quot;itemData&quot;: {&quot;container-title&quot;: &quot;Nature reviews. Genetics&quot;, &quot;issued&quot;: {&quot;date-parts&quot;: [[&quot;2013&quot;]]}, &quot;page&quot;: &quot;390-403&quot;, &quot;type&quot;: &quot;article-journal&quot;, &quot;ISSN&quot;: &quot;1471-0064&quot;, &quot;title&quot;: &quot;Exploring the three-dimensional organization of genomes: interpreting chromatin interaction data.&quot;, &quot;PMID&quot;: &quot;23657480&quot;, &quot;DOI&quot;: &quot;10.1038/nrg3454&quot;, &quot;abstract&quot;: &quot;How DNA is organized in three dimensions inside the cell nucleus and how this affects the ways in which cells access, read and interpret genetic information are among the longest standing questions in cell biology. Using newly developed molecular, genomic and computational approaches based on the chromosome conformation capture technology (such as 3C, 4C, 5C and Hi-C), the spatial organization of genomes is being explored at unprecedented resolution. Interpreting the increasingly large chromatin interaction data sets is now posing novel challenges. Here we describe several types of statistical and computational approaches that have recently been developed to analyse chromatin interaction data.&quot;, &quot;author&quot;: [{&quot;parse-names&quot;: false, &quot;family&quot;: &quot;Dekker&quot;, &quot;dropping-particle&quot;: &quot;&quot;, &quot;suffix&quot;: &quot;&quot;, &quot;non-dropping-particle&quot;: &quot;&quot;, &quot;given&quot;: &quot;Job&quot;}, {&quot;parse-names&quot;: false, &quot;family&quot;: &quot;Marti-Renom&quot;, &quot;dropping-particle&quot;: &quot;&quot;, &quot;suffix&quot;: &quot;&quot;, &quot;non-dropping-particle&quot;: &quot;&quot;, &quot;given&quot;: &quot;Marc A&quot;}, {&quot;parse-names&quot;: false, &quot;family&quot;: &quot;Mirny&quot;, &quot;dropping-particle&quot;: &quot;&quot;, &quot;suffix&quot;: &quot;&quot;, &quot;non-dropping-particle&quot;: &quot;&quot;, &quot;given&quot;: &quot;Leonid A&quot;}], &quot;id&quot;: &quot;ITEM-1&quot;, &quot;publisher&quot;: &quot;Nature Publishing Group&quot;, &quot;issue&quot;: &quot;6&quot;, &quot;ISBN&quot;: &quot;1471-0064 (Electronic) 1471-0056 (Linking)&quot;, &quot;volume&quot;: &quot;14&quot;}, &quot;id&quot;: &quot;ITEM-1&quot;}], &quot;schema&quot;: &quot;https://github.com/citation-style-language/schema/raw/master/csl-citation.json&quot;, &quot;properties&quot;: {&quot;noteIndex&quot;: 0}} RNDg4YgdO9tCH"/>⁠.</text:p>
      <text:p text:style-name="P73"/>
      <text:p text:style-name="P6"><text:span text:style-name="T168">LincRNAs originated from enhancers (elincRNAs) have been shown to modulate chromosomal architecture </text:span><text:reference-mark-start text:name="ADDIN CSL_CITATION {&quot;mendeley&quot;: {&quot;plainTextFormattedCitation&quot;: &quot;(Yin et al., 2015)&quot;, &quot;formattedCitation&quot;: &quot;(Yin et al., 2015)&quot;, &quot;previouslyFormattedCitation&quot;: &quot;(Yin et al., 2015)&quot;}, &quot;citationItems&quot;: [{&quot;uris&quot;: [&quot;http://www.mendeley.com/documents/?uuid=fdfc24eb-dae8-4c73-95b6-0b87427be4d7&quot;], &quot;itemData&quot;: {&quot;container-title&quot;: &quot;Cell Stem Cell&quot;, &quot;issued&quot;: {&quot;date-parts&quot;: [[&quot;2015&quot;]]}, &quot;page&quot;: &quot;504-516&quot;, &quot;type&quot;: &quot;article-journal&quot;, &quot;ISSN&quot;: &quot;18759777&quot;, &quot;title&quot;: &quot;Opposing roles for the lncRNA haunt and its genomic locus in regulating HOXA gene activation during embryonic stem cell differentiation&quot;, &quot;PMID&quot;: &quot;25891907&quot;, &quot;DOI&quot;: &quot;10.1016/j.stem.2015.03.007&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author&quot;: [{&quot;parse-names&quot;: false, &quot;family&quot;: &quot;Yin&quot;, &quot;dropping-particle&quot;: &quot;&quot;, &quot;suffix&quot;: &quot;&quot;, &quot;non-dropping-particle&quot;: &quot;&quot;, &quot;given&quot;: &quot;Yafei&quot;}, {&quot;parse-names&quot;: false, &quot;family&quot;: &quot;Yan&quot;, &quot;dropping-particle&quot;: &quot;&quot;, &quot;suffix&quot;: &quot;&quot;, &quot;non-dropping-particle&quot;: &quot;&quot;, &quot;given&quot;: &quot;Pixi&quot;}, {&quot;parse-names&quot;: false, &quot;family&quot;: &quot;Lu&quot;, &quot;dropping-particle&quot;: &quot;&quot;, &quot;suffix&quot;: &quot;&quot;, &quot;non-dropping-particle&quot;: &quot;&quot;, &quot;given&quot;: &quot;Jinlong&quot;}, {&quot;parse-names&quot;: false, &quot;family&quot;: &quot;Song&quot;, &quot;dropping-particle&quot;: &quot;&quot;, &quot;suffix&quot;: &quot;&quot;, &quot;non-dropping-particle&quot;: &quot;&quot;, &quot;given&quot;: &quot;Guang&quot;}, {&quot;parse-names&quot;: false, &quot;family&quot;: &quot;Zhu&quot;, &quot;dropping-particle&quot;: &quot;&quot;, &quot;suffix&quot;: &quot;&quot;, &quot;non-dropping-particle&quot;: &quot;&quot;, &quot;given&quot;: &quot;Yangyang&quot;}, {&quot;parse-names&quot;: false, &quot;family&quot;: &quot;Li&quot;, &quot;dropping-particle&quot;: &quot;&quot;, &quot;suffix&quot;: &quot;&quot;, &quot;non-dropping-particle&quot;: &quot;&quot;, &quot;given&quot;: &quot;Zhaohui&quot;}, {&quot;parse-names&quot;: false, &quot;family&quot;: &quot;Zhao&quot;, &quot;dropping-particle&quot;: &quot;&quot;, &quot;suffix&quot;: &quot;&quot;, &quot;non-dropping-particle&quot;: &quot;&quot;, &quot;given&quot;: &quot;Yi&quot;}, {&quot;parse-names&quot;: false, &quot;family&quot;: &quot;Shen&quot;, &quot;dropping-particle&quot;: &quot;&quot;, &quot;suffix&quot;: &quot;&quot;, &quot;non-dropping-particle&quot;: &quot;&quot;, &quot;given&quot;: &quot;Bin&quot;}, {&quot;parse-names&quot;: false, &quot;family&quot;: &quot;Huang&quot;, &quot;dropping-particle&quot;: &quot;&quot;, &quot;suffix&quot;: &quot;&quot;, &quot;non-dropping-particle&quot;: &quot;&quot;, &quot;given&quot;: &quot;Xingxu&quot;}, {&quot;parse-names&quot;: false, &quot;family&quot;: &quot;Zhu&quot;, &quot;dropping-particle&quot;: &quot;&quot;, &quot;suffix&quot;: &quot;&quot;, &quot;non-dropping-particle&quot;: &quot;&quot;, &quot;given&quot;: &quot;Heng&quot;}, {&quot;parse-names&quot;: false, &quot;family&quot;: &quot;Orkin&quot;, &quot;dropping-particle&quot;: &quot;&quot;, &quot;suffix&quot;: &quot;&quot;, &quot;non-dropping-particle&quot;: &quot;&quot;, &quot;given&quot;: &quot;Stuart H.&quot;}, {&quot;parse-names&quot;: false, &quot;family&quot;: &quot;Shen&quot;, &quot;dropping-particle&quot;: &quot;&quot;, &quot;suffix&quot;: &quot;&quot;, &quot;non-dropping-particle&quot;: &quot;&quot;, &quot;given&quot;: &quot;Xiaohua&quot;}], &quot;id&quot;: &quot;ITEM-1&quot;, &quot;publisher&quot;: &quot;Elsevier Inc.&quot;, &quot;issue&quot;: &quot;5&quot;, &quot;ISBN&quot;: &quot;1875-9777 (Electronic)&quot;, &quot;volume&quot;: &quot;16&quot;}, &quot;id&quot;: &quot;ITEM-1&quot;}], &quot;schema&quot;: &quot;https://github.com/citation-style-language/schema/raw/master/csl-citation.json&quot;, &quot;properties&quot;: {&quot;noteIndex&quot;: 0}} RNDExncsmauQM"/><text:span text:style-name="T24">(Yin et al., 2015)</text:span><text:reference-mark-end text:name="ADDIN CSL_CITATION {&quot;mendeley&quot;: {&quot;plainTextFormattedCitation&quot;: &quot;(Yin et al., 2015)&quot;, &quot;formattedCitation&quot;: &quot;(Yin et al., 2015)&quot;, &quot;previouslyFormattedCitation&quot;: &quot;(Yin et al., 2015)&quot;}, &quot;citationItems&quot;: [{&quot;uris&quot;: [&quot;http://www.mendeley.com/documents/?uuid=fdfc24eb-dae8-4c73-95b6-0b87427be4d7&quot;], &quot;itemData&quot;: {&quot;container-title&quot;: &quot;Cell Stem Cell&quot;, &quot;issued&quot;: {&quot;date-parts&quot;: [[&quot;2015&quot;]]}, &quot;page&quot;: &quot;504-516&quot;, &quot;type&quot;: &quot;article-journal&quot;, &quot;ISSN&quot;: &quot;18759777&quot;, &quot;title&quot;: &quot;Opposing roles for the lncRNA haunt and its genomic locus in regulating HOXA gene activation during embryonic stem cell differentiation&quot;, &quot;PMID&quot;: &quot;25891907&quot;, &quot;DOI&quot;: &quot;10.1016/j.stem.2015.03.007&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author&quot;: [{&quot;parse-names&quot;: false, &quot;family&quot;: &quot;Yin&quot;, &quot;dropping-particle&quot;: &quot;&quot;, &quot;suffix&quot;: &quot;&quot;, &quot;non-dropping-particle&quot;: &quot;&quot;, &quot;given&quot;: &quot;Yafei&quot;}, {&quot;parse-names&quot;: false, &quot;family&quot;: &quot;Yan&quot;, &quot;dropping-particle&quot;: &quot;&quot;, &quot;suffix&quot;: &quot;&quot;, &quot;non-dropping-particle&quot;: &quot;&quot;, &quot;given&quot;: &quot;Pixi&quot;}, {&quot;parse-names&quot;: false, &quot;family&quot;: &quot;Lu&quot;, &quot;dropping-particle&quot;: &quot;&quot;, &quot;suffix&quot;: &quot;&quot;, &quot;non-dropping-particle&quot;: &quot;&quot;, &quot;given&quot;: &quot;Jinlong&quot;}, {&quot;parse-names&quot;: false, &quot;family&quot;: &quot;Song&quot;, &quot;dropping-particle&quot;: &quot;&quot;, &quot;suffix&quot;: &quot;&quot;, &quot;non-dropping-particle&quot;: &quot;&quot;, &quot;given&quot;: &quot;Guang&quot;}, {&quot;parse-names&quot;: false, &quot;family&quot;: &quot;Zhu&quot;, &quot;dropping-particle&quot;: &quot;&quot;, &quot;suffix&quot;: &quot;&quot;, &quot;non-dropping-particle&quot;: &quot;&quot;, &quot;given&quot;: &quot;Yangyang&quot;}, {&quot;parse-names&quot;: false, &quot;family&quot;: &quot;Li&quot;, &quot;dropping-particle&quot;: &quot;&quot;, &quot;suffix&quot;: &quot;&quot;, &quot;non-dropping-particle&quot;: &quot;&quot;, &quot;given&quot;: &quot;Zhaohui&quot;}, {&quot;parse-names&quot;: false, &quot;family&quot;: &quot;Zhao&quot;, &quot;dropping-particle&quot;: &quot;&quot;, &quot;suffix&quot;: &quot;&quot;, &quot;non-dropping-particle&quot;: &quot;&quot;, &quot;given&quot;: &quot;Yi&quot;}, {&quot;parse-names&quot;: false, &quot;family&quot;: &quot;Shen&quot;, &quot;dropping-particle&quot;: &quot;&quot;, &quot;suffix&quot;: &quot;&quot;, &quot;non-dropping-particle&quot;: &quot;&quot;, &quot;given&quot;: &quot;Bin&quot;}, {&quot;parse-names&quot;: false, &quot;family&quot;: &quot;Huang&quot;, &quot;dropping-particle&quot;: &quot;&quot;, &quot;suffix&quot;: &quot;&quot;, &quot;non-dropping-particle&quot;: &quot;&quot;, &quot;given&quot;: &quot;Xingxu&quot;}, {&quot;parse-names&quot;: false, &quot;family&quot;: &quot;Zhu&quot;, &quot;dropping-particle&quot;: &quot;&quot;, &quot;suffix&quot;: &quot;&quot;, &quot;non-dropping-particle&quot;: &quot;&quot;, &quot;given&quot;: &quot;Heng&quot;}, {&quot;parse-names&quot;: false, &quot;family&quot;: &quot;Orkin&quot;, &quot;dropping-particle&quot;: &quot;&quot;, &quot;suffix&quot;: &quot;&quot;, &quot;non-dropping-particle&quot;: &quot;&quot;, &quot;given&quot;: &quot;Stuart H.&quot;}, {&quot;parse-names&quot;: false, &quot;family&quot;: &quot;Shen&quot;, &quot;dropping-particle&quot;: &quot;&quot;, &quot;suffix&quot;: &quot;&quot;, &quot;non-dropping-particle&quot;: &quot;&quot;, &quot;given&quot;: &quot;Xiaohua&quot;}], &quot;id&quot;: &quot;ITEM-1&quot;, &quot;publisher&quot;: &quot;Elsevier Inc.&quot;, &quot;issue&quot;: &quot;5&quot;, &quot;ISBN&quot;: &quot;1875-9777 (Electronic)&quot;, &quot;volume&quot;: &quot;16&quot;}, &quot;id&quot;: &quot;ITEM-1&quot;}], &quot;schema&quot;: &quot;https://github.com/citation-style-language/schema/raw/master/csl-citation.json&quot;, &quot;properties&quot;: {&quot;noteIndex&quot;: 0}} RNDExncsmauQM"/><text:span text:style-name="T168">⁠ and are frequently located within topologically associated domains (TADs) associated with high levels of genomic interactions (Tan et al, 2016, under revision). Here, I used publicly available genomic data to investigate the prevalence of elincRNAs regulation in modulating chromosomal architecture. Together with strong enrichment of cohesin binding at elincRNAs promoter regions and their frequent localization at loop anchors, the high amount of intra-TAD contacts associated with elincRNAs support their putative role in regulating enhancer-promoter loops. </text:span></text:p>
      <text:p text:style-name="P6"/>
      <text:p text:style-name="P6"><text:span text:style-name="T168">There is ongoing debate on the biological relevance of elincRNA transcription as to whether their associated functional roles are transcript- or transcription-dependent. Notably, the association between elincRNAs and chromosomal organization does not constitute a proof for their role in promoting contact, as it might be a consequence of the presence of active enhancers at their promoter region, rather than the elincRNA transcript itself. A good way to strengthen the hypothesis would be to perform similar analysis by comparing active enhancers producing elincRNAs with other active enhancers producing unstable bidirectionally-transcribed eRNAs. Ultimately, to dissect the molecular mechanisms underlying these enhancer-associated regulation of chromosomal conformation requires genetical manipulation of elincRNA transcript abundance, for example by using RNAi and inhibiting their transcription with CRISPR-Cas9 </text:span><text:reference-mark-start text:name="ADDIN CSL_CITATION {&quot;mendeley&quot;: {&quot;plainTextFormattedCitation&quot;: &quot;(Li et al., 2013)&quot;, &quot;formattedCitation&quot;: &quot;(Li et al., 2013)&quot;, &quot;previouslyFormattedCitation&quot;: &quot;(Li et al., 2013)&quot;}, &quot;citationItems&quot;: [{&quot;uris&quot;: [&quot;http://www.mendeley.com/documents/?uuid=15a1da97-c27c-40e7-a3a7-d800977c1bd1&quot;], &quot;itemData&quot;: {&quot;container-title&quot;: &quot;Nature&quot;, &quot;issued&quot;: {&quot;date-parts&quot;: [[&quot;2013&quot;]]}, &quot;page&quot;: &quot;516-20&quot;, &quot;type&quot;: &quot;article-journal&quot;, &quot;ISSN&quot;: &quot;1476-4687&quot;, &quot;title&quot;: &quot;Functional roles of enhancer RNAs for oestrogen-dependent transcriptional activation.&quot;, &quot;PMID&quot;: &quot;23728302&quot;, &quot;DOI&quot;: &quot;10.1038/nature12210&quot;, &quot;abstract&quot;: &quot;The functional importance of gene enhancers in regulated gene expression is well established. In addition to widespread transcription of long non-coding RNAs (lncRNAs) in mammalian cells, bidirectional ncRNAs are transcribed on enhancers, and are thus referred to as enhancer RNAs (eRNAs). However, it has remained unclear whether these eRNAs are functional or merely a reflection of enhancer activation. Here we report that in human breast cancer cells 17\u03b2-oestradiol (E2)-bound oestrogen receptor \u03b1 (ER-\u03b1) causes a global increase in eRNA transcription on enhancers adjacent to E2-upregulated coding genes. These induced eRNAs, as functional transcripts, seem to exert important roles for the observed ligand-dependent induction of target coding genes, increasing the strength of specific enhancer-promoter looping initiated by ER-\u03b1 binding. Cohesin, present on many ER-\u03b1-regulated enhancers even before ligand treatment, apparently contributes to E2-dependent gene activation, at least in part by stabilizing E2/ER-\u03b1/eRNA-induced enhancer-promoter looping. Our data indicate that eRNAs are likely to have important functions in many regulated programs of gene transcription.&quot;, &quot;author&quot;: [{&quot;parse-names&quot;: false, &quot;family&quot;: &quot;Li&quot;, &quot;dropping-particle&quot;: &quot;&quot;, &quot;suffix&quot;: &quot;&quot;, &quot;non-dropping-particle&quot;: &quot;&quot;, &quot;given&quot;: &quot;Wenbo&quot;}, {&quot;parse-names&quot;: false, &quot;family&quot;: &quot;Notani&quot;, &quot;dropping-particle&quot;: &quot;&quot;, &quot;suffix&quot;: &quot;&quot;, &quot;non-dropping-particle&quot;: &quot;&quot;, &quot;given&quot;: &quot;Dimple&quot;}, {&quot;parse-names&quot;: false, &quot;family&quot;: &quot;Ma&quot;, &quot;dropping-particle&quot;: &quot;&quot;, &quot;suffix&quot;: &quot;&quot;, &quot;non-dropping-particle&quot;: &quot;&quot;, &quot;given&quot;: &quot;Qi&quot;}, {&quot;parse-names&quot;: false, &quot;family&quot;: &quot;Tanasa&quot;, &quot;dropping-particle&quot;: &quot;&quot;, &quot;suffix&quot;: &quot;&quot;, &quot;non-dropping-particle&quot;: &quot;&quot;, &quot;given&quot;: &quot;Bogdan&quot;}, {&quot;parse-names&quot;: false, &quot;family&quot;: &quot;Nunez&quot;, &quot;dropping-particle&quot;: &quot;&quot;, &quot;suffix&quot;: &quot;&quot;, &quot;non-dropping-particle&quot;: &quot;&quot;, &quot;given&quot;: &quot;Esperanza&quot;}, {&quot;parse-names&quot;: false, &quot;family&quot;: &quot;Chen&quot;, &quot;dropping-particle&quot;: &quot;&quot;, &quot;suffix&quot;: &quot;&quot;, &quot;non-dropping-particle&quot;: &quot;&quot;, &quot;given&quot;: &quot;Aaron Yun&quot;}, {&quot;parse-names&quot;: false, &quot;family&quot;: &quot;Merkurjev&quot;, &quot;dropping-particle&quot;: &quot;&quot;, &quot;suffix&quot;: &quot;&quot;, &quot;non-dropping-particle&quot;: &quot;&quot;, &quot;given&quot;: &quot;Daria&quot;}, {&quot;parse-names&quot;: false, &quot;family&quot;: &quot;Zhang&quot;, &quot;dropping-particle&quot;: &quot;&quot;, &quot;suffix&quot;: &quot;&quot;, &quot;non-dropping-particle&quot;: &quot;&quot;, &quot;given&quot;: &quot;Jie&quot;}, {&quot;parse-names&quot;: false, &quot;family&quot;: &quot;Ohgi&quot;, &quot;dropping-particle&quot;: &quot;&quot;, &quot;suffix&quot;: &quot;&quot;, &quot;non-dropping-particle&quot;: &quot;&quot;, &quot;given&quot;: &quot;Kenneth&quot;}, {&quot;parse-names&quot;: false, &quot;family&quot;: &quot;Song&quot;, &quot;dropping-particle&quot;: &quot;&quot;, &quot;suffix&quot;: &quot;&quot;, &quot;non-dropping-particle&quot;: &quot;&quot;, &quot;given&quot;: &quot;Xiaoyuan&quot;}, {&quot;parse-names&quot;: false, &quot;family&quot;: &quot;Oh&quot;, &quot;dropping-particle&quot;: &quot;&quot;, &quot;suffix&quot;: &quot;&quot;, &quot;non-dropping-particle&quot;: &quot;&quot;, &quot;given&quot;: &quot;Soohwan&quot;}, {&quot;parse-names&quot;: false, &quot;family&quot;: &quot;Kim&quot;, &quot;dropping-particle&quot;: &quot;&quot;, &quot;suffix&quot;: &quot;&quot;, &quot;non-dropping-particle&quot;: &quot;&quot;, &quot;given&quot;: &quot;Hong-Sook&quot;}, {&quot;parse-names&quot;: false, &quot;family&quot;: &quot;Glass&quot;, &quot;dropping-particle&quot;: &quot;&quot;, &quot;suffix&quot;: &quot;&quot;, &quot;non-dropping-particle&quot;: &quot;&quot;, &quot;given&quot;: &quot;Christopher K&quot;}, {&quot;parse-names&quot;: false, &quot;family&quot;: &quot;Rosenfeld&quot;, &quot;dropping-particle&quot;: &quot;&quot;, &quot;suffix&quot;: &quot;&quot;, &quot;non-dropping-particle&quot;: &quot;&quot;, &quot;given&quot;: &quot;Michael G&quot;}], &quot;id&quot;: &quot;ITEM-1&quot;, &quot;issue&quot;: &quot;7455&quot;, &quot;ISBN&quot;: &quot;1476-4687 (Electronic)\\n0028-0836 (Linking)&quot;, &quot;volume&quot;: &quot;498&quot;}, &quot;id&quot;: &quot;ITEM-1&quot;}], &quot;schema&quot;: &quot;https://github.com/citation-style-language/schema/raw/master/csl-citation.json&quot;, &quot;properties&quot;: {&quot;noteIndex&quot;: 0}} RNDsvCr2pgOK1"/><text:span text:style-name="T24">(Li et al., 2013)</text:span><text:reference-mark-end text:name="ADDIN CSL_CITATION {&quot;mendeley&quot;: {&quot;plainTextFormattedCitation&quot;: &quot;(Li et al., 2013)&quot;, &quot;formattedCitation&quot;: &quot;(Li et al., 2013)&quot;, &quot;previouslyFormattedCitation&quot;: &quot;(Li et al., 2013)&quot;}, &quot;citationItems&quot;: [{&quot;uris&quot;: [&quot;http://www.mendeley.com/documents/?uuid=15a1da97-c27c-40e7-a3a7-d800977c1bd1&quot;], &quot;itemData&quot;: {&quot;container-title&quot;: &quot;Nature&quot;, &quot;issued&quot;: {&quot;date-parts&quot;: [[&quot;2013&quot;]]}, &quot;page&quot;: &quot;516-20&quot;, &quot;type&quot;: &quot;article-journal&quot;, &quot;ISSN&quot;: &quot;1476-4687&quot;, &quot;title&quot;: &quot;Functional roles of enhancer RNAs for oestrogen-dependent transcriptional activation.&quot;, &quot;PMID&quot;: &quot;23728302&quot;, &quot;DOI&quot;: &quot;10.1038/nature12210&quot;, &quot;abstract&quot;: &quot;The functional importance of gene enhancers in regulated gene expression is well established. In addition to widespread transcription of long non-coding RNAs (lncRNAs) in mammalian cells, bidirectional ncRNAs are transcribed on enhancers, and are thus referred to as enhancer RNAs (eRNAs). However, it has remained unclear whether these eRNAs are functional or merely a reflection of enhancer activation. Here we report that in human breast cancer cells 17\u03b2-oestradiol (E2)-bound oestrogen receptor \u03b1 (ER-\u03b1) causes a global increase in eRNA transcription on enhancers adjacent to E2-upregulated coding genes. These induced eRNAs, as functional transcripts, seem to exert important roles for the observed ligand-dependent induction of target coding genes, increasing the strength of specific enhancer-promoter looping initiated by ER-\u03b1 binding. Cohesin, present on many ER-\u03b1-regulated enhancers even before ligand treatment, apparently contributes to E2-dependent gene activation, at least in part by stabilizing E2/ER-\u03b1/eRNA-induced enhancer-promoter looping. Our data indicate that eRNAs are likely to have important functions in many regulated programs of gene transcription.&quot;, &quot;author&quot;: [{&quot;parse-names&quot;: false, &quot;family&quot;: &quot;Li&quot;, &quot;dropping-particle&quot;: &quot;&quot;, &quot;suffix&quot;: &quot;&quot;, &quot;non-dropping-particle&quot;: &quot;&quot;, &quot;given&quot;: &quot;Wenbo&quot;}, {&quot;parse-names&quot;: false, &quot;family&quot;: &quot;Notani&quot;, &quot;dropping-particle&quot;: &quot;&quot;, &quot;suffix&quot;: &quot;&quot;, &quot;non-dropping-particle&quot;: &quot;&quot;, &quot;given&quot;: &quot;Dimple&quot;}, {&quot;parse-names&quot;: false, &quot;family&quot;: &quot;Ma&quot;, &quot;dropping-particle&quot;: &quot;&quot;, &quot;suffix&quot;: &quot;&quot;, &quot;non-dropping-particle&quot;: &quot;&quot;, &quot;given&quot;: &quot;Qi&quot;}, {&quot;parse-names&quot;: false, &quot;family&quot;: &quot;Tanasa&quot;, &quot;dropping-particle&quot;: &quot;&quot;, &quot;suffix&quot;: &quot;&quot;, &quot;non-dropping-particle&quot;: &quot;&quot;, &quot;given&quot;: &quot;Bogdan&quot;}, {&quot;parse-names&quot;: false, &quot;family&quot;: &quot;Nunez&quot;, &quot;dropping-particle&quot;: &quot;&quot;, &quot;suffix&quot;: &quot;&quot;, &quot;non-dropping-particle&quot;: &quot;&quot;, &quot;given&quot;: &quot;Esperanza&quot;}, {&quot;parse-names&quot;: false, &quot;family&quot;: &quot;Chen&quot;, &quot;dropping-particle&quot;: &quot;&quot;, &quot;suffix&quot;: &quot;&quot;, &quot;non-dropping-particle&quot;: &quot;&quot;, &quot;given&quot;: &quot;Aaron Yun&quot;}, {&quot;parse-names&quot;: false, &quot;family&quot;: &quot;Merkurjev&quot;, &quot;dropping-particle&quot;: &quot;&quot;, &quot;suffix&quot;: &quot;&quot;, &quot;non-dropping-particle&quot;: &quot;&quot;, &quot;given&quot;: &quot;Daria&quot;}, {&quot;parse-names&quot;: false, &quot;family&quot;: &quot;Zhang&quot;, &quot;dropping-particle&quot;: &quot;&quot;, &quot;suffix&quot;: &quot;&quot;, &quot;non-dropping-particle&quot;: &quot;&quot;, &quot;given&quot;: &quot;Jie&quot;}, {&quot;parse-names&quot;: false, &quot;family&quot;: &quot;Ohgi&quot;, &quot;dropping-particle&quot;: &quot;&quot;, &quot;suffix&quot;: &quot;&quot;, &quot;non-dropping-particle&quot;: &quot;&quot;, &quot;given&quot;: &quot;Kenneth&quot;}, {&quot;parse-names&quot;: false, &quot;family&quot;: &quot;Song&quot;, &quot;dropping-particle&quot;: &quot;&quot;, &quot;suffix&quot;: &quot;&quot;, &quot;non-dropping-particle&quot;: &quot;&quot;, &quot;given&quot;: &quot;Xiaoyuan&quot;}, {&quot;parse-names&quot;: false, &quot;family&quot;: &quot;Oh&quot;, &quot;dropping-particle&quot;: &quot;&quot;, &quot;suffix&quot;: &quot;&quot;, &quot;non-dropping-particle&quot;: &quot;&quot;, &quot;given&quot;: &quot;Soohwan&quot;}, {&quot;parse-names&quot;: false, &quot;family&quot;: &quot;Kim&quot;, &quot;dropping-particle&quot;: &quot;&quot;, &quot;suffix&quot;: &quot;&quot;, &quot;non-dropping-particle&quot;: &quot;&quot;, &quot;given&quot;: &quot;Hong-Sook&quot;}, {&quot;parse-names&quot;: false, &quot;family&quot;: &quot;Glass&quot;, &quot;dropping-particle&quot;: &quot;&quot;, &quot;suffix&quot;: &quot;&quot;, &quot;non-dropping-particle&quot;: &quot;&quot;, &quot;given&quot;: &quot;Christopher K&quot;}, {&quot;parse-names&quot;: false, &quot;family&quot;: &quot;Rosenfeld&quot;, &quot;dropping-particle&quot;: &quot;&quot;, &quot;suffix&quot;: &quot;&quot;, &quot;non-dropping-particle&quot;: &quot;&quot;, &quot;given&quot;: &quot;Michael G&quot;}], &quot;id&quot;: &quot;ITEM-1&quot;, &quot;issue&quot;: &quot;7455&quot;, &quot;ISBN&quot;: &quot;1476-4687 (Electronic)\\n0028-0836 (Linking)&quot;, &quot;volume&quot;: &quot;498&quot;}, &quot;id&quot;: &quot;ITEM-1&quot;}], &quot;schema&quot;: &quot;https://github.com/citation-style-language/schema/raw/master/csl-citation.json&quot;, &quot;properties&quot;: {&quot;noteIndex&quot;: 0}} RNDsvCr2pgOK1"/><text:span text:style-name="T168">⁠.</text:span></text:p>
      <text:p text:style-name="P42"/>
      <text:p text:style-name="P16"><text:span text:style-name="T169">Furthermore, e</text:span>xtending <text:span text:style-name="T147">the analysis</text:span> <text:span text:style-name="T170">from intra-topological domain interactions </text:span>to <text:span text:style-name="T170">between-TAD contacts </text:span><text:reference-mark-start text:name="ADDIN CSL_CITATION {&quot;mendeley&quot;: {&quot;plainTextFormattedCitation&quot;: &quot;(Fraser et al., 2015)&quot;, &quot;formattedCitation&quot;: &quot;(Fraser et al., 2015)&quot;, &quot;previouslyFormattedCitation&quot;: &quot;(Fraser et al., 2015)&quot;}, &quot;citationItems&quot;: [{&quot;uris&quot;: [&quot;http://www.mendeley.com/documents/?uuid=49305d5f-e40e-4c11-99e2-0deb6a2a90b0&quot;], &quot;itemData&quot;: {&quot;container-title&quot;: &quot;Mol Syst Biol&quot;, &quot;genre&quot;: &quot;article&quot;, &quot;page&quot;: &quot;1-14&quot;, &quot;volume&quot;: &quot;11&quot;, &quot;type&quot;: &quot;article-journal&quot;, &quot;ISSN&quot;: &quot;1744-4292&quot;, &quot;title&quot;: &quot;Hierarchical folding and reorganization of chromosomes are linked to transcriptional changes in cellular differentiation&quot;, &quot;PMID&quot;: &quot;26700852&quot;, &quot;DOI&quot;: &quot;10.15252/msb&quot;, &quot;abstract&quot;: &quot;Mammalian chromosomes fold into arrays of megabase-sized topologically associating domains (TADs), which are arranged into compartments spanning multiple megabases of genomic DNA. TADs have internal substructures that are often cell type specific, but their higher-order organization remains elusive. Here, we investigate TAD higher-order interactions with Hi-C through neuronal differentiation and show that they form a hierarchy of domains-within-domains (metaTADs) extending across genomic scales up to the range of entire chromosomes. We find that TAD interactions are well captured by tree-like, hierarchical structures irrespective of cell type. metaTAD tree structures correlate with genetic, epigenomic and expression features, and structural tree rearrangements during differentiation are linked to transcriptional state changes. Using polymer modelling, we demonstrate that hierarchical folding promotes efficient chromatin packaging with-out the loss of contact specificity, highlighting a role far beyond the simple need for packing efficiency.&quot;, &quot;author&quot;: [{&quot;parse-names&quot;: false, &quot;family&quot;: &quot;Fraser&quot;, &quot;dropping-particle&quot;: &quot;&quot;, &quot;suffix&quot;: &quot;&quot;, &quot;non-dropping-particle&quot;: &quot;&quot;, &quot;given&quot;: &quot;James&quot;}, {&quot;parse-names&quot;: false, &quot;family&quot;: &quot;Ferrai&quot;, &quot;dropping-particle&quot;: &quot;&quot;, &quot;suffix&quot;: &quot;&quot;, &quot;non-dropping-particle&quot;: &quot;&quot;, &quot;given&quot;: &quot;Carmelo&quot;}, {&quot;parse-names&quot;: false, &quot;family&quot;: &quot;Chiariello&quot;, &quot;dropping-particle&quot;: &quot;&quot;, &quot;suffix&quot;: &quot;&quot;, &quot;non-dropping-particle&quot;: &quot;&quot;, &quot;given&quot;: &quot;Andrea M&quot;}, {&quot;parse-names&quot;: false, &quot;family&quot;: &quot;Schueler&quot;, &quot;dropping-particle&quot;: &quot;&quot;, &quot;suffix&quot;: &quot;&quot;, &quot;non-dropping-particle&quot;: &quot;&quot;, &quot;given&quot;: &quot;Markus&quot;}, {&quot;parse-names&quot;: false, &quot;family&quot;: &quot;Rito&quot;, &quot;dropping-particle&quot;: &quot;&quot;, &quot;suffix&quot;: &quot;&quot;, &quot;non-dropping-particle&quot;: &quot;&quot;, &quot;given&quot;: &quot;Tiago&quot;}, {&quot;parse-names&quot;: false, &quot;family&quot;: &quot;Laudanno&quot;, &quot;dropping-particle&quot;: &quot;&quot;, &quot;suffix&quot;: &quot;&quot;, &quot;non-dropping-particle&quot;: &quot;&quot;, &quot;given&quot;: &quot;Giovanni&quot;}, {&quot;parse-names&quot;: false, &quot;family&quot;: &quot;Barbieri&quot;, &quot;dropping-particle&quot;: &quot;&quot;, &quot;suffix&quot;: &quot;&quot;, &quot;non-dropping-particle&quot;: &quot;&quot;, &quot;given&quot;: &quot;Mariano&quot;}, {&quot;parse-names&quot;: false, &quot;family&quot;: &quot;Moore&quot;, &quot;dropping-particle&quot;: &quot;&quot;, &quot;suffix&quot;: &quot;&quot;, &quot;non-dropping-particle&quot;: &quot;&quot;, &quot;given&quot;: &quot;Benjamin L&quot;}, {&quot;parse-names&quot;: false, &quot;family&quot;: &quot;Kraemer&quot;, &quot;dropping-particle&quot;: &quot;&quot;, &quot;suffix&quot;: &quot;&quot;, &quot;non-dropping-particle&quot;: &quot;&quot;, &quot;given&quot;: &quot;Dorothee C A&quot;}, {&quot;parse-names&quot;: false, &quot;family&quot;: &quot;Aitken&quot;, &quot;dropping-particle&quot;: &quot;&quot;, &quot;suffix&quot;: &quot;&quot;, &quot;non-dropping-particle&quot;: &quot;&quot;, &quot;given&quot;: &quot;Stuart&quot;}, {&quot;parse-names&quot;: false, &quot;family&quot;: &quot;Xie&quot;, &quot;dropping-particle&quot;: &quot;&quot;, &quot;suffix&quot;: &quot;&quot;, &quot;non-dropping-particle&quot;: &quot;&quot;, &quot;given&quot;: &quot;Sheila Q&quot;}, {&quot;parse-names&quot;: false, &quot;family&quot;: &quot;Morris&quot;, &quot;dropping-particle&quot;: &quot;&quot;, &quot;suffix&quot;: &quot;&quot;, &quot;non-dropping-particle&quot;: &quot;&quot;, &quot;given&quot;: &quot;Kelly J&quot;}, {&quot;parse-names&quot;: false, &quot;family&quot;: &quot;Itoh&quot;, &quot;dropping-particle&quot;: &quot;&quot;, &quot;suffix&quot;: &quot;&quot;, &quot;non-dropping-particle&quot;: &quot;&quot;, &quot;given&quot;: &quot;Masayoshi&quot;}, {&quot;parse-names&quot;: false, &quot;family&quot;: &quot;Kawaji&quot;, &quot;dropping-particle&quot;: &quot;&quot;, &quot;suffix&quot;: &quot;&quot;, &quot;non-dropping-particle&quot;: &quot;&quot;, &quot;given&quot;: &quot;Hideya&quot;}, {&quot;parse-names&quot;: false, &quot;family&quot;: &quot;Jaeger&quot;, &quot;dropping-particle&quot;: &quot;&quot;, &quot;suffix&quot;: &quot;&quot;, &quot;non-dropping-particle&quot;: &quot;&quot;, &quot;given&quot;: &quot;Ines&quot;}, {&quot;parse-names&quot;: false, &quot;family&quot;: &quot;Hayashizaki&quot;, &quot;dropping-particle&quot;: &quot;&quot;, &quot;suffix&quot;: &quot;&quot;, &quot;non-dropping-particle&quot;: &quot;&quot;, &quot;given&quot;: &quot;Yoshihide&quot;}, {&quot;parse-names&quot;: false, &quot;family&quot;: &quot;Carninci&quot;, &quot;dropping-particle&quot;: &quot;&quot;, &quot;suffix&quot;: &quot;&quot;, &quot;non-dropping-particle&quot;: &quot;&quot;, &quot;given&quot;: &quot;Piero&quot;}, {&quot;parse-names&quot;: false, &quot;family&quot;: &quot;Forrest&quot;, &quot;dropping-particle&quot;: &quot;&quot;, &quot;suffix&quot;: &quot;&quot;, &quot;non-dropping-particle&quot;: &quot;&quot;, &quot;given&quot;: &quot;Alistair R R&quot;}, {&quot;parse-names&quot;: false, &quot;family&quot;: &quot;Dostie&quot;, &quot;dropping-particle&quot;: &quot;&quot;, &quot;suffix&quot;: &quot;&quot;, &quot;non-dropping-particle&quot;: &quot;&quot;, &quot;given&quot;: &quot;Jos\u00e9e&quot;}, {&quot;parse-names&quot;: false, &quot;family&quot;: &quot;Pombo&quot;, &quot;dropping-particle&quot;: &quot;&quot;, &quot;suffix&quot;: &quot;&quot;, &quot;non-dropping-particle&quot;: &quot;&quot;, &quot;given&quot;: &quot;Ana&quot;}, {&quot;parse-names&quot;: false, &quot;family&quot;: &quot;Nicodemi&quot;, &quot;dropping-particle&quot;: &quot;&quot;, &quot;suffix&quot;: &quot;&quot;, &quot;non-dropping-particle&quot;: &quot;&quot;, &quot;given&quot;: &quot;Mario&quot;}], &quot;id&quot;: &quot;ITEM-1&quot;, &quot;ISBN&quot;: &quot;10.15252/msb.20156492&quot;, &quot;issued&quot;: {&quot;date-parts&quot;: [[&quot;2015&quot;]]}}, &quot;id&quot;: &quot;ITEM-1&quot;}], &quot;schema&quot;: &quot;https://github.com/citation-style-language/schema/raw/master/csl-citation.json&quot;, &quot;properties&quot;: {&quot;noteIndex&quot;: 0}} RND0V18G3w4RL"/><text:span text:style-name="T25">(Fraser et al., 2015)</text:span><text:reference-mark-end text:name="ADDIN CSL_CITATION {&quot;mendeley&quot;: {&quot;plainTextFormattedCitation&quot;: &quot;(Fraser et al., 2015)&quot;, &quot;formattedCitation&quot;: &quot;(Fraser et al., 2015)&quot;, &quot;previouslyFormattedCitation&quot;: &quot;(Fraser et al., 2015)&quot;}, &quot;citationItems&quot;: [{&quot;uris&quot;: [&quot;http://www.mendeley.com/documents/?uuid=49305d5f-e40e-4c11-99e2-0deb6a2a90b0&quot;], &quot;itemData&quot;: {&quot;container-title&quot;: &quot;Mol Syst Biol&quot;, &quot;genre&quot;: &quot;article&quot;, &quot;page&quot;: &quot;1-14&quot;, &quot;volume&quot;: &quot;11&quot;, &quot;type&quot;: &quot;article-journal&quot;, &quot;ISSN&quot;: &quot;1744-4292&quot;, &quot;title&quot;: &quot;Hierarchical folding and reorganization of chromosomes are linked to transcriptional changes in cellular differentiation&quot;, &quot;PMID&quot;: &quot;26700852&quot;, &quot;DOI&quot;: &quot;10.15252/msb&quot;, &quot;abstract&quot;: &quot;Mammalian chromosomes fold into arrays of megabase-sized topologically associating domains (TADs), which are arranged into compartments spanning multiple megabases of genomic DNA. TADs have internal substructures that are often cell type specific, but their higher-order organization remains elusive. Here, we investigate TAD higher-order interactions with Hi-C through neuronal differentiation and show that they form a hierarchy of domains-within-domains (metaTADs) extending across genomic scales up to the range of entire chromosomes. We find that TAD interactions are well captured by tree-like, hierarchical structures irrespective of cell type. metaTAD tree structures correlate with genetic, epigenomic and expression features, and structural tree rearrangements during differentiation are linked to transcriptional state changes. Using polymer modelling, we demonstrate that hierarchical folding promotes efficient chromatin packaging with-out the loss of contact specificity, highlighting a role far beyond the simple need for packing efficiency.&quot;, &quot;author&quot;: [{&quot;parse-names&quot;: false, &quot;family&quot;: &quot;Fraser&quot;, &quot;dropping-particle&quot;: &quot;&quot;, &quot;suffix&quot;: &quot;&quot;, &quot;non-dropping-particle&quot;: &quot;&quot;, &quot;given&quot;: &quot;James&quot;}, {&quot;parse-names&quot;: false, &quot;family&quot;: &quot;Ferrai&quot;, &quot;dropping-particle&quot;: &quot;&quot;, &quot;suffix&quot;: &quot;&quot;, &quot;non-dropping-particle&quot;: &quot;&quot;, &quot;given&quot;: &quot;Carmelo&quot;}, {&quot;parse-names&quot;: false, &quot;family&quot;: &quot;Chiariello&quot;, &quot;dropping-particle&quot;: &quot;&quot;, &quot;suffix&quot;: &quot;&quot;, &quot;non-dropping-particle&quot;: &quot;&quot;, &quot;given&quot;: &quot;Andrea M&quot;}, {&quot;parse-names&quot;: false, &quot;family&quot;: &quot;Schueler&quot;, &quot;dropping-particle&quot;: &quot;&quot;, &quot;suffix&quot;: &quot;&quot;, &quot;non-dropping-particle&quot;: &quot;&quot;, &quot;given&quot;: &quot;Markus&quot;}, {&quot;parse-names&quot;: false, &quot;family&quot;: &quot;Rito&quot;, &quot;dropping-particle&quot;: &quot;&quot;, &quot;suffix&quot;: &quot;&quot;, &quot;non-dropping-particle&quot;: &quot;&quot;, &quot;given&quot;: &quot;Tiago&quot;}, {&quot;parse-names&quot;: false, &quot;family&quot;: &quot;Laudanno&quot;, &quot;dropping-particle&quot;: &quot;&quot;, &quot;suffix&quot;: &quot;&quot;, &quot;non-dropping-particle&quot;: &quot;&quot;, &quot;given&quot;: &quot;Giovanni&quot;}, {&quot;parse-names&quot;: false, &quot;family&quot;: &quot;Barbieri&quot;, &quot;dropping-particle&quot;: &quot;&quot;, &quot;suffix&quot;: &quot;&quot;, &quot;non-dropping-particle&quot;: &quot;&quot;, &quot;given&quot;: &quot;Mariano&quot;}, {&quot;parse-names&quot;: false, &quot;family&quot;: &quot;Moore&quot;, &quot;dropping-particle&quot;: &quot;&quot;, &quot;suffix&quot;: &quot;&quot;, &quot;non-dropping-particle&quot;: &quot;&quot;, &quot;given&quot;: &quot;Benjamin L&quot;}, {&quot;parse-names&quot;: false, &quot;family&quot;: &quot;Kraemer&quot;, &quot;dropping-particle&quot;: &quot;&quot;, &quot;suffix&quot;: &quot;&quot;, &quot;non-dropping-particle&quot;: &quot;&quot;, &quot;given&quot;: &quot;Dorothee C A&quot;}, {&quot;parse-names&quot;: false, &quot;family&quot;: &quot;Aitken&quot;, &quot;dropping-particle&quot;: &quot;&quot;, &quot;suffix&quot;: &quot;&quot;, &quot;non-dropping-particle&quot;: &quot;&quot;, &quot;given&quot;: &quot;Stuart&quot;}, {&quot;parse-names&quot;: false, &quot;family&quot;: &quot;Xie&quot;, &quot;dropping-particle&quot;: &quot;&quot;, &quot;suffix&quot;: &quot;&quot;, &quot;non-dropping-particle&quot;: &quot;&quot;, &quot;given&quot;: &quot;Sheila Q&quot;}, {&quot;parse-names&quot;: false, &quot;family&quot;: &quot;Morris&quot;, &quot;dropping-particle&quot;: &quot;&quot;, &quot;suffix&quot;: &quot;&quot;, &quot;non-dropping-particle&quot;: &quot;&quot;, &quot;given&quot;: &quot;Kelly J&quot;}, {&quot;parse-names&quot;: false, &quot;family&quot;: &quot;Itoh&quot;, &quot;dropping-particle&quot;: &quot;&quot;, &quot;suffix&quot;: &quot;&quot;, &quot;non-dropping-particle&quot;: &quot;&quot;, &quot;given&quot;: &quot;Masayoshi&quot;}, {&quot;parse-names&quot;: false, &quot;family&quot;: &quot;Kawaji&quot;, &quot;dropping-particle&quot;: &quot;&quot;, &quot;suffix&quot;: &quot;&quot;, &quot;non-dropping-particle&quot;: &quot;&quot;, &quot;given&quot;: &quot;Hideya&quot;}, {&quot;parse-names&quot;: false, &quot;family&quot;: &quot;Jaeger&quot;, &quot;dropping-particle&quot;: &quot;&quot;, &quot;suffix&quot;: &quot;&quot;, &quot;non-dropping-particle&quot;: &quot;&quot;, &quot;given&quot;: &quot;Ines&quot;}, {&quot;parse-names&quot;: false, &quot;family&quot;: &quot;Hayashizaki&quot;, &quot;dropping-particle&quot;: &quot;&quot;, &quot;suffix&quot;: &quot;&quot;, &quot;non-dropping-particle&quot;: &quot;&quot;, &quot;given&quot;: &quot;Yoshihide&quot;}, {&quot;parse-names&quot;: false, &quot;family&quot;: &quot;Carninci&quot;, &quot;dropping-particle&quot;: &quot;&quot;, &quot;suffix&quot;: &quot;&quot;, &quot;non-dropping-particle&quot;: &quot;&quot;, &quot;given&quot;: &quot;Piero&quot;}, {&quot;parse-names&quot;: false, &quot;family&quot;: &quot;Forrest&quot;, &quot;dropping-particle&quot;: &quot;&quot;, &quot;suffix&quot;: &quot;&quot;, &quot;non-dropping-particle&quot;: &quot;&quot;, &quot;given&quot;: &quot;Alistair R R&quot;}, {&quot;parse-names&quot;: false, &quot;family&quot;: &quot;Dostie&quot;, &quot;dropping-particle&quot;: &quot;&quot;, &quot;suffix&quot;: &quot;&quot;, &quot;non-dropping-particle&quot;: &quot;&quot;, &quot;given&quot;: &quot;Jos\u00e9e&quot;}, {&quot;parse-names&quot;: false, &quot;family&quot;: &quot;Pombo&quot;, &quot;dropping-particle&quot;: &quot;&quot;, &quot;suffix&quot;: &quot;&quot;, &quot;non-dropping-particle&quot;: &quot;&quot;, &quot;given&quot;: &quot;Ana&quot;}, {&quot;parse-names&quot;: false, &quot;family&quot;: &quot;Nicodemi&quot;, &quot;dropping-particle&quot;: &quot;&quot;, &quot;suffix&quot;: &quot;&quot;, &quot;non-dropping-particle&quot;: &quot;&quot;, &quot;given&quot;: &quot;Mario&quot;}], &quot;id&quot;: &quot;ITEM-1&quot;, &quot;ISBN&quot;: &quot;10.15252/msb.20156492&quot;, &quot;issued&quot;: {&quot;date-parts&quot;: [[&quot;2015&quot;]]}}, &quot;id&quot;: &quot;ITEM-1&quot;}], &quot;schema&quot;: &quot;https://github.com/citation-style-language/schema/raw/master/csl-citation.json&quot;, &quot;properties&quot;: {&quot;noteIndex&quot;: 0}} RND0V18G3w4RL"/><text:span text:style-name="T170">⁠, inter-chromosomal contacts, and eventually association with nuclear lamina </text:span>would provide a more complete overview of <text:span text:style-name="T171">chromosomal interactions that shape the </text:span>nuclear architecture. <text:span text:style-name="T146">These analyses could also be performed on different cell-lines to reveal if the effect of elincRNAs in nuclear architecture is cell-line specific, or more generalized. </text:span></text:p>
      <text:p text:style-name="P30"/>
      <text:p text:style-name="P31">The current resolution of global chromosomal conformation capture techniques (including Hi-C) remains a limiting factor in measuring accurate interaction frequencies as it is impossible to look at contacts between elincRNAs that are smaller than the highest resolution (5 Kb) <text:reference-mark-start text:name="ADDIN CSL_CITATION {&quot;mendeley&quot;: {&quot;plainTextFormattedCitation&quot;: &quot;(Rao et al., 2014b)&quot;, &quot;formattedCitation&quot;: &quot;(Rao et al., 2014b)&quot;}, &quot;citationItems&quot;: [{&quot;uris&quot;: [&quot;http://www.mendeley.com/documents/?uuid=a78b2b04-fecd-4f99-b882-44aa12d0e73e&quot;], &quot;itemData&quot;: {&quot;container-title&quot;: &quot;Cell&quot;, &quot;issued&quot;: {&quot;date-parts&quot;: [[&quot;2014&quot;]]}, &quot;page&quot;: &quot;1665-1680&quot;, &quot;type&quot;: &quot;article-journal&quot;, &quot;ISSN&quot;: &quot;10974172&quot;, &quot;title&quot;: &quot;A 3D map of the human genome at kilobase resolution reveals principles of chromatin looping&quot;, &quot;PMID&quot;: &quot;25497547&quot;, &quot;DOI&quot;: &quot;10.1016/j.cell.2014.11.02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author&quot;: [{&quot;parse-names&quot;: false, &quot;family&quot;: &quot;Rao&quot;, &quot;dropping-particle&quot;: &quot;&quot;, &quot;suffix&quot;: &quot;&quot;, &quot;non-dropping-particle&quot;: &quot;&quot;, &quot;given&quot;: &quot;Suhas S P&quot;}, {&quot;parse-names&quot;: false, &quot;family&quot;: &quot;Huntley&quot;, &quot;dropping-particle&quot;: &quot;&quot;, &quot;suffix&quot;: &quot;&quot;, &quot;non-dropping-particle&quot;: &quot;&quot;, &quot;given&quot;: &quot;Miriam H.&quot;}, {&quot;parse-names&quot;: false, &quot;family&quot;: &quot;Durand&quot;, &quot;dropping-particle&quot;: &quot;&quot;, &quot;suffix&quot;: &quot;&quot;, &quot;non-dropping-particle&quot;: &quot;&quot;, &quot;given&quot;: &quot;Neva C.&quot;}, {&quot;parse-names&quot;: false, &quot;family&quot;: &quot;Stamenova&quot;, &quot;dropping-particle&quot;: &quot;&quot;, &quot;suffix&quot;: &quot;&quot;, &quot;non-dropping-particle&quot;: &quot;&quot;, &quot;given&quot;: &quot;Elena K.&quot;}, {&quot;parse-names&quot;: false, &quot;family&quot;: &quot;Bochkov&quot;, &quot;dropping-particle&quot;: &quot;&quot;, &quot;suffix&quot;: &quot;&quot;, &quot;non-dropping-particle&quot;: &quot;&quot;, &quot;given&quot;: &quot;Ivan D.&quot;}, {&quot;parse-names&quot;: false, &quot;family&quot;: &quot;Robinson&quot;, &quot;dropping-particle&quot;: &quot;&quot;, &quot;suffix&quot;: &quot;&quot;, &quot;non-dropping-particle&quot;: &quot;&quot;, &quot;given&quot;: &quot;James T.&quot;}, {&quot;parse-names&quot;: false, &quot;family&quot;: &quot;Sanborn&quot;, &quot;dropping-particle&quot;: &quot;&quot;, &quot;suffix&quot;: &quot;&quot;, &quot;non-dropping-particle&quot;: &quot;&quot;, &quot;given&quot;: &quot;Adrian L.&quot;}, {&quot;parse-names&quot;: false, &quot;family&quot;: &quot;Machol&quot;, &quot;dropping-particle&quot;: &quot;&quot;, &quot;suffix&quot;: &quot;&quot;, &quot;non-dropping-particle&quot;: &quot;&quot;, &quot;given&quot;: &quot;Ido&quot;}, {&quot;parse-names&quot;: false, &quot;family&quot;: &quot;Omer&quot;, &quot;dropping-particle&quot;: &quot;&quot;, &quot;suffix&quot;: &quot;&quot;, &quot;non-dropping-particle&quot;: &quot;&quot;, &quot;given&quot;: &quot;Arina D.&quot;}, {&quot;parse-names&quot;: false, &quot;family&quot;: &quot;Lander&quot;, &quot;dropping-particle&quot;: &quot;&quot;, &quot;suffix&quot;: &quot;&quot;, &quot;non-dropping-particle&quot;: &quot;&quot;, &quot;given&quot;: &quot;Eric S.&quot;}, {&quot;parse-names&quot;: false, &quot;family&quot;: &quot;Aiden&quot;, &quot;dropping-particle&quot;: &quot;&quot;, &quot;suffix&quot;: &quot;&quot;, &quot;non-dropping-particle&quot;: &quot;&quot;, &quot;given&quot;: &quot;Erez Lieberman&quot;}], &quot;id&quot;: &quot;ITEM-1&quot;, &quot;publisher&quot;: &quot;Elsevier Inc.&quot;, &quot;issue&quot;: &quot;7&quot;, &quot;ISBN&quot;: &quot;1097-4172 (Electronic)\\r0092-8674 (Linking)&quot;, &quot;volume&quot;: &quot;159&quot;}, &quot;id&quot;: &quot;ITEM-1&quot;}], &quot;schema&quot;: &quot;https://github.com/citation-style-language/schema/raw/master/csl-citation.json&quot;, &quot;properties&quot;: {&quot;noteIndex&quot;: 0}} RND2WtX1GGxwC"/><text:span text:style-name="T8">(Rao et al., 2014b)</text:span><text:reference-mark-end text:name="ADDIN CSL_CITATION {&quot;mendeley&quot;: {&quot;plainTextFormattedCitation&quot;: &quot;(Rao et al., 2014b)&quot;, &quot;formattedCitation&quot;: &quot;(Rao et al., 2014b)&quot;}, &quot;citationItems&quot;: [{&quot;uris&quot;: [&quot;http://www.mendeley.com/documents/?uuid=a78b2b04-fecd-4f99-b882-44aa12d0e73e&quot;], &quot;itemData&quot;: {&quot;container-title&quot;: &quot;Cell&quot;, &quot;issued&quot;: {&quot;date-parts&quot;: [[&quot;2014&quot;]]}, &quot;page&quot;: &quot;1665-1680&quot;, &quot;type&quot;: &quot;article-journal&quot;, &quot;ISSN&quot;: &quot;10974172&quot;, &quot;title&quot;: &quot;A 3D map of the human genome at kilobase resolution reveals principles of chromatin looping&quot;, &quot;PMID&quot;: &quot;25497547&quot;, &quot;DOI&quot;: &quot;10.1016/j.cell.2014.11.02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author&quot;: [{&quot;parse-names&quot;: false, &quot;family&quot;: &quot;Rao&quot;, &quot;dropping-particle&quot;: &quot;&quot;, &quot;suffix&quot;: &quot;&quot;, &quot;non-dropping-particle&quot;: &quot;&quot;, &quot;given&quot;: &quot;Suhas S P&quot;}, {&quot;parse-names&quot;: false, &quot;family&quot;: &quot;Huntley&quot;, &quot;dropping-particle&quot;: &quot;&quot;, &quot;suffix&quot;: &quot;&quot;, &quot;non-dropping-particle&quot;: &quot;&quot;, &quot;given&quot;: &quot;Miriam H.&quot;}, {&quot;parse-names&quot;: false, &quot;family&quot;: &quot;Durand&quot;, &quot;dropping-particle&quot;: &quot;&quot;, &quot;suffix&quot;: &quot;&quot;, &quot;non-dropping-particle&quot;: &quot;&quot;, &quot;given&quot;: &quot;Neva C.&quot;}, {&quot;parse-names&quot;: false, &quot;family&quot;: &quot;Stamenova&quot;, &quot;dropping-particle&quot;: &quot;&quot;, &quot;suffix&quot;: &quot;&quot;, &quot;non-dropping-particle&quot;: &quot;&quot;, &quot;given&quot;: &quot;Elena K.&quot;}, {&quot;parse-names&quot;: false, &quot;family&quot;: &quot;Bochkov&quot;, &quot;dropping-particle&quot;: &quot;&quot;, &quot;suffix&quot;: &quot;&quot;, &quot;non-dropping-particle&quot;: &quot;&quot;, &quot;given&quot;: &quot;Ivan D.&quot;}, {&quot;parse-names&quot;: false, &quot;family&quot;: &quot;Robinson&quot;, &quot;dropping-particle&quot;: &quot;&quot;, &quot;suffix&quot;: &quot;&quot;, &quot;non-dropping-particle&quot;: &quot;&quot;, &quot;given&quot;: &quot;James T.&quot;}, {&quot;parse-names&quot;: false, &quot;family&quot;: &quot;Sanborn&quot;, &quot;dropping-particle&quot;: &quot;&quot;, &quot;suffix&quot;: &quot;&quot;, &quot;non-dropping-particle&quot;: &quot;&quot;, &quot;given&quot;: &quot;Adrian L.&quot;}, {&quot;parse-names&quot;: false, &quot;family&quot;: &quot;Machol&quot;, &quot;dropping-particle&quot;: &quot;&quot;, &quot;suffix&quot;: &quot;&quot;, &quot;non-dropping-particle&quot;: &quot;&quot;, &quot;given&quot;: &quot;Ido&quot;}, {&quot;parse-names&quot;: false, &quot;family&quot;: &quot;Omer&quot;, &quot;dropping-particle&quot;: &quot;&quot;, &quot;suffix&quot;: &quot;&quot;, &quot;non-dropping-particle&quot;: &quot;&quot;, &quot;given&quot;: &quot;Arina D.&quot;}, {&quot;parse-names&quot;: false, &quot;family&quot;: &quot;Lander&quot;, &quot;dropping-particle&quot;: &quot;&quot;, &quot;suffix&quot;: &quot;&quot;, &quot;non-dropping-particle&quot;: &quot;&quot;, &quot;given&quot;: &quot;Eric S.&quot;}, {&quot;parse-names&quot;: false, &quot;family&quot;: &quot;Aiden&quot;, &quot;dropping-particle&quot;: &quot;&quot;, &quot;suffix&quot;: &quot;&quot;, &quot;non-dropping-particle&quot;: &quot;&quot;, &quot;given&quot;: &quot;Erez Lieberman&quot;}], &quot;id&quot;: &quot;ITEM-1&quot;, &quot;publisher&quot;: &quot;Elsevier Inc.&quot;, &quot;issue&quot;: &quot;7&quot;, &quot;ISBN&quot;: &quot;1097-4172 (Electronic)\\r0092-8674 (Linking)&quot;, &quot;volume&quot;: &quot;159&quot;}, &quot;id&quot;: &quot;ITEM-1&quot;}], &quot;schema&quot;: &quot;https://github.com/citation-style-language/schema/raw/master/csl-citation.json&quot;, &quot;properties&quot;: {&quot;noteIndex&quot;: 0}} RND2WtX1GGxwC"/>⁠. Instead, only an estimation of the region surrounding the gene can be measured. In addition,, even at high contact resolutions, bulk Hi-C data can only provide an average estimate of all chromosomal contacts happening in a cell population, thus masking the dynamics and variabilities between cell-to-cell contacts. Recently, a single-cell Hi-C protocol has been developed (Nagano et al., 2013)⁠, allowing one to examine DNA contacts profiles at a single cell resolution. Indeed, such single cell techniques, combined with a higher contact resolution, would provide much <text:soft-page-break/>more power to shed light on how the impact of elincRNAs on gene expression regulation through modulating chromosome architecture.</text:p>
      <text:p text:style-name="P76"/>
      <text:p text:style-name="P77"/>
      <text:p text:style-name="P1"/>
      <text:p text:style-name="P50"><text:span text:style-name="T37">5</text:span>. Materials and methods:</text:p>
      <text:p text:style-name="P50"/>
      <text:p text:style-name="P3">Unless stated otherwise, all statistical tests were performed using R 3.3.1 <text:reference-mark-start text:name="ADDIN CSL_CITATION {&quot;mendeley&quot;: {&quot;plainTextFormattedCitation&quot;: &quot;(R Core Team, 2016)&quot;, &quot;formattedCitation&quot;: &quot;(R Core Team, 2016)&quot;, &quot;previouslyFormattedCitation&quot;: &quot;(R Core Team, 2016)&quot;}, &quot;citationItems&quot;: [{&quot;uris&quot;: [&quot;http://www.mendeley.com/documents/?uuid=b04053ad-9904-47e6-ba1a-38d2f601dbce&quot;, &quot;http://www.mendeley.com/documents/?uuid=2e3ec454-bbd1-4be1-96be-11c572735791&quot;], &quot;itemData&quot;: {&quot;id&quot;: &quot;ITEM-1&quot;, &quot;author&quot;: [{&quot;parse-names&quot;: false, &quot;family&quot;: &quot;R Core Team&quot;, &quot;dropping-particle&quot;: &quot;&quot;, &quot;suffix&quot;: &quot;&quot;, &quot;non-dropping-particle&quot;: &quot;&quot;, &quot;given&quot;: &quot;&quot;}], &quot;issued&quot;: {&quot;date-parts&quot;: [[&quot;2016&quot;]]}, &quot;type&quot;: &quot;article&quot;, &quot;title&quot;: &quot;R: A Language and Environment for Statistical Computing&quot;, &quot;publisher-place&quot;: &quot;Vienna, Austria&quot;, &quot;genre&quot;: &quot;manual&quot;}, &quot;id&quot;: &quot;ITEM-1&quot;}], &quot;schema&quot;: &quot;https://github.com/citation-style-language/schema/raw/master/csl-citation.json&quot;, &quot;properties&quot;: {&quot;noteIndex&quot;: 0}} RNDyS2nTwLzbd"/><text:span text:style-name="T8">(R Core Team, 2016)</text:span><text:reference-mark-end text:name="ADDIN CSL_CITATION {&quot;mendeley&quot;: {&quot;plainTextFormattedCitation&quot;: &quot;(R Core Team, 2016)&quot;, &quot;formattedCitation&quot;: &quot;(R Core Team, 2016)&quot;, &quot;previouslyFormattedCitation&quot;: &quot;(R Core Team, 2016)&quot;}, &quot;citationItems&quot;: [{&quot;uris&quot;: [&quot;http://www.mendeley.com/documents/?uuid=b04053ad-9904-47e6-ba1a-38d2f601dbce&quot;, &quot;http://www.mendeley.com/documents/?uuid=2e3ec454-bbd1-4be1-96be-11c572735791&quot;], &quot;itemData&quot;: {&quot;id&quot;: &quot;ITEM-1&quot;, &quot;author&quot;: [{&quot;parse-names&quot;: false, &quot;family&quot;: &quot;R Core Team&quot;, &quot;dropping-particle&quot;: &quot;&quot;, &quot;suffix&quot;: &quot;&quot;, &quot;non-dropping-particle&quot;: &quot;&quot;, &quot;given&quot;: &quot;&quot;}], &quot;issued&quot;: {&quot;date-parts&quot;: [[&quot;2016&quot;]]}, &quot;type&quot;: &quot;article&quot;, &quot;title&quot;: &quot;R: A Language and Environment for Statistical Computing&quot;, &quot;publisher-place&quot;: &quot;Vienna, Austria&quot;, &quot;genre&quot;: &quot;manual&quot;}, &quot;id&quot;: &quot;ITEM-1&quot;}], &quot;schema&quot;: &quot;https://github.com/citation-style-language/schema/raw/master/csl-citation.json&quot;, &quot;properties&quot;: {&quot;noteIndex&quot;: 0}} RNDyS2nTwLzbd"/>⁠. Overlapping of genomic elements were done using either bedtools 2.26 <text:reference-mark-start text:name="ADDIN CSL_CITATION {&quot;mendeley&quot;: {&quot;plainTextFormattedCitation&quot;: &quot;(Quinlan &amp; Hall, 2010)&quot;, &quot;formattedCitation&quot;: &quot;(Quinlan &amp; Hall, 2010)&quot;, &quot;previouslyFormattedCitation&quot;: &quot;(Quinlan &amp; Hall, 2010)&quot;}, &quot;citationItems&quot;: [{&quot;uris&quot;: [&quot;http://www.mendeley.com/documents/?uuid=57f370dc-977c-42f2-9f04-137c49255b64&quot;], &quot;itemData&quot;: {&quot;container-title&quot;: &quot;Bioinformatics&quot;, &quot;issued&quot;: {&quot;date-parts&quot;: [[&quot;2010&quot;]]}, &quot;page&quot;: &quot;841-842&quot;, &quot;type&quot;: &quot;article-journal&quot;, &quot;ISSN&quot;: &quot;13674803&quot;, &quot;title&quot;: &quot;BEDTools: A flexible suite of utilities for comparing genomic features&quot;, &quot;PMID&quot;: &quot;20110278&quot;, &quot;DOI&quot;: &quot;10.1093/bioinformatics/btq033&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author&quot;: [{&quot;parse-names&quot;: false, &quot;family&quot;: &quot;Quinlan&quot;, &quot;dropping-particle&quot;: &quot;&quot;, &quot;suffix&quot;: &quot;&quot;, &quot;non-dropping-particle&quot;: &quot;&quot;, &quot;given&quot;: &quot;Aaron R.&quot;}, {&quot;parse-names&quot;: false, &quot;family&quot;: &quot;Hall&quot;, &quot;dropping-particle&quot;: &quot;&quot;, &quot;suffix&quot;: &quot;&quot;, &quot;non-dropping-particle&quot;: &quot;&quot;, &quot;given&quot;: &quot;Ira M.&quot;}], &quot;id&quot;: &quot;ITEM-1&quot;, &quot;issue&quot;: &quot;6&quot;, &quot;ISBN&quot;: &quot;1367-4811 (Electronic)\\n1367-4803 (Linking)&quot;, &quot;volume&quot;: &quot;26&quot;}, &quot;id&quot;: &quot;ITEM-1&quot;}], &quot;schema&quot;: &quot;https://github.com/citation-style-language/schema/raw/master/csl-citation.json&quot;, &quot;properties&quot;: {&quot;noteIndex&quot;: 0}} RNDuMRRQV2j5M"/><text:span text:style-name="T8">(Quinlan &amp; Hall, 2010)</text:span><text:reference-mark-end text:name="ADDIN CSL_CITATION {&quot;mendeley&quot;: {&quot;plainTextFormattedCitation&quot;: &quot;(Quinlan &amp; Hall, 2010)&quot;, &quot;formattedCitation&quot;: &quot;(Quinlan &amp; Hall, 2010)&quot;, &quot;previouslyFormattedCitation&quot;: &quot;(Quinlan &amp; Hall, 2010)&quot;}, &quot;citationItems&quot;: [{&quot;uris&quot;: [&quot;http://www.mendeley.com/documents/?uuid=57f370dc-977c-42f2-9f04-137c49255b64&quot;], &quot;itemData&quot;: {&quot;container-title&quot;: &quot;Bioinformatics&quot;, &quot;issued&quot;: {&quot;date-parts&quot;: [[&quot;2010&quot;]]}, &quot;page&quot;: &quot;841-842&quot;, &quot;type&quot;: &quot;article-journal&quot;, &quot;ISSN&quot;: &quot;13674803&quot;, &quot;title&quot;: &quot;BEDTools: A flexible suite of utilities for comparing genomic features&quot;, &quot;PMID&quot;: &quot;20110278&quot;, &quot;DOI&quot;: &quot;10.1093/bioinformatics/btq033&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author&quot;: [{&quot;parse-names&quot;: false, &quot;family&quot;: &quot;Quinlan&quot;, &quot;dropping-particle&quot;: &quot;&quot;, &quot;suffix&quot;: &quot;&quot;, &quot;non-dropping-particle&quot;: &quot;&quot;, &quot;given&quot;: &quot;Aaron R.&quot;}, {&quot;parse-names&quot;: false, &quot;family&quot;: &quot;Hall&quot;, &quot;dropping-particle&quot;: &quot;&quot;, &quot;suffix&quot;: &quot;&quot;, &quot;non-dropping-particle&quot;: &quot;&quot;, &quot;given&quot;: &quot;Ira M.&quot;}], &quot;id&quot;: &quot;ITEM-1&quot;, &quot;issue&quot;: &quot;6&quot;, &quot;ISBN&quot;: &quot;1367-4811 (Electronic)\\n1367-4803 (Linking)&quot;, &quot;volume&quot;: &quot;26&quot;}, &quot;id&quot;: &quot;ITEM-1&quot;}], &quot;schema&quot;: &quot;https://github.com/citation-style-language/schema/raw/master/csl-citation.json&quot;, &quot;properties&quot;: {&quot;noteIndex&quot;: 0}} RNDuMRRQV2j5M"/>⁠or the “intervals” package <text:reference-mark-start text:name="ADDIN CSL_CITATION {&quot;mendeley&quot;: {&quot;plainTextFormattedCitation&quot;: &quot;(Bourgon, 2015)&quot;, &quot;formattedCitation&quot;: &quot;(Bourgon, 2015)&quot;, &quot;previouslyFormattedCitation&quot;: &quot;(Bourgon, 2015)&quot;}, &quot;citationItems&quot;: [{&quot;uris&quot;: [&quot;http://www.mendeley.com/documents/?uuid=10355d19-7773-4ae8-938a-41f484afd097&quot;], &quot;itemData&quot;: {&quot;id&quot;: &quot;ITEM-1&quot;, &quot;author&quot;: [{&quot;parse-names&quot;: false, &quot;family&quot;: &quot;Bourgon&quot;, &quot;dropping-particle&quot;: &quot;&quot;, &quot;suffix&quot;: &quot;&quot;, &quot;non-dropping-particle&quot;: &quot;&quot;, &quot;given&quot;: &quot;Richard&quot;}], &quot;issued&quot;: {&quot;date-parts&quot;: [[&quot;2015&quot;]]}, &quot;type&quot;: &quot;article&quot;, &quot;note&quot;: &quot;R package version 0.15.1&quot;, &quot;title&quot;: &quot;intervals: Tools for Working with Points and Intervals&quot;, &quot;genre&quot;: &quot;manual&quot;}, &quot;id&quot;: &quot;ITEM-1&quot;}], &quot;schema&quot;: &quot;https://github.com/citation-style-language/schema/raw/master/csl-citation.json&quot;, &quot;properties&quot;: {&quot;noteIndex&quot;: 0}} RNDlzjN067JOm"/><text:span text:style-name="T8">(Bourgon, 2015)</text:span><text:reference-mark-end text:name="ADDIN CSL_CITATION {&quot;mendeley&quot;: {&quot;plainTextFormattedCitation&quot;: &quot;(Bourgon, 2015)&quot;, &quot;formattedCitation&quot;: &quot;(Bourgon, 2015)&quot;, &quot;previouslyFormattedCitation&quot;: &quot;(Bourgon, 2015)&quot;}, &quot;citationItems&quot;: [{&quot;uris&quot;: [&quot;http://www.mendeley.com/documents/?uuid=10355d19-7773-4ae8-938a-41f484afd097&quot;], &quot;itemData&quot;: {&quot;id&quot;: &quot;ITEM-1&quot;, &quot;author&quot;: [{&quot;parse-names&quot;: false, &quot;family&quot;: &quot;Bourgon&quot;, &quot;dropping-particle&quot;: &quot;&quot;, &quot;suffix&quot;: &quot;&quot;, &quot;non-dropping-particle&quot;: &quot;&quot;, &quot;given&quot;: &quot;Richard&quot;}], &quot;issued&quot;: {&quot;date-parts&quot;: [[&quot;2015&quot;]]}, &quot;type&quot;: &quot;article&quot;, &quot;note&quot;: &quot;R package version 0.15.1&quot;, &quot;title&quot;: &quot;intervals: Tools for Working with Points and Intervals&quot;, &quot;genre&quot;: &quot;manual&quot;}, &quot;id&quot;: &quot;ITEM-1&quot;}], &quot;schema&quot;: &quot;https://github.com/citation-style-language/schema/raw/master/csl-citation.json&quot;, &quot;properties&quot;: {&quot;noteIndex&quot;: 0}} RNDlzjN067JOm"/>⁠ in R. Manipulations on Hi-C contact matri<text:span text:style-name="T29">c</text:span>es were performed using the “Matrix” package <text:reference-mark-start text:name="ADDIN CSL_CITATION {&quot;mendeley&quot;: {&quot;plainTextFormattedCitation&quot;: &quot;(Bates &amp; Maechler, 2016)&quot;, &quot;formattedCitation&quot;: &quot;(Bates &amp; Maechler, 2016)&quot;, &quot;previouslyFormattedCitation&quot;: &quot;(Bates &amp; Maechler, 2016)&quot;}, &quot;citationItems&quot;: [{&quot;uris&quot;: [&quot;http://www.mendeley.com/documents/?uuid=8f55a4a4-36d1-401b-9bd5-07ee8f033e68&quot;], &quot;itemData&quot;: {&quot;id&quot;: &quot;ITEM-1&quot;, &quot;author&quot;: [{&quot;parse-names&quot;: false, &quot;family&quot;: &quot;Bates&quot;, &quot;dropping-particle&quot;: &quot;&quot;, &quot;suffix&quot;: &quot;&quot;, &quot;non-dropping-particle&quot;: &quot;&quot;, &quot;given&quot;: &quot;Douglas&quot;}, {&quot;parse-names&quot;: false, &quot;family&quot;: &quot;Maechler&quot;, &quot;dropping-particle&quot;: &quot;&quot;, &quot;suffix&quot;: &quot;&quot;, &quot;non-dropping-particle&quot;: &quot;&quot;, &quot;given&quot;: &quot;Martin&quot;}], &quot;issued&quot;: {&quot;date-parts&quot;: [[&quot;2016&quot;]]}, &quot;type&quot;: &quot;article&quot;, &quot;note&quot;: &quot;R package version 1.2-7.1&quot;, &quot;title&quot;: &quot;Matrix: Sparse and Dense Matrix Classes and Methods&quot;, &quot;genre&quot;: &quot;manual&quot;}, &quot;id&quot;: &quot;ITEM-1&quot;}], &quot;schema&quot;: &quot;https://github.com/citation-style-language/schema/raw/master/csl-citation.json&quot;, &quot;properties&quot;: {&quot;noteIndex&quot;: 0}} RNDvZSTKT2yxi"/><text:span text:style-name="T8">(Bates &amp; Maechler, 2016)</text:span><text:reference-mark-end text:name="ADDIN CSL_CITATION {&quot;mendeley&quot;: {&quot;plainTextFormattedCitation&quot;: &quot;(Bates &amp; Maechler, 2016)&quot;, &quot;formattedCitation&quot;: &quot;(Bates &amp; Maechler, 2016)&quot;, &quot;previouslyFormattedCitation&quot;: &quot;(Bates &amp; Maechler, 2016)&quot;}, &quot;citationItems&quot;: [{&quot;uris&quot;: [&quot;http://www.mendeley.com/documents/?uuid=8f55a4a4-36d1-401b-9bd5-07ee8f033e68&quot;], &quot;itemData&quot;: {&quot;id&quot;: &quot;ITEM-1&quot;, &quot;author&quot;: [{&quot;parse-names&quot;: false, &quot;family&quot;: &quot;Bates&quot;, &quot;dropping-particle&quot;: &quot;&quot;, &quot;suffix&quot;: &quot;&quot;, &quot;non-dropping-particle&quot;: &quot;&quot;, &quot;given&quot;: &quot;Douglas&quot;}, {&quot;parse-names&quot;: false, &quot;family&quot;: &quot;Maechler&quot;, &quot;dropping-particle&quot;: &quot;&quot;, &quot;suffix&quot;: &quot;&quot;, &quot;non-dropping-particle&quot;: &quot;&quot;, &quot;given&quot;: &quot;Martin&quot;}], &quot;issued&quot;: {&quot;date-parts&quot;: [[&quot;2016&quot;]]}, &quot;type&quot;: &quot;article&quot;, &quot;note&quot;: &quot;R package version 1.2-7.1&quot;, &quot;title&quot;: &quot;Matrix: Sparse and Dense Matrix Classes and Methods&quot;, &quot;genre&quot;: &quot;manual&quot;}, &quot;id&quot;: &quot;ITEM-1&quot;}], &quot;schema&quot;: &quot;https://github.com/citation-style-language/schema/raw/master/csl-citation.json&quot;, &quot;properties&quot;: {&quot;noteIndex&quot;: 0}} RNDvZSTKT2yxi"/>⁠. <text:span text:style-name="T193">All genetic elements used are based on the hg19 human genome.</text:span></text:p>
      <text:p text:style-name="P3"/>
      <text:p text:style-name="P50"/>
      <text:p text:style-name="P56">elincRNA definition</text:p>
      <text:p text:style-name="P66"/>
      <text:p text:style-name="P66">LincRNAs and protein-coding genes <text:span text:style-name="T148">sets</text:span> <text:span text:style-name="T30">were provided by Tan et al (2016, under revision). Those sets were obtained using data from</text:span> the ENCODE website. The list of genes used in all analyses corresponds to genes expressed in the GM12878 <text:span text:style-name="T172">human </text:span>lymphoblastoid cell line. <text:span text:style-name="T42">Subcategories of genes were defined based on overlap between their putative promoter region, defined as the 1kb region upstream of the transcription start site and predicted regulatory elements available on ENCODE </text:span><text:reference-mark-start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W40T9dQwht"/><text:span text:style-name="T18">(ENCODE Project et al., 2012)</text:span><text:reference-mark-end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W40T9dQwht"/><text:span text:style-name="T42">⁠. These regulatory elements are predicted computationally from histone marks by a hidden Markov-model. Predicted active promoters promoters and all enhancers were considered. The 2 categories of lincRNAs that are used throughout this report are elincRNAs, defined as overlapping enhancers marks but no promoters marks in their promoter region, and other lincRNAs defined as overlapping neither enhancer nor promoters marks in their promoter region (Figure 7).</text:span></text:p>
      <text:p text:style-name="P67"/>
      <text:p text:style-name="P55"/>
      <text:p text:style-name="P55">TAD definition</text:p>
      <text:p text:style-name="P85"/>
      <text:p text:style-name="P78">The list of TADs used in the computations is based on that from Rao et al <text:span text:style-name="T27">(</text:span>2014<text:span text:style-name="T27">)</text:span>. They called the TADs based on Hi-C data across different human cell lines, normalized and processed with their own protocol. Here, all the large TADs that completely encompass smaller ones were removed <text:span text:style-name="T113">to </text:span>preserve the signal from the boundaries of the small TADs. <text:span text:style-name="T114">Boundaries from very large TADs would otherwise contain the signal from smaller TADs inside, generating noise.</text:span></text:p>
      <text:p text:style-name="P78"/>
      <text:p text:style-name="P80">Hi-C data and normalization</text:p>
      <text:p text:style-name="P74"/>
      <text:p text:style-name="P74">Contacts were calculated using Hi-C contact matrices from Rao et al (2014). All computations are performed on 5kb resolution matrices <text:span text:style-name="T119">constructed from all read pairs mapping to the genome with a</text:span> MAPQ score of at least 30<text:bookmark text:name="_GoBack"/>. The matrices were normalized using the KR normalization vector provided by the authors <text:span text:style-name="T120">whenever possible</text:span>. SQRTVC (square root vanilla coverage) was used for chromosome 9 of all cell lines, because the KR algorithm did not converge for <text:soft-page-break/>chromosome 9 of K562 <text:span text:style-name="T121">probably as a result of the high sparsity of the matrix</text:span>. <text:span text:style-name="T120">I chose SQRTVC as a substition for KR as the authors reported this method <text:s/>to yield very close results to KR. </text:span></text:p>
      <text:p text:style-name="P75">The normalization procedure consists in dividing each entry in the contact matrix M by a corresponding value in the normalization vector <text:span text:style-name="T173">N</text:span>:</text:p>
      <text:p text:style-name="P75"/>
      <text:p text:style-name="P75">$M^*_{i,j}=\frac{M_{i,j}}{<text:span text:style-name="T173">N</text:span>_{KR}[\frac{i}{res}]*<text:span text:style-name="T173">N</text:span>_{KR}[\frac{j}{res}]}$</text:p>
      <text:p text:style-name="P75"/>
      <text:p text:style-name="P75">Where $M_{i,j}$ is an entry from the raw matrix and $M^*_{i,j}$ corresponding normalized entry.</text:p>
      <text:p text:style-name="P4"/>
      <text:p text:style-name="P55">TAD boundaries definition</text:p>
      <text:p text:style-name="P81"/>
      <text:p text:style-name="P82">Boundaries are extended from TAD borders towards the interior of TADs using a custom algorith<text:span text:style-name="T185">m</text:span>. The method used to define boundaries relies on the assumption that boundaries are insulated regions. In other words, there are few interactions between elements <text:span text:style-name="T174">located </text:span>before and <text:span text:style-name="T174">those </text:span>after the boundaries. The insulation is measured by sliding a diamond <text:span text:style-name="T189">(Figure 4A) on every position along </text:span>the <text:span text:style-name="T117">matrix </text:span>diagonal and computing the sum in the diamond at each position. Lower values represent more insulated regions. The size of the diamond has been set to <text:span text:style-name="T115">an arbitrary threshold of </text:span>100kb, <text:span text:style-name="T116">considered reasonable as the median length of filtered TADs is 140kb</text:span>. </text:p>
      <text:p text:style-name="P83">More formally, the algorithm can be described as sliding a diamond of width w <text:s/>along the diagonal of a square matrix M of n dimensions on all positions d between w and n-(w-1). <text:span text:style-name="T118">Those latter limits are set to prevent the diamond from getting out of the matrix. At each position, the sum of all values in the diamond is stored in a vector V. This can be rewritten as: </text:span></text:p>
      <text:p text:style-name="P84"/>
      <text:p text:style-name="P84">$\left\{\begin{matrix}1\leq w\leq \frac{n}{2}+1 \\ \forall d\in\left \{ w , ... , n-\left ( w-1 \right ) \right \}\end{matrix}\right. V_{d}=\sum_{i=d-(w-1)}^{d}\sum_{j=d}^{d+(w-1)}M_{i,j}$</text:p>
      <text:p text:style-name="P82"/>
      <text:p text:style-name="P79"><text:span text:style-name="T175">The sums from the diamond are then used to compute boundaries. For all TADs, boundaries are extended inwards from the borders as long as the value of V does not exceed an arbitrary threshold defined as the starting value (at the border) plus 10% of the maximum value in the TAD (</text:span><text:span text:style-name="T4">Figure </text:span><text:span text:style-name="T5">5</text:span><text:span text:style-name="T175">).</text:span></text:p>
      <text:p text:style-name="P3"/>
      <text:p text:style-name="P55">Conservation and tissue specificity</text:p>
      <text:p text:style-name="P3"/>
      <text:p text:style-name="P3">The sequence conservation was previously calculated <text:span text:style-name="T135">in exons </text:span>(Tan <text:span text:style-name="T126">et al, 2016, under revision</text:span>) <text:span text:style-name="T127">through mammalian and primate evolution </text:span>usin<text:span text:style-name="T123">g phastCons scores </text:span><text:reference-mark-start text:name="ADDIN CSL_CITATION {&quot;mendeley&quot;: {&quot;plainTextFormattedCitation&quot;: &quot;(Siepel et al., 2005)&quot;, &quot;formattedCitation&quot;: &quot;(Siepel et al., 2005)&quot;, &quot;previouslyFormattedCitation&quot;: &quot;(Siepel et al., 2005)&quot;}, &quot;citationItems&quot;: [{&quot;uris&quot;: [&quot;http://www.mendeley.com/documents/?uuid=5c2a3762-3c9e-40b2-8fb4-781c7ece658a&quot;, &quot;http://www.mendeley.com/documents/?uuid=aa962296-6975-4b86-af51-02fcc67411c5&quot;], &quot;itemData&quot;: {&quot;container-title&quot;: &quot;Genome Research&quot;, &quot;issued&quot;: {&quot;date-parts&quot;: [[&quot;2005&quot;]]}, &quot;page&quot;: &quot;1034-1050&quot;, &quot;type&quot;: &quot;article-journal&quot;, &quot;ISSN&quot;: &quot;10889051&quot;, &quot;title&quot;: &quot;Evolutionarily conserved elements in vertebrate, insect, worm, and yeast genomes&quot;, &quot;PMID&quot;: &quot;16024819&quot;, &quot;DOI&quot;: &quot;10.1101/gr.3715005&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author&quot;: [{&quot;parse-names&quot;: false, &quot;family&quot;: &quot;Siepel&quot;, &quot;dropping-particle&quot;: &quot;&quot;, &quot;suffix&quot;: &quot;&quot;, &quot;non-dropping-particle&quot;: &quot;&quot;, &quot;given&quot;: &quot;Adam&quot;}, {&quot;parse-names&quot;: false, &quot;family&quot;: &quot;Bejerano&quot;, &quot;dropping-particle&quot;: &quot;&quot;, &quot;suffix&quot;: &quot;&quot;, &quot;non-dropping-particle&quot;: &quot;&quot;, &quot;given&quot;: &quot;Gill&quot;}, {&quot;parse-names&quot;: false, &quot;family&quot;: &quot;Pedersen&quot;, &quot;dropping-particle&quot;: &quot;&quot;, &quot;suffix&quot;: &quot;&quot;, &quot;non-dropping-particle&quot;: &quot;&quot;, &quot;given&quot;: &quot;Jakob S.&quot;}, {&quot;parse-names&quot;: false, &quot;family&quot;: &quot;Hinrichs&quot;, &quot;dropping-particle&quot;: &quot;&quot;, &quot;suffix&quot;: &quot;&quot;, &quot;non-dropping-particle&quot;: &quot;&quot;, &quot;given&quot;: &quot;Angie S.&quot;}, {&quot;parse-names&quot;: false, &quot;family&quot;: &quot;Hou&quot;, &quot;dropping-particle&quot;: &quot;&quot;, &quot;suffix&quot;: &quot;&quot;, &quot;non-dropping-particle&quot;: &quot;&quot;, &quot;given&quot;: &quot;Minmei&quot;}, {&quot;parse-names&quot;: false, &quot;family&quot;: &quot;Rosenbloom&quot;, &quot;dropping-particle&quot;: &quot;&quot;, &quot;suffix&quot;: &quot;&quot;, &quot;non-dropping-particle&quot;: &quot;&quot;, &quot;given&quot;: &quot;Kate&quot;}, {&quot;parse-names&quot;: false, &quot;family&quot;: &quot;Clawson&quot;, &quot;dropping-particle&quot;: &quot;&quot;, &quot;suffix&quot;: &quot;&quot;, &quot;non-dropping-particle&quot;: &quot;&quot;, &quot;given&quot;: &quot;Hiram&quot;}, {&quot;parse-names&quot;: false, &quot;family&quot;: &quot;Spieth&quot;, &quot;dropping-particle&quot;: &quot;&quot;, &quot;suffix&quot;: &quot;&quot;, &quot;non-dropping-particle&quot;: &quot;&quot;, &quot;given&quot;: &quot;John&quot;}, {&quot;parse-names&quot;: false, &quot;family&quot;: &quot;Hillier&quot;, &quot;dropping-particle&quot;: &quot;&quot;, &quot;suffix&quot;: &quot;&quot;, &quot;non-dropping-particle&quot;: &quot;&quot;, &quot;given&quot;: &quot;LaDeana W.&quot;}, {&quot;parse-names&quot;: false, &quot;family&quot;: &quot;Richards&quot;, &quot;dropping-particle&quot;: &quot;&quot;, &quot;suffix&quot;: &quot;&quot;, &quot;non-dropping-particle&quot;: &quot;&quot;, &quot;given&quot;: &quot;Stephen&quot;}, {&quot;parse-names&quot;: false, &quot;family&quot;: &quot;Weinstock&quot;, &quot;dropping-particle&quot;: &quot;&quot;, &quot;suffix&quot;: &quot;&quot;, &quot;non-dropping-particle&quot;: &quot;&quot;, &quot;given&quot;: &quot;George M.&quot;}, {&quot;parse-names&quot;: false, &quot;family&quot;: &quot;Wilson&quot;, &quot;dropping-particle&quot;: &quot;&quot;, &quot;suffix&quot;: &quot;&quot;, &quot;non-dropping-particle&quot;: &quot;&quot;, &quot;given&quot;: &quot;Richard K.&quot;}, {&quot;parse-names&quot;: false, &quot;family&quot;: &quot;Gibbs&quot;, &quot;dropping-particle&quot;: &quot;&quot;, &quot;suffix&quot;: &quot;&quot;, &quot;non-dropping-particle&quot;: &quot;&quot;, &quot;given&quot;: &quot;Richard A.&quot;}, {&quot;parse-names&quot;: false, &quot;family&quot;: &quot;Kent&quot;, &quot;dropping-particle&quot;: &quot;&quot;, &quot;suffix&quot;: &quot;&quot;, &quot;non-dropping-particle&quot;: &quot;&quot;, &quot;given&quot;: &quot;W. James&quot;}, {&quot;parse-names&quot;: false, &quot;family&quot;: &quot;Miller&quot;, &quot;dropping-particle&quot;: &quot;&quot;, &quot;suffix&quot;: &quot;&quot;, &quot;non-dropping-particle&quot;: &quot;&quot;, &quot;given&quot;: &quot;Webb&quot;}, {&quot;parse-names&quot;: false, &quot;family&quot;: &quot;Haussler&quot;, &quot;dropping-particle&quot;: &quot;&quot;, &quot;suffix&quot;: &quot;&quot;, &quot;non-dropping-particle&quot;: &quot;&quot;, &quot;given&quot;: &quot;David&quot;}], &quot;id&quot;: &quot;ITEM-1&quot;, &quot;issue&quot;: &quot;8&quot;, &quot;ISBN&quot;: &quot;1088-9051 (Print)\\n1088-9051 (Linking)&quot;, &quot;volume&quot;: &quot;15&quot;}, &quot;id&quot;: &quot;ITEM-1&quot;}], &quot;schema&quot;: &quot;https://github.com/citation-style-language/schema/raw/master/csl-citation.json&quot;, &quot;properties&quot;: {&quot;noteIndex&quot;: 0}} RNDVKFCIoSiYq"/><text:span text:style-name="T122">(Siepel et al., 2005)</text:span><text:reference-mark-end text:name="ADDIN CSL_CITATION {&quot;mendeley&quot;: {&quot;plainTextFormattedCitation&quot;: &quot;(Siepel et al., 2005)&quot;, &quot;formattedCitation&quot;: &quot;(Siepel et al., 2005)&quot;, &quot;previouslyFormattedCitation&quot;: &quot;(Siepel et al., 2005)&quot;}, &quot;citationItems&quot;: [{&quot;uris&quot;: [&quot;http://www.mendeley.com/documents/?uuid=5c2a3762-3c9e-40b2-8fb4-781c7ece658a&quot;, &quot;http://www.mendeley.com/documents/?uuid=aa962296-6975-4b86-af51-02fcc67411c5&quot;], &quot;itemData&quot;: {&quot;container-title&quot;: &quot;Genome Research&quot;, &quot;issued&quot;: {&quot;date-parts&quot;: [[&quot;2005&quot;]]}, &quot;page&quot;: &quot;1034-1050&quot;, &quot;type&quot;: &quot;article-journal&quot;, &quot;ISSN&quot;: &quot;10889051&quot;, &quot;title&quot;: &quot;Evolutionarily conserved elements in vertebrate, insect, worm, and yeast genomes&quot;, &quot;PMID&quot;: &quot;16024819&quot;, &quot;DOI&quot;: &quot;10.1101/gr.3715005&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author&quot;: [{&quot;parse-names&quot;: false, &quot;family&quot;: &quot;Siepel&quot;, &quot;dropping-particle&quot;: &quot;&quot;, &quot;suffix&quot;: &quot;&quot;, &quot;non-dropping-particle&quot;: &quot;&quot;, &quot;given&quot;: &quot;Adam&quot;}, {&quot;parse-names&quot;: false, &quot;family&quot;: &quot;Bejerano&quot;, &quot;dropping-particle&quot;: &quot;&quot;, &quot;suffix&quot;: &quot;&quot;, &quot;non-dropping-particle&quot;: &quot;&quot;, &quot;given&quot;: &quot;Gill&quot;}, {&quot;parse-names&quot;: false, &quot;family&quot;: &quot;Pedersen&quot;, &quot;dropping-particle&quot;: &quot;&quot;, &quot;suffix&quot;: &quot;&quot;, &quot;non-dropping-particle&quot;: &quot;&quot;, &quot;given&quot;: &quot;Jakob S.&quot;}, {&quot;parse-names&quot;: false, &quot;family&quot;: &quot;Hinrichs&quot;, &quot;dropping-particle&quot;: &quot;&quot;, &quot;suffix&quot;: &quot;&quot;, &quot;non-dropping-particle&quot;: &quot;&quot;, &quot;given&quot;: &quot;Angie S.&quot;}, {&quot;parse-names&quot;: false, &quot;family&quot;: &quot;Hou&quot;, &quot;dropping-particle&quot;: &quot;&quot;, &quot;suffix&quot;: &quot;&quot;, &quot;non-dropping-particle&quot;: &quot;&quot;, &quot;given&quot;: &quot;Minmei&quot;}, {&quot;parse-names&quot;: false, &quot;family&quot;: &quot;Rosenbloom&quot;, &quot;dropping-particle&quot;: &quot;&quot;, &quot;suffix&quot;: &quot;&quot;, &quot;non-dropping-particle&quot;: &quot;&quot;, &quot;given&quot;: &quot;Kate&quot;}, {&quot;parse-names&quot;: false, &quot;family&quot;: &quot;Clawson&quot;, &quot;dropping-particle&quot;: &quot;&quot;, &quot;suffix&quot;: &quot;&quot;, &quot;non-dropping-particle&quot;: &quot;&quot;, &quot;given&quot;: &quot;Hiram&quot;}, {&quot;parse-names&quot;: false, &quot;family&quot;: &quot;Spieth&quot;, &quot;dropping-particle&quot;: &quot;&quot;, &quot;suffix&quot;: &quot;&quot;, &quot;non-dropping-particle&quot;: &quot;&quot;, &quot;given&quot;: &quot;John&quot;}, {&quot;parse-names&quot;: false, &quot;family&quot;: &quot;Hillier&quot;, &quot;dropping-particle&quot;: &quot;&quot;, &quot;suffix&quot;: &quot;&quot;, &quot;non-dropping-particle&quot;: &quot;&quot;, &quot;given&quot;: &quot;LaDeana W.&quot;}, {&quot;parse-names&quot;: false, &quot;family&quot;: &quot;Richards&quot;, &quot;dropping-particle&quot;: &quot;&quot;, &quot;suffix&quot;: &quot;&quot;, &quot;non-dropping-particle&quot;: &quot;&quot;, &quot;given&quot;: &quot;Stephen&quot;}, {&quot;parse-names&quot;: false, &quot;family&quot;: &quot;Weinstock&quot;, &quot;dropping-particle&quot;: &quot;&quot;, &quot;suffix&quot;: &quot;&quot;, &quot;non-dropping-particle&quot;: &quot;&quot;, &quot;given&quot;: &quot;George M.&quot;}, {&quot;parse-names&quot;: false, &quot;family&quot;: &quot;Wilson&quot;, &quot;dropping-particle&quot;: &quot;&quot;, &quot;suffix&quot;: &quot;&quot;, &quot;non-dropping-particle&quot;: &quot;&quot;, &quot;given&quot;: &quot;Richard K.&quot;}, {&quot;parse-names&quot;: false, &quot;family&quot;: &quot;Gibbs&quot;, &quot;dropping-particle&quot;: &quot;&quot;, &quot;suffix&quot;: &quot;&quot;, &quot;non-dropping-particle&quot;: &quot;&quot;, &quot;given&quot;: &quot;Richard A.&quot;}, {&quot;parse-names&quot;: false, &quot;family&quot;: &quot;Kent&quot;, &quot;dropping-particle&quot;: &quot;&quot;, &quot;suffix&quot;: &quot;&quot;, &quot;non-dropping-particle&quot;: &quot;&quot;, &quot;given&quot;: &quot;W. James&quot;}, {&quot;parse-names&quot;: false, &quot;family&quot;: &quot;Miller&quot;, &quot;dropping-particle&quot;: &quot;&quot;, &quot;suffix&quot;: &quot;&quot;, &quot;non-dropping-particle&quot;: &quot;&quot;, &quot;given&quot;: &quot;Webb&quot;}, {&quot;parse-names&quot;: false, &quot;family&quot;: &quot;Haussler&quot;, &quot;dropping-particle&quot;: &quot;&quot;, &quot;suffix&quot;: &quot;&quot;, &quot;non-dropping-particle&quot;: &quot;&quot;, &quot;given&quot;: &quot;David&quot;}], &quot;id&quot;: &quot;ITEM-1&quot;, &quot;issue&quot;: &quot;8&quot;, &quot;ISBN&quot;: &quot;1088-9051 (Print)\\n1088-9051 (Linking)&quot;, &quot;volume&quot;: &quot;15&quot;}, &quot;id&quot;: &quot;ITEM-1&quot;}], &quot;schema&quot;: &quot;https://github.com/citation-style-language/schema/raw/master/csl-citation.json&quot;, &quot;properties&quot;: {&quot;noteIndex&quot;: 0}} RNDVKFCIoSiYq"/>⁠ <text:span text:style-name="T127">and averaged phastCons score were used as a measure of exonic sequence conservation</text:span>. Tissue specificity index (Tau) was computed following the <text:span text:style-name="T31">described procedure in </text:span><text:reference-mark-start text:name="ADDIN CSL_CITATION {&quot;mendeley&quot;: {&quot;manualFormatting&quot;: &quot;Kryuchkova &amp; Robinson-Rechavi (2015&quot;, &quot;plainTextFormattedCitation&quot;: &quot;(Kryuchkova &amp; Robinson-Rechavi, 2015)&quot;, &quot;formattedCitation&quot;: &quot;(Kryuchkova &amp; Robinson-Rechavi, 2015)&quot;, &quot;previouslyFormattedCitation&quot;: &quot;(Kryuchkova &amp; Robinson-Rechavi, 2015)&quot;}, &quot;citationItems&quot;: [{&quot;uris&quot;: [&quot;http://www.mendeley.com/documents/?uuid=5d1680db-73df-49fb-9a8a-8dacdf200219&quot;, &quot;http://www.mendeley.com/documents/?uuid=c845f9c1-bd78-4e7c-8428-3deca401b2f1&quot;], &quot;itemData&quot;: {&quot;container-title&quot;: &quot;bioRxiv&quot;, &quot;issued&quot;: {&quot;date-parts&quot;: [[&quot;2015&quot;]]}, &quot;page&quot;: &quot;027755&quot;, &quot;type&quot;: &quot;article-journal&quot;, &quot;ISSN&quot;: &quot;1477-4054&quot;, &quot;title&quot;: &quot;A benchmark of gene expression tissue-specificity metrics&quot;, &quot;PMID&quot;: &quot;26891983&quot;, &quot;DOI&quot;: &quot;10.1093/bib/bbw008&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author&quot;: [{&quot;parse-names&quot;: false, &quot;family&quot;: &quot;Kryuchkova&quot;, &quot;dropping-particle&quot;: &quot;&quot;, &quot;suffix&quot;: &quot;&quot;, &quot;non-dropping-particle&quot;: &quot;&quot;, &quot;given&quot;: &quot;Nadezda&quot;}, {&quot;parse-names&quot;: false, &quot;family&quot;: &quot;Robinson-Rechavi&quot;, &quot;dropping-particle&quot;: &quot;&quot;, &quot;suffix&quot;: &quot;&quot;, &quot;non-dropping-particle&quot;: &quot;&quot;, &quot;given&quot;: &quot;Marc&quot;}], &quot;id&quot;: &quot;ITEM-1&quot;, &quot;issue&quot;: &quot;January&quot;, &quot;ISBN&quot;: &quot;10.1101/027755&quot;}, &quot;id&quot;: &quot;ITEM-1&quot;}], &quot;schema&quot;: &quot;https://github.com/citation-style-language/schema/raw/master/csl-citation.json&quot;, &quot;properties&quot;: {&quot;noteIndex&quot;: 0}} RNDlXx17wAdKA"/><text:span text:style-name="T10">Kryuchkova &amp; Robinson-Rechavi (2015</text:span><text:reference-mark-end text:name="ADDIN CSL_CITATION {&quot;mendeley&quot;: {&quot;manualFormatting&quot;: &quot;Kryuchkova &amp; Robinson-Rechavi (2015&quot;, &quot;plainTextFormattedCitation&quot;: &quot;(Kryuchkova &amp; Robinson-Rechavi, 2015)&quot;, &quot;formattedCitation&quot;: &quot;(Kryuchkova &amp; Robinson-Rechavi, 2015)&quot;, &quot;previouslyFormattedCitation&quot;: &quot;(Kryuchkova &amp; Robinson-Rechavi, 2015)&quot;}, &quot;citationItems&quot;: [{&quot;uris&quot;: [&quot;http://www.mendeley.com/documents/?uuid=5d1680db-73df-49fb-9a8a-8dacdf200219&quot;, &quot;http://www.mendeley.com/documents/?uuid=c845f9c1-bd78-4e7c-8428-3deca401b2f1&quot;], &quot;itemData&quot;: {&quot;container-title&quot;: &quot;bioRxiv&quot;, &quot;issued&quot;: {&quot;date-parts&quot;: [[&quot;2015&quot;]]}, &quot;page&quot;: &quot;027755&quot;, &quot;type&quot;: &quot;article-journal&quot;, &quot;ISSN&quot;: &quot;1477-4054&quot;, &quot;title&quot;: &quot;A benchmark of gene expression tissue-specificity metrics&quot;, &quot;PMID&quot;: &quot;26891983&quot;, &quot;DOI&quot;: &quot;10.1093/bib/bbw008&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author&quot;: [{&quot;parse-names&quot;: false, &quot;family&quot;: &quot;Kryuchkova&quot;, &quot;dropping-particle&quot;: &quot;&quot;, &quot;suffix&quot;: &quot;&quot;, &quot;non-dropping-particle&quot;: &quot;&quot;, &quot;given&quot;: &quot;Nadezda&quot;}, {&quot;parse-names&quot;: false, &quot;family&quot;: &quot;Robinson-Rechavi&quot;, &quot;dropping-particle&quot;: &quot;&quot;, &quot;suffix&quot;: &quot;&quot;, &quot;non-dropping-particle&quot;: &quot;&quot;, &quot;given&quot;: &quot;Marc&quot;}], &quot;id&quot;: &quot;ITEM-1&quot;, &quot;issue&quot;: &quot;January&quot;, &quot;ISBN&quot;: &quot;10.1101/027755&quot;}, &quot;id&quot;: &quot;ITEM-1&quot;}], &quot;schema&quot;: &quot;https://github.com/citation-style-language/schema/raw/master/csl-citation.json&quot;, &quot;properties&quot;: {&quot;noteIndex&quot;: 0}} RNDlXx17wAdKA"/>⁠<text:span text:style-name="T28">), considering only genes with expression above a cutoff of 0.1</text:span><text:span text:style-name="T125"> </text:span><text:span text:style-name="T124">RPKM</text:span>.</text:p>
      <text:p text:style-name="P3"/>
      <text:p text:style-name="P55">Expression levels</text:p>
      <text:p text:style-name="P55"/>
      <text:p text:style-name="P3"><text:soft-page-break/><text:span text:style-name="T70">Processed median expression data for elincRNAs and protein-coding genes in 4 </text:span><text:span text:style-name="T69"><text:s/></text:span><text:span text:style-name="T70">different cell lines </text:span><text:span text:style-name="T71">were calculated by</text:span><text:span text:style-name="T70"> </text:span><text:span text:style-name="T69">Tan et al, under revision. </text:span><text:span text:style-name="T70">The original data comes from ENCODE </text:span><text:reference-mark-start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e7vEPK0tRp"/><text:span text:style-name="T17">(ENCODE Project et al., 2012)</text:span><text:reference-mark-end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e7vEPK0tRp"/><text:span text:style-name="T70">⁠.</text:span></text:p>
      <text:p text:style-name="P3"/>
      <text:p text:style-name="P57">DNA:DNA contacts</text:p>
      <text:p text:style-name="P3"/>
      <text:p text:style-name="P3"><text:span text:style-name="T39">For each gene overlapping a TAD, the mean contact inside the respective TAD was used as a measure. For single genes that overlap several TADs, the contacts are computed for each TAD independently</text:span>. <text:span text:style-name="T39">The mean contact in a TAD is computed by taking the arithmetic mean of all values in a square submatrix spanning from the beginning to the end of the TAD in the intrachromosomal matrix (</text:span><text:span text:style-name="T1">Figure </text:span><text:span text:style-name="T3">4</text:span><text:span text:style-name="T2">B</text:span><text:span text:style-name="T39">).</text:span></text:p>
      <text:p text:style-name="P3"/>
      <text:p text:style-name="P57">Chip-seq <text:span text:style-name="T191">data</text:span></text:p>
      <text:p text:style-name="P57"/>
      <text:p text:style-name="P3">Chip-seq <text:span text:style-name="T130">peaks</text:span> for CTCF, RAD21 and SMC3 in GM12878 were retrieved from the ENCODE website <text:reference-mark-start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ZUdfEmhImb"/><text:span text:style-name="T8">(ENCODE Project et al., 2012)</text:span><text:reference-mark-end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ZUdfEmhImb"/>⁠. <text:span text:style-name="T178">Cohesin peaks were defined as the union between the peaks of RAD21 and SMC3 subunits. The CTCF and cohesin exclusive peaks were obtained by using the intersect and subtract tools from the bedtools suite.</text:span></text:p>
      <text:p text:style-name="P3"/>
      <text:p text:style-name="P57">Enrichment of genetic elements</text:p>
      <text:p text:style-name="P3"/>
      <text:p text:style-name="P3">All enrichment tests were performed using the genome association tester (GAT) <text:reference-mark-start text:name="ADDIN CSL_CITATION {&quot;mendeley&quot;: {&quot;manualFormatting&quot;: &quot;(Heger et al., 2013)&quot;, &quot;plainTextFormattedCitation&quot;: &quot;(Heger, Webber, Goodson, Ponting, &amp; Lunter, 2013)&quot;, &quot;formattedCitation&quot;: &quot;(Heger, Webber, Goodson, Ponting, &amp; Lunter, 2013)&quot;, &quot;previouslyFormattedCitation&quot;: &quot;(Heger, Webber, Goodson, Ponting, &amp; Lunter, 2013)&quot;}, &quot;citationItems&quot;: [{&quot;uris&quot;: [&quot;http://www.mendeley.com/documents/?uuid=d7dcca2a-59cf-4a21-b12b-bc0efaebf4c0&quot;], &quot;itemData&quot;: {&quot;container-title&quot;: &quot;Bioinformatics&quot;, &quot;issued&quot;: {&quot;date-parts&quot;: [[&quot;2013&quot;]]}, &quot;page&quot;: &quot;2046-2048&quot;, &quot;type&quot;: &quot;article-journal&quot;, &quot;ISSN&quot;: &quot;13674803&quot;, &quot;title&quot;: &quot;GAT: A simulation framework for testing the association of genomic intervals&quot;, &quot;PMID&quot;: &quot;23782611&quot;, &quot;DOI&quot;: &quot;10.1093/bioinformatics/btt34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author&quot;: [{&quot;parse-names&quot;: false, &quot;family&quot;: &quot;Heger&quot;, &quot;dropping-particle&quot;: &quot;&quot;, &quot;suffix&quot;: &quot;&quot;, &quot;non-dropping-particle&quot;: &quot;&quot;, &quot;given&quot;: &quot;Andreas&quot;}, {&quot;parse-names&quot;: false, &quot;family&quot;: &quot;Webber&quot;, &quot;dropping-particle&quot;: &quot;&quot;, &quot;suffix&quot;: &quot;&quot;, &quot;non-dropping-particle&quot;: &quot;&quot;, &quot;given&quot;: &quot;Caleb&quot;}, {&quot;parse-names&quot;: false, &quot;family&quot;: &quot;Goodson&quot;, &quot;dropping-particle&quot;: &quot;&quot;, &quot;suffix&quot;: &quot;&quot;, &quot;non-dropping-particle&quot;: &quot;&quot;, &quot;given&quot;: &quot;Martin&quot;}, {&quot;parse-names&quot;: false, &quot;family&quot;: &quot;Ponting&quot;, &quot;dropping-particle&quot;: &quot;&quot;, &quot;suffix&quot;: &quot;&quot;, &quot;non-dropping-particle&quot;: &quot;&quot;, &quot;given&quot;: &quot;Chris P.&quot;}, {&quot;parse-names&quot;: false, &quot;family&quot;: &quot;Lunter&quot;, &quot;dropping-particle&quot;: &quot;&quot;, &quot;suffix&quot;: &quot;&quot;, &quot;non-dropping-particle&quot;: &quot;&quot;, &quot;given&quot;: &quot;Gerton&quot;}], &quot;id&quot;: &quot;ITEM-1&quot;, &quot;issue&quot;: &quot;16&quot;, &quot;volume&quot;: &quot;29&quot;}, &quot;id&quot;: &quot;ITEM-1&quot;}], &quot;schema&quot;: &quot;https://github.com/citation-style-language/schema/raw/master/csl-citation.json&quot;, &quot;properties&quot;: {&quot;noteIndex&quot;: 0}} RNDDEFk0NAwTs"/><text:span text:style-name="T8">(Heger et al., 2013)</text:span><text:reference-mark-end text:name="ADDIN CSL_CITATION {&quot;mendeley&quot;: {&quot;manualFormatting&quot;: &quot;(Heger et al., 2013)&quot;, &quot;plainTextFormattedCitation&quot;: &quot;(Heger, Webber, Goodson, Ponting, &amp; Lunter, 2013)&quot;, &quot;formattedCitation&quot;: &quot;(Heger, Webber, Goodson, Ponting, &amp; Lunter, 2013)&quot;, &quot;previouslyFormattedCitation&quot;: &quot;(Heger, Webber, Goodson, Ponting, &amp; Lunter, 2013)&quot;}, &quot;citationItems&quot;: [{&quot;uris&quot;: [&quot;http://www.mendeley.com/documents/?uuid=d7dcca2a-59cf-4a21-b12b-bc0efaebf4c0&quot;], &quot;itemData&quot;: {&quot;container-title&quot;: &quot;Bioinformatics&quot;, &quot;issued&quot;: {&quot;date-parts&quot;: [[&quot;2013&quot;]]}, &quot;page&quot;: &quot;2046-2048&quot;, &quot;type&quot;: &quot;article-journal&quot;, &quot;ISSN&quot;: &quot;13674803&quot;, &quot;title&quot;: &quot;GAT: A simulation framework for testing the association of genomic intervals&quot;, &quot;PMID&quot;: &quot;23782611&quot;, &quot;DOI&quot;: &quot;10.1093/bioinformatics/btt34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author&quot;: [{&quot;parse-names&quot;: false, &quot;family&quot;: &quot;Heger&quot;, &quot;dropping-particle&quot;: &quot;&quot;, &quot;suffix&quot;: &quot;&quot;, &quot;non-dropping-particle&quot;: &quot;&quot;, &quot;given&quot;: &quot;Andreas&quot;}, {&quot;parse-names&quot;: false, &quot;family&quot;: &quot;Webber&quot;, &quot;dropping-particle&quot;: &quot;&quot;, &quot;suffix&quot;: &quot;&quot;, &quot;non-dropping-particle&quot;: &quot;&quot;, &quot;given&quot;: &quot;Caleb&quot;}, {&quot;parse-names&quot;: false, &quot;family&quot;: &quot;Goodson&quot;, &quot;dropping-particle&quot;: &quot;&quot;, &quot;suffix&quot;: &quot;&quot;, &quot;non-dropping-particle&quot;: &quot;&quot;, &quot;given&quot;: &quot;Martin&quot;}, {&quot;parse-names&quot;: false, &quot;family&quot;: &quot;Ponting&quot;, &quot;dropping-particle&quot;: &quot;&quot;, &quot;suffix&quot;: &quot;&quot;, &quot;non-dropping-particle&quot;: &quot;&quot;, &quot;given&quot;: &quot;Chris P.&quot;}, {&quot;parse-names&quot;: false, &quot;family&quot;: &quot;Lunter&quot;, &quot;dropping-particle&quot;: &quot;&quot;, &quot;suffix&quot;: &quot;&quot;, &quot;non-dropping-particle&quot;: &quot;&quot;, &quot;given&quot;: &quot;Gerton&quot;}], &quot;id&quot;: &quot;ITEM-1&quot;, &quot;issue&quot;: &quot;16&quot;, &quot;volume&quot;: &quot;29&quot;}, &quot;id&quot;: &quot;ITEM-1&quot;}], &quot;schema&quot;: &quot;https://github.com/citation-style-language/schema/raw/master/csl-citation.json&quot;, &quot;properties&quot;: {&quot;noteIndex&quot;: 0}} RNDDEFk0NAwTs"/>⁠ version 1.2. <text:span text:style-name="T128">This program allows to test if genomic segments of interest are found in a desired set of annotations more often than expected if they were distributed randomly in a workspace. </text:span>All tests <text:span text:style-name="T129">using lincRNAs as annotations or segments</text:span> were performed using the intergenic <text:span text:style-name="T192">regions</text:span> of the <text:span text:style-name="T192">human </text:span>genome as a workspace. <text:span text:style-name="T129">When testing for enrichment of anchors at boundaries, the whole genome was used as the workspace</text:span>. <text:span text:style-name="T33">For all tests, the number of samples was set to 10,000, the number of buckets was consequently adjusted to 270,000 and segments overlap was used as the measure.</text:span></text:p>
      <text:p text:style-name="P3"/>
      <text:p text:style-name="P70">For all enrichment tests, two values are reported in the results section: Fold enrichment and q-value. The fold enrichment corresponds to the ratio of observed <text:span text:style-name="T177">to average </text:span>expected <text:span text:style-name="T134">number of segments overlapping the given annotation</text:span>, <text:span text:style-name="T134">it is higher than 1 if the segment is enriched compared to random expectation, and lower than 1 if the segment is depleted. The q-value corresponds to the p-value once it has been corrected for multiple testing using false discovery rate controlled with the Benjamin-Hochberg procedure.</text:span></text:p>
      <text:p text:style-name="P70"/>
      <text:p text:style-name="P51">Acknowledgements</text:p>
      <text:p text:style-name="P71"/>
      <text:p text:style-name="P71">I wish to thank Jennifer Yihong Tan for her precious advices and help throughout the project <text:span text:style-name="T190">and writing of the report</text:span>. I also wish to thank Ana Claudia Marques for her <text:span text:style-name="T143">suggestions, general guidance and</text:span> <text:span text:style-name="T190">corrections in the report</text:span>. Finally, I want to thank Adam Alexander Thil Smith for <text:s/>his help with technical issues <text:span text:style-name="T144">and code optimization</text:span> and Maria <text:span text:style-name="T143">Ferreira da Silva</text:span><text:span text:style-name="T136"> </text:span><text:span text:style-name="T74">for her suggestions </text:span><text:span text:style-name="T106">and critical reading of the report</text:span><text:span text:style-name="T74">.</text:span></text:p>
      <text:p text:style-name="P71"><text:soft-page-break/>Computationally demanding analysis were performed at the Vital-IT Center for High Performance Computing of the Swiss Institute of Bioinformatics (www.vital-it.ch).</text:p>
      <text:p text:style-name="P1"/>
      <text:p text:style-name="P1"/>
      <text:p text:style-name="P69"><text:span text:style-name="T37">6</text:span>. References:</text:p>
      <text:p text:style-name="P69"/>
      <text:p text:style-name="P69"/>
      <text:p text:style-name="P69"/>
      <text:section text:style-name="Sect1" text:name="ADDIN Mendeley Bibliography CSL_BIBLIOGRAPHY  RNDxGaINKlo65">
        <text:p text:style-name="P92">Bates, D., &amp; Maechler, M. (2016). Matrix: Sparse and Dense Matrix Classes and Methods. manual.</text:p>
        <text:p text:style-name="P92">Bonev, B., &amp; Cavalli, G. (2016). Organization and function of the 3D genome. <text:span text:style-name="T6">Nature Reviews Genetics</text:span>, <text:span text:style-name="T6">17</text:span>(11), 661–678. http://doi.org/10.1038/nrg.2016.112</text:p>
        <text:p text:style-name="P92">Bourgon, R. (2015). intervals: Tools for Working with Points and Intervals. manual.</text:p>
        <text:p text:style-name="P92">Darrow, E. M., &amp; Chadwick, B. P. (2013). Boosting transcription by transcription: enhancer-associated transcripts. <text:span text:style-name="T6">Chromosome Research</text:span>, <text:span text:style-name="T6">21</text:span>(6), 713–724. article. http://doi.org/10.1007/s10577-013-9384-6</text:p>
        <text:p text:style-name="P92">Dekker, J. (2002). Capturing Chromosome Conformation. <text:span text:style-name="T6">Science</text:span>, <text:span text:style-name="T6">295</text:span>(5558), 1306–1311. http://doi.org/10.1126/science.1067799</text:p>
        <text:p text:style-name="P92">Dekker, J., Marti-Renom, M. A., &amp; Mirny, L. A. (2013). Exploring the three-dimensional organization of genomes: interpreting chromatin interaction data. <text:span text:style-name="T6">Nature Reviews. Genetics</text:span>, <text:span text:style-name="T6">14</text:span>(6), 390–403. http://doi.org/10.1038/nrg3454</text:p>
        <text:p text:style-name="P92">Durand, N. C., Robinson, J. T., Shamim, M. S., Machol, I., Mesirov, J. P., Lander, E. S., &amp; Aiden, E. L. (2016). Juicebox Provides a Visualization System for Hi-C Contact Maps with Unlimited Zoom. <text:span text:style-name="T6">Cell Systems</text:span>, <text:span text:style-name="T6">3</text:span>(1), 99–101. http://doi.org/10.1016/j.cels.2015.07.012</text:p>
        <text:p text:style-name="P92">ENCODE Project, Bernstein, B. E., Birney, E., Dunham, I., Green, E. D., Gunter, C., &amp; Snyder, M. (2012). An integrated encyclopedia of DNA elements in the human genome. <text:span text:style-name="T6">Nature</text:span>, <text:span text:style-name="T6">489</text:span>(7414), 57–74. http://doi.org/nature11247 [pii]\n10.1038/nature11247</text:p>
        <text:p text:style-name="P92">Engreitz, J. M., Ollikainen, N., &amp; Guttman, M. (2016). Long non-coding RNAs: spatial amplifiers that control nuclear structure and gene expression. <text:span text:style-name="T6">Nature Reviews Molecular Cell Biology</text:span>, <text:span text:style-name="T6">17</text:span>(12), 756–770. http://doi.org/10.1038/nrm.2016.126</text:p>
        <text:p text:style-name="P92">Fraser, J., Ferrai, C., Chiariello, A. M., Schueler, M., Rito, T., Laudanno, G., … Nicodemi, M. (2015). Hierarchical folding and reorganization of <text:soft-page-break/>chromosomes are linked to transcriptional changes in cellular differentiation. <text:span text:style-name="T6">Mol Syst Biol</text:span>, <text:span text:style-name="T6">11</text:span>, 1–14. article. http://doi.org/10.15252/msb</text:p>
        <text:p text:style-name="P92">Gorkin, D. U., Leung, D., &amp; Ren, B. (2014). The 3D genome in transcriptional regulation and pluripotency. <text:span text:style-name="T6">Cell Stem Cell</text:span>, <text:span text:style-name="T6">14</text:span>(6), 771–775. http://doi.org/10.1016/j.stem.2014.05.017</text:p>
        <text:p text:style-name="P92">Guil, S., &amp; Esteller, M. (2012). Cis-acting noncoding RNAs: friends and foes. <text:span text:style-name="T6">Nature Structural &amp; Molecular Biology</text:span>, <text:span text:style-name="T6">19</text:span>(11), 1068–1075. http://doi.org/10.1038/nsmb.2428</text:p>
        <text:p text:style-name="P92">Hadjur, S., Williams, L. M., Ryan, N. K., Cobb, B. S., Sexton, T., Fraser, P., … Merkenschlager, M. (2009). Cohesins form chromosomal cis-interactions at the developmentally regulated IFNG locus. <text:span text:style-name="T6">Nature</text:span>, <text:span text:style-name="T6">460</text:span>(7253), 410–413. http://doi.org/10.1038/nature08079</text:p>
        <text:p text:style-name="P92">Heger, A., Webber, C., Goodson, M., Ponting, C. P., &amp; Lunter, G. (2013). GAT: A simulation framework for testing the association of genomic intervals. <text:span text:style-name="T6">Bioinformatics</text:span>, <text:span text:style-name="T6">29</text:span>(16), 2046–2048. http://doi.org/10.1093/bioinformatics/btt343</text:p>
        <text:p text:style-name="P92">Iyer, M. K., Niknafs, Y. S., Malik, R., Singhal, U., Sahu, A., Hosono, Y., … Chinnnaiyan, A. M. (2015). The Landscape of Long Noncoding RNAs in the Human Transcriptome. <text:span text:style-name="T6">Nat Genet.</text:span>, <text:span text:style-name="T6">47</text:span>(3), 199–208. http://doi.org/10.1038/ng.3192.The</text:p>
        <text:p text:style-name="P92">Ji, X., Dadon, D. B., Powell, B. E., Fan, Z. P., Borges-Rivera, D., Shachar, S., … Young, R. A. (2016). 3D Chromosome Regulatory Landscape of Human Pluripotent Cells. <text:span text:style-name="T6">Cell Stem Cell</text:span>, <text:span text:style-name="T6">18</text:span>(2), 262–275. http://doi.org/10.1016/j.stem.2015.11.007</text:p>
        <text:p text:style-name="P92">Kornienko, A. E., Guenzl, P. M., Barlow, D. P., &amp; Pauler, F. M. (2013). Gene regulation by the act of long non-coding RNA transcription. <text:span text:style-name="T6">BMC Biology</text:span>, <text:span text:style-name="T6">11</text:span>(1), 59. http://doi.org/10.1186/1741-7007-11-59</text:p>
        <text:p text:style-name="P92">Kryuchkova, N., &amp; Robinson-Rechavi, M. (2015). A benchmark of gene expression tissue-specificity metrics. <text:span text:style-name="T6">bioRxiv</text:span>, (January), 27755. http://doi.org/10.1093/bib/bbw008</text:p>
        <text:p text:style-name="P92">Lam, M. T. Y., Li, W., Rosenfeld, M. G., &amp; Glass, C. K. (2014). Enhancer RNAs and regulated transcriptional programs. <text:span text:style-name="T6">Trends in Biochemical Sciences</text:span>, <text:span text:style-name="T6">39</text:span>(4), 170–182. http://doi.org/10.1016/j.tibs.2014.02.007</text:p>
        <text:p text:style-name="P92">Li, W., Notani, D., Ma, Q., Tanasa, B., Nunez, E., Chen, A. Y., … Rosenfeld, M. G. (2013). Functional roles of enhancer RNAs for oestrogen-dependent transcriptional activation. <text:span text:style-name="T6">Nature</text:span>, <text:span text:style-name="T6">498</text:span>(7455), 516–20. http://doi.org/10.1038/nature12210</text:p>
        <text:p text:style-name="P92"><text:soft-page-break/>Lupiáñez, D. G., Kraft, K., Heinrich, V., Krawitz, P., Brancati, F., Klopocki, E., … Mundlos, S. (2015). Disruptions of topological chromatin domains cause pathogenic rewiring of gene-enhancer interactions. <text:span text:style-name="T6">Cell</text:span>, <text:span text:style-name="T6">161</text:span>(5), 1012–1025. article. http://doi.org/10.1016/j.cell.2015.04.004</text:p>
        <text:p text:style-name="P92">Marques, A. C., Hughes, J., Graham, B., Kowalczyk, M. S., Higgs, D. R., &amp; Ponting, C. P. (2013). Chromatin signatures at transcriptional start sites separate two equally populated yet distinct classes of intergenic long noncoding RNAs. <text:span text:style-name="T6">Genome Biology</text:span>, <text:span text:style-name="T6">14</text:span>(11), R131. article. http://doi.org/10.1186/gb-2013-14-11-r131</text:p>
        <text:p text:style-name="P92">Passarge, E. (1979). Emil Heitz and the concept of heterochromatin: longitudinal chromosome differentiation was recognized fifty years ago. <text:span text:style-name="T6">American Journal of Human Genetics</text:span>, <text:span text:style-name="T6">31</text:span>(2), 106–15.</text:p>
        <text:p text:style-name="P92">Quinlan, A. R., &amp; Hall, I. M. (2010). BEDTools: A flexible suite of utilities for comparing genomic features. <text:span text:style-name="T6">Bioinformatics</text:span>, <text:span text:style-name="T6">26</text:span>(6), 841–842. http://doi.org/10.1093/bioinformatics/btq033</text:p>
        <text:p text:style-name="P92">R Core Team. (2016). R: A Language and Environment for Statistical Computing. manual, Vienna, Austria.</text:p>
        <text:p text:style-name="P92">Rao, S. S. P., Huntley, M. H., Durand, N. C., Stamenova, E. K., Bochkov, I. D., Robinson, J. T., … Aiden, E. L. (2014a). A 3D map of the human genome at kilobase resolution reveals principles of chromatin looping. <text:span text:style-name="T6">Cell</text:span>, <text:span text:style-name="T6">159</text:span>(7), 1665–1680. article. http://doi.org/10.1016/j.cell.2014.11.021</text:p>
        <text:p text:style-name="P92">Rao, S. S. P., Huntley, M. H., Durand, N. C., Stamenova, E. K., Bochkov, I. D., Robinson, J. T., … Aiden, E. L. (2014b). A 3D map of the human genome at kilobase resolution reveals principles of chromatin looping. <text:span text:style-name="T6">Cell</text:span>, <text:span text:style-name="T6">159</text:span>(7), 1665–1680. http://doi.org/10.1016/j.cell.2014.11.021</text:p>
        <text:p text:style-name="P92">Rinn, J. L., &amp; Chang, H. Y. (2012). Genome regulation by long noncoding RNAs. <text:span text:style-name="T6">Annual Review of Biochemistry</text:span>, <text:span text:style-name="T6">81</text:span>, 145–166. http://doi.org/10.1146/annurev-biochem-051410-092902</text:p>
        <text:p text:style-name="P92">Seitan, V. C., Faure, A. J., Zhan, Y., McCord, R. P., Lajoie, B. R., Ing-Simmons, E., … Merkenschlager, M. (2013). Cohesin-Based chromatin interactions enable regulated gene expression within preexisting architectural compartments. <text:span text:style-name="T6">Genome Research</text:span>, <text:span text:style-name="T6">23</text:span>(12), 2066–2077. http://doi.org/10.1101/gr.161620.113</text:p>
        <text:p text:style-name="P92">Siepel, A., Bejerano, G., Pedersen, J. S., Hinrichs, A. S., Hou, M., Rosenbloom, K., … Haussler, D. (2005). Evolutionarily conserved elements in vertebrate, insect, worm, and yeast genomes. <text:span text:style-name="T6">Genome Research</text:span>, <text:span text:style-name="T6">15</text:span>(8), 1034–1050. http://doi.org/10.1101/gr.3715005</text:p>
        <text:p text:style-name="P92"><text:soft-page-break/>Tamaru, H. (2010). Confining euchromatin/heterochromatin territory: Jumonji crosses the line. <text:span text:style-name="T6">Genes and Development</text:span>, <text:span text:style-name="T6">24</text:span>(14), 1465–1478. article. http://doi.org/10.1101/gad.1941010</text:p>
        <text:p text:style-name="P72">Yin, Y., Yan, P., Lu, J., Song, G., Zhu, Y., Li, Z., … Shen, X. (2015). Opposing roles for the lncRNA haunt and its genomic locus in regulating HOXA gene activation during embryonic stem cell differentiation. <text:span text:style-name="T6">Cell Stem Cell</text:span>, <text:span text:style-name="T6">16</text:span>(5), 504–516. http://doi.org/10.1016/j.stem.2015.03.00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ure" style:family="paragraph" style:parent-style-name="Caption"/>
    <style:style style:name="Default_20_Paragraph_20_Font" style:display-name="Default Paragraph Font"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19T08:15:07.558078494</dc:date>
    <meta:editing-cycles>954</meta:editing-cycles>
    <meta:editing-duration>P3DT23H47M33S</meta:editing-duration>
    <meta:generator>LibreOffice/5.1.4.2$Linux_X86_64 LibreOffice_project/10m0$Build-2</meta:generator>
    <meta:print-date>2016-12-17T23:26:46.312102826</meta:print-date>
    <meta:document-statistic meta:table-count="0" meta:image-count="0" meta:object-count="0" meta:page-count="14" meta:paragraph-count="104" meta:word-count="5181" meta:character-count="35783" meta:non-whitespace-character-count="3070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